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785cm"/>
    </style:style>
    <style:style style:name="co3" style:family="table-column">
      <style:table-column-properties fo:break-before="auto" style:column-width="6.0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ffff"/>
      <style:text-properties fo: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 style:data-style-name="N1"/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99ff99"/>
    </style:style>
    <style:style style:name="ce12" style:family="table-cell" style:parent-style-name="Default">
      <style:table-cell-properties fo:background-color="#99ff66"/>
    </style:style>
    <style:style style:name="ce13" style:family="table-cell" style:parent-style-name="Default">
      <style:table-cell-properties fo:background-color="#ffcc99" fo:wrap-option="wrap"/>
    </style:style>
    <style:style style:name="ce14" style:family="table-cell" style:parent-style-name="Default">
      <style:table-cell-properties fo:background-color="#66ff66"/>
    </style:style>
    <style:style style:name="ce15" style:family="table-cell" style:parent-style-name="Default">
      <style:table-cell-properties fo:background-color="#99ff66"/>
      <style:text-properties fo:color="#000000"/>
    </style:style>
    <style:style style:name="ce16" style:family="table-cell" style:parent-style-name="Default">
      <style:table-cell-properties fo:background-color="#99ff66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ce8"/>
        <table:table-column table:style-name="co4" table:number-columns-repeated="14" table:default-cell-style-name="Default"/>
        <table:table-column table:style-name="co4" table:default-cell-style-name="ce10"/>
        <table:table-column table:style-name="co4" table:number-columns-repeated="1002" table:default-cell-style-name="Default"/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table:number-columns-repeated="13"/>
          <table:table-cell table:style-name="ce9" table:number-columns-repeated="32"/>
          <table:table-cell table:number-columns-repeated="97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ce7" table:formula="of:=[.J2]*2" office:value-type="float" office:value="4096" calcext:value-type="float">
            <text:p>4096</text:p>
          </table:table-cell>
          <table:table-cell table:style-name="ce7" table:formula="of:=[.K2]*2" office:value-type="float" office:value="2048" calcext:value-type="float">
            <text:p>2048</text:p>
          </table:table-cell>
          <table:table-cell table:style-name="ce7" table:formula="of:=[.L2]*2" office:value-type="float" office:value="1024" calcext:value-type="float">
            <text:p>1024</text:p>
          </table:table-cell>
          <table:table-cell table:style-name="ce7" table:formula="of:=[.M2]*2" office:value-type="float" office:value="512" calcext:value-type="float">
            <text:p>512</text:p>
          </table:table-cell>
          <table:table-cell table:style-name="ce7" table:formula="of:=[.N2]*2" office:value-type="float" office:value="256" calcext:value-type="float">
            <text:p>256</text:p>
          </table:table-cell>
          <table:table-cell table:style-name="ce7" table:formula="of:=[.O2]*2" office:value-type="float" office:value="128" calcext:value-type="float">
            <text:p>128</text:p>
          </table:table-cell>
          <table:table-cell table:style-name="ce7" table:formula="of:=[.P2]*2" office:value-type="float" office:value="64" calcext:value-type="float">
            <text:p>64</text:p>
          </table:table-cell>
          <table:table-cell table:style-name="ce7" table:formula="of:=[.Q2]*2" office:value-type="float" office:value="32" calcext:value-type="float">
            <text:p>32</text:p>
          </table:table-cell>
          <table:table-cell table:style-name="ce7" table:formula="of:=[.R2]*2" office:value-type="float" office:value="16" calcext:value-type="float">
            <text:p>16</text:p>
          </table:table-cell>
          <table:table-cell table:style-name="ce7" table:formula="of:=[.S2]*2" office:value-type="float" office:value="8" calcext:value-type="float">
            <text:p>8</text:p>
          </table:table-cell>
          <table:table-cell table:style-name="ce7" table:formula="of:=[.T2]*2" office:value-type="float" office:value="4" calcext:value-type="float">
            <text:p>4</text:p>
          </table:table-cell>
          <table:table-cell table:style-name="ce7" table:formula="of:=[.U2]*2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[.W2]*2" office:value-type="float" office:value="2147483648" calcext:value-type="float">
            <text:p>2147483648</text:p>
          </table:table-cell>
          <table:table-cell table:style-name="ce9" table:formula="of:=[.X2]*2" office:value-type="float" office:value="1073741824" calcext:value-type="float">
            <text:p>1073741824</text:p>
          </table:table-cell>
          <table:table-cell table:style-name="ce9" table:formula="of:=[.Y2]*2" office:value-type="float" office:value="536870912" calcext:value-type="float">
            <text:p>536870912</text:p>
          </table:table-cell>
          <table:table-cell table:style-name="ce9" table:formula="of:=[.Z2]*2" office:value-type="float" office:value="268435456" calcext:value-type="float">
            <text:p>268435456</text:p>
          </table:table-cell>
          <table:table-cell table:style-name="ce9" table:formula="of:=[.AA2]*2" office:value-type="float" office:value="134217728" calcext:value-type="float">
            <text:p>134217728</text:p>
          </table:table-cell>
          <table:table-cell table:style-name="ce9" table:formula="of:=[.AB2]*2" office:value-type="float" office:value="67108864" calcext:value-type="float">
            <text:p>67108864</text:p>
          </table:table-cell>
          <table:table-cell table:style-name="ce9" table:formula="of:=[.AC2]*2" office:value-type="float" office:value="33554432" calcext:value-type="float">
            <text:p>33554432</text:p>
          </table:table-cell>
          <table:table-cell table:style-name="ce9" table:formula="of:=[.AD2]*2" office:value-type="float" office:value="16777216" calcext:value-type="float">
            <text:p>16777216</text:p>
          </table:table-cell>
          <table:table-cell table:style-name="ce9" table:formula="of:=[.AE2]*2" office:value-type="float" office:value="8388608" calcext:value-type="float">
            <text:p>8388608</text:p>
          </table:table-cell>
          <table:table-cell table:style-name="ce9" table:formula="of:=[.AF2]*2" office:value-type="float" office:value="4194304" calcext:value-type="float">
            <text:p>4194304</text:p>
          </table:table-cell>
          <table:table-cell table:style-name="ce9" table:formula="of:=[.AG2]*2" office:value-type="float" office:value="2097152" calcext:value-type="float">
            <text:p>2097152</text:p>
          </table:table-cell>
          <table:table-cell table:style-name="ce9" table:formula="of:=[.AH2]*2" office:value-type="float" office:value="1048576" calcext:value-type="float">
            <text:p>1048576</text:p>
          </table:table-cell>
          <table:table-cell table:style-name="ce9" table:formula="of:=[.AI2]*2" office:value-type="float" office:value="524288" calcext:value-type="float">
            <text:p>524288</text:p>
          </table:table-cell>
          <table:table-cell table:style-name="ce9" table:formula="of:=[.AJ2]*2" office:value-type="float" office:value="262144" calcext:value-type="float">
            <text:p>262144</text:p>
          </table:table-cell>
          <table:table-cell table:style-name="ce9" table:formula="of:=[.AK2]*2" office:value-type="float" office:value="131072" calcext:value-type="float">
            <text:p>131072</text:p>
          </table:table-cell>
          <table:table-cell table:style-name="ce9" table:formula="of:=[.AL2]*2" office:value-type="float" office:value="65536" calcext:value-type="float">
            <text:p>65536</text:p>
          </table:table-cell>
          <table:table-cell table:style-name="ce9" table:formula="of:=[.AM2]*2" office:value-type="float" office:value="32768" calcext:value-type="float">
            <text:p>32768</text:p>
          </table:table-cell>
          <table:table-cell table:style-name="ce9" table:formula="of:=[.AN2]*2" office:value-type="float" office:value="16384" calcext:value-type="float">
            <text:p>16384</text:p>
          </table:table-cell>
          <table:table-cell table:style-name="ce9" table:formula="of:=[.AO2]*2" office:value-type="float" office:value="8192" calcext:value-type="float">
            <text:p>8192</text:p>
          </table:table-cell>
          <table:table-cell table:style-name="ce9" table:formula="of:=[.AP2]*2" office:value-type="float" office:value="4096" calcext:value-type="float">
            <text:p>4096</text:p>
          </table:table-cell>
          <table:table-cell table:style-name="ce9" table:formula="of:=[.AQ2]*2" office:value-type="float" office:value="2048" calcext:value-type="float">
            <text:p>2048</text:p>
          </table:table-cell>
          <table:table-cell table:style-name="ce9" table:formula="of:=[.AR2]*2" office:value-type="float" office:value="1024" calcext:value-type="float">
            <text:p>1024</text:p>
          </table:table-cell>
          <table:table-cell table:style-name="ce9" table:formula="of:=[.AS2]*2" office:value-type="float" office:value="512" calcext:value-type="float">
            <text:p>512</text:p>
          </table:table-cell>
          <table:table-cell table:style-name="ce9" table:formula="of:=[.AT2]*2" office:value-type="float" office:value="256" calcext:value-type="float">
            <text:p>256</text:p>
          </table:table-cell>
          <table:table-cell table:style-name="ce9" table:formula="of:=[.AU2]*2" office:value-type="float" office:value="128" calcext:value-type="float">
            <text:p>128</text:p>
          </table:table-cell>
          <table:table-cell table:style-name="ce9" table:formula="of:=[.AV2]*2" office:value-type="float" office:value="64" calcext:value-type="float">
            <text:p>64</text:p>
          </table:table-cell>
          <table:table-cell table:style-name="ce9" table:formula="of:=[.AW2]*2" office:value-type="float" office:value="32" calcext:value-type="float">
            <text:p>32</text:p>
          </table:table-cell>
          <table:table-cell table:style-name="ce9" table:formula="of:=[.AX2]*2" office:value-type="float" office:value="16" calcext:value-type="float">
            <text:p>16</text:p>
          </table:table-cell>
          <table:table-cell table:style-name="ce9" table:formula="of:=[.AY2]*2" office:value-type="float" office:value="8" calcext:value-type="float">
            <text:p>8</text:p>
          </table:table-cell>
          <table:table-cell table:style-name="ce9" table:formula="of:=[.AZ2]*2" office:value-type="float" office:value="4" calcext:value-type="float">
            <text:p>4</text:p>
          </table:table-cell>
          <table:table-cell table:style-name="ce9" table:formula="of:=[.BA2]*2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Comment</text:p>
          </table:table-cell>
          <table:table-cell office:value-type="string" calcext:value-type="string">
            <text:p>Opcode</text:p>
          </table:table-cell>
          <table:table-cell table:style-name="ce7" office:value-type="string" calcext:value-type="string">
            <text:p>Ctrl_Hex HIGH</text:p>
          </table:table-cell>
          <table:table-cell table:style-name="ce7" office:value-type="string" calcext:value-type="string">
            <text:p>Ctrl_int HIGH</text:p>
          </table:table-cell>
          <table:table-cell table:style-name="ce9" office:value-type="string" calcext:value-type="string">
            <text:p>Ctrl_Hex LOW</text:p>
          </table:table-cell>
          <table:table-cell table:style-name="ce9" office:value-type="string" calcext:value-type="string">
            <text:p>Ctrl_int LOW</text:p>
          </table:table-cell>
          <table:table-cell table:style-name="ce7" office:value-type="string" calcext:value-type="string">
            <text:p>B12</text:p>
          </table:table-cell>
          <table:table-cell table:style-name="ce7" office:value-type="string" calcext:value-type="string">
            <text:p>B11</text:p>
          </table:table-cell>
          <table:table-cell table:style-name="ce7" office:value-type="string" calcext:value-type="string">
            <text:p>B10</text:p>
          </table:table-cell>
          <table:table-cell table:style-name="ce7" office:value-type="string" calcext:value-type="string">
            <text:p>B9</text:p>
          </table:table-cell>
          <table:table-cell table:style-name="ce7" office:value-type="string" calcext:value-type="string">
            <text:p>B8</text:p>
          </table:table-cell>
          <table:table-cell table:style-name="ce7" office:value-type="string" calcext:value-type="string">
            <text:p>B7</text:p>
          </table:table-cell>
          <table:table-cell table:style-name="ce7" office:value-type="string" calcext:value-type="string">
            <text:p>B6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B4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B0</text:p>
          </table:table-cell>
          <table:table-cell table:style-name="ce9" office:value-type="string" calcext:value-type="string">
            <text:p>B31</text:p>
          </table:table-cell>
          <table:table-cell table:style-name="ce9" office:value-type="string" calcext:value-type="string">
            <text:p>B30</text:p>
          </table:table-cell>
          <table:table-cell table:style-name="ce9" office:value-type="string" calcext:value-type="string">
            <text:p>B29</text:p>
          </table:table-cell>
          <table:table-cell table:style-name="ce9" office:value-type="string" calcext:value-type="string">
            <text:p>B28</text:p>
          </table:table-cell>
          <table:table-cell table:style-name="ce9" office:value-type="string" calcext:value-type="string">
            <text:p>B27</text:p>
          </table:table-cell>
          <table:table-cell table:style-name="ce9" office:value-type="string" calcext:value-type="string">
            <text:p>B26</text:p>
          </table:table-cell>
          <table:table-cell table:style-name="ce9" office:value-type="string" calcext:value-type="string">
            <text:p>B25</text:p>
          </table:table-cell>
          <table:table-cell table:style-name="ce9" office:value-type="string" calcext:value-type="string">
            <text:p>B24</text:p>
          </table:table-cell>
          <table:table-cell table:style-name="ce9" office:value-type="string" calcext:value-type="string">
            <text:p>B23</text:p>
          </table:table-cell>
          <table:table-cell table:style-name="ce9" office:value-type="string" calcext:value-type="string">
            <text:p>B22</text:p>
          </table:table-cell>
          <table:table-cell table:style-name="ce9" office:value-type="string" calcext:value-type="string">
            <text:p>B21</text:p>
          </table:table-cell>
          <table:table-cell table:style-name="ce9" office:value-type="string" calcext:value-type="string">
            <text:p>B20</text:p>
          </table:table-cell>
          <table:table-cell table:style-name="ce9" office:value-type="string" calcext:value-type="string">
            <text:p>B19</text:p>
          </table:table-cell>
          <table:table-cell table:style-name="ce9" office:value-type="string" calcext:value-type="string">
            <text:p>B18</text:p>
          </table:table-cell>
          <table:table-cell table:style-name="ce9" office:value-type="string" calcext:value-type="string">
            <text:p>B17</text:p>
          </table:table-cell>
          <table:table-cell table:style-name="ce9" office:value-type="string" calcext:value-type="string">
            <text:p>B16</text:p>
          </table:table-cell>
          <table:table-cell table:style-name="ce9" office:value-type="string" calcext:value-type="string">
            <text:p>B15</text:p>
          </table:table-cell>
          <table:table-cell table:style-name="ce9" office:value-type="string" calcext:value-type="string">
            <text:p>B14</text:p>
          </table:table-cell>
          <table:table-cell table:style-name="ce9" office:value-type="string" calcext:value-type="string">
            <text:p>B13</text:p>
          </table:table-cell>
          <table:table-cell table:style-name="ce9" office:value-type="string" calcext:value-type="string">
            <text:p>B12</text:p>
          </table:table-cell>
          <table:table-cell table:style-name="ce9" office:value-type="string" calcext:value-type="string">
            <text:p>B11</text:p>
          </table:table-cell>
          <table:table-cell table:style-name="ce9" office:value-type="string" calcext:value-type="string">
            <text:p>B10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B2</text:p>
          </table:table-cell>
          <table:table-cell table:style-name="ce9" office:value-type="string" calcext:value-type="string">
            <text:p>B1</text:p>
          </table:table-cell>
          <table:table-cell table:style-name="ce9" office:value-type="string" calcext:value-type="string">
            <text:p>B0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Cycles</text:p>
          </table:table-cell>
          <table:table-cell office:value-type="string" calcext:value-type="string">
            <text:p>Mnemonic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Opcode</text:p>
          </table:table-cell>
          <table:table-cell table:style-name="Default"/>
          <table:table-cell/>
          <table:table-cell table:style-name="Default"/>
          <table:table-cell/>
          <table:table-cell table:style-name="ce7" office:value-type="string" calcext:value-type="string">
            <text:p>SP_RD</text:p>
          </table:table-cell>
          <table:table-cell table:style-name="ce7" office:value-type="string" calcext:value-type="string">
            <text:p>SPL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7" office:value-type="string" calcext:value-type="string">
            <text:p>SP_DEC</text:p>
          </table:table-cell>
          <table:table-cell table:style-name="ce7" office:value-type="string" calcext:value-type="string">
            <text:p>SP_WR</text:p>
          </table:table-cell>
          <table:table-cell table:style-name="ce7" office:value-type="string" calcext:value-type="string">
            <text:p>SPH</text:p>
          </table:table-cell>
          <table:table-cell table:style-name="ce7" office:value-type="string" calcext:value-type="string">
            <text:p>SP_RAM</text:p>
          </table:table-cell>
          <table:table-cell table:style-name="ce7" office:value-type="string" calcext:value-type="string">
            <text:p>REG_WR</text:p>
          </table:table-cell>
          <table:table-cell table:style-name="ce7" office:value-type="string" calcext:value-type="string">
            <text:p>REG_RD</text:p>
          </table:table-cell>
          <table:table-cell table:number-columns-repeated="2" table:style-name="ce7" office:value-type="string" calcext:value-type="string">
            <text:p>x</text:p>
          </table:table-cell>
          <table:table-cell table:style-name="ce13" office:value-type="string" calcext:value-type="string">
            <text:p>REG_ADR_WR</text:p>
          </table:table-cell>
          <table:table-cell table:style-name="ce9" office:value-type="string" calcext:value-type="string">
            <text:p>RST</text:p>
          </table:table-cell>
          <table:table-cell table:style-name="ce9" office:value-type="string" calcext:value-type="string">
            <text:p>HLT</text:p>
          </table:table-cell>
          <table:table-cell table:style-name="ce9" office:value-type="string" calcext:value-type="string">
            <text:p>JZ</text:p>
          </table:table-cell>
          <table:table-cell table:style-name="ce9" office:value-type="string" calcext:value-type="string">
            <text:p>JLT</text:p>
          </table:table-cell>
          <table:table-cell table:style-name="ce9" office:value-type="string" calcext:value-type="string">
            <text:p>JGT</text:p>
          </table:table-cell>
          <table:table-cell table:style-name="ce9" office:value-type="string" calcext:value-type="string">
            <text:p>JNZ</text:p>
          </table:table-cell>
          <table:table-cell table:style-name="ce9" office:value-type="string" calcext:value-type="string">
            <text:p>F_WR</text:p>
          </table:table-cell>
          <table:table-cell table:style-name="ce9" office:value-type="string" calcext:value-type="string">
            <text:p>F_RD</text:p>
          </table:table-cell>
          <table:table-cell table:style-name="ce9" office:value-type="string" calcext:value-type="string">
            <text:p>LO_RD</text:p>
          </table:table-cell>
          <table:table-cell table:style-name="ce9" office:value-type="string" calcext:value-type="string">
            <text:p>HI_RD</text:p>
          </table:table-cell>
          <table:table-cell table:style-name="ce9" office:value-type="string" calcext:value-type="string">
            <text:p>IO_WR</text:p>
          </table:table-cell>
          <table:table-cell table:style-name="ce9" office:value-type="string" calcext:value-type="string">
            <text:p>IO_RD</text:p>
          </table:table-cell>
          <table:table-cell table:style-name="ce9" office:value-type="string" calcext:value-type="string">
            <text:p>LD_COUNT</text:p>
          </table:table-cell>
          <table:table-cell table:style-name="ce9" office:value-type="string" calcext:value-type="string">
            <text:p>ROM_RD</text:p>
          </table:table-cell>
          <table:table-cell table:style-name="ce9" office:value-type="string" calcext:value-type="string">
            <text:p>RAM_RD</text:p>
          </table:table-cell>
          <table:table-cell table:style-name="ce9" office:value-type="string" calcext:value-type="string">
            <text:p>RAM_WR</text:p>
          </table:table-cell>
          <table:table-cell table:style-name="ce9" office:value-type="string" calcext:value-type="string">
            <text:p>HI_WR</text:p>
          </table:table-cell>
          <table:table-cell table:style-name="ce9" office:value-type="string" calcext:value-type="string">
            <text:p>LO_WR</text:p>
          </table:table-cell>
          <table:table-cell table:style-name="ce9" office:value-type="string" calcext:value-type="string">
            <text:p>IR_WR</text:p>
          </table:table-cell>
          <table:table-cell table:style-name="ce9" office:value-type="string" calcext:value-type="string">
            <text:p>COUNT_INC</text:p>
          </table:table-cell>
          <table:table-cell table:style-name="ce9" office:value-type="string" calcext:value-type="string">
            <text:p>CLC</text:p>
          </table:table-cell>
          <table:table-cell table:style-name="ce9" office:value-type="string" calcext:value-type="string">
            <text:p>B_RD</text:p>
          </table:table-cell>
          <table:table-cell table:style-name="ce9" office:value-type="string" calcext:value-type="string">
            <text:p>B_WR</text:p>
          </table:table-cell>
          <table:table-cell table:style-name="ce9" office:value-type="string" calcext:value-type="string">
            <text:p>A_RD</text:p>
          </table:table-cell>
          <table:table-cell table:style-name="ce9" office:value-type="string" calcext:value-type="string">
            <text:p>A_WR</text:p>
          </table:table-cell>
          <table:table-cell table:style-name="ce9" office:value-type="string" calcext:value-type="string">
            <text:p>ALU_RD</text:p>
          </table:table-cell>
          <table:table-cell table:style-name="ce9" office:value-type="string" calcext:value-type="string">
            <text:p>ALU_FUN2</text:p>
          </table:table-cell>
          <table:table-cell table:style-name="ce9" office:value-type="string" calcext:value-type="string">
            <text:p>ALU_FUN1</text:p>
          </table:table-cell>
          <table:table-cell table:style-name="ce9" office:value-type="string" calcext:value-type="string">
            <text:p>ALU_FUN0</text:p>
          </table:table-cell>
          <table:table-cell table:style-name="ce9" office:value-type="string" calcext:value-type="string">
            <text:p>ALU_REG1</text:p>
          </table:table-cell>
          <table:table-cell table:style-name="ce9" office:value-type="string" calcext:value-type="string">
            <text:p>ALU_REG0</text:p>
          </table:table-cell>
          <table:table-cell table:style-name="ce9" office:value-type="string" calcext:value-type="string">
            <text:p>WC</text:p>
          </table:table-cell>
          <table:table-cell table:number-columns-repeated="971"/>
        </table:table-row>
        <table:table-row table:style-name="ro1">
          <table:table-cell table:number-columns-repeated="3"/>
          <table:table-cell table:style-name="ce4" table:number-columns-repeated="18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FETCH</text:p>
          </table:table-cell>
          <table:table-cell office:value-type="string" calcext:value-type="string">
            <text:p>IR=ROM</text:p>
          </table:table-cell>
          <table:table-cell table:style-name="ce4" office:value-type="string" calcext:value-type="string">
            <text:p>NIL</text:p>
          </table:table-cell>
          <table:table-cell table:formula="of:=DEC2HEX([.F6];8)" office:value-type="string" office:string-value="00000000" calcext:value-type="string">
            <text:p>00000000</text:p>
          </table:table-cell>
          <table:table-cell table:formula="of:=[.U6]*[.U$2]+[.T6]*[.T$2]+[.S6]*[.S$2]+[.R6]*[.R$2]+[.Q6]*[.Q$2]+[.P6]*[.P$2]+[.O6]*[.O$2]+[.N6]*[.N$2]+[.M6]*[.M$2]+[.L6]*[.L$2]+[.K6]*[.K$2]+[.J6]*[.J$2]+[.I6]*[.I$2]" office:value-type="float" office:value="0" calcext:value-type="float">
            <text:p>0</text:p>
          </table:table-cell>
          <table:table-cell table:formula="of:=DEC2HEX([.H6];8)" office:value-type="string" office:string-value="00042000" calcext:value-type="string">
            <text:p>00042000</text:p>
          </table:table-cell>
          <table:table-cell table:formula="of:=[.V6]*[.$V$2]+[.W6]*[.$W$2]+[.X6]*[.$X$2]+[.Y6]*[.$Y$2]+[.Z6]*[.$Z$2]+[.AA6]*[.$AA$2]+[.AB6]*[.$AB$2]+[.AC6]*[.$AC$2]+[.AD6]*[.$AD$2]+[.AE6]*[.$AE$2]+[.AF6]*[.$AF$2]+[.AG6]*[.$AG$2]+[.AH6]*[.$AH$2]+[.AI6]*[.$AI$2]+[.AJ6]*[.$AJ$2]+[.AK6]*[.$AK$2]+[.AL6]*[.$AL$2]+[.AM6]*[.$AM$2]+[.AN6]*[.$AN$2]+[.AO6]*[.$AO$2]+[.AP6]*[.$AP$2]+[.AQ6]*[.$AQ$2]+[.AR6]*[.$AR$2]+[.AS6]*[.$AS$2]+[.AT6]*[.$AT$2]+[.AU6]*[.$AU$2]+[.AV6]*[.$AV$2]+[.AW6]*[.$AW$2]+[.AX6]*[.$AX$2]+[.AY6]*[.$AY$2]+[.AZ6]*[.$AZ$2]+[.BA6]*[.$BA$2]" office:value-type="float" office:value="270336" calcext:value-type="float">
            <text:p>270336</text:p>
          </table:table-cell>
          <table:table-cell table:number-columns-repeated="13"/>
          <table:table-cell table:style-name="Default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984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];8)" office:value-type="string" office:string-value="00000000" calcext:value-type="string">
            <text:p>00000000</text:p>
          </table:table-cell>
          <table:table-cell table:formula="of:=[.U7]*[.U$2]+[.T7]*[.T$2]+[.S7]*[.S$2]+[.R7]*[.R$2]+[.Q7]*[.Q$2]+[.P7]*[.P$2]+[.O7]*[.O$2]+[.N7]*[.N$2]+[.M7]*[.M$2]+[.L7]*[.L$2]+[.K7]*[.K$2]+[.J7]*[.J$2]+[.I7]*[.I$2]" office:value-type="float" office:value="0" calcext:value-type="float">
            <text:p>0</text:p>
          </table:table-cell>
          <table:table-cell table:formula="of:=DEC2HEX([.H7];8)" office:value-type="string" office:string-value="00001000" calcext:value-type="string">
            <text:p>00001000</text:p>
          </table:table-cell>
          <table:table-cell table:formula="of:=[.V7]*[.$V$2]+[.W7]*[.$W$2]+[.X7]*[.$X$2]+[.Y7]*[.$Y$2]+[.Z7]*[.$Z$2]+[.AA7]*[.$AA$2]+[.AB7]*[.$AB$2]+[.AC7]*[.$AC$2]+[.AD7]*[.$AD$2]+[.AE7]*[.$AE$2]+[.AF7]*[.$AF$2]+[.AG7]*[.$AG$2]+[.AH7]*[.$AH$2]+[.AI7]*[.$AI$2]+[.AJ7]*[.$AJ$2]+[.AK7]*[.$AK$2]+[.AL7]*[.$AL$2]+[.AM7]*[.$AM$2]+[.AN7]*[.$AN$2]+[.AO7]*[.$AO$2]+[.AP7]*[.$AP$2]+[.AQ7]*[.$AQ$2]+[.AR7]*[.$AR$2]+[.AS7]*[.$AS$2]+[.AT7]*[.$AT$2]+[.AU7]*[.$AU$2]+[.AV7]*[.$AV$2]+[.AW7]*[.$AW$2]+[.AX7]*[.$AX$2]+[.AY7]*[.$AY$2]+[.AZ7]*[.$AZ$2]+[.BA7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4"/>
          <table:table-cell table:formula="of:=DEC2HEX([.F8];8)" office:value-type="string" office:string-value="00000000" calcext:value-type="string">
            <text:p>00000000</text:p>
          </table:table-cell>
          <table:table-cell table:formula="of:=[.U8]*[.U$2]+[.T8]*[.T$2]+[.S8]*[.S$2]+[.R8]*[.R$2]+[.Q8]*[.Q$2]+[.P8]*[.P$2]+[.O8]*[.O$2]+[.N8]*[.N$2]+[.M8]*[.M$2]+[.L8]*[.L$2]+[.K8]*[.K$2]+[.J8]*[.J$2]+[.I8]*[.I$2]" office:value-type="float" office:value="0" calcext:value-type="float">
            <text:p>0</text:p>
          </table:table-cell>
          <table:table-cell table:formula="of:=DEC2HEX([.H8];8)" office:value-type="string" office:string-value="00000000" calcext:value-type="string">
            <text:p>00000000</text:p>
          </table:table-cell>
          <table:table-cell table:formula="of:=[.V8]*[.$V$2]+[.W8]*[.$W$2]+[.X8]*[.$X$2]+[.Y8]*[.$Y$2]+[.Z8]*[.$Z$2]+[.AA8]*[.$AA$2]+[.AB8]*[.$AB$2]+[.AC8]*[.$AC$2]+[.AD8]*[.$AD$2]+[.AE8]*[.$AE$2]+[.AF8]*[.$AF$2]+[.AG8]*[.$AG$2]+[.AH8]*[.$AH$2]+[.AI8]*[.$AI$2]+[.AJ8]*[.$AJ$2]+[.AK8]*[.$AK$2]+[.AL8]*[.$AL$2]+[.AM8]*[.$AM$2]+[.AN8]*[.$AN$2]+[.AO8]*[.$AO$2]+[.AP8]*[.$AP$2]+[.AQ8]*[.$AQ$2]+[.AR8]*[.$AR$2]+[.AS8]*[.$AS$2]+[.AT8]*[.$AT$2]+[.AU8]*[.$AU$2]+[.AV8]*[.$AV$2]+[.AW8]*[.$AW$2]+[.AX8]*[.$AX$2]+[.AY8]*[.$AY$2]+[.AZ8]*[.$AZ$2]+[.BA8]*[.$BA$2]" office:value-type="float" office:value="0" calcext:value-type="float">
            <text:p>0</text:p>
          </table:table-cell>
          <table:table-cell table:number-columns-repeated="13"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OV A,B</text:p>
          </table:table-cell>
          <table:table-cell office:value-type="string" calcext:value-type="string">
            <text:p>A=B</text:p>
          </table:table-cell>
          <table:table-cell table:style-name="ce4" office:value-type="string" calcext:value-type="string">
            <text:p>78</text:p>
          </table:table-cell>
          <table:table-cell table:formula="of:=DEC2HEX([.F9];8)" office:value-type="string" office:string-value="00000000" calcext:value-type="string">
            <text:p>00000000</text:p>
          </table:table-cell>
          <table:table-cell table:formula="of:=[.U9]*[.U$2]+[.T9]*[.T$2]+[.S9]*[.S$2]+[.R9]*[.R$2]+[.Q9]*[.Q$2]+[.P9]*[.P$2]+[.O9]*[.O$2]+[.N9]*[.N$2]+[.M9]*[.M$2]+[.L9]*[.L$2]+[.K9]*[.K$2]+[.J9]*[.J$2]+[.I9]*[.I$2]" office:value-type="float" office:value="0" calcext:value-type="float">
            <text:p>0</text:p>
          </table:table-cell>
          <table:table-cell table:formula="of:=DEC2HEX([.H9];8)" office:value-type="string" office:string-value="00000480" calcext:value-type="string">
            <text:p>00000480</text:p>
          </table:table-cell>
          <table:table-cell table:formula="of:=[.V9]*[.$V$2]+[.W9]*[.$W$2]+[.X9]*[.$X$2]+[.Y9]*[.$Y$2]+[.Z9]*[.$Z$2]+[.AA9]*[.$AA$2]+[.AB9]*[.$AB$2]+[.AC9]*[.$AC$2]+[.AD9]*[.$AD$2]+[.AE9]*[.$AE$2]+[.AF9]*[.$AF$2]+[.AG9]*[.$AG$2]+[.AH9]*[.$AH$2]+[.AI9]*[.$AI$2]+[.AJ9]*[.$AJ$2]+[.AK9]*[.$AK$2]+[.AL9]*[.$AL$2]+[.AM9]*[.$AM$2]+[.AN9]*[.$AN$2]+[.AO9]*[.$AO$2]+[.AP9]*[.$AP$2]+[.AQ9]*[.$AQ$2]+[.AR9]*[.$AR$2]+[.AS9]*[.$AS$2]+[.AT9]*[.$AT$2]+[.AU9]*[.$AU$2]+[.AV9]*[.$AV$2]+[.AW9]*[.$AW$2]+[.AX9]*[.$AX$2]+[.AY9]*[.$AY$2]+[.AZ9]*[.$AZ$2]+[.BA9]*[.$BA$2]" office:value-type="float" office:value="1152" calcext:value-type="float">
            <text:p>1152</text:p>
          </table:table-cell>
          <table:table-cell table:number-columns-repeated="13"/>
          <table:table-cell table:style-name="Default"/>
          <table:table-cell table:number-columns-repeated="20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];8)" office:value-type="string" office:string-value="00000000" calcext:value-type="string">
            <text:p>00000000</text:p>
          </table:table-cell>
          <table:table-cell table:formula="of:=[.U10]*[.U$2]+[.T10]*[.T$2]+[.S10]*[.S$2]+[.R10]*[.R$2]+[.Q10]*[.Q$2]+[.P10]*[.P$2]+[.O10]*[.O$2]+[.N10]*[.N$2]+[.M10]*[.M$2]+[.L10]*[.L$2]+[.K10]*[.K$2]+[.J10]*[.J$2]+[.I10]*[.I$2]" office:value-type="float" office:value="0" calcext:value-type="float">
            <text:p>0</text:p>
          </table:table-cell>
          <table:table-cell table:formula="of:=DEC2HEX([.H10];8)" office:value-type="string" office:string-value="80000000" calcext:value-type="string">
            <text:p>80000000</text:p>
          </table:table-cell>
          <table:table-cell table:formula="of:=[.V10]*[.$V$2]+[.W10]*[.$W$2]+[.X10]*[.$X$2]+[.Y10]*[.$Y$2]+[.Z10]*[.$Z$2]+[.AA10]*[.$AA$2]+[.AB10]*[.$AB$2]+[.AC10]*[.$AC$2]+[.AD10]*[.$AD$2]+[.AE10]*[.$AE$2]+[.AF10]*[.$AF$2]+[.AG10]*[.$AG$2]+[.AH10]*[.$AH$2]+[.AI10]*[.$AI$2]+[.AJ10]*[.$AJ$2]+[.AK10]*[.$AK$2]+[.AL10]*[.$AL$2]+[.AM10]*[.$AM$2]+[.AN10]*[.$AN$2]+[.AO10]*[.$AO$2]+[.AP10]*[.$AP$2]+[.AQ10]*[.$AQ$2]+[.AR10]*[.$AR$2]+[.AS10]*[.$AS$2]+[.AT10]*[.$AT$2]+[.AU10]*[.$AU$2]+[.AV10]*[.$AV$2]+[.AW10]*[.$AW$2]+[.AX10]*[.$AX$2]+[.AY10]*[.$AY$2]+[.AZ10]*[.$AZ$2]+[.BA10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4" office:value-type="string" calcext:value-type="string">
            <text:p>MOV A,REG</text:p>
          </table:table-cell>
          <table:table-cell office:value-type="string" calcext:value-type="string">
            <text:p>REG_ADR_WR=ROM</text:p>
          </table:table-cell>
          <table:table-cell table:style-name="ce4" office:value-type="string" calcext:value-type="string">
            <text:p>16</text:p>
          </table:table-cell>
          <table:table-cell table:formula="of:=DEC2HEX([.F11];8)" office:value-type="string" office:string-value="00000001" calcext:value-type="string">
            <text:p>00000001</text:p>
          </table:table-cell>
          <table:table-cell table:formula="of:=[.U11]*[.U$2]+[.T11]*[.T$2]+[.S11]*[.S$2]+[.R11]*[.R$2]+[.Q11]*[.Q$2]+[.P11]*[.P$2]+[.O11]*[.O$2]+[.N11]*[.N$2]+[.M11]*[.M$2]+[.L11]*[.L$2]+[.K11]*[.K$2]+[.J11]*[.J$2]+[.I11]*[.I$2]" office:value-type="float" office:value="1" calcext:value-type="float">
            <text:p>1</text:p>
          </table:table-cell>
          <table:table-cell table:formula="of:=DEC2HEX([.H11];8)" office:value-type="string" office:string-value="00040000" calcext:value-type="string">
            <text:p>00040000</text:p>
          </table:table-cell>
          <table:table-cell table:formula="of:=[.V11]*[.$V$2]+[.W11]*[.$W$2]+[.X11]*[.$X$2]+[.Y11]*[.$Y$2]+[.Z11]*[.$Z$2]+[.AA11]*[.$AA$2]+[.AB11]*[.$AB$2]+[.AC11]*[.$AC$2]+[.AD11]*[.$AD$2]+[.AE11]*[.$AE$2]+[.AF11]*[.$AF$2]+[.AG11]*[.$AG$2]+[.AH11]*[.$AH$2]+[.AI11]*[.$AI$2]+[.AJ11]*[.$AJ$2]+[.AK11]*[.$AK$2]+[.AL11]*[.$AL$2]+[.AM11]*[.$AM$2]+[.AN11]*[.$AN$2]+[.AO11]*[.$AO$2]+[.AP11]*[.$AP$2]+[.AQ11]*[.$AQ$2]+[.AR11]*[.$AR$2]+[.AS11]*[.$AS$2]+[.AT11]*[.$AT$2]+[.AU11]*[.$AU$2]+[.AV11]*[.$AV$2]+[.AW11]*[.$AW$2]+[.AX11]*[.$AX$2]+[.AY11]*[.$AY$2]+[.AZ11]*[.$AZ$2]+[.BA11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2];8)" office:value-type="string" office:string-value="00000000" calcext:value-type="string">
            <text:p>00000000</text:p>
          </table:table-cell>
          <table:table-cell table:formula="of:=[.U12]*[.U$2]+[.T12]*[.T$2]+[.S12]*[.S$2]+[.R12]*[.R$2]+[.Q12]*[.Q$2]+[.P12]*[.P$2]+[.O12]*[.O$2]+[.N12]*[.N$2]+[.M12]*[.M$2]+[.L12]*[.L$2]+[.K12]*[.K$2]+[.J12]*[.J$2]+[.I12]*[.I$2]" office:value-type="float" office:value="0" calcext:value-type="float">
            <text:p>0</text:p>
          </table:table-cell>
          <table:table-cell table:formula="of:=DEC2HEX([.H12];8)" office:value-type="string" office:string-value="00001000" calcext:value-type="string">
            <text:p>00001000</text:p>
          </table:table-cell>
          <table:table-cell table:formula="of:=[.V12]*[.$V$2]+[.W12]*[.$W$2]+[.X12]*[.$X$2]+[.Y12]*[.$Y$2]+[.Z12]*[.$Z$2]+[.AA12]*[.$AA$2]+[.AB12]*[.$AB$2]+[.AC12]*[.$AC$2]+[.AD12]*[.$AD$2]+[.AE12]*[.$AE$2]+[.AF12]*[.$AF$2]+[.AG12]*[.$AG$2]+[.AH12]*[.$AH$2]+[.AI12]*[.$AI$2]+[.AJ12]*[.$AJ$2]+[.AK12]*[.$AK$2]+[.AL12]*[.$AL$2]+[.AM12]*[.$AM$2]+[.AN12]*[.$AN$2]+[.AO12]*[.$AO$2]+[.AP12]*[.$AP$2]+[.AQ12]*[.$AQ$2]+[.AR12]*[.$AR$2]+[.AS12]*[.$AS$2]+[.AT12]*[.$AT$2]+[.AU12]*[.$AU$2]+[.AV12]*[.$AV$2]+[.AW12]*[.$AW$2]+[.AX12]*[.$AX$2]+[.AY12]*[.$AY$2]+[.AZ12]*[.$AZ$2]+[.BA12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A=REG</text:p>
          </table:table-cell>
          <table:table-cell/>
          <table:table-cell table:formula="of:=DEC2HEX([.F13];8)" office:value-type="string" office:string-value="00000008" calcext:value-type="string">
            <text:p>00000008</text:p>
          </table:table-cell>
          <table:table-cell table:formula="of:=[.U13]*[.U$2]+[.T13]*[.T$2]+[.S13]*[.S$2]+[.R13]*[.R$2]+[.Q13]*[.Q$2]+[.P13]*[.P$2]+[.O13]*[.O$2]+[.N13]*[.N$2]+[.M13]*[.M$2]+[.L13]*[.L$2]+[.K13]*[.K$2]+[.J13]*[.J$2]+[.I13]*[.I$2]" office:value-type="float" office:value="8" calcext:value-type="float">
            <text:p>8</text:p>
          </table:table-cell>
          <table:table-cell table:formula="of:=DEC2HEX([.H13];8)" office:value-type="string" office:string-value="00000080" calcext:value-type="string">
            <text:p>00000080</text:p>
          </table:table-cell>
          <table:table-cell table:formula="of:=[.V13]*[.$V$2]+[.W13]*[.$W$2]+[.X13]*[.$X$2]+[.Y13]*[.$Y$2]+[.Z13]*[.$Z$2]+[.AA13]*[.$AA$2]+[.AB13]*[.$AB$2]+[.AC13]*[.$AC$2]+[.AD13]*[.$AD$2]+[.AE13]*[.$AE$2]+[.AF13]*[.$AF$2]+[.AG13]*[.$AG$2]+[.AH13]*[.$AH$2]+[.AI13]*[.$AI$2]+[.AJ13]*[.$AJ$2]+[.AK13]*[.$AK$2]+[.AL13]*[.$AL$2]+[.AM13]*[.$AM$2]+[.AN13]*[.$AN$2]+[.AO13]*[.$AO$2]+[.AP13]*[.$AP$2]+[.AQ13]*[.$AQ$2]+[.AR13]*[.$AR$2]+[.AS13]*[.$AS$2]+[.AT13]*[.$AT$2]+[.AU13]*[.$AU$2]+[.AV13]*[.$AV$2]+[.AW13]*[.$AW$2]+[.AX13]*[.$AX$2]+[.AY13]*[.$AY$2]+[.AZ13]*[.$AZ$2]+[.BA13]*[.$BA$2]" office:value-type="float" office:value="128" calcext:value-type="float">
            <text:p>128</text:p>
          </table:table-cell>
          <table:table-cell table:number-columns-repeated="9"/>
          <table:table-cell table:style-name="ce12" office:value-type="float" office:value="1" calcext:value-type="float">
            <text:p>1</text:p>
          </table:table-cell>
          <table:table-cell table:number-columns-repeated="27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];8)" office:value-type="string" office:string-value="00000000" calcext:value-type="string">
            <text:p>00000000</text:p>
          </table:table-cell>
          <table:table-cell table:formula="of:=[.U14]*[.U$2]+[.T14]*[.T$2]+[.S14]*[.S$2]+[.R14]*[.R$2]+[.Q14]*[.Q$2]+[.P14]*[.P$2]+[.O14]*[.O$2]+[.N14]*[.N$2]+[.M14]*[.M$2]+[.L14]*[.L$2]+[.K14]*[.K$2]+[.J14]*[.J$2]+[.I14]*[.I$2]" office:value-type="float" office:value="0" calcext:value-type="float">
            <text:p>0</text:p>
          </table:table-cell>
          <table:table-cell table:formula="of:=DEC2HEX([.H14];8)" office:value-type="string" office:string-value="80000000" calcext:value-type="string">
            <text:p>80000000</text:p>
          </table:table-cell>
          <table:table-cell table:formula="of:=[.V14]*[.$V$2]+[.W14]*[.$W$2]+[.X14]*[.$X$2]+[.Y14]*[.$Y$2]+[.Z14]*[.$Z$2]+[.AA14]*[.$AA$2]+[.AB14]*[.$AB$2]+[.AC14]*[.$AC$2]+[.AD14]*[.$AD$2]+[.AE14]*[.$AE$2]+[.AF14]*[.$AF$2]+[.AG14]*[.$AG$2]+[.AH14]*[.$AH$2]+[.AI14]*[.$AI$2]+[.AJ14]*[.$AJ$2]+[.AK14]*[.$AK$2]+[.AL14]*[.$AL$2]+[.AM14]*[.$AM$2]+[.AN14]*[.$AN$2]+[.AO14]*[.$AO$2]+[.AP14]*[.$AP$2]+[.AQ14]*[.$AQ$2]+[.AR14]*[.$AR$2]+[.AS14]*[.$AS$2]+[.AT14]*[.$AT$2]+[.AU14]*[.$AU$2]+[.AV14]*[.$AV$2]+[.AW14]*[.$AW$2]+[.AX14]*[.$AX$2]+[.AY14]*[.$AY$2]+[.AZ14]*[.$AZ$2]+[.BA14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4" office:value-type="string" calcext:value-type="string">
            <text:p>MOV B,REG</text:p>
          </table:table-cell>
          <table:table-cell office:value-type="string" calcext:value-type="string">
            <text:p>REG_ADR_WR=ROM</text:p>
          </table:table-cell>
          <table:table-cell table:style-name="ce4" office:value-type="string" calcext:value-type="string">
            <text:p>36</text:p>
          </table:table-cell>
          <table:table-cell table:formula="of:=DEC2HEX([.F15];8)" office:value-type="string" office:string-value="00000001" calcext:value-type="string">
            <text:p>00000001</text:p>
          </table:table-cell>
          <table:table-cell table:formula="of:=[.U15]*[.U$2]+[.T15]*[.T$2]+[.S15]*[.S$2]+[.R15]*[.R$2]+[.Q15]*[.Q$2]+[.P15]*[.P$2]+[.O15]*[.O$2]+[.N15]*[.N$2]+[.M15]*[.M$2]+[.L15]*[.L$2]+[.K15]*[.K$2]+[.J15]*[.J$2]+[.I15]*[.I$2]" office:value-type="float" office:value="1" calcext:value-type="float">
            <text:p>1</text:p>
          </table:table-cell>
          <table:table-cell table:formula="of:=DEC2HEX([.H15];8)" office:value-type="string" office:string-value="00040000" calcext:value-type="string">
            <text:p>00040000</text:p>
          </table:table-cell>
          <table:table-cell table:formula="of:=[.V15]*[.$V$2]+[.W15]*[.$W$2]+[.X15]*[.$X$2]+[.Y15]*[.$Y$2]+[.Z15]*[.$Z$2]+[.AA15]*[.$AA$2]+[.AB15]*[.$AB$2]+[.AC15]*[.$AC$2]+[.AD15]*[.$AD$2]+[.AE15]*[.$AE$2]+[.AF15]*[.$AF$2]+[.AG15]*[.$AG$2]+[.AH15]*[.$AH$2]+[.AI15]*[.$AI$2]+[.AJ15]*[.$AJ$2]+[.AK15]*[.$AK$2]+[.AL15]*[.$AL$2]+[.AM15]*[.$AM$2]+[.AN15]*[.$AN$2]+[.AO15]*[.$AO$2]+[.AP15]*[.$AP$2]+[.AQ15]*[.$AQ$2]+[.AR15]*[.$AR$2]+[.AS15]*[.$AS$2]+[.AT15]*[.$AT$2]+[.AU15]*[.$AU$2]+[.AV15]*[.$AV$2]+[.AW15]*[.$AW$2]+[.AX15]*[.$AX$2]+[.AY15]*[.$AY$2]+[.AZ15]*[.$AZ$2]+[.BA15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];8)" office:value-type="string" office:string-value="00000000" calcext:value-type="string">
            <text:p>00000000</text:p>
          </table:table-cell>
          <table:table-cell table:formula="of:=[.U16]*[.U$2]+[.T16]*[.T$2]+[.S16]*[.S$2]+[.R16]*[.R$2]+[.Q16]*[.Q$2]+[.P16]*[.P$2]+[.O16]*[.O$2]+[.N16]*[.N$2]+[.M16]*[.M$2]+[.L16]*[.L$2]+[.K16]*[.K$2]+[.J16]*[.J$2]+[.I16]*[.I$2]" office:value-type="float" office:value="0" calcext:value-type="float">
            <text:p>0</text:p>
          </table:table-cell>
          <table:table-cell table:formula="of:=DEC2HEX([.H16];8)" office:value-type="string" office:string-value="00001000" calcext:value-type="string">
            <text:p>00001000</text:p>
          </table:table-cell>
          <table:table-cell table:formula="of:=[.V16]*[.$V$2]+[.W16]*[.$W$2]+[.X16]*[.$X$2]+[.Y16]*[.$Y$2]+[.Z16]*[.$Z$2]+[.AA16]*[.$AA$2]+[.AB16]*[.$AB$2]+[.AC16]*[.$AC$2]+[.AD16]*[.$AD$2]+[.AE16]*[.$AE$2]+[.AF16]*[.$AF$2]+[.AG16]*[.$AG$2]+[.AH16]*[.$AH$2]+[.AI16]*[.$AI$2]+[.AJ16]*[.$AJ$2]+[.AK16]*[.$AK$2]+[.AL16]*[.$AL$2]+[.AM16]*[.$AM$2]+[.AN16]*[.$AN$2]+[.AO16]*[.$AO$2]+[.AP16]*[.$AP$2]+[.AQ16]*[.$AQ$2]+[.AR16]*[.$AR$2]+[.AS16]*[.$AS$2]+[.AT16]*[.$AT$2]+[.AU16]*[.$AU$2]+[.AV16]*[.$AV$2]+[.AW16]*[.$AW$2]+[.AX16]*[.$AX$2]+[.AY16]*[.$AY$2]+[.AZ16]*[.$AZ$2]+[.BA16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B=REG</text:p>
          </table:table-cell>
          <table:table-cell/>
          <table:table-cell table:formula="of:=DEC2HEX([.F17];8)" office:value-type="string" office:string-value="00000008" calcext:value-type="string">
            <text:p>00000008</text:p>
          </table:table-cell>
          <table:table-cell table:formula="of:=[.U17]*[.U$2]+[.T17]*[.T$2]+[.S17]*[.S$2]+[.R17]*[.R$2]+[.Q17]*[.Q$2]+[.P17]*[.P$2]+[.O17]*[.O$2]+[.N17]*[.N$2]+[.M17]*[.M$2]+[.L17]*[.L$2]+[.K17]*[.K$2]+[.J17]*[.J$2]+[.I17]*[.I$2]" office:value-type="float" office:value="8" calcext:value-type="float">
            <text:p>8</text:p>
          </table:table-cell>
          <table:table-cell table:formula="of:=DEC2HEX([.H17];8)" office:value-type="string" office:string-value="00000200" calcext:value-type="string">
            <text:p>00000200</text:p>
          </table:table-cell>
          <table:table-cell table:formula="of:=[.V17]*[.$V$2]+[.W17]*[.$W$2]+[.X17]*[.$X$2]+[.Y17]*[.$Y$2]+[.Z17]*[.$Z$2]+[.AA17]*[.$AA$2]+[.AB17]*[.$AB$2]+[.AC17]*[.$AC$2]+[.AD17]*[.$AD$2]+[.AE17]*[.$AE$2]+[.AF17]*[.$AF$2]+[.AG17]*[.$AG$2]+[.AH17]*[.$AH$2]+[.AI17]*[.$AI$2]+[.AJ17]*[.$AJ$2]+[.AK17]*[.$AK$2]+[.AL17]*[.$AL$2]+[.AM17]*[.$AM$2]+[.AN17]*[.$AN$2]+[.AO17]*[.$AO$2]+[.AP17]*[.$AP$2]+[.AQ17]*[.$AQ$2]+[.AR17]*[.$AR$2]+[.AS17]*[.$AS$2]+[.AT17]*[.$AT$2]+[.AU17]*[.$AU$2]+[.AV17]*[.$AV$2]+[.AW17]*[.$AW$2]+[.AX17]*[.$AX$2]+[.AY17]*[.$AY$2]+[.AZ17]*[.$AZ$2]+[.BA17]*[.$BA$2]" office:value-type="float" office:value="512" calcext:value-type="float">
            <text:p>512</text:p>
          </table:table-cell>
          <table:table-cell table:number-columns-repeated="9"/>
          <table:table-cell table:style-name="ce12" office:value-type="float" office:value="1" calcext:value-type="float">
            <text:p>1</text:p>
          </table:table-cell>
          <table:table-cell table:number-columns-repeated="25"/>
          <table:table-cell table:style-name="ce12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];8)" office:value-type="string" office:string-value="00000000" calcext:value-type="string">
            <text:p>00000000</text:p>
          </table:table-cell>
          <table:table-cell table:formula="of:=[.U18]*[.U$2]+[.T18]*[.T$2]+[.S18]*[.S$2]+[.R18]*[.R$2]+[.Q18]*[.Q$2]+[.P18]*[.P$2]+[.O18]*[.O$2]+[.N18]*[.N$2]+[.M18]*[.M$2]+[.L18]*[.L$2]+[.K18]*[.K$2]+[.J18]*[.J$2]+[.I18]*[.I$2]" office:value-type="float" office:value="0" calcext:value-type="float">
            <text:p>0</text:p>
          </table:table-cell>
          <table:table-cell table:formula="of:=DEC2HEX([.H18];8)" office:value-type="string" office:string-value="80000000" calcext:value-type="string">
            <text:p>80000000</text:p>
          </table:table-cell>
          <table:table-cell table:formula="of:=[.V18]*[.$V$2]+[.W18]*[.$W$2]+[.X18]*[.$X$2]+[.Y18]*[.$Y$2]+[.Z18]*[.$Z$2]+[.AA18]*[.$AA$2]+[.AB18]*[.$AB$2]+[.AC18]*[.$AC$2]+[.AD18]*[.$AD$2]+[.AE18]*[.$AE$2]+[.AF18]*[.$AF$2]+[.AG18]*[.$AG$2]+[.AH18]*[.$AH$2]+[.AI18]*[.$AI$2]+[.AJ18]*[.$AJ$2]+[.AK18]*[.$AK$2]+[.AL18]*[.$AL$2]+[.AM18]*[.$AM$2]+[.AN18]*[.$AN$2]+[.AO18]*[.$AO$2]+[.AP18]*[.$AP$2]+[.AQ18]*[.$AQ$2]+[.AR18]*[.$AR$2]+[.AS18]*[.$AS$2]+[.AT18]*[.$AT$2]+[.AU18]*[.$AU$2]+[.AV18]*[.$AV$2]+[.AW18]*[.$AW$2]+[.AX18]*[.$AX$2]+[.AY18]*[.$AY$2]+[.AZ18]*[.$AZ$2]+[.BA1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4" office:value-type="string" calcext:value-type="string">
            <text:p>MOV M,REG</text:p>
          </table:table-cell>
          <table:table-cell office:value-type="string" calcext:value-type="string">
            <text:p>REG_ADR_WR=ROM</text:p>
          </table:table-cell>
          <table:table-cell table:style-name="ce4" office:value-type="string" calcext:value-type="string">
            <text:p>4F</text:p>
          </table:table-cell>
          <table:table-cell table:formula="of:=DEC2HEX([.F19];8)" office:value-type="string" office:string-value="00000001" calcext:value-type="string">
            <text:p>00000001</text:p>
          </table:table-cell>
          <table:table-cell table:formula="of:=[.U19]*[.U$2]+[.T19]*[.T$2]+[.S19]*[.S$2]+[.R19]*[.R$2]+[.Q19]*[.Q$2]+[.P19]*[.P$2]+[.O19]*[.O$2]+[.N19]*[.N$2]+[.M19]*[.M$2]+[.L19]*[.L$2]+[.K19]*[.K$2]+[.J19]*[.J$2]+[.I19]*[.I$2]" office:value-type="float" office:value="1" calcext:value-type="float">
            <text:p>1</text:p>
          </table:table-cell>
          <table:table-cell table:formula="of:=DEC2HEX([.H19];8)" office:value-type="string" office:string-value="00040000" calcext:value-type="string">
            <text:p>00040000</text:p>
          </table:table-cell>
          <table:table-cell table:formula="of:=[.V19]*[.$V$2]+[.W19]*[.$W$2]+[.X19]*[.$X$2]+[.Y19]*[.$Y$2]+[.Z19]*[.$Z$2]+[.AA19]*[.$AA$2]+[.AB19]*[.$AB$2]+[.AC19]*[.$AC$2]+[.AD19]*[.$AD$2]+[.AE19]*[.$AE$2]+[.AF19]*[.$AF$2]+[.AG19]*[.$AG$2]+[.AH19]*[.$AH$2]+[.AI19]*[.$AI$2]+[.AJ19]*[.$AJ$2]+[.AK19]*[.$AK$2]+[.AL19]*[.$AL$2]+[.AM19]*[.$AM$2]+[.AN19]*[.$AN$2]+[.AO19]*[.$AO$2]+[.AP19]*[.$AP$2]+[.AQ19]*[.$AQ$2]+[.AR19]*[.$AR$2]+[.AS19]*[.$AS$2]+[.AT19]*[.$AT$2]+[.AU19]*[.$AU$2]+[.AV19]*[.$AV$2]+[.AW19]*[.$AW$2]+[.AX19]*[.$AX$2]+[.AY19]*[.$AY$2]+[.AZ19]*[.$AZ$2]+[.BA19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0];8)" office:value-type="string" office:string-value="00000000" calcext:value-type="string">
            <text:p>00000000</text:p>
          </table:table-cell>
          <table:table-cell table:formula="of:=[.U20]*[.U$2]+[.T20]*[.T$2]+[.S20]*[.S$2]+[.R20]*[.R$2]+[.Q20]*[.Q$2]+[.P20]*[.P$2]+[.O20]*[.O$2]+[.N20]*[.N$2]+[.M20]*[.M$2]+[.L20]*[.L$2]+[.K20]*[.K$2]+[.J20]*[.J$2]+[.I20]*[.I$2]" office:value-type="float" office:value="0" calcext:value-type="float">
            <text:p>0</text:p>
          </table:table-cell>
          <table:table-cell table:formula="of:=DEC2HEX([.H20];8)" office:value-type="string" office:string-value="00001000" calcext:value-type="string">
            <text:p>00001000</text:p>
          </table:table-cell>
          <table:table-cell table:formula="of:=[.V20]*[.$V$2]+[.W20]*[.$W$2]+[.X20]*[.$X$2]+[.Y20]*[.$Y$2]+[.Z20]*[.$Z$2]+[.AA20]*[.$AA$2]+[.AB20]*[.$AB$2]+[.AC20]*[.$AC$2]+[.AD20]*[.$AD$2]+[.AE20]*[.$AE$2]+[.AF20]*[.$AF$2]+[.AG20]*[.$AG$2]+[.AH20]*[.$AH$2]+[.AI20]*[.$AI$2]+[.AJ20]*[.$AJ$2]+[.AK20]*[.$AK$2]+[.AL20]*[.$AL$2]+[.AM20]*[.$AM$2]+[.AN20]*[.$AN$2]+[.AO20]*[.$AO$2]+[.AP20]*[.$AP$2]+[.AQ20]*[.$AQ$2]+[.AR20]*[.$AR$2]+[.AS20]*[.$AS$2]+[.AT20]*[.$AT$2]+[.AU20]*[.$AU$2]+[.AV20]*[.$AV$2]+[.AW20]*[.$AW$2]+[.AX20]*[.$AX$2]+[.AY20]*[.$AY$2]+[.AZ20]*[.$AZ$2]+[.BA20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21];8)" office:value-type="string" office:string-value="00000000" calcext:value-type="string">
            <text:p>00000000</text:p>
          </table:table-cell>
          <table:table-cell table:formula="of:=[.U21]*[.U$2]+[.T21]*[.T$2]+[.S21]*[.S$2]+[.R21]*[.R$2]+[.Q21]*[.Q$2]+[.P21]*[.P$2]+[.O21]*[.O$2]+[.N21]*[.N$2]+[.M21]*[.M$2]+[.L21]*[.L$2]+[.K21]*[.K$2]+[.J21]*[.J$2]+[.I21]*[.I$2]" office:value-type="float" office:value="0" calcext:value-type="float">
            <text:p>0</text:p>
          </table:table-cell>
          <table:table-cell table:formula="of:=DEC2HEX([.H21];8)" office:value-type="string" office:string-value="00044000" calcext:value-type="string">
            <text:p>00044000</text:p>
          </table:table-cell>
          <table:table-cell table:formula="of:=[.V21]*[.$V$2]+[.W21]*[.$W$2]+[.X21]*[.$X$2]+[.Y21]*[.$Y$2]+[.Z21]*[.$Z$2]+[.AA21]*[.$AA$2]+[.AB21]*[.$AB$2]+[.AC21]*[.$AC$2]+[.AD21]*[.$AD$2]+[.AE21]*[.$AE$2]+[.AF21]*[.$AF$2]+[.AG21]*[.$AG$2]+[.AH21]*[.$AH$2]+[.AI21]*[.$AI$2]+[.AJ21]*[.$AJ$2]+[.AK21]*[.$AK$2]+[.AL21]*[.$AL$2]+[.AM21]*[.$AM$2]+[.AN21]*[.$AN$2]+[.AO21]*[.$AO$2]+[.AP21]*[.$AP$2]+[.AQ21]*[.$AQ$2]+[.AR21]*[.$AR$2]+[.AS21]*[.$AS$2]+[.AT21]*[.$AT$2]+[.AU21]*[.$AU$2]+[.AV21]*[.$AV$2]+[.AW21]*[.$AW$2]+[.AX21]*[.$AX$2]+[.AY21]*[.$AY$2]+[.AZ21]*[.$AZ$2]+[.BA21]*[.$BA$2]" office:value-type="float" office:value="278528" calcext:value-type="float">
            <text:p>278528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2];8)" office:value-type="string" office:string-value="00000000" calcext:value-type="string">
            <text:p>00000000</text:p>
          </table:table-cell>
          <table:table-cell table:formula="of:=[.U22]*[.U$2]+[.T22]*[.T$2]+[.S22]*[.S$2]+[.R22]*[.R$2]+[.Q22]*[.Q$2]+[.P22]*[.P$2]+[.O22]*[.O$2]+[.N22]*[.N$2]+[.M22]*[.M$2]+[.L22]*[.L$2]+[.K22]*[.K$2]+[.J22]*[.J$2]+[.I22]*[.I$2]" office:value-type="float" office:value="0" calcext:value-type="float">
            <text:p>0</text:p>
          </table:table-cell>
          <table:table-cell table:formula="of:=DEC2HEX([.H22];8)" office:value-type="string" office:string-value="00001000" calcext:value-type="string">
            <text:p>00001000</text:p>
          </table:table-cell>
          <table:table-cell table:formula="of:=[.V22]*[.$V$2]+[.W22]*[.$W$2]+[.X22]*[.$X$2]+[.Y22]*[.$Y$2]+[.Z22]*[.$Z$2]+[.AA22]*[.$AA$2]+[.AB22]*[.$AB$2]+[.AC22]*[.$AC$2]+[.AD22]*[.$AD$2]+[.AE22]*[.$AE$2]+[.AF22]*[.$AF$2]+[.AG22]*[.$AG$2]+[.AH22]*[.$AH$2]+[.AI22]*[.$AI$2]+[.AJ22]*[.$AJ$2]+[.AK22]*[.$AK$2]+[.AL22]*[.$AL$2]+[.AM22]*[.$AM$2]+[.AN22]*[.$AN$2]+[.AO22]*[.$AO$2]+[.AP22]*[.$AP$2]+[.AQ22]*[.$AQ$2]+[.AR22]*[.$AR$2]+[.AS22]*[.$AS$2]+[.AT22]*[.$AT$2]+[.AU22]*[.$AU$2]+[.AV22]*[.$AV$2]+[.AW22]*[.$AW$2]+[.AX22]*[.$AX$2]+[.AY22]*[.$AY$2]+[.AZ22]*[.$AZ$2]+[.BA22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23];8)" office:value-type="string" office:string-value="00000000" calcext:value-type="string">
            <text:p>00000000</text:p>
          </table:table-cell>
          <table:table-cell table:formula="of:=[.U23]*[.U$2]+[.T23]*[.T$2]+[.S23]*[.S$2]+[.R23]*[.R$2]+[.Q23]*[.Q$2]+[.P23]*[.P$2]+[.O23]*[.O$2]+[.N23]*[.N$2]+[.M23]*[.M$2]+[.L23]*[.L$2]+[.K23]*[.K$2]+[.J23]*[.J$2]+[.I23]*[.I$2]" office:value-type="float" office:value="0" calcext:value-type="float">
            <text:p>0</text:p>
          </table:table-cell>
          <table:table-cell table:formula="of:=DEC2HEX([.H23];8)" office:value-type="string" office:string-value="00048000" calcext:value-type="string">
            <text:p>00048000</text:p>
          </table:table-cell>
          <table:table-cell table:formula="of:=[.V23]*[.$V$2]+[.W23]*[.$W$2]+[.X23]*[.$X$2]+[.Y23]*[.$Y$2]+[.Z23]*[.$Z$2]+[.AA23]*[.$AA$2]+[.AB23]*[.$AB$2]+[.AC23]*[.$AC$2]+[.AD23]*[.$AD$2]+[.AE23]*[.$AE$2]+[.AF23]*[.$AF$2]+[.AG23]*[.$AG$2]+[.AH23]*[.$AH$2]+[.AI23]*[.$AI$2]+[.AJ23]*[.$AJ$2]+[.AK23]*[.$AK$2]+[.AL23]*[.$AL$2]+[.AM23]*[.$AM$2]+[.AN23]*[.$AN$2]+[.AO23]*[.$AO$2]+[.AP23]*[.$AP$2]+[.AQ23]*[.$AQ$2]+[.AR23]*[.$AR$2]+[.AS23]*[.$AS$2]+[.AT23]*[.$AT$2]+[.AU23]*[.$AU$2]+[.AV23]*[.$AV$2]+[.AW23]*[.$AW$2]+[.AX23]*[.$AX$2]+[.AY23]*[.$AY$2]+[.AZ23]*[.$AZ$2]+[.BA23]*[.$BA$2]" office:value-type="float" office:value="294912" calcext:value-type="float">
            <text:p>294912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4];8)" office:value-type="string" office:string-value="00000000" calcext:value-type="string">
            <text:p>00000000</text:p>
          </table:table-cell>
          <table:table-cell table:formula="of:=[.U24]*[.U$2]+[.T24]*[.T$2]+[.S24]*[.S$2]+[.R24]*[.R$2]+[.Q24]*[.Q$2]+[.P24]*[.P$2]+[.O24]*[.O$2]+[.N24]*[.N$2]+[.M24]*[.M$2]+[.L24]*[.L$2]+[.K24]*[.K$2]+[.J24]*[.J$2]+[.I24]*[.I$2]" office:value-type="float" office:value="0" calcext:value-type="float">
            <text:p>0</text:p>
          </table:table-cell>
          <table:table-cell table:formula="of:=DEC2HEX([.H24];8)" office:value-type="string" office:string-value="00001000" calcext:value-type="string">
            <text:p>00001000</text:p>
          </table:table-cell>
          <table:table-cell table:formula="of:=[.V24]*[.$V$2]+[.W24]*[.$W$2]+[.X24]*[.$X$2]+[.Y24]*[.$Y$2]+[.Z24]*[.$Z$2]+[.AA24]*[.$AA$2]+[.AB24]*[.$AB$2]+[.AC24]*[.$AC$2]+[.AD24]*[.$AD$2]+[.AE24]*[.$AE$2]+[.AF24]*[.$AF$2]+[.AG24]*[.$AG$2]+[.AH24]*[.$AH$2]+[.AI24]*[.$AI$2]+[.AJ24]*[.$AJ$2]+[.AK24]*[.$AK$2]+[.AL24]*[.$AL$2]+[.AM24]*[.$AM$2]+[.AN24]*[.$AN$2]+[.AO24]*[.$AO$2]+[.AP24]*[.$AP$2]+[.AQ24]*[.$AQ$2]+[.AR24]*[.$AR$2]+[.AS24]*[.$AS$2]+[.AT24]*[.$AT$2]+[.AU24]*[.$AU$2]+[.AV24]*[.$AV$2]+[.AW24]*[.$AW$2]+[.AX24]*[.$AX$2]+[.AY24]*[.$AY$2]+[.AZ24]*[.$AZ$2]+[.BA24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REG</text:p>
          </table:table-cell>
          <table:table-cell/>
          <table:table-cell table:formula="of:=DEC2HEX([.F25];8)" office:value-type="string" office:string-value="00000008" calcext:value-type="string">
            <text:p>00000008</text:p>
          </table:table-cell>
          <table:table-cell table:formula="of:=[.U25]*[.U$2]+[.T25]*[.T$2]+[.S25]*[.S$2]+[.R25]*[.R$2]+[.Q25]*[.Q$2]+[.P25]*[.P$2]+[.O25]*[.O$2]+[.N25]*[.N$2]+[.M25]*[.M$2]+[.L25]*[.L$2]+[.K25]*[.K$2]+[.J25]*[.J$2]+[.I25]*[.I$2]" office:value-type="float" office:value="8" calcext:value-type="float">
            <text:p>8</text:p>
          </table:table-cell>
          <table:table-cell table:formula="of:=DEC2HEX([.H25];8)" office:value-type="string" office:string-value="00010000" calcext:value-type="string">
            <text:p>00010000</text:p>
          </table:table-cell>
          <table:table-cell table:formula="of:=[.V25]*[.$V$2]+[.W25]*[.$W$2]+[.X25]*[.$X$2]+[.Y25]*[.$Y$2]+[.Z25]*[.$Z$2]+[.AA25]*[.$AA$2]+[.AB25]*[.$AB$2]+[.AC25]*[.$AC$2]+[.AD25]*[.$AD$2]+[.AE25]*[.$AE$2]+[.AF25]*[.$AF$2]+[.AG25]*[.$AG$2]+[.AH25]*[.$AH$2]+[.AI25]*[.$AI$2]+[.AJ25]*[.$AJ$2]+[.AK25]*[.$AK$2]+[.AL25]*[.$AL$2]+[.AM25]*[.$AM$2]+[.AN25]*[.$AN$2]+[.AO25]*[.$AO$2]+[.AP25]*[.$AP$2]+[.AQ25]*[.$AQ$2]+[.AR25]*[.$AR$2]+[.AS25]*[.$AS$2]+[.AT25]*[.$AT$2]+[.AU25]*[.$AU$2]+[.AV25]*[.$AV$2]+[.AW25]*[.$AW$2]+[.AX25]*[.$AX$2]+[.AY25]*[.$AY$2]+[.AZ25]*[.$AZ$2]+[.BA25]*[.$BA$2]" office:value-type="float" office:value="65536" calcext:value-type="float">
            <text:p>65536</text:p>
          </table:table-cell>
          <table:table-cell table:number-columns-repeated="9"/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6];8)" office:value-type="string" office:string-value="00000000" calcext:value-type="string">
            <text:p>00000000</text:p>
          </table:table-cell>
          <table:table-cell table:formula="of:=[.U26]*[.U$2]+[.T26]*[.T$2]+[.S26]*[.S$2]+[.R26]*[.R$2]+[.Q26]*[.Q$2]+[.P26]*[.P$2]+[.O26]*[.O$2]+[.N26]*[.N$2]+[.M26]*[.M$2]+[.L26]*[.L$2]+[.K26]*[.K$2]+[.J26]*[.J$2]+[.I26]*[.I$2]" office:value-type="float" office:value="0" calcext:value-type="float">
            <text:p>0</text:p>
          </table:table-cell>
          <table:table-cell table:formula="of:=DEC2HEX([.H26];8)" office:value-type="string" office:string-value="80000000" calcext:value-type="string">
            <text:p>80000000</text:p>
          </table:table-cell>
          <table:table-cell table:formula="of:=[.V26]*[.$V$2]+[.W26]*[.$W$2]+[.X26]*[.$X$2]+[.Y26]*[.$Y$2]+[.Z26]*[.$Z$2]+[.AA26]*[.$AA$2]+[.AB26]*[.$AB$2]+[.AC26]*[.$AC$2]+[.AD26]*[.$AD$2]+[.AE26]*[.$AE$2]+[.AF26]*[.$AF$2]+[.AG26]*[.$AG$2]+[.AH26]*[.$AH$2]+[.AI26]*[.$AI$2]+[.AJ26]*[.$AJ$2]+[.AK26]*[.$AK$2]+[.AL26]*[.$AL$2]+[.AM26]*[.$AM$2]+[.AN26]*[.$AN$2]+[.AO26]*[.$AO$2]+[.AP26]*[.$AP$2]+[.AQ26]*[.$AQ$2]+[.AR26]*[.$AR$2]+[.AS26]*[.$AS$2]+[.AT26]*[.$AT$2]+[.AU26]*[.$AU$2]+[.AV26]*[.$AV$2]+[.AW26]*[.$AW$2]+[.AX26]*[.$AX$2]+[.AY26]*[.$AY$2]+[.AZ26]*[.$AZ$2]+[.BA26]*[.$BA$2]" office:value-type="float" office:value="2147483648" calcext:value-type="float">
            <text:p>2147483648</text:p>
          </table:table-cell>
          <table:table-cell table:number-columns-repeated="9"/>
          <table:table-cell table:style-name="ce10"/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14"/>
          <table:table-cell table:style-name="ce12"/>
          <table:table-cell table:number-columns-repeated="987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OV B,A</text:p>
          </table:table-cell>
          <table:table-cell office:value-type="string" calcext:value-type="string">
            <text:p>B=A</text:p>
          </table:table-cell>
          <table:table-cell table:style-name="ce4" office:value-type="string" calcext:value-type="string">
            <text:p>47</text:p>
          </table:table-cell>
          <table:table-cell table:formula="of:=DEC2HEX([.F27];8)" office:value-type="string" office:string-value="00000000" calcext:value-type="string">
            <text:p>00000000</text:p>
          </table:table-cell>
          <table:table-cell table:formula="of:=[.U27]*[.U$2]+[.T27]*[.T$2]+[.S27]*[.S$2]+[.R27]*[.R$2]+[.Q27]*[.Q$2]+[.P27]*[.P$2]+[.O27]*[.O$2]+[.N27]*[.N$2]+[.M27]*[.M$2]+[.L27]*[.L$2]+[.K27]*[.K$2]+[.J27]*[.J$2]+[.I27]*[.I$2]" office:value-type="float" office:value="0" calcext:value-type="float">
            <text:p>0</text:p>
          </table:table-cell>
          <table:table-cell table:formula="of:=DEC2HEX([.H27];8)" office:value-type="string" office:string-value="00000300" calcext:value-type="string">
            <text:p>00000300</text:p>
          </table:table-cell>
          <table:table-cell table:formula="of:=[.V27]*[.$V$2]+[.W27]*[.$W$2]+[.X27]*[.$X$2]+[.Y27]*[.$Y$2]+[.Z27]*[.$Z$2]+[.AA27]*[.$AA$2]+[.AB27]*[.$AB$2]+[.AC27]*[.$AC$2]+[.AD27]*[.$AD$2]+[.AE27]*[.$AE$2]+[.AF27]*[.$AF$2]+[.AG27]*[.$AG$2]+[.AH27]*[.$AH$2]+[.AI27]*[.$AI$2]+[.AJ27]*[.$AJ$2]+[.AK27]*[.$AK$2]+[.AL27]*[.$AL$2]+[.AM27]*[.$AM$2]+[.AN27]*[.$AN$2]+[.AO27]*[.$AO$2]+[.AP27]*[.$AP$2]+[.AQ27]*[.$AQ$2]+[.AR27]*[.$AR$2]+[.AS27]*[.$AS$2]+[.AT27]*[.$AT$2]+[.AU27]*[.$AU$2]+[.AV27]*[.$AV$2]+[.AW27]*[.$AW$2]+[.AX27]*[.$AX$2]+[.AY27]*[.$AY$2]+[.AZ27]*[.$AZ$2]+[.BA27]*[.$BA$2]" office:value-type="float" office:value="768" calcext:value-type="float">
            <text:p>768</text:p>
          </table:table-cell>
          <table:table-cell table:number-columns-repeated="35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8];8)" office:value-type="string" office:string-value="00000000" calcext:value-type="string">
            <text:p>00000000</text:p>
          </table:table-cell>
          <table:table-cell table:formula="of:=[.U28]*[.U$2]+[.T28]*[.T$2]+[.S28]*[.S$2]+[.R28]*[.R$2]+[.Q28]*[.Q$2]+[.P28]*[.P$2]+[.O28]*[.O$2]+[.N28]*[.N$2]+[.M28]*[.M$2]+[.L28]*[.L$2]+[.K28]*[.K$2]+[.J28]*[.J$2]+[.I28]*[.I$2]" office:value-type="float" office:value="0" calcext:value-type="float">
            <text:p>0</text:p>
          </table:table-cell>
          <table:table-cell table:formula="of:=DEC2HEX([.H28];8)" office:value-type="string" office:string-value="80000000" calcext:value-type="string">
            <text:p>80000000</text:p>
          </table:table-cell>
          <table:table-cell table:formula="of:=[.V28]*[.$V$2]+[.W28]*[.$W$2]+[.X28]*[.$X$2]+[.Y28]*[.$Y$2]+[.Z28]*[.$Z$2]+[.AA28]*[.$AA$2]+[.AB28]*[.$AB$2]+[.AC28]*[.$AC$2]+[.AD28]*[.$AD$2]+[.AE28]*[.$AE$2]+[.AF28]*[.$AF$2]+[.AG28]*[.$AG$2]+[.AH28]*[.$AH$2]+[.AI28]*[.$AI$2]+[.AJ28]*[.$AJ$2]+[.AK28]*[.$AK$2]+[.AL28]*[.$AL$2]+[.AM28]*[.$AM$2]+[.AN28]*[.$AN$2]+[.AO28]*[.$AO$2]+[.AP28]*[.$AP$2]+[.AQ28]*[.$AQ$2]+[.AR28]*[.$AR$2]+[.AS28]*[.$AS$2]+[.AT28]*[.$AT$2]+[.AU28]*[.$AU$2]+[.AV28]*[.$AV$2]+[.AW28]*[.$AW$2]+[.AX28]*[.$AX$2]+[.AY28]*[.$AY$2]+[.AZ28]*[.$AZ$2]+[.BA2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OV H,A</text:p>
          </table:table-cell>
          <table:table-cell office:value-type="string" calcext:value-type="string">
            <text:p>H=A</text:p>
          </table:table-cell>
          <table:table-cell table:style-name="ce4" office:value-type="string" calcext:value-type="string">
            <text:p>67</text:p>
          </table:table-cell>
          <table:table-cell table:formula="of:=DEC2HEX([.F29];8)" office:value-type="string" office:string-value="00000000" calcext:value-type="string">
            <text:p>00000000</text:p>
          </table:table-cell>
          <table:table-cell table:formula="of:=[.U29]*[.U$2]+[.T29]*[.T$2]+[.S29]*[.S$2]+[.R29]*[.R$2]+[.Q29]*[.Q$2]+[.P29]*[.P$2]+[.O29]*[.O$2]+[.N29]*[.N$2]+[.M29]*[.M$2]+[.L29]*[.L$2]+[.K29]*[.K$2]+[.J29]*[.J$2]+[.I29]*[.I$2]" office:value-type="float" office:value="0" calcext:value-type="float">
            <text:p>0</text:p>
          </table:table-cell>
          <table:table-cell table:formula="of:=DEC2HEX([.H29];8)" office:value-type="string" office:string-value="00008100" calcext:value-type="string">
            <text:p>00008100</text:p>
          </table:table-cell>
          <table:table-cell table:formula="of:=[.V29]*[.$V$2]+[.W29]*[.$W$2]+[.X29]*[.$X$2]+[.Y29]*[.$Y$2]+[.Z29]*[.$Z$2]+[.AA29]*[.$AA$2]+[.AB29]*[.$AB$2]+[.AC29]*[.$AC$2]+[.AD29]*[.$AD$2]+[.AE29]*[.$AE$2]+[.AF29]*[.$AF$2]+[.AG29]*[.$AG$2]+[.AH29]*[.$AH$2]+[.AI29]*[.$AI$2]+[.AJ29]*[.$AJ$2]+[.AK29]*[.$AK$2]+[.AL29]*[.$AL$2]+[.AM29]*[.$AM$2]+[.AN29]*[.$AN$2]+[.AO29]*[.$AO$2]+[.AP29]*[.$AP$2]+[.AQ29]*[.$AQ$2]+[.AR29]*[.$AR$2]+[.AS29]*[.$AS$2]+[.AT29]*[.$AT$2]+[.AU29]*[.$AU$2]+[.AV29]*[.$AV$2]+[.AW29]*[.$AW$2]+[.AX29]*[.$AX$2]+[.AY29]*[.$AY$2]+[.AZ29]*[.$AZ$2]+[.BA29]*[.$BA$2]" office:value-type="float" office:value="33024" calcext:value-type="float">
            <text:p>33024</text:p>
          </table:table-cell>
          <table:table-cell table:number-columns-repeated="13"/>
          <table:table-cell table:style-name="ce2"/>
          <table:table-cell table:number-columns-repeated="15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0];8)" office:value-type="string" office:string-value="00000000" calcext:value-type="string">
            <text:p>00000000</text:p>
          </table:table-cell>
          <table:table-cell table:formula="of:=[.U30]*[.U$2]+[.T30]*[.T$2]+[.S30]*[.S$2]+[.R30]*[.R$2]+[.Q30]*[.Q$2]+[.P30]*[.P$2]+[.O30]*[.O$2]+[.N30]*[.N$2]+[.M30]*[.M$2]+[.L30]*[.L$2]+[.K30]*[.K$2]+[.J30]*[.J$2]+[.I30]*[.I$2]" office:value-type="float" office:value="0" calcext:value-type="float">
            <text:p>0</text:p>
          </table:table-cell>
          <table:table-cell table:formula="of:=DEC2HEX([.H30];8)" office:value-type="string" office:string-value="80000000" calcext:value-type="string">
            <text:p>80000000</text:p>
          </table:table-cell>
          <table:table-cell table:formula="of:=[.V30]*[.$V$2]+[.W30]*[.$W$2]+[.X30]*[.$X$2]+[.Y30]*[.$Y$2]+[.Z30]*[.$Z$2]+[.AA30]*[.$AA$2]+[.AB30]*[.$AB$2]+[.AC30]*[.$AC$2]+[.AD30]*[.$AD$2]+[.AE30]*[.$AE$2]+[.AF30]*[.$AF$2]+[.AG30]*[.$AG$2]+[.AH30]*[.$AH$2]+[.AI30]*[.$AI$2]+[.AJ30]*[.$AJ$2]+[.AK30]*[.$AK$2]+[.AL30]*[.$AL$2]+[.AM30]*[.$AM$2]+[.AN30]*[.$AN$2]+[.AO30]*[.$AO$2]+[.AP30]*[.$AP$2]+[.AQ30]*[.$AQ$2]+[.AR30]*[.$AR$2]+[.AS30]*[.$AS$2]+[.AT30]*[.$AT$2]+[.AU30]*[.$AU$2]+[.AV30]*[.$AV$2]+[.AW30]*[.$AW$2]+[.AX30]*[.$AX$2]+[.AY30]*[.$AY$2]+[.AZ30]*[.$AZ$2]+[.BA30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MOV L,A</text:p>
          </table:table-cell>
          <table:table-cell office:value-type="string" calcext:value-type="string">
            <text:p>L=A</text:p>
          </table:table-cell>
          <table:table-cell table:style-name="ce4" office:value-type="string" calcext:value-type="string">
            <text:p>6F</text:p>
          </table:table-cell>
          <table:table-cell table:formula="of:=DEC2HEX([.F31];8)" office:value-type="string" office:string-value="00000000" calcext:value-type="string">
            <text:p>00000000</text:p>
          </table:table-cell>
          <table:table-cell table:formula="of:=[.U31]*[.U$2]+[.T31]*[.T$2]+[.S31]*[.S$2]+[.R31]*[.R$2]+[.Q31]*[.Q$2]+[.P31]*[.P$2]+[.O31]*[.O$2]+[.N31]*[.N$2]+[.M31]*[.M$2]+[.L31]*[.L$2]+[.K31]*[.K$2]+[.J31]*[.J$2]+[.I31]*[.I$2]" office:value-type="float" office:value="0" calcext:value-type="float">
            <text:p>0</text:p>
          </table:table-cell>
          <table:table-cell table:formula="of:=DEC2HEX([.H31];8)" office:value-type="string" office:string-value="00004100" calcext:value-type="string">
            <text:p>00004100</text:p>
          </table:table-cell>
          <table:table-cell table:formula="of:=[.V31]*[.$V$2]+[.W31]*[.$W$2]+[.X31]*[.$X$2]+[.Y31]*[.$Y$2]+[.Z31]*[.$Z$2]+[.AA31]*[.$AA$2]+[.AB31]*[.$AB$2]+[.AC31]*[.$AC$2]+[.AD31]*[.$AD$2]+[.AE31]*[.$AE$2]+[.AF31]*[.$AF$2]+[.AG31]*[.$AG$2]+[.AH31]*[.$AH$2]+[.AI31]*[.$AI$2]+[.AJ31]*[.$AJ$2]+[.AK31]*[.$AK$2]+[.AL31]*[.$AL$2]+[.AM31]*[.$AM$2]+[.AN31]*[.$AN$2]+[.AO31]*[.$AO$2]+[.AP31]*[.$AP$2]+[.AQ31]*[.$AQ$2]+[.AR31]*[.$AR$2]+[.AS31]*[.$AS$2]+[.AT31]*[.$AT$2]+[.AU31]*[.$AU$2]+[.AV31]*[.$AV$2]+[.AW31]*[.$AW$2]+[.AX31]*[.$AX$2]+[.AY31]*[.$AY$2]+[.AZ31]*[.$AZ$2]+[.BA31]*[.$BA$2]" office:value-type="float" office:value="16640" calcext:value-type="float">
            <text:p>16640</text:p>
          </table:table-cell>
          <table:table-cell table:number-columns-repeated="13"/>
          <table:table-cell table:style-name="ce2"/>
          <table:table-cell table:number-columns-repeated="16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2];8)" office:value-type="string" office:string-value="00000000" calcext:value-type="string">
            <text:p>00000000</text:p>
          </table:table-cell>
          <table:table-cell table:formula="of:=[.U32]*[.U$2]+[.T32]*[.T$2]+[.S32]*[.S$2]+[.R32]*[.R$2]+[.Q32]*[.Q$2]+[.P32]*[.P$2]+[.O32]*[.O$2]+[.N32]*[.N$2]+[.M32]*[.M$2]+[.L32]*[.L$2]+[.K32]*[.K$2]+[.J32]*[.J$2]+[.I32]*[.I$2]" office:value-type="float" office:value="0" calcext:value-type="float">
            <text:p>0</text:p>
          </table:table-cell>
          <table:table-cell table:formula="of:=DEC2HEX([.H32];8)" office:value-type="string" office:string-value="80000000" calcext:value-type="string">
            <text:p>80000000</text:p>
          </table:table-cell>
          <table:table-cell table:formula="of:=[.V32]*[.$V$2]+[.W32]*[.$W$2]+[.X32]*[.$X$2]+[.Y32]*[.$Y$2]+[.Z32]*[.$Z$2]+[.AA32]*[.$AA$2]+[.AB32]*[.$AB$2]+[.AC32]*[.$AC$2]+[.AD32]*[.$AD$2]+[.AE32]*[.$AE$2]+[.AF32]*[.$AF$2]+[.AG32]*[.$AG$2]+[.AH32]*[.$AH$2]+[.AI32]*[.$AI$2]+[.AJ32]*[.$AJ$2]+[.AK32]*[.$AK$2]+[.AL32]*[.$AL$2]+[.AM32]*[.$AM$2]+[.AN32]*[.$AN$2]+[.AO32]*[.$AO$2]+[.AP32]*[.$AP$2]+[.AQ32]*[.$AQ$2]+[.AR32]*[.$AR$2]+[.AS32]*[.$AS$2]+[.AT32]*[.$AT$2]+[.AU32]*[.$AU$2]+[.AV32]*[.$AV$2]+[.AW32]*[.$AW$2]+[.AX32]*[.$AX$2]+[.AY32]*[.$AY$2]+[.AZ32]*[.$AZ$2]+[.BA32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4" office:value-type="string" calcext:value-type="string">
            <text:p>MOV M,A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10</text:p>
          </table:table-cell>
          <table:table-cell table:formula="of:=DEC2HEX([.F33];8)" office:value-type="string" office:string-value="00000000" calcext:value-type="string">
            <text:p>00000000</text:p>
          </table:table-cell>
          <table:table-cell table:formula="of:=[.U33]*[.U$2]+[.T33]*[.T$2]+[.S33]*[.S$2]+[.R33]*[.R$2]+[.Q33]*[.Q$2]+[.P33]*[.P$2]+[.O33]*[.O$2]+[.N33]*[.N$2]+[.M33]*[.M$2]+[.L33]*[.L$2]+[.K33]*[.K$2]+[.J33]*[.J$2]+[.I33]*[.I$2]" office:value-type="float" office:value="0" calcext:value-type="float">
            <text:p>0</text:p>
          </table:table-cell>
          <table:table-cell table:formula="of:=DEC2HEX([.H33];8)" office:value-type="string" office:string-value="00044000" calcext:value-type="string">
            <text:p>00044000</text:p>
          </table:table-cell>
          <table:table-cell table:formula="of:=[.V33]*[.$V$2]+[.W33]*[.$W$2]+[.X33]*[.$X$2]+[.Y33]*[.$Y$2]+[.Z33]*[.$Z$2]+[.AA33]*[.$AA$2]+[.AB33]*[.$AB$2]+[.AC33]*[.$AC$2]+[.AD33]*[.$AD$2]+[.AE33]*[.$AE$2]+[.AF33]*[.$AF$2]+[.AG33]*[.$AG$2]+[.AH33]*[.$AH$2]+[.AI33]*[.$AI$2]+[.AJ33]*[.$AJ$2]+[.AK33]*[.$AK$2]+[.AL33]*[.$AL$2]+[.AM33]*[.$AM$2]+[.AN33]*[.$AN$2]+[.AO33]*[.$AO$2]+[.AP33]*[.$AP$2]+[.AQ33]*[.$AQ$2]+[.AR33]*[.$AR$2]+[.AS33]*[.$AS$2]+[.AT33]*[.$AT$2]+[.AU33]*[.$AU$2]+[.AV33]*[.$AV$2]+[.AW33]*[.$AW$2]+[.AX33]*[.$AX$2]+[.AY33]*[.$AY$2]+[.AZ33]*[.$AZ$2]+[.BA33]*[.$BA$2]" office:value-type="float" office:value="278528" calcext:value-type="float">
            <text:p>278528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4];8)" office:value-type="string" office:string-value="00000000" calcext:value-type="string">
            <text:p>00000000</text:p>
          </table:table-cell>
          <table:table-cell table:formula="of:=[.U34]*[.U$2]+[.T34]*[.T$2]+[.S34]*[.S$2]+[.R34]*[.R$2]+[.Q34]*[.Q$2]+[.P34]*[.P$2]+[.O34]*[.O$2]+[.N34]*[.N$2]+[.M34]*[.M$2]+[.L34]*[.L$2]+[.K34]*[.K$2]+[.J34]*[.J$2]+[.I34]*[.I$2]" office:value-type="float" office:value="0" calcext:value-type="float">
            <text:p>0</text:p>
          </table:table-cell>
          <table:table-cell table:formula="of:=DEC2HEX([.H34];8)" office:value-type="string" office:string-value="00001000" calcext:value-type="string">
            <text:p>00001000</text:p>
          </table:table-cell>
          <table:table-cell table:formula="of:=[.V34]*[.$V$2]+[.W34]*[.$W$2]+[.X34]*[.$X$2]+[.Y34]*[.$Y$2]+[.Z34]*[.$Z$2]+[.AA34]*[.$AA$2]+[.AB34]*[.$AB$2]+[.AC34]*[.$AC$2]+[.AD34]*[.$AD$2]+[.AE34]*[.$AE$2]+[.AF34]*[.$AF$2]+[.AG34]*[.$AG$2]+[.AH34]*[.$AH$2]+[.AI34]*[.$AI$2]+[.AJ34]*[.$AJ$2]+[.AK34]*[.$AK$2]+[.AL34]*[.$AL$2]+[.AM34]*[.$AM$2]+[.AN34]*[.$AN$2]+[.AO34]*[.$AO$2]+[.AP34]*[.$AP$2]+[.AQ34]*[.$AQ$2]+[.AR34]*[.$AR$2]+[.AS34]*[.$AS$2]+[.AT34]*[.$AT$2]+[.AU34]*[.$AU$2]+[.AV34]*[.$AV$2]+[.AW34]*[.$AW$2]+[.AX34]*[.$AX$2]+[.AY34]*[.$AY$2]+[.AZ34]*[.$AZ$2]+[.BA34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35];8)" office:value-type="string" office:string-value="00000000" calcext:value-type="string">
            <text:p>00000000</text:p>
          </table:table-cell>
          <table:table-cell table:formula="of:=[.U35]*[.U$2]+[.T35]*[.T$2]+[.S35]*[.S$2]+[.R35]*[.R$2]+[.Q35]*[.Q$2]+[.P35]*[.P$2]+[.O35]*[.O$2]+[.N35]*[.N$2]+[.M35]*[.M$2]+[.L35]*[.L$2]+[.K35]*[.K$2]+[.J35]*[.J$2]+[.I35]*[.I$2]" office:value-type="float" office:value="0" calcext:value-type="float">
            <text:p>0</text:p>
          </table:table-cell>
          <table:table-cell table:formula="of:=DEC2HEX([.H35];8)" office:value-type="string" office:string-value="00048000" calcext:value-type="string">
            <text:p>00048000</text:p>
          </table:table-cell>
          <table:table-cell table:formula="of:=[.V35]*[.$V$2]+[.W35]*[.$W$2]+[.X35]*[.$X$2]+[.Y35]*[.$Y$2]+[.Z35]*[.$Z$2]+[.AA35]*[.$AA$2]+[.AB35]*[.$AB$2]+[.AC35]*[.$AC$2]+[.AD35]*[.$AD$2]+[.AE35]*[.$AE$2]+[.AF35]*[.$AF$2]+[.AG35]*[.$AG$2]+[.AH35]*[.$AH$2]+[.AI35]*[.$AI$2]+[.AJ35]*[.$AJ$2]+[.AK35]*[.$AK$2]+[.AL35]*[.$AL$2]+[.AM35]*[.$AM$2]+[.AN35]*[.$AN$2]+[.AO35]*[.$AO$2]+[.AP35]*[.$AP$2]+[.AQ35]*[.$AQ$2]+[.AR35]*[.$AR$2]+[.AS35]*[.$AS$2]+[.AT35]*[.$AT$2]+[.AU35]*[.$AU$2]+[.AV35]*[.$AV$2]+[.AW35]*[.$AW$2]+[.AX35]*[.$AX$2]+[.AY35]*[.$AY$2]+[.AZ35]*[.$AZ$2]+[.BA35]*[.$BA$2]" office:value-type="float" office:value="294912" calcext:value-type="float">
            <text:p>294912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36];8)" office:value-type="string" office:string-value="00000000" calcext:value-type="string">
            <text:p>00000000</text:p>
          </table:table-cell>
          <table:table-cell table:formula="of:=[.U36]*[.U$2]+[.T36]*[.T$2]+[.S36]*[.S$2]+[.R36]*[.R$2]+[.Q36]*[.Q$2]+[.P36]*[.P$2]+[.O36]*[.O$2]+[.N36]*[.N$2]+[.M36]*[.M$2]+[.L36]*[.L$2]+[.K36]*[.K$2]+[.J36]*[.J$2]+[.I36]*[.I$2]" office:value-type="float" office:value="0" calcext:value-type="float">
            <text:p>0</text:p>
          </table:table-cell>
          <table:table-cell table:formula="of:=DEC2HEX([.H36];8)" office:value-type="string" office:string-value="00001000" calcext:value-type="string">
            <text:p>00001000</text:p>
          </table:table-cell>
          <table:table-cell table:formula="of:=[.V36]*[.$V$2]+[.W36]*[.$W$2]+[.X36]*[.$X$2]+[.Y36]*[.$Y$2]+[.Z36]*[.$Z$2]+[.AA36]*[.$AA$2]+[.AB36]*[.$AB$2]+[.AC36]*[.$AC$2]+[.AD36]*[.$AD$2]+[.AE36]*[.$AE$2]+[.AF36]*[.$AF$2]+[.AG36]*[.$AG$2]+[.AH36]*[.$AH$2]+[.AI36]*[.$AI$2]+[.AJ36]*[.$AJ$2]+[.AK36]*[.$AK$2]+[.AL36]*[.$AL$2]+[.AM36]*[.$AM$2]+[.AN36]*[.$AN$2]+[.AO36]*[.$AO$2]+[.AP36]*[.$AP$2]+[.AQ36]*[.$AQ$2]+[.AR36]*[.$AR$2]+[.AS36]*[.$AS$2]+[.AT36]*[.$AT$2]+[.AU36]*[.$AU$2]+[.AV36]*[.$AV$2]+[.AW36]*[.$AW$2]+[.AX36]*[.$AX$2]+[.AY36]*[.$AY$2]+[.AZ36]*[.$AZ$2]+[.BA36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A</text:p>
          </table:table-cell>
          <table:table-cell table:style-name="ce4"/>
          <table:table-cell table:formula="of:=DEC2HEX([.F37];8)" office:value-type="string" office:string-value="00000000" calcext:value-type="string">
            <text:p>00000000</text:p>
          </table:table-cell>
          <table:table-cell table:formula="of:=[.U37]*[.U$2]+[.T37]*[.T$2]+[.S37]*[.S$2]+[.R37]*[.R$2]+[.Q37]*[.Q$2]+[.P37]*[.P$2]+[.O37]*[.O$2]+[.N37]*[.N$2]+[.M37]*[.M$2]+[.L37]*[.L$2]+[.K37]*[.K$2]+[.J37]*[.J$2]+[.I37]*[.I$2]" office:value-type="float" office:value="0" calcext:value-type="float">
            <text:p>0</text:p>
          </table:table-cell>
          <table:table-cell table:formula="of:=DEC2HEX([.H37];8)" office:value-type="string" office:string-value="00010100" calcext:value-type="string">
            <text:p>00010100</text:p>
          </table:table-cell>
          <table:table-cell table:formula="of:=[.V37]*[.$V$2]+[.W37]*[.$W$2]+[.X37]*[.$X$2]+[.Y37]*[.$Y$2]+[.Z37]*[.$Z$2]+[.AA37]*[.$AA$2]+[.AB37]*[.$AB$2]+[.AC37]*[.$AC$2]+[.AD37]*[.$AD$2]+[.AE37]*[.$AE$2]+[.AF37]*[.$AF$2]+[.AG37]*[.$AG$2]+[.AH37]*[.$AH$2]+[.AI37]*[.$AI$2]+[.AJ37]*[.$AJ$2]+[.AK37]*[.$AK$2]+[.AL37]*[.$AL$2]+[.AM37]*[.$AM$2]+[.AN37]*[.$AN$2]+[.AO37]*[.$AO$2]+[.AP37]*[.$AP$2]+[.AQ37]*[.$AQ$2]+[.AR37]*[.$AR$2]+[.AS37]*[.$AS$2]+[.AT37]*[.$AT$2]+[.AU37]*[.$AU$2]+[.AV37]*[.$AV$2]+[.AW37]*[.$AW$2]+[.AX37]*[.$AX$2]+[.AY37]*[.$AY$2]+[.AZ37]*[.$AZ$2]+[.BA37]*[.$BA$2]" office:value-type="float" office:value="65792" calcext:value-type="float">
            <text:p>65792</text:p>
          </table:table-cell>
          <table:table-cell table:number-columns-repeated="28"/>
          <table:table-cell table:style-name="ce12" office:value-type="float" office:value="1" calcext:value-type="float">
            <text:p>1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38];8)" office:value-type="string" office:string-value="00000000" calcext:value-type="string">
            <text:p>00000000</text:p>
          </table:table-cell>
          <table:table-cell table:formula="of:=[.U38]*[.U$2]+[.T38]*[.T$2]+[.S38]*[.S$2]+[.R38]*[.R$2]+[.Q38]*[.Q$2]+[.P38]*[.P$2]+[.O38]*[.O$2]+[.N38]*[.N$2]+[.M38]*[.M$2]+[.L38]*[.L$2]+[.K38]*[.K$2]+[.J38]*[.J$2]+[.I38]*[.I$2]" office:value-type="float" office:value="0" calcext:value-type="float">
            <text:p>0</text:p>
          </table:table-cell>
          <table:table-cell table:formula="of:=DEC2HEX([.H38];8)" office:value-type="string" office:string-value="80000000" calcext:value-type="string">
            <text:p>80000000</text:p>
          </table:table-cell>
          <table:table-cell table:formula="of:=[.V38]*[.$V$2]+[.W38]*[.$W$2]+[.X38]*[.$X$2]+[.Y38]*[.$Y$2]+[.Z38]*[.$Z$2]+[.AA38]*[.$AA$2]+[.AB38]*[.$AB$2]+[.AC38]*[.$AC$2]+[.AD38]*[.$AD$2]+[.AE38]*[.$AE$2]+[.AF38]*[.$AF$2]+[.AG38]*[.$AG$2]+[.AH38]*[.$AH$2]+[.AI38]*[.$AI$2]+[.AJ38]*[.$AJ$2]+[.AK38]*[.$AK$2]+[.AL38]*[.$AL$2]+[.AM38]*[.$AM$2]+[.AN38]*[.$AN$2]+[.AO38]*[.$AO$2]+[.AP38]*[.$AP$2]+[.AQ38]*[.$AQ$2]+[.AR38]*[.$AR$2]+[.AS38]*[.$AS$2]+[.AT38]*[.$AT$2]+[.AU38]*[.$AU$2]+[.AV38]*[.$AV$2]+[.AW38]*[.$AW$2]+[.AX38]*[.$AX$2]+[.AY38]*[.$AY$2]+[.AZ38]*[.$AZ$2]+[.BA3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4" office:value-type="string" calcext:value-type="string">
            <text:p>MOV M,B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49</text:p>
          </table:table-cell>
          <table:table-cell table:formula="of:=DEC2HEX([.F39];8)" office:value-type="string" office:string-value="00000000" calcext:value-type="string">
            <text:p>00000000</text:p>
          </table:table-cell>
          <table:table-cell table:formula="of:=[.U39]*[.U$2]+[.T39]*[.T$2]+[.S39]*[.S$2]+[.R39]*[.R$2]+[.Q39]*[.Q$2]+[.P39]*[.P$2]+[.O39]*[.O$2]+[.N39]*[.N$2]+[.M39]*[.M$2]+[.L39]*[.L$2]+[.K39]*[.K$2]+[.J39]*[.J$2]+[.I39]*[.I$2]" office:value-type="float" office:value="0" calcext:value-type="float">
            <text:p>0</text:p>
          </table:table-cell>
          <table:table-cell table:formula="of:=DEC2HEX([.H39];8)" office:value-type="string" office:string-value="00044000" calcext:value-type="string">
            <text:p>00044000</text:p>
          </table:table-cell>
          <table:table-cell table:formula="of:=[.V39]*[.$V$2]+[.W39]*[.$W$2]+[.X39]*[.$X$2]+[.Y39]*[.$Y$2]+[.Z39]*[.$Z$2]+[.AA39]*[.$AA$2]+[.AB39]*[.$AB$2]+[.AC39]*[.$AC$2]+[.AD39]*[.$AD$2]+[.AE39]*[.$AE$2]+[.AF39]*[.$AF$2]+[.AG39]*[.$AG$2]+[.AH39]*[.$AH$2]+[.AI39]*[.$AI$2]+[.AJ39]*[.$AJ$2]+[.AK39]*[.$AK$2]+[.AL39]*[.$AL$2]+[.AM39]*[.$AM$2]+[.AN39]*[.$AN$2]+[.AO39]*[.$AO$2]+[.AP39]*[.$AP$2]+[.AQ39]*[.$AQ$2]+[.AR39]*[.$AR$2]+[.AS39]*[.$AS$2]+[.AT39]*[.$AT$2]+[.AU39]*[.$AU$2]+[.AV39]*[.$AV$2]+[.AW39]*[.$AW$2]+[.AX39]*[.$AX$2]+[.AY39]*[.$AY$2]+[.AZ39]*[.$AZ$2]+[.BA39]*[.$BA$2]" office:value-type="float" office:value="278528" calcext:value-type="float">
            <text:p>278528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0];8)" office:value-type="string" office:string-value="00000000" calcext:value-type="string">
            <text:p>00000000</text:p>
          </table:table-cell>
          <table:table-cell table:formula="of:=[.U40]*[.U$2]+[.T40]*[.T$2]+[.S40]*[.S$2]+[.R40]*[.R$2]+[.Q40]*[.Q$2]+[.P40]*[.P$2]+[.O40]*[.O$2]+[.N40]*[.N$2]+[.M40]*[.M$2]+[.L40]*[.L$2]+[.K40]*[.K$2]+[.J40]*[.J$2]+[.I40]*[.I$2]" office:value-type="float" office:value="0" calcext:value-type="float">
            <text:p>0</text:p>
          </table:table-cell>
          <table:table-cell table:formula="of:=DEC2HEX([.H40];8)" office:value-type="string" office:string-value="00001000" calcext:value-type="string">
            <text:p>00001000</text:p>
          </table:table-cell>
          <table:table-cell table:formula="of:=[.V40]*[.$V$2]+[.W40]*[.$W$2]+[.X40]*[.$X$2]+[.Y40]*[.$Y$2]+[.Z40]*[.$Z$2]+[.AA40]*[.$AA$2]+[.AB40]*[.$AB$2]+[.AC40]*[.$AC$2]+[.AD40]*[.$AD$2]+[.AE40]*[.$AE$2]+[.AF40]*[.$AF$2]+[.AG40]*[.$AG$2]+[.AH40]*[.$AH$2]+[.AI40]*[.$AI$2]+[.AJ40]*[.$AJ$2]+[.AK40]*[.$AK$2]+[.AL40]*[.$AL$2]+[.AM40]*[.$AM$2]+[.AN40]*[.$AN$2]+[.AO40]*[.$AO$2]+[.AP40]*[.$AP$2]+[.AQ40]*[.$AQ$2]+[.AR40]*[.$AR$2]+[.AS40]*[.$AS$2]+[.AT40]*[.$AT$2]+[.AU40]*[.$AU$2]+[.AV40]*[.$AV$2]+[.AW40]*[.$AW$2]+[.AX40]*[.$AX$2]+[.AY40]*[.$AY$2]+[.AZ40]*[.$AZ$2]+[.BA40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1];8)" office:value-type="string" office:string-value="00000000" calcext:value-type="string">
            <text:p>00000000</text:p>
          </table:table-cell>
          <table:table-cell table:formula="of:=[.U41]*[.U$2]+[.T41]*[.T$2]+[.S41]*[.S$2]+[.R41]*[.R$2]+[.Q41]*[.Q$2]+[.P41]*[.P$2]+[.O41]*[.O$2]+[.N41]*[.N$2]+[.M41]*[.M$2]+[.L41]*[.L$2]+[.K41]*[.K$2]+[.J41]*[.J$2]+[.I41]*[.I$2]" office:value-type="float" office:value="0" calcext:value-type="float">
            <text:p>0</text:p>
          </table:table-cell>
          <table:table-cell table:formula="of:=DEC2HEX([.H41];8)" office:value-type="string" office:string-value="00048000" calcext:value-type="string">
            <text:p>00048000</text:p>
          </table:table-cell>
          <table:table-cell table:formula="of:=[.V41]*[.$V$2]+[.W41]*[.$W$2]+[.X41]*[.$X$2]+[.Y41]*[.$Y$2]+[.Z41]*[.$Z$2]+[.AA41]*[.$AA$2]+[.AB41]*[.$AB$2]+[.AC41]*[.$AC$2]+[.AD41]*[.$AD$2]+[.AE41]*[.$AE$2]+[.AF41]*[.$AF$2]+[.AG41]*[.$AG$2]+[.AH41]*[.$AH$2]+[.AI41]*[.$AI$2]+[.AJ41]*[.$AJ$2]+[.AK41]*[.$AK$2]+[.AL41]*[.$AL$2]+[.AM41]*[.$AM$2]+[.AN41]*[.$AN$2]+[.AO41]*[.$AO$2]+[.AP41]*[.$AP$2]+[.AQ41]*[.$AQ$2]+[.AR41]*[.$AR$2]+[.AS41]*[.$AS$2]+[.AT41]*[.$AT$2]+[.AU41]*[.$AU$2]+[.AV41]*[.$AV$2]+[.AW41]*[.$AW$2]+[.AX41]*[.$AX$2]+[.AY41]*[.$AY$2]+[.AZ41]*[.$AZ$2]+[.BA41]*[.$BA$2]" office:value-type="float" office:value="294912" calcext:value-type="float">
            <text:p>294912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2];8)" office:value-type="string" office:string-value="00000000" calcext:value-type="string">
            <text:p>00000000</text:p>
          </table:table-cell>
          <table:table-cell table:formula="of:=[.U42]*[.U$2]+[.T42]*[.T$2]+[.S42]*[.S$2]+[.R42]*[.R$2]+[.Q42]*[.Q$2]+[.P42]*[.P$2]+[.O42]*[.O$2]+[.N42]*[.N$2]+[.M42]*[.M$2]+[.L42]*[.L$2]+[.K42]*[.K$2]+[.J42]*[.J$2]+[.I42]*[.I$2]" office:value-type="float" office:value="0" calcext:value-type="float">
            <text:p>0</text:p>
          </table:table-cell>
          <table:table-cell table:formula="of:=DEC2HEX([.H42];8)" office:value-type="string" office:string-value="00001000" calcext:value-type="string">
            <text:p>00001000</text:p>
          </table:table-cell>
          <table:table-cell table:formula="of:=[.V42]*[.$V$2]+[.W42]*[.$W$2]+[.X42]*[.$X$2]+[.Y42]*[.$Y$2]+[.Z42]*[.$Z$2]+[.AA42]*[.$AA$2]+[.AB42]*[.$AB$2]+[.AC42]*[.$AC$2]+[.AD42]*[.$AD$2]+[.AE42]*[.$AE$2]+[.AF42]*[.$AF$2]+[.AG42]*[.$AG$2]+[.AH42]*[.$AH$2]+[.AI42]*[.$AI$2]+[.AJ42]*[.$AJ$2]+[.AK42]*[.$AK$2]+[.AL42]*[.$AL$2]+[.AM42]*[.$AM$2]+[.AN42]*[.$AN$2]+[.AO42]*[.$AO$2]+[.AP42]*[.$AP$2]+[.AQ42]*[.$AQ$2]+[.AR42]*[.$AR$2]+[.AS42]*[.$AS$2]+[.AT42]*[.$AT$2]+[.AU42]*[.$AU$2]+[.AV42]*[.$AV$2]+[.AW42]*[.$AW$2]+[.AX42]*[.$AX$2]+[.AY42]*[.$AY$2]+[.AZ42]*[.$AZ$2]+[.BA42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M(HL)=B</text:p>
          </table:table-cell>
          <table:table-cell/>
          <table:table-cell table:formula="of:=DEC2HEX([.F43];8)" office:value-type="string" office:string-value="00000000" calcext:value-type="string">
            <text:p>00000000</text:p>
          </table:table-cell>
          <table:table-cell table:formula="of:=[.U43]*[.U$2]+[.T43]*[.T$2]+[.S43]*[.S$2]+[.R43]*[.R$2]+[.Q43]*[.Q$2]+[.P43]*[.P$2]+[.O43]*[.O$2]+[.N43]*[.N$2]+[.M43]*[.M$2]+[.L43]*[.L$2]+[.K43]*[.K$2]+[.J43]*[.J$2]+[.I43]*[.I$2]" office:value-type="float" office:value="0" calcext:value-type="float">
            <text:p>0</text:p>
          </table:table-cell>
          <table:table-cell table:formula="of:=DEC2HEX([.H43];8)" office:value-type="string" office:string-value="00010400" calcext:value-type="string">
            <text:p>00010400</text:p>
          </table:table-cell>
          <table:table-cell table:formula="of:=[.V43]*[.$V$2]+[.W43]*[.$W$2]+[.X43]*[.$X$2]+[.Y43]*[.$Y$2]+[.Z43]*[.$Z$2]+[.AA43]*[.$AA$2]+[.AB43]*[.$AB$2]+[.AC43]*[.$AC$2]+[.AD43]*[.$AD$2]+[.AE43]*[.$AE$2]+[.AF43]*[.$AF$2]+[.AG43]*[.$AG$2]+[.AH43]*[.$AH$2]+[.AI43]*[.$AI$2]+[.AJ43]*[.$AJ$2]+[.AK43]*[.$AK$2]+[.AL43]*[.$AL$2]+[.AM43]*[.$AM$2]+[.AN43]*[.$AN$2]+[.AO43]*[.$AO$2]+[.AP43]*[.$AP$2]+[.AQ43]*[.$AQ$2]+[.AR43]*[.$AR$2]+[.AS43]*[.$AS$2]+[.AT43]*[.$AT$2]+[.AU43]*[.$AU$2]+[.AV43]*[.$AV$2]+[.AW43]*[.$AW$2]+[.AX43]*[.$AX$2]+[.AY43]*[.$AY$2]+[.AZ43]*[.$AZ$2]+[.BA43]*[.$BA$2]" office:value-type="float" office:value="66560" calcext:value-type="float">
            <text:p>66560</text:p>
          </table:table-cell>
          <table:table-cell table:number-columns-repeated="28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44];8)" office:value-type="string" office:string-value="00000000" calcext:value-type="string">
            <text:p>00000000</text:p>
          </table:table-cell>
          <table:table-cell table:formula="of:=[.U44]*[.U$2]+[.T44]*[.T$2]+[.S44]*[.S$2]+[.R44]*[.R$2]+[.Q44]*[.Q$2]+[.P44]*[.P$2]+[.O44]*[.O$2]+[.N44]*[.N$2]+[.M44]*[.M$2]+[.L44]*[.L$2]+[.K44]*[.K$2]+[.J44]*[.J$2]+[.I44]*[.I$2]" office:value-type="float" office:value="0" calcext:value-type="float">
            <text:p>0</text:p>
          </table:table-cell>
          <table:table-cell table:formula="of:=DEC2HEX([.H44];8)" office:value-type="string" office:string-value="80000000" calcext:value-type="string">
            <text:p>80000000</text:p>
          </table:table-cell>
          <table:table-cell table:formula="of:=[.V44]*[.$V$2]+[.W44]*[.$W$2]+[.X44]*[.$X$2]+[.Y44]*[.$Y$2]+[.Z44]*[.$Z$2]+[.AA44]*[.$AA$2]+[.AB44]*[.$AB$2]+[.AC44]*[.$AC$2]+[.AD44]*[.$AD$2]+[.AE44]*[.$AE$2]+[.AF44]*[.$AF$2]+[.AG44]*[.$AG$2]+[.AH44]*[.$AH$2]+[.AI44]*[.$AI$2]+[.AJ44]*[.$AJ$2]+[.AK44]*[.$AK$2]+[.AL44]*[.$AL$2]+[.AM44]*[.$AM$2]+[.AN44]*[.$AN$2]+[.AO44]*[.$AO$2]+[.AP44]*[.$AP$2]+[.AQ44]*[.$AQ$2]+[.AR44]*[.$AR$2]+[.AS44]*[.$AS$2]+[.AT44]*[.$AT$2]+[.AU44]*[.$AU$2]+[.AV44]*[.$AV$2]+[.AW44]*[.$AW$2]+[.AX44]*[.$AX$2]+[.AY44]*[.$AY$2]+[.AZ44]*[.$AZ$2]+[.BA44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4" office:value-type="string" calcext:value-type="string">
            <text:p>MOV A,M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22</text:p>
          </table:table-cell>
          <table:table-cell table:formula="of:=DEC2HEX([.F45];8)" office:value-type="string" office:string-value="00000000" calcext:value-type="string">
            <text:p>00000000</text:p>
          </table:table-cell>
          <table:table-cell table:formula="of:=[.U45]*[.U$2]+[.T45]*[.T$2]+[.S45]*[.S$2]+[.R45]*[.R$2]+[.Q45]*[.Q$2]+[.P45]*[.P$2]+[.O45]*[.O$2]+[.N45]*[.N$2]+[.M45]*[.M$2]+[.L45]*[.L$2]+[.K45]*[.K$2]+[.J45]*[.J$2]+[.I45]*[.I$2]" office:value-type="float" office:value="0" calcext:value-type="float">
            <text:p>0</text:p>
          </table:table-cell>
          <table:table-cell table:formula="of:=DEC2HEX([.H45];8)" office:value-type="string" office:string-value="00044000" calcext:value-type="string">
            <text:p>00044000</text:p>
          </table:table-cell>
          <table:table-cell table:formula="of:=[.V45]*[.$V$2]+[.W45]*[.$W$2]+[.X45]*[.$X$2]+[.Y45]*[.$Y$2]+[.Z45]*[.$Z$2]+[.AA45]*[.$AA$2]+[.AB45]*[.$AB$2]+[.AC45]*[.$AC$2]+[.AD45]*[.$AD$2]+[.AE45]*[.$AE$2]+[.AF45]*[.$AF$2]+[.AG45]*[.$AG$2]+[.AH45]*[.$AH$2]+[.AI45]*[.$AI$2]+[.AJ45]*[.$AJ$2]+[.AK45]*[.$AK$2]+[.AL45]*[.$AL$2]+[.AM45]*[.$AM$2]+[.AN45]*[.$AN$2]+[.AO45]*[.$AO$2]+[.AP45]*[.$AP$2]+[.AQ45]*[.$AQ$2]+[.AR45]*[.$AR$2]+[.AS45]*[.$AS$2]+[.AT45]*[.$AT$2]+[.AU45]*[.$AU$2]+[.AV45]*[.$AV$2]+[.AW45]*[.$AW$2]+[.AX45]*[.$AX$2]+[.AY45]*[.$AY$2]+[.AZ45]*[.$AZ$2]+[.BA45]*[.$BA$2]" office:value-type="float" office:value="278528" calcext:value-type="float">
            <text:p>278528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6];8)" office:value-type="string" office:string-value="00000000" calcext:value-type="string">
            <text:p>00000000</text:p>
          </table:table-cell>
          <table:table-cell table:formula="of:=[.U46]*[.U$2]+[.T46]*[.T$2]+[.S46]*[.S$2]+[.R46]*[.R$2]+[.Q46]*[.Q$2]+[.P46]*[.P$2]+[.O46]*[.O$2]+[.N46]*[.N$2]+[.M46]*[.M$2]+[.L46]*[.L$2]+[.K46]*[.K$2]+[.J46]*[.J$2]+[.I46]*[.I$2]" office:value-type="float" office:value="0" calcext:value-type="float">
            <text:p>0</text:p>
          </table:table-cell>
          <table:table-cell table:formula="of:=DEC2HEX([.H46];8)" office:value-type="string" office:string-value="00001000" calcext:value-type="string">
            <text:p>00001000</text:p>
          </table:table-cell>
          <table:table-cell table:formula="of:=[.V46]*[.$V$2]+[.W46]*[.$W$2]+[.X46]*[.$X$2]+[.Y46]*[.$Y$2]+[.Z46]*[.$Z$2]+[.AA46]*[.$AA$2]+[.AB46]*[.$AB$2]+[.AC46]*[.$AC$2]+[.AD46]*[.$AD$2]+[.AE46]*[.$AE$2]+[.AF46]*[.$AF$2]+[.AG46]*[.$AG$2]+[.AH46]*[.$AH$2]+[.AI46]*[.$AI$2]+[.AJ46]*[.$AJ$2]+[.AK46]*[.$AK$2]+[.AL46]*[.$AL$2]+[.AM46]*[.$AM$2]+[.AN46]*[.$AN$2]+[.AO46]*[.$AO$2]+[.AP46]*[.$AP$2]+[.AQ46]*[.$AQ$2]+[.AR46]*[.$AR$2]+[.AS46]*[.$AS$2]+[.AT46]*[.$AT$2]+[.AU46]*[.$AU$2]+[.AV46]*[.$AV$2]+[.AW46]*[.$AW$2]+[.AX46]*[.$AX$2]+[.AY46]*[.$AY$2]+[.AZ46]*[.$AZ$2]+[.BA46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47];8)" office:value-type="string" office:string-value="00000000" calcext:value-type="string">
            <text:p>00000000</text:p>
          </table:table-cell>
          <table:table-cell table:formula="of:=[.U47]*[.U$2]+[.T47]*[.T$2]+[.S47]*[.S$2]+[.R47]*[.R$2]+[.Q47]*[.Q$2]+[.P47]*[.P$2]+[.O47]*[.O$2]+[.N47]*[.N$2]+[.M47]*[.M$2]+[.L47]*[.L$2]+[.K47]*[.K$2]+[.J47]*[.J$2]+[.I47]*[.I$2]" office:value-type="float" office:value="0" calcext:value-type="float">
            <text:p>0</text:p>
          </table:table-cell>
          <table:table-cell table:formula="of:=DEC2HEX([.H47];8)" office:value-type="string" office:string-value="00048000" calcext:value-type="string">
            <text:p>00048000</text:p>
          </table:table-cell>
          <table:table-cell table:formula="of:=[.V47]*[.$V$2]+[.W47]*[.$W$2]+[.X47]*[.$X$2]+[.Y47]*[.$Y$2]+[.Z47]*[.$Z$2]+[.AA47]*[.$AA$2]+[.AB47]*[.$AB$2]+[.AC47]*[.$AC$2]+[.AD47]*[.$AD$2]+[.AE47]*[.$AE$2]+[.AF47]*[.$AF$2]+[.AG47]*[.$AG$2]+[.AH47]*[.$AH$2]+[.AI47]*[.$AI$2]+[.AJ47]*[.$AJ$2]+[.AK47]*[.$AK$2]+[.AL47]*[.$AL$2]+[.AM47]*[.$AM$2]+[.AN47]*[.$AN$2]+[.AO47]*[.$AO$2]+[.AP47]*[.$AP$2]+[.AQ47]*[.$AQ$2]+[.AR47]*[.$AR$2]+[.AS47]*[.$AS$2]+[.AT47]*[.$AT$2]+[.AU47]*[.$AU$2]+[.AV47]*[.$AV$2]+[.AW47]*[.$AW$2]+[.AX47]*[.$AX$2]+[.AY47]*[.$AY$2]+[.AZ47]*[.$AZ$2]+[.BA47]*[.$BA$2]" office:value-type="float" office:value="294912" calcext:value-type="float">
            <text:p>294912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48];8)" office:value-type="string" office:string-value="00000000" calcext:value-type="string">
            <text:p>00000000</text:p>
          </table:table-cell>
          <table:table-cell table:formula="of:=[.U48]*[.U$2]+[.T48]*[.T$2]+[.S48]*[.S$2]+[.R48]*[.R$2]+[.Q48]*[.Q$2]+[.P48]*[.P$2]+[.O48]*[.O$2]+[.N48]*[.N$2]+[.M48]*[.M$2]+[.L48]*[.L$2]+[.K48]*[.K$2]+[.J48]*[.J$2]+[.I48]*[.I$2]" office:value-type="float" office:value="0" calcext:value-type="float">
            <text:p>0</text:p>
          </table:table-cell>
          <table:table-cell table:formula="of:=DEC2HEX([.H48];8)" office:value-type="string" office:string-value="00001000" calcext:value-type="string">
            <text:p>00001000</text:p>
          </table:table-cell>
          <table:table-cell table:formula="of:=[.V48]*[.$V$2]+[.W48]*[.$W$2]+[.X48]*[.$X$2]+[.Y48]*[.$Y$2]+[.Z48]*[.$Z$2]+[.AA48]*[.$AA$2]+[.AB48]*[.$AB$2]+[.AC48]*[.$AC$2]+[.AD48]*[.$AD$2]+[.AE48]*[.$AE$2]+[.AF48]*[.$AF$2]+[.AG48]*[.$AG$2]+[.AH48]*[.$AH$2]+[.AI48]*[.$AI$2]+[.AJ48]*[.$AJ$2]+[.AK48]*[.$AK$2]+[.AL48]*[.$AL$2]+[.AM48]*[.$AM$2]+[.AN48]*[.$AN$2]+[.AO48]*[.$AO$2]+[.AP48]*[.$AP$2]+[.AQ48]*[.$AQ$2]+[.AR48]*[.$AR$2]+[.AS48]*[.$AS$2]+[.AT48]*[.$AT$2]+[.AU48]*[.$AU$2]+[.AV48]*[.$AV$2]+[.AW48]*[.$AW$2]+[.AX48]*[.$AX$2]+[.AY48]*[.$AY$2]+[.AZ48]*[.$AZ$2]+[.BA48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A=M(HL)</text:p>
          </table:table-cell>
          <table:table-cell/>
          <table:table-cell table:formula="of:=DEC2HEX([.F49];8)" office:value-type="string" office:string-value="00000000" calcext:value-type="string">
            <text:p>00000000</text:p>
          </table:table-cell>
          <table:table-cell table:formula="of:=[.U49]*[.U$2]+[.T49]*[.T$2]+[.S49]*[.S$2]+[.R49]*[.R$2]+[.Q49]*[.Q$2]+[.P49]*[.P$2]+[.O49]*[.O$2]+[.N49]*[.N$2]+[.M49]*[.M$2]+[.L49]*[.L$2]+[.K49]*[.K$2]+[.J49]*[.J$2]+[.I49]*[.I$2]" office:value-type="float" office:value="0" calcext:value-type="float">
            <text:p>0</text:p>
          </table:table-cell>
          <table:table-cell table:formula="of:=DEC2HEX([.H49];8)" office:value-type="string" office:string-value="00020080" calcext:value-type="string">
            <text:p>00020080</text:p>
          </table:table-cell>
          <table:table-cell table:formula="of:=[.V49]*[.$V$2]+[.W49]*[.$W$2]+[.X49]*[.$X$2]+[.Y49]*[.$Y$2]+[.Z49]*[.$Z$2]+[.AA49]*[.$AA$2]+[.AB49]*[.$AB$2]+[.AC49]*[.$AC$2]+[.AD49]*[.$AD$2]+[.AE49]*[.$AE$2]+[.AF49]*[.$AF$2]+[.AG49]*[.$AG$2]+[.AH49]*[.$AH$2]+[.AI49]*[.$AI$2]+[.AJ49]*[.$AJ$2]+[.AK49]*[.$AK$2]+[.AL49]*[.$AL$2]+[.AM49]*[.$AM$2]+[.AN49]*[.$AN$2]+[.AO49]*[.$AO$2]+[.AP49]*[.$AP$2]+[.AQ49]*[.$AQ$2]+[.AR49]*[.$AR$2]+[.AS49]*[.$AS$2]+[.AT49]*[.$AT$2]+[.AU49]*[.$AU$2]+[.AV49]*[.$AV$2]+[.AW49]*[.$AW$2]+[.AX49]*[.$AX$2]+[.AY49]*[.$AY$2]+[.AZ49]*[.$AZ$2]+[.BA49]*[.$BA$2]" office:value-type="float" office:value="131200" calcext:value-type="float">
            <text:p>131200</text:p>
          </table:table-cell>
          <table:table-cell table:number-columns-repeated="27"/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7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0];8)" office:value-type="string" office:string-value="00000000" calcext:value-type="string">
            <text:p>00000000</text:p>
          </table:table-cell>
          <table:table-cell table:formula="of:=[.U50]*[.U$2]+[.T50]*[.T$2]+[.S50]*[.S$2]+[.R50]*[.R$2]+[.Q50]*[.Q$2]+[.P50]*[.P$2]+[.O50]*[.O$2]+[.N50]*[.N$2]+[.M50]*[.M$2]+[.L50]*[.L$2]+[.K50]*[.K$2]+[.J50]*[.J$2]+[.I50]*[.I$2]" office:value-type="float" office:value="0" calcext:value-type="float">
            <text:p>0</text:p>
          </table:table-cell>
          <table:table-cell table:formula="of:=DEC2HEX([.H50];8)" office:value-type="string" office:string-value="80000000" calcext:value-type="string">
            <text:p>80000000</text:p>
          </table:table-cell>
          <table:table-cell table:formula="of:=[.V50]*[.$V$2]+[.W50]*[.$W$2]+[.X50]*[.$X$2]+[.Y50]*[.$Y$2]+[.Z50]*[.$Z$2]+[.AA50]*[.$AA$2]+[.AB50]*[.$AB$2]+[.AC50]*[.$AC$2]+[.AD50]*[.$AD$2]+[.AE50]*[.$AE$2]+[.AF50]*[.$AF$2]+[.AG50]*[.$AG$2]+[.AH50]*[.$AH$2]+[.AI50]*[.$AI$2]+[.AJ50]*[.$AJ$2]+[.AK50]*[.$AK$2]+[.AL50]*[.$AL$2]+[.AM50]*[.$AM$2]+[.AN50]*[.$AN$2]+[.AO50]*[.$AO$2]+[.AP50]*[.$AP$2]+[.AQ50]*[.$AQ$2]+[.AR50]*[.$AR$2]+[.AS50]*[.$AS$2]+[.AT50]*[.$AT$2]+[.AU50]*[.$AU$2]+[.AV50]*[.$AV$2]+[.AW50]*[.$AW$2]+[.AX50]*[.$AX$2]+[.AY50]*[.$AY$2]+[.AZ50]*[.$AZ$2]+[.BA50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 cycles</text:p>
          </table:table-cell>
          <table:table-cell table:style-name="ce4" office:value-type="string" calcext:value-type="string">
            <text:p>MOV B,M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28</text:p>
          </table:table-cell>
          <table:table-cell table:formula="of:=DEC2HEX([.F51];8)" office:value-type="string" office:string-value="00000000" calcext:value-type="string">
            <text:p>00000000</text:p>
          </table:table-cell>
          <table:table-cell table:formula="of:=[.U51]*[.U$2]+[.T51]*[.T$2]+[.S51]*[.S$2]+[.R51]*[.R$2]+[.Q51]*[.Q$2]+[.P51]*[.P$2]+[.O51]*[.O$2]+[.N51]*[.N$2]+[.M51]*[.M$2]+[.L51]*[.L$2]+[.K51]*[.K$2]+[.J51]*[.J$2]+[.I51]*[.I$2]" office:value-type="float" office:value="0" calcext:value-type="float">
            <text:p>0</text:p>
          </table:table-cell>
          <table:table-cell table:formula="of:=DEC2HEX([.H51];8)" office:value-type="string" office:string-value="00044000" calcext:value-type="string">
            <text:p>00044000</text:p>
          </table:table-cell>
          <table:table-cell table:formula="of:=[.V51]*[.$V$2]+[.W51]*[.$W$2]+[.X51]*[.$X$2]+[.Y51]*[.$Y$2]+[.Z51]*[.$Z$2]+[.AA51]*[.$AA$2]+[.AB51]*[.$AB$2]+[.AC51]*[.$AC$2]+[.AD51]*[.$AD$2]+[.AE51]*[.$AE$2]+[.AF51]*[.$AF$2]+[.AG51]*[.$AG$2]+[.AH51]*[.$AH$2]+[.AI51]*[.$AI$2]+[.AJ51]*[.$AJ$2]+[.AK51]*[.$AK$2]+[.AL51]*[.$AL$2]+[.AM51]*[.$AM$2]+[.AN51]*[.$AN$2]+[.AO51]*[.$AO$2]+[.AP51]*[.$AP$2]+[.AQ51]*[.$AQ$2]+[.AR51]*[.$AR$2]+[.AS51]*[.$AS$2]+[.AT51]*[.$AT$2]+[.AU51]*[.$AU$2]+[.AV51]*[.$AV$2]+[.AW51]*[.$AW$2]+[.AX51]*[.$AX$2]+[.AY51]*[.$AY$2]+[.AZ51]*[.$AZ$2]+[.BA51]*[.$BA$2]" office:value-type="float" office:value="278528" calcext:value-type="float">
            <text:p>278528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2];8)" office:value-type="string" office:string-value="00000000" calcext:value-type="string">
            <text:p>00000000</text:p>
          </table:table-cell>
          <table:table-cell table:formula="of:=[.U52]*[.U$2]+[.T52]*[.T$2]+[.S52]*[.S$2]+[.R52]*[.R$2]+[.Q52]*[.Q$2]+[.P52]*[.P$2]+[.O52]*[.O$2]+[.N52]*[.N$2]+[.M52]*[.M$2]+[.L52]*[.L$2]+[.K52]*[.K$2]+[.J52]*[.J$2]+[.I52]*[.I$2]" office:value-type="float" office:value="0" calcext:value-type="float">
            <text:p>0</text:p>
          </table:table-cell>
          <table:table-cell table:formula="of:=DEC2HEX([.H52];8)" office:value-type="string" office:string-value="00001000" calcext:value-type="string">
            <text:p>00001000</text:p>
          </table:table-cell>
          <table:table-cell table:formula="of:=[.V52]*[.$V$2]+[.W52]*[.$W$2]+[.X52]*[.$X$2]+[.Y52]*[.$Y$2]+[.Z52]*[.$Z$2]+[.AA52]*[.$AA$2]+[.AB52]*[.$AB$2]+[.AC52]*[.$AC$2]+[.AD52]*[.$AD$2]+[.AE52]*[.$AE$2]+[.AF52]*[.$AF$2]+[.AG52]*[.$AG$2]+[.AH52]*[.$AH$2]+[.AI52]*[.$AI$2]+[.AJ52]*[.$AJ$2]+[.AK52]*[.$AK$2]+[.AL52]*[.$AL$2]+[.AM52]*[.$AM$2]+[.AN52]*[.$AN$2]+[.AO52]*[.$AO$2]+[.AP52]*[.$AP$2]+[.AQ52]*[.$AQ$2]+[.AR52]*[.$AR$2]+[.AS52]*[.$AS$2]+[.AT52]*[.$AT$2]+[.AU52]*[.$AU$2]+[.AV52]*[.$AV$2]+[.AW52]*[.$AW$2]+[.AX52]*[.$AX$2]+[.AY52]*[.$AY$2]+[.AZ52]*[.$AZ$2]+[.BA52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53];8)" office:value-type="string" office:string-value="00000000" calcext:value-type="string">
            <text:p>00000000</text:p>
          </table:table-cell>
          <table:table-cell table:formula="of:=[.U53]*[.U$2]+[.T53]*[.T$2]+[.S53]*[.S$2]+[.R53]*[.R$2]+[.Q53]*[.Q$2]+[.P53]*[.P$2]+[.O53]*[.O$2]+[.N53]*[.N$2]+[.M53]*[.M$2]+[.L53]*[.L$2]+[.K53]*[.K$2]+[.J53]*[.J$2]+[.I53]*[.I$2]" office:value-type="float" office:value="0" calcext:value-type="float">
            <text:p>0</text:p>
          </table:table-cell>
          <table:table-cell table:formula="of:=DEC2HEX([.H53];8)" office:value-type="string" office:string-value="00048000" calcext:value-type="string">
            <text:p>00048000</text:p>
          </table:table-cell>
          <table:table-cell table:formula="of:=[.V53]*[.$V$2]+[.W53]*[.$W$2]+[.X53]*[.$X$2]+[.Y53]*[.$Y$2]+[.Z53]*[.$Z$2]+[.AA53]*[.$AA$2]+[.AB53]*[.$AB$2]+[.AC53]*[.$AC$2]+[.AD53]*[.$AD$2]+[.AE53]*[.$AE$2]+[.AF53]*[.$AF$2]+[.AG53]*[.$AG$2]+[.AH53]*[.$AH$2]+[.AI53]*[.$AI$2]+[.AJ53]*[.$AJ$2]+[.AK53]*[.$AK$2]+[.AL53]*[.$AL$2]+[.AM53]*[.$AM$2]+[.AN53]*[.$AN$2]+[.AO53]*[.$AO$2]+[.AP53]*[.$AP$2]+[.AQ53]*[.$AQ$2]+[.AR53]*[.$AR$2]+[.AS53]*[.$AS$2]+[.AT53]*[.$AT$2]+[.AU53]*[.$AU$2]+[.AV53]*[.$AV$2]+[.AW53]*[.$AW$2]+[.AX53]*[.$AX$2]+[.AY53]*[.$AY$2]+[.AZ53]*[.$AZ$2]+[.BA53]*[.$BA$2]" office:value-type="float" office:value="294912" calcext:value-type="float">
            <text:p>294912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4];8)" office:value-type="string" office:string-value="00000000" calcext:value-type="string">
            <text:p>00000000</text:p>
          </table:table-cell>
          <table:table-cell table:formula="of:=[.U54]*[.U$2]+[.T54]*[.T$2]+[.S54]*[.S$2]+[.R54]*[.R$2]+[.Q54]*[.Q$2]+[.P54]*[.P$2]+[.O54]*[.O$2]+[.N54]*[.N$2]+[.M54]*[.M$2]+[.L54]*[.L$2]+[.K54]*[.K$2]+[.J54]*[.J$2]+[.I54]*[.I$2]" office:value-type="float" office:value="0" calcext:value-type="float">
            <text:p>0</text:p>
          </table:table-cell>
          <table:table-cell table:formula="of:=DEC2HEX([.H54];8)" office:value-type="string" office:string-value="00001000" calcext:value-type="string">
            <text:p>00001000</text:p>
          </table:table-cell>
          <table:table-cell table:formula="of:=[.V54]*[.$V$2]+[.W54]*[.$W$2]+[.X54]*[.$X$2]+[.Y54]*[.$Y$2]+[.Z54]*[.$Z$2]+[.AA54]*[.$AA$2]+[.AB54]*[.$AB$2]+[.AC54]*[.$AC$2]+[.AD54]*[.$AD$2]+[.AE54]*[.$AE$2]+[.AF54]*[.$AF$2]+[.AG54]*[.$AG$2]+[.AH54]*[.$AH$2]+[.AI54]*[.$AI$2]+[.AJ54]*[.$AJ$2]+[.AK54]*[.$AK$2]+[.AL54]*[.$AL$2]+[.AM54]*[.$AM$2]+[.AN54]*[.$AN$2]+[.AO54]*[.$AO$2]+[.AP54]*[.$AP$2]+[.AQ54]*[.$AQ$2]+[.AR54]*[.$AR$2]+[.AS54]*[.$AS$2]+[.AT54]*[.$AT$2]+[.AU54]*[.$AU$2]+[.AV54]*[.$AV$2]+[.AW54]*[.$AW$2]+[.AX54]*[.$AX$2]+[.AY54]*[.$AY$2]+[.AZ54]*[.$AZ$2]+[.BA54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B=M(HL)</text:p>
          </table:table-cell>
          <table:table-cell/>
          <table:table-cell table:formula="of:=DEC2HEX([.F55];8)" office:value-type="string" office:string-value="00000000" calcext:value-type="string">
            <text:p>00000000</text:p>
          </table:table-cell>
          <table:table-cell table:formula="of:=[.U55]*[.U$2]+[.T55]*[.T$2]+[.S55]*[.S$2]+[.R55]*[.R$2]+[.Q55]*[.Q$2]+[.P55]*[.P$2]+[.O55]*[.O$2]+[.N55]*[.N$2]+[.M55]*[.M$2]+[.L55]*[.L$2]+[.K55]*[.K$2]+[.J55]*[.J$2]+[.I55]*[.I$2]" office:value-type="float" office:value="0" calcext:value-type="float">
            <text:p>0</text:p>
          </table:table-cell>
          <table:table-cell table:formula="of:=DEC2HEX([.H55];8)" office:value-type="string" office:string-value="00020200" calcext:value-type="string">
            <text:p>00020200</text:p>
          </table:table-cell>
          <table:table-cell table:formula="of:=[.V55]*[.$V$2]+[.W55]*[.$W$2]+[.X55]*[.$X$2]+[.Y55]*[.$Y$2]+[.Z55]*[.$Z$2]+[.AA55]*[.$AA$2]+[.AB55]*[.$AB$2]+[.AC55]*[.$AC$2]+[.AD55]*[.$AD$2]+[.AE55]*[.$AE$2]+[.AF55]*[.$AF$2]+[.AG55]*[.$AG$2]+[.AH55]*[.$AH$2]+[.AI55]*[.$AI$2]+[.AJ55]*[.$AJ$2]+[.AK55]*[.$AK$2]+[.AL55]*[.$AL$2]+[.AM55]*[.$AM$2]+[.AN55]*[.$AN$2]+[.AO55]*[.$AO$2]+[.AP55]*[.$AP$2]+[.AQ55]*[.$AQ$2]+[.AR55]*[.$AR$2]+[.AS55]*[.$AS$2]+[.AT55]*[.$AT$2]+[.AU55]*[.$AU$2]+[.AV55]*[.$AV$2]+[.AW55]*[.$AW$2]+[.AX55]*[.$AX$2]+[.AY55]*[.$AY$2]+[.AZ55]*[.$AZ$2]+[.BA55]*[.$BA$2]" office:value-type="float" office:value="131584" calcext:value-type="float">
            <text:p>131584</text:p>
          </table:table-cell>
          <table:table-cell table:number-columns-repeated="27"/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56];8)" office:value-type="string" office:string-value="00000000" calcext:value-type="string">
            <text:p>00000000</text:p>
          </table:table-cell>
          <table:table-cell table:formula="of:=[.U56]*[.U$2]+[.T56]*[.T$2]+[.S56]*[.S$2]+[.R56]*[.R$2]+[.Q56]*[.Q$2]+[.P56]*[.P$2]+[.O56]*[.O$2]+[.N56]*[.N$2]+[.M56]*[.M$2]+[.L56]*[.L$2]+[.K56]*[.K$2]+[.J56]*[.J$2]+[.I56]*[.I$2]" office:value-type="float" office:value="0" calcext:value-type="float">
            <text:p>0</text:p>
          </table:table-cell>
          <table:table-cell table:formula="of:=DEC2HEX([.H56];8)" office:value-type="string" office:string-value="80000000" calcext:value-type="string">
            <text:p>80000000</text:p>
          </table:table-cell>
          <table:table-cell table:formula="of:=[.V56]*[.$V$2]+[.W56]*[.$W$2]+[.X56]*[.$X$2]+[.Y56]*[.$Y$2]+[.Z56]*[.$Z$2]+[.AA56]*[.$AA$2]+[.AB56]*[.$AB$2]+[.AC56]*[.$AC$2]+[.AD56]*[.$AD$2]+[.AE56]*[.$AE$2]+[.AF56]*[.$AF$2]+[.AG56]*[.$AG$2]+[.AH56]*[.$AH$2]+[.AI56]*[.$AI$2]+[.AJ56]*[.$AJ$2]+[.AK56]*[.$AK$2]+[.AL56]*[.$AL$2]+[.AM56]*[.$AM$2]+[.AN56]*[.$AN$2]+[.AO56]*[.$AO$2]+[.AP56]*[.$AP$2]+[.AQ56]*[.$AQ$2]+[.AR56]*[.$AR$2]+[.AS56]*[.$AS$2]+[.AT56]*[.$AT$2]+[.AU56]*[.$AU$2]+[.AV56]*[.$AV$2]+[.AW56]*[.$AW$2]+[.AX56]*[.$AX$2]+[.AY56]*[.$AY$2]+[.AZ56]*[.$AZ$2]+[.BA56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 cycles</text:p>
          </table:table-cell>
          <table:table-cell table:style-name="ce4" office:value-type="string" calcext:value-type="string">
            <text:p>MOV REG,M</text:p>
          </table:table-cell>
          <table:table-cell office:value-type="string" calcext:value-type="string">
            <text:p>REG_ADR_WR=ROM</text:p>
          </table:table-cell>
          <table:table-cell table:style-name="ce4" office:value-type="string" calcext:value-type="string">
            <text:p>2E</text:p>
          </table:table-cell>
          <table:table-cell table:formula="of:=DEC2HEX([.F57];8)" office:value-type="string" office:string-value="00000001" calcext:value-type="string">
            <text:p>00000001</text:p>
          </table:table-cell>
          <table:table-cell table:formula="of:=[.U57]*[.U$2]+[.T57]*[.T$2]+[.S57]*[.S$2]+[.R57]*[.R$2]+[.Q57]*[.Q$2]+[.P57]*[.P$2]+[.O57]*[.O$2]+[.N57]*[.N$2]+[.M57]*[.M$2]+[.L57]*[.L$2]+[.K57]*[.K$2]+[.J57]*[.J$2]+[.I57]*[.I$2]" office:value-type="float" office:value="1" calcext:value-type="float">
            <text:p>1</text:p>
          </table:table-cell>
          <table:table-cell table:formula="of:=DEC2HEX([.H57];8)" office:value-type="string" office:string-value="00040000" calcext:value-type="string">
            <text:p>00040000</text:p>
          </table:table-cell>
          <table:table-cell table:formula="of:=[.V57]*[.$V$2]+[.W57]*[.$W$2]+[.X57]*[.$X$2]+[.Y57]*[.$Y$2]+[.Z57]*[.$Z$2]+[.AA57]*[.$AA$2]+[.AB57]*[.$AB$2]+[.AC57]*[.$AC$2]+[.AD57]*[.$AD$2]+[.AE57]*[.$AE$2]+[.AF57]*[.$AF$2]+[.AG57]*[.$AG$2]+[.AH57]*[.$AH$2]+[.AI57]*[.$AI$2]+[.AJ57]*[.$AJ$2]+[.AK57]*[.$AK$2]+[.AL57]*[.$AL$2]+[.AM57]*[.$AM$2]+[.AN57]*[.$AN$2]+[.AO57]*[.$AO$2]+[.AP57]*[.$AP$2]+[.AQ57]*[.$AQ$2]+[.AR57]*[.$AR$2]+[.AS57]*[.$AS$2]+[.AT57]*[.$AT$2]+[.AU57]*[.$AU$2]+[.AV57]*[.$AV$2]+[.AW57]*[.$AW$2]+[.AX57]*[.$AX$2]+[.AY57]*[.$AY$2]+[.AZ57]*[.$AZ$2]+[.BA57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58];8)" office:value-type="string" office:string-value="00000000" calcext:value-type="string">
            <text:p>00000000</text:p>
          </table:table-cell>
          <table:table-cell table:formula="of:=[.U58]*[.U$2]+[.T58]*[.T$2]+[.S58]*[.S$2]+[.R58]*[.R$2]+[.Q58]*[.Q$2]+[.P58]*[.P$2]+[.O58]*[.O$2]+[.N58]*[.N$2]+[.M58]*[.M$2]+[.L58]*[.L$2]+[.K58]*[.K$2]+[.J58]*[.J$2]+[.I58]*[.I$2]" office:value-type="float" office:value="0" calcext:value-type="float">
            <text:p>0</text:p>
          </table:table-cell>
          <table:table-cell table:formula="of:=DEC2HEX([.H58];8)" office:value-type="string" office:string-value="00001000" calcext:value-type="string">
            <text:p>00001000</text:p>
          </table:table-cell>
          <table:table-cell table:formula="of:=[.V58]*[.$V$2]+[.W58]*[.$W$2]+[.X58]*[.$X$2]+[.Y58]*[.$Y$2]+[.Z58]*[.$Z$2]+[.AA58]*[.$AA$2]+[.AB58]*[.$AB$2]+[.AC58]*[.$AC$2]+[.AD58]*[.$AD$2]+[.AE58]*[.$AE$2]+[.AF58]*[.$AF$2]+[.AG58]*[.$AG$2]+[.AH58]*[.$AH$2]+[.AI58]*[.$AI$2]+[.AJ58]*[.$AJ$2]+[.AK58]*[.$AK$2]+[.AL58]*[.$AL$2]+[.AM58]*[.$AM$2]+[.AN58]*[.$AN$2]+[.AO58]*[.$AO$2]+[.AP58]*[.$AP$2]+[.AQ58]*[.$AQ$2]+[.AR58]*[.$AR$2]+[.AS58]*[.$AS$2]+[.AT58]*[.$AT$2]+[.AU58]*[.$AU$2]+[.AV58]*[.$AV$2]+[.AW58]*[.$AW$2]+[.AX58]*[.$AX$2]+[.AY58]*[.$AY$2]+[.AZ58]*[.$AZ$2]+[.BA58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59];8)" office:value-type="string" office:string-value="00000000" calcext:value-type="string">
            <text:p>00000000</text:p>
          </table:table-cell>
          <table:table-cell table:formula="of:=[.U59]*[.U$2]+[.T59]*[.T$2]+[.S59]*[.S$2]+[.R59]*[.R$2]+[.Q59]*[.Q$2]+[.P59]*[.P$2]+[.O59]*[.O$2]+[.N59]*[.N$2]+[.M59]*[.M$2]+[.L59]*[.L$2]+[.K59]*[.K$2]+[.J59]*[.J$2]+[.I59]*[.I$2]" office:value-type="float" office:value="0" calcext:value-type="float">
            <text:p>0</text:p>
          </table:table-cell>
          <table:table-cell table:formula="of:=DEC2HEX([.H59];8)" office:value-type="string" office:string-value="00044000" calcext:value-type="string">
            <text:p>00044000</text:p>
          </table:table-cell>
          <table:table-cell table:formula="of:=[.V59]*[.$V$2]+[.W59]*[.$W$2]+[.X59]*[.$X$2]+[.Y59]*[.$Y$2]+[.Z59]*[.$Z$2]+[.AA59]*[.$AA$2]+[.AB59]*[.$AB$2]+[.AC59]*[.$AC$2]+[.AD59]*[.$AD$2]+[.AE59]*[.$AE$2]+[.AF59]*[.$AF$2]+[.AG59]*[.$AG$2]+[.AH59]*[.$AH$2]+[.AI59]*[.$AI$2]+[.AJ59]*[.$AJ$2]+[.AK59]*[.$AK$2]+[.AL59]*[.$AL$2]+[.AM59]*[.$AM$2]+[.AN59]*[.$AN$2]+[.AO59]*[.$AO$2]+[.AP59]*[.$AP$2]+[.AQ59]*[.$AQ$2]+[.AR59]*[.$AR$2]+[.AS59]*[.$AS$2]+[.AT59]*[.$AT$2]+[.AU59]*[.$AU$2]+[.AV59]*[.$AV$2]+[.AW59]*[.$AW$2]+[.AX59]*[.$AX$2]+[.AY59]*[.$AY$2]+[.AZ59]*[.$AZ$2]+[.BA59]*[.$BA$2]" office:value-type="float" office:value="278528" calcext:value-type="float">
            <text:p>278528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0];8)" office:value-type="string" office:string-value="00000000" calcext:value-type="string">
            <text:p>00000000</text:p>
          </table:table-cell>
          <table:table-cell table:formula="of:=[.U60]*[.U$2]+[.T60]*[.T$2]+[.S60]*[.S$2]+[.R60]*[.R$2]+[.Q60]*[.Q$2]+[.P60]*[.P$2]+[.O60]*[.O$2]+[.N60]*[.N$2]+[.M60]*[.M$2]+[.L60]*[.L$2]+[.K60]*[.K$2]+[.J60]*[.J$2]+[.I60]*[.I$2]" office:value-type="float" office:value="0" calcext:value-type="float">
            <text:p>0</text:p>
          </table:table-cell>
          <table:table-cell table:formula="of:=DEC2HEX([.H60];8)" office:value-type="string" office:string-value="00001000" calcext:value-type="string">
            <text:p>00001000</text:p>
          </table:table-cell>
          <table:table-cell table:formula="of:=[.V60]*[.$V$2]+[.W60]*[.$W$2]+[.X60]*[.$X$2]+[.Y60]*[.$Y$2]+[.Z60]*[.$Z$2]+[.AA60]*[.$AA$2]+[.AB60]*[.$AB$2]+[.AC60]*[.$AC$2]+[.AD60]*[.$AD$2]+[.AE60]*[.$AE$2]+[.AF60]*[.$AF$2]+[.AG60]*[.$AG$2]+[.AH60]*[.$AH$2]+[.AI60]*[.$AI$2]+[.AJ60]*[.$AJ$2]+[.AK60]*[.$AK$2]+[.AL60]*[.$AL$2]+[.AM60]*[.$AM$2]+[.AN60]*[.$AN$2]+[.AO60]*[.$AO$2]+[.AP60]*[.$AP$2]+[.AQ60]*[.$AQ$2]+[.AR60]*[.$AR$2]+[.AS60]*[.$AS$2]+[.AT60]*[.$AT$2]+[.AU60]*[.$AU$2]+[.AV60]*[.$AV$2]+[.AW60]*[.$AW$2]+[.AX60]*[.$AX$2]+[.AY60]*[.$AY$2]+[.AZ60]*[.$AZ$2]+[.BA60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61];8)" office:value-type="string" office:string-value="00000000" calcext:value-type="string">
            <text:p>00000000</text:p>
          </table:table-cell>
          <table:table-cell table:formula="of:=[.U61]*[.U$2]+[.T61]*[.T$2]+[.S61]*[.S$2]+[.R61]*[.R$2]+[.Q61]*[.Q$2]+[.P61]*[.P$2]+[.O61]*[.O$2]+[.N61]*[.N$2]+[.M61]*[.M$2]+[.L61]*[.L$2]+[.K61]*[.K$2]+[.J61]*[.J$2]+[.I61]*[.I$2]" office:value-type="float" office:value="0" calcext:value-type="float">
            <text:p>0</text:p>
          </table:table-cell>
          <table:table-cell table:formula="of:=DEC2HEX([.H61];8)" office:value-type="string" office:string-value="00048000" calcext:value-type="string">
            <text:p>00048000</text:p>
          </table:table-cell>
          <table:table-cell table:formula="of:=[.V61]*[.$V$2]+[.W61]*[.$W$2]+[.X61]*[.$X$2]+[.Y61]*[.$Y$2]+[.Z61]*[.$Z$2]+[.AA61]*[.$AA$2]+[.AB61]*[.$AB$2]+[.AC61]*[.$AC$2]+[.AD61]*[.$AD$2]+[.AE61]*[.$AE$2]+[.AF61]*[.$AF$2]+[.AG61]*[.$AG$2]+[.AH61]*[.$AH$2]+[.AI61]*[.$AI$2]+[.AJ61]*[.$AJ$2]+[.AK61]*[.$AK$2]+[.AL61]*[.$AL$2]+[.AM61]*[.$AM$2]+[.AN61]*[.$AN$2]+[.AO61]*[.$AO$2]+[.AP61]*[.$AP$2]+[.AQ61]*[.$AQ$2]+[.AR61]*[.$AR$2]+[.AS61]*[.$AS$2]+[.AT61]*[.$AT$2]+[.AU61]*[.$AU$2]+[.AV61]*[.$AV$2]+[.AW61]*[.$AW$2]+[.AX61]*[.$AX$2]+[.AY61]*[.$AY$2]+[.AZ61]*[.$AZ$2]+[.BA61]*[.$BA$2]" office:value-type="float" office:value="294912" calcext:value-type="float">
            <text:p>294912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0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2];8)" office:value-type="string" office:string-value="00000000" calcext:value-type="string">
            <text:p>00000000</text:p>
          </table:table-cell>
          <table:table-cell table:formula="of:=[.U62]*[.U$2]+[.T62]*[.T$2]+[.S62]*[.S$2]+[.R62]*[.R$2]+[.Q62]*[.Q$2]+[.P62]*[.P$2]+[.O62]*[.O$2]+[.N62]*[.N$2]+[.M62]*[.M$2]+[.L62]*[.L$2]+[.K62]*[.K$2]+[.J62]*[.J$2]+[.I62]*[.I$2]" office:value-type="float" office:value="0" calcext:value-type="float">
            <text:p>0</text:p>
          </table:table-cell>
          <table:table-cell table:formula="of:=DEC2HEX([.H62];8)" office:value-type="string" office:string-value="00001000" calcext:value-type="string">
            <text:p>00001000</text:p>
          </table:table-cell>
          <table:table-cell table:formula="of:=[.V62]*[.$V$2]+[.W62]*[.$W$2]+[.X62]*[.$X$2]+[.Y62]*[.$Y$2]+[.Z62]*[.$Z$2]+[.AA62]*[.$AA$2]+[.AB62]*[.$AB$2]+[.AC62]*[.$AC$2]+[.AD62]*[.$AD$2]+[.AE62]*[.$AE$2]+[.AF62]*[.$AF$2]+[.AG62]*[.$AG$2]+[.AH62]*[.$AH$2]+[.AI62]*[.$AI$2]+[.AJ62]*[.$AJ$2]+[.AK62]*[.$AK$2]+[.AL62]*[.$AL$2]+[.AM62]*[.$AM$2]+[.AN62]*[.$AN$2]+[.AO62]*[.$AO$2]+[.AP62]*[.$AP$2]+[.AQ62]*[.$AQ$2]+[.AR62]*[.$AR$2]+[.AS62]*[.$AS$2]+[.AT62]*[.$AT$2]+[.AU62]*[.$AU$2]+[.AV62]*[.$AV$2]+[.AW62]*[.$AW$2]+[.AX62]*[.$AX$2]+[.AY62]*[.$AY$2]+[.AZ62]*[.$AZ$2]+[.BA62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=M</text:p>
          </table:table-cell>
          <table:table-cell/>
          <table:table-cell table:formula="of:=DEC2HEX([.F63];8)" office:value-type="string" office:string-value="00000010" calcext:value-type="string">
            <text:p>00000010</text:p>
          </table:table-cell>
          <table:table-cell table:formula="of:=[.U63]*[.U$2]+[.T63]*[.T$2]+[.S63]*[.S$2]+[.R63]*[.R$2]+[.Q63]*[.Q$2]+[.P63]*[.P$2]+[.O63]*[.O$2]+[.N63]*[.N$2]+[.M63]*[.M$2]+[.L63]*[.L$2]+[.K63]*[.K$2]+[.J63]*[.J$2]+[.I63]*[.I$2]" office:value-type="float" office:value="16" calcext:value-type="float">
            <text:p>16</text:p>
          </table:table-cell>
          <table:table-cell table:formula="of:=DEC2HEX([.H63];8)" office:value-type="string" office:string-value="00020000" calcext:value-type="string">
            <text:p>00020000</text:p>
          </table:table-cell>
          <table:table-cell table:formula="of:=[.V63]*[.$V$2]+[.W63]*[.$W$2]+[.X63]*[.$X$2]+[.Y63]*[.$Y$2]+[.Z63]*[.$Z$2]+[.AA63]*[.$AA$2]+[.AB63]*[.$AB$2]+[.AC63]*[.$AC$2]+[.AD63]*[.$AD$2]+[.AE63]*[.$AE$2]+[.AF63]*[.$AF$2]+[.AG63]*[.$AG$2]+[.AH63]*[.$AH$2]+[.AI63]*[.$AI$2]+[.AJ63]*[.$AJ$2]+[.AK63]*[.$AK$2]+[.AL63]*[.$AL$2]+[.AM63]*[.$AM$2]+[.AN63]*[.$AN$2]+[.AO63]*[.$AO$2]+[.AP63]*[.$AP$2]+[.AQ63]*[.$AQ$2]+[.AR63]*[.$AR$2]+[.AS63]*[.$AS$2]+[.AT63]*[.$AT$2]+[.AU63]*[.$AU$2]+[.AV63]*[.$AV$2]+[.AW63]*[.$AW$2]+[.AX63]*[.$AX$2]+[.AY63]*[.$AY$2]+[.AZ63]*[.$AZ$2]+[.BA63]*[.$BA$2]" office:value-type="float" office:value="131072" calcext:value-type="float">
            <text:p>131072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4];8)" office:value-type="string" office:string-value="00000000" calcext:value-type="string">
            <text:p>00000000</text:p>
          </table:table-cell>
          <table:table-cell table:formula="of:=[.U64]*[.U$2]+[.T64]*[.T$2]+[.S64]*[.S$2]+[.R64]*[.R$2]+[.Q64]*[.Q$2]+[.P64]*[.P$2]+[.O64]*[.O$2]+[.N64]*[.N$2]+[.M64]*[.M$2]+[.L64]*[.L$2]+[.K64]*[.K$2]+[.J64]*[.J$2]+[.I64]*[.I$2]" office:value-type="float" office:value="0" calcext:value-type="float">
            <text:p>0</text:p>
          </table:table-cell>
          <table:table-cell table:formula="of:=DEC2HEX([.H64];8)" office:value-type="string" office:string-value="80000000" calcext:value-type="string">
            <text:p>80000000</text:p>
          </table:table-cell>
          <table:table-cell table:formula="of:=[.V64]*[.$V$2]+[.W64]*[.$W$2]+[.X64]*[.$X$2]+[.Y64]*[.$Y$2]+[.Z64]*[.$Z$2]+[.AA64]*[.$AA$2]+[.AB64]*[.$AB$2]+[.AC64]*[.$AC$2]+[.AD64]*[.$AD$2]+[.AE64]*[.$AE$2]+[.AF64]*[.$AF$2]+[.AG64]*[.$AG$2]+[.AH64]*[.$AH$2]+[.AI64]*[.$AI$2]+[.AJ64]*[.$AJ$2]+[.AK64]*[.$AK$2]+[.AL64]*[.$AL$2]+[.AM64]*[.$AM$2]+[.AN64]*[.$AN$2]+[.AO64]*[.$AO$2]+[.AP64]*[.$AP$2]+[.AQ64]*[.$AQ$2]+[.AR64]*[.$AR$2]+[.AS64]*[.$AS$2]+[.AT64]*[.$AT$2]+[.AU64]*[.$AU$2]+[.AV64]*[.$AV$2]+[.AW64]*[.$AW$2]+[.AX64]*[.$AX$2]+[.AY64]*[.$AY$2]+[.AZ64]*[.$AZ$2]+[.BA64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MOVI A,BYTE</text:p>
          </table:table-cell>
          <table:table-cell office:value-type="string" calcext:value-type="string">
            <text:p>A=ROM</text:p>
          </table:table-cell>
          <table:table-cell table:style-name="ce4" office:value-type="string" calcext:value-type="string">
            <text:p>3E</text:p>
          </table:table-cell>
          <table:table-cell table:formula="of:=DEC2HEX([.F65];8)" office:value-type="string" office:string-value="00000000" calcext:value-type="string">
            <text:p>00000000</text:p>
          </table:table-cell>
          <table:table-cell table:formula="of:=[.U65]*[.U$2]+[.T65]*[.T$2]+[.S65]*[.S$2]+[.R65]*[.R$2]+[.Q65]*[.Q$2]+[.P65]*[.P$2]+[.O65]*[.O$2]+[.N65]*[.N$2]+[.M65]*[.M$2]+[.L65]*[.L$2]+[.K65]*[.K$2]+[.J65]*[.J$2]+[.I65]*[.I$2]" office:value-type="float" office:value="0" calcext:value-type="float">
            <text:p>0</text:p>
          </table:table-cell>
          <table:table-cell table:formula="of:=DEC2HEX([.H65];8)" office:value-type="string" office:string-value="00040080" calcext:value-type="string">
            <text:p>00040080</text:p>
          </table:table-cell>
          <table:table-cell table:formula="of:=[.V65]*[.$V$2]+[.W65]*[.$W$2]+[.X65]*[.$X$2]+[.Y65]*[.$Y$2]+[.Z65]*[.$Z$2]+[.AA65]*[.$AA$2]+[.AB65]*[.$AB$2]+[.AC65]*[.$AC$2]+[.AD65]*[.$AD$2]+[.AE65]*[.$AE$2]+[.AF65]*[.$AF$2]+[.AG65]*[.$AG$2]+[.AH65]*[.$AH$2]+[.AI65]*[.$AI$2]+[.AJ65]*[.$AJ$2]+[.AK65]*[.$AK$2]+[.AL65]*[.$AL$2]+[.AM65]*[.$AM$2]+[.AN65]*[.$AN$2]+[.AO65]*[.$AO$2]+[.AP65]*[.$AP$2]+[.AQ65]*[.$AQ$2]+[.AR65]*[.$AR$2]+[.AS65]*[.$AS$2]+[.AT65]*[.$AT$2]+[.AU65]*[.$AU$2]+[.AV65]*[.$AV$2]+[.AW65]*[.$AW$2]+[.AX65]*[.$AX$2]+[.AY65]*[.$AY$2]+[.AZ65]*[.$AZ$2]+[.BA65]*[.$BA$2]" office:value-type="float" office:value="262272" calcext:value-type="float">
            <text:p>262272</text:p>
          </table:table-cell>
          <table:table-cell table:number-columns-repeated="26"/>
          <table:table-cell table:style-name="ce12" office:value-type="float" office:value="1" calcext:value-type="float">
            <text:p>1</text:p>
          </table:table-cell>
          <table:table-cell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INC</text:p>
          </table:table-cell>
          <table:table-cell/>
          <table:table-cell table:formula="of:=DEC2HEX([.F66];8)" office:value-type="string" office:string-value="00000000" calcext:value-type="string">
            <text:p>00000000</text:p>
          </table:table-cell>
          <table:table-cell table:formula="of:=[.U66]*[.U$2]+[.T66]*[.T$2]+[.S66]*[.S$2]+[.R66]*[.R$2]+[.Q66]*[.Q$2]+[.P66]*[.P$2]+[.O66]*[.O$2]+[.N66]*[.N$2]+[.M66]*[.M$2]+[.L66]*[.L$2]+[.K66]*[.K$2]+[.J66]*[.J$2]+[.I66]*[.I$2]" office:value-type="float" office:value="0" calcext:value-type="float">
            <text:p>0</text:p>
          </table:table-cell>
          <table:table-cell table:formula="of:=DEC2HEX([.H66];8)" office:value-type="string" office:string-value="00001000" calcext:value-type="string">
            <text:p>00001000</text:p>
          </table:table-cell>
          <table:table-cell table:formula="of:=[.V66]*[.$V$2]+[.W66]*[.$W$2]+[.X66]*[.$X$2]+[.Y66]*[.$Y$2]+[.Z66]*[.$Z$2]+[.AA66]*[.$AA$2]+[.AB66]*[.$AB$2]+[.AC66]*[.$AC$2]+[.AD66]*[.$AD$2]+[.AE66]*[.$AE$2]+[.AF66]*[.$AF$2]+[.AG66]*[.$AG$2]+[.AH66]*[.$AH$2]+[.AI66]*[.$AI$2]+[.AJ66]*[.$AJ$2]+[.AK66]*[.$AK$2]+[.AL66]*[.$AL$2]+[.AM66]*[.$AM$2]+[.AN66]*[.$AN$2]+[.AO66]*[.$AO$2]+[.AP66]*[.$AP$2]+[.AQ66]*[.$AQ$2]+[.AR66]*[.$AR$2]+[.AS66]*[.$AS$2]+[.AT66]*[.$AT$2]+[.AU66]*[.$AU$2]+[.AV66]*[.$AV$2]+[.AW66]*[.$AW$2]+[.AX66]*[.$AX$2]+[.AY66]*[.$AY$2]+[.AZ66]*[.$AZ$2]+[.BA66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67];8)" office:value-type="string" office:string-value="00000000" calcext:value-type="string">
            <text:p>00000000</text:p>
          </table:table-cell>
          <table:table-cell table:formula="of:=[.U67]*[.U$2]+[.T67]*[.T$2]+[.S67]*[.S$2]+[.R67]*[.R$2]+[.Q67]*[.Q$2]+[.P67]*[.P$2]+[.O67]*[.O$2]+[.N67]*[.N$2]+[.M67]*[.M$2]+[.L67]*[.L$2]+[.K67]*[.K$2]+[.J67]*[.J$2]+[.I67]*[.I$2]" office:value-type="float" office:value="0" calcext:value-type="float">
            <text:p>0</text:p>
          </table:table-cell>
          <table:table-cell table:formula="of:=DEC2HEX([.H67];8)" office:value-type="string" office:string-value="80000000" calcext:value-type="string">
            <text:p>80000000</text:p>
          </table:table-cell>
          <table:table-cell table:formula="of:=[.V67]*[.$V$2]+[.W67]*[.$W$2]+[.X67]*[.$X$2]+[.Y67]*[.$Y$2]+[.Z67]*[.$Z$2]+[.AA67]*[.$AA$2]+[.AB67]*[.$AB$2]+[.AC67]*[.$AC$2]+[.AD67]*[.$AD$2]+[.AE67]*[.$AE$2]+[.AF67]*[.$AF$2]+[.AG67]*[.$AG$2]+[.AH67]*[.$AH$2]+[.AI67]*[.$AI$2]+[.AJ67]*[.$AJ$2]+[.AK67]*[.$AK$2]+[.AL67]*[.$AL$2]+[.AM67]*[.$AM$2]+[.AN67]*[.$AN$2]+[.AO67]*[.$AO$2]+[.AP67]*[.$AP$2]+[.AQ67]*[.$AQ$2]+[.AR67]*[.$AR$2]+[.AS67]*[.$AS$2]+[.AT67]*[.$AT$2]+[.AU67]*[.$AU$2]+[.AV67]*[.$AV$2]+[.AW67]*[.$AW$2]+[.AX67]*[.$AX$2]+[.AY67]*[.$AY$2]+[.AZ67]*[.$AZ$2]+[.BA67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MOVI B,BYTE</text:p>
          </table:table-cell>
          <table:table-cell office:value-type="string" calcext:value-type="string">
            <text:p>B=ROM</text:p>
          </table:table-cell>
          <table:table-cell table:style-name="ce4" office:value-type="string" calcext:value-type="string">
            <text:p>06</text:p>
          </table:table-cell>
          <table:table-cell table:formula="of:=DEC2HEX([.F68];8)" office:value-type="string" office:string-value="00000000" calcext:value-type="string">
            <text:p>00000000</text:p>
          </table:table-cell>
          <table:table-cell table:formula="of:=[.U68]*[.U$2]+[.T68]*[.T$2]+[.S68]*[.S$2]+[.R68]*[.R$2]+[.Q68]*[.Q$2]+[.P68]*[.P$2]+[.O68]*[.O$2]+[.N68]*[.N$2]+[.M68]*[.M$2]+[.L68]*[.L$2]+[.K68]*[.K$2]+[.J68]*[.J$2]+[.I68]*[.I$2]" office:value-type="float" office:value="0" calcext:value-type="float">
            <text:p>0</text:p>
          </table:table-cell>
          <table:table-cell table:formula="of:=DEC2HEX([.H68];8)" office:value-type="string" office:string-value="00040200" calcext:value-type="string">
            <text:p>00040200</text:p>
          </table:table-cell>
          <table:table-cell table:formula="of:=[.V68]*[.$V$2]+[.W68]*[.$W$2]+[.X68]*[.$X$2]+[.Y68]*[.$Y$2]+[.Z68]*[.$Z$2]+[.AA68]*[.$AA$2]+[.AB68]*[.$AB$2]+[.AC68]*[.$AC$2]+[.AD68]*[.$AD$2]+[.AE68]*[.$AE$2]+[.AF68]*[.$AF$2]+[.AG68]*[.$AG$2]+[.AH68]*[.$AH$2]+[.AI68]*[.$AI$2]+[.AJ68]*[.$AJ$2]+[.AK68]*[.$AK$2]+[.AL68]*[.$AL$2]+[.AM68]*[.$AM$2]+[.AN68]*[.$AN$2]+[.AO68]*[.$AO$2]+[.AP68]*[.$AP$2]+[.AQ68]*[.$AQ$2]+[.AR68]*[.$AR$2]+[.AS68]*[.$AS$2]+[.AT68]*[.$AT$2]+[.AU68]*[.$AU$2]+[.AV68]*[.$AV$2]+[.AW68]*[.$AW$2]+[.AX68]*[.$AX$2]+[.AY68]*[.$AY$2]+[.AZ68]*[.$AZ$2]+[.BA68]*[.$BA$2]" office:value-type="float" office:value="262656" calcext:value-type="float">
            <text:p>262656</text:p>
          </table:table-cell>
          <table:table-cell table:number-columns-repeated="26"/>
          <table:table-cell table:style-name="ce14" office:value-type="float" office:value="1" calcext:value-type="float">
            <text:p>1</text:p>
          </table:table-cell>
          <table:table-cell table:number-columns-repeated="7"/>
          <table:table-cell table:style-name="ce10"/>
          <table:table-cell table:style-name="ce14"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69];8)" office:value-type="string" office:string-value="00000000" calcext:value-type="string">
            <text:p>00000000</text:p>
          </table:table-cell>
          <table:table-cell table:formula="of:=[.U69]*[.U$2]+[.T69]*[.T$2]+[.S69]*[.S$2]+[.R69]*[.R$2]+[.Q69]*[.Q$2]+[.P69]*[.P$2]+[.O69]*[.O$2]+[.N69]*[.N$2]+[.M69]*[.M$2]+[.L69]*[.L$2]+[.K69]*[.K$2]+[.J69]*[.J$2]+[.I69]*[.I$2]" office:value-type="float" office:value="0" calcext:value-type="float">
            <text:p>0</text:p>
          </table:table-cell>
          <table:table-cell table:formula="of:=DEC2HEX([.H69];8)" office:value-type="string" office:string-value="00001000" calcext:value-type="string">
            <text:p>00001000</text:p>
          </table:table-cell>
          <table:table-cell table:formula="of:=[.V69]*[.$V$2]+[.W69]*[.$W$2]+[.X69]*[.$X$2]+[.Y69]*[.$Y$2]+[.Z69]*[.$Z$2]+[.AA69]*[.$AA$2]+[.AB69]*[.$AB$2]+[.AC69]*[.$AC$2]+[.AD69]*[.$AD$2]+[.AE69]*[.$AE$2]+[.AF69]*[.$AF$2]+[.AG69]*[.$AG$2]+[.AH69]*[.$AH$2]+[.AI69]*[.$AI$2]+[.AJ69]*[.$AJ$2]+[.AK69]*[.$AK$2]+[.AL69]*[.$AL$2]+[.AM69]*[.$AM$2]+[.AN69]*[.$AN$2]+[.AO69]*[.$AO$2]+[.AP69]*[.$AP$2]+[.AQ69]*[.$AQ$2]+[.AR69]*[.$AR$2]+[.AS69]*[.$AS$2]+[.AT69]*[.$AT$2]+[.AU69]*[.$AU$2]+[.AV69]*[.$AV$2]+[.AW69]*[.$AW$2]+[.AX69]*[.$AX$2]+[.AY69]*[.$AY$2]+[.AZ69]*[.$AZ$2]+[.BA69]*[.$BA$2]" office:value-type="float" office:value="4096" calcext:value-type="float">
            <text:p>4096</text:p>
          </table:table-cell>
          <table:table-cell table:number-columns-repeated="32"/>
          <table:table-cell table:style-name="ce14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0];8)" office:value-type="string" office:string-value="00000000" calcext:value-type="string">
            <text:p>00000000</text:p>
          </table:table-cell>
          <table:table-cell table:formula="of:=[.U70]*[.U$2]+[.T70]*[.T$2]+[.S70]*[.S$2]+[.R70]*[.R$2]+[.Q70]*[.Q$2]+[.P70]*[.P$2]+[.O70]*[.O$2]+[.N70]*[.N$2]+[.M70]*[.M$2]+[.L70]*[.L$2]+[.K70]*[.K$2]+[.J70]*[.J$2]+[.I70]*[.I$2]" office:value-type="float" office:value="0" calcext:value-type="float">
            <text:p>0</text:p>
          </table:table-cell>
          <table:table-cell table:formula="of:=DEC2HEX([.H70];8)" office:value-type="string" office:string-value="80000000" calcext:value-type="string">
            <text:p>80000000</text:p>
          </table:table-cell>
          <table:table-cell table:formula="of:=[.V70]*[.$V$2]+[.W70]*[.$W$2]+[.X70]*[.$X$2]+[.Y70]*[.$Y$2]+[.Z70]*[.$Z$2]+[.AA70]*[.$AA$2]+[.AB70]*[.$AB$2]+[.AC70]*[.$AC$2]+[.AD70]*[.$AD$2]+[.AE70]*[.$AE$2]+[.AF70]*[.$AF$2]+[.AG70]*[.$AG$2]+[.AH70]*[.$AH$2]+[.AI70]*[.$AI$2]+[.AJ70]*[.$AJ$2]+[.AK70]*[.$AK$2]+[.AL70]*[.$AL$2]+[.AM70]*[.$AM$2]+[.AN70]*[.$AN$2]+[.AO70]*[.$AO$2]+[.AP70]*[.$AP$2]+[.AQ70]*[.$AQ$2]+[.AR70]*[.$AR$2]+[.AS70]*[.$AS$2]+[.AT70]*[.$AT$2]+[.AU70]*[.$AU$2]+[.AV70]*[.$AV$2]+[.AW70]*[.$AW$2]+[.AX70]*[.$AX$2]+[.AY70]*[.$AY$2]+[.AZ70]*[.$AZ$2]+[.BA70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MOVI SPH,BYTE</text:p>
          </table:table-cell>
          <table:table-cell office:value-type="string" calcext:value-type="string">
            <text:p>SPH=ROM</text:p>
          </table:table-cell>
          <table:table-cell table:style-name="ce4" office:value-type="string" calcext:value-type="string">
            <text:p>1C</text:p>
          </table:table-cell>
          <table:table-cell table:formula="of:=DEC2HEX([.F71];8)" office:value-type="string" office:string-value="000000C0" calcext:value-type="string">
            <text:p>000000C0</text:p>
          </table:table-cell>
          <table:table-cell table:formula="of:=[.U71]*[.U$2]+[.T71]*[.T$2]+[.S71]*[.S$2]+[.R71]*[.R$2]+[.Q71]*[.Q$2]+[.P71]*[.P$2]+[.O71]*[.O$2]+[.N71]*[.N$2]+[.M71]*[.M$2]+[.L71]*[.L$2]+[.K71]*[.K$2]+[.J71]*[.J$2]+[.I71]*[.I$2]" office:value-type="float" office:value="192" calcext:value-type="float">
            <text:p>192</text:p>
          </table:table-cell>
          <table:table-cell table:formula="of:=DEC2HEX([.H71];8)" office:value-type="string" office:string-value="00040000" calcext:value-type="string">
            <text:p>00040000</text:p>
          </table:table-cell>
          <table:table-cell table:formula="of:=[.V71]*[.$V$2]+[.W71]*[.$W$2]+[.X71]*[.$X$2]+[.Y71]*[.$Y$2]+[.Z71]*[.$Z$2]+[.AA71]*[.$AA$2]+[.AB71]*[.$AB$2]+[.AC71]*[.$AC$2]+[.AD71]*[.$AD$2]+[.AE71]*[.$AE$2]+[.AF71]*[.$AF$2]+[.AG71]*[.$AG$2]+[.AH71]*[.$AH$2]+[.AI71]*[.$AI$2]+[.AJ71]*[.$AJ$2]+[.AK71]*[.$AK$2]+[.AL71]*[.$AL$2]+[.AM71]*[.$AM$2]+[.AN71]*[.$AN$2]+[.AO71]*[.$AO$2]+[.AP71]*[.$AP$2]+[.AQ71]*[.$AQ$2]+[.AR71]*[.$AR$2]+[.AS71]*[.$AS$2]+[.AT71]*[.$AT$2]+[.AU71]*[.$AU$2]+[.AV71]*[.$AV$2]+[.AW71]*[.$AW$2]+[.AX71]*[.$AX$2]+[.AY71]*[.$AY$2]+[.AZ71]*[.$AZ$2]+[.BA71]*[.$BA$2]" office:value-type="float" office:value="262144" calcext:value-type="float">
            <text:p>262144</text:p>
          </table:table-cell>
          <table:table-cell table:number-columns-repeated="5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 table:number-columns-repeated="7"/>
          <table:table-cell table:style-name="ce10"/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2];8)" office:value-type="string" office:string-value="00000000" calcext:value-type="string">
            <text:p>00000000</text:p>
          </table:table-cell>
          <table:table-cell table:formula="of:=[.U72]*[.U$2]+[.T72]*[.T$2]+[.S72]*[.S$2]+[.R72]*[.R$2]+[.Q72]*[.Q$2]+[.P72]*[.P$2]+[.O72]*[.O$2]+[.N72]*[.N$2]+[.M72]*[.M$2]+[.L72]*[.L$2]+[.K72]*[.K$2]+[.J72]*[.J$2]+[.I72]*[.I$2]" office:value-type="float" office:value="0" calcext:value-type="float">
            <text:p>0</text:p>
          </table:table-cell>
          <table:table-cell table:formula="of:=DEC2HEX([.H72];8)" office:value-type="string" office:string-value="00001000" calcext:value-type="string">
            <text:p>00001000</text:p>
          </table:table-cell>
          <table:table-cell table:formula="of:=[.V72]*[.$V$2]+[.W72]*[.$W$2]+[.X72]*[.$X$2]+[.Y72]*[.$Y$2]+[.Z72]*[.$Z$2]+[.AA72]*[.$AA$2]+[.AB72]*[.$AB$2]+[.AC72]*[.$AC$2]+[.AD72]*[.$AD$2]+[.AE72]*[.$AE$2]+[.AF72]*[.$AF$2]+[.AG72]*[.$AG$2]+[.AH72]*[.$AH$2]+[.AI72]*[.$AI$2]+[.AJ72]*[.$AJ$2]+[.AK72]*[.$AK$2]+[.AL72]*[.$AL$2]+[.AM72]*[.$AM$2]+[.AN72]*[.$AN$2]+[.AO72]*[.$AO$2]+[.AP72]*[.$AP$2]+[.AQ72]*[.$AQ$2]+[.AR72]*[.$AR$2]+[.AS72]*[.$AS$2]+[.AT72]*[.$AT$2]+[.AU72]*[.$AU$2]+[.AV72]*[.$AV$2]+[.AW72]*[.$AW$2]+[.AX72]*[.$AX$2]+[.AY72]*[.$AY$2]+[.AZ72]*[.$AZ$2]+[.BA72]*[.$BA$2]" office:value-type="float" office:value="4096" calcext:value-type="float">
            <text:p>4096</text:p>
          </table:table-cell>
          <table:table-cell table:number-columns-repeated="12"/>
          <table:table-cell table:style-name="ce10"/>
          <table:table-cell table:number-columns-repeated="19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3];8)" office:value-type="string" office:string-value="00000000" calcext:value-type="string">
            <text:p>00000000</text:p>
          </table:table-cell>
          <table:table-cell table:formula="of:=[.U73]*[.U$2]+[.T73]*[.T$2]+[.S73]*[.S$2]+[.R73]*[.R$2]+[.Q73]*[.Q$2]+[.P73]*[.P$2]+[.O73]*[.O$2]+[.N73]*[.N$2]+[.M73]*[.M$2]+[.L73]*[.L$2]+[.K73]*[.K$2]+[.J73]*[.J$2]+[.I73]*[.I$2]" office:value-type="float" office:value="0" calcext:value-type="float">
            <text:p>0</text:p>
          </table:table-cell>
          <table:table-cell table:formula="of:=DEC2HEX([.H73];8)" office:value-type="string" office:string-value="80000000" calcext:value-type="string">
            <text:p>80000000</text:p>
          </table:table-cell>
          <table:table-cell table:formula="of:=[.V73]*[.$V$2]+[.W73]*[.$W$2]+[.X73]*[.$X$2]+[.Y73]*[.$Y$2]+[.Z73]*[.$Z$2]+[.AA73]*[.$AA$2]+[.AB73]*[.$AB$2]+[.AC73]*[.$AC$2]+[.AD73]*[.$AD$2]+[.AE73]*[.$AE$2]+[.AF73]*[.$AF$2]+[.AG73]*[.$AG$2]+[.AH73]*[.$AH$2]+[.AI73]*[.$AI$2]+[.AJ73]*[.$AJ$2]+[.AK73]*[.$AK$2]+[.AL73]*[.$AL$2]+[.AM73]*[.$AM$2]+[.AN73]*[.$AN$2]+[.AO73]*[.$AO$2]+[.AP73]*[.$AP$2]+[.AQ73]*[.$AQ$2]+[.AR73]*[.$AR$2]+[.AS73]*[.$AS$2]+[.AT73]*[.$AT$2]+[.AU73]*[.$AU$2]+[.AV73]*[.$AV$2]+[.AW73]*[.$AW$2]+[.AX73]*[.$AX$2]+[.AY73]*[.$AY$2]+[.AZ73]*[.$AZ$2]+[.BA73]*[.$BA$2]" office:value-type="float" office:value="2147483648" calcext:value-type="float">
            <text:p>2147483648</text:p>
          </table:table-cell>
          <table:table-cell table:number-columns-repeated="12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MOVI SPL,BYTE</text:p>
          </table:table-cell>
          <table:table-cell office:value-type="string" calcext:value-type="string">
            <text:p>SPL=ROM</text:p>
          </table:table-cell>
          <table:table-cell table:style-name="ce4" office:value-type="string" calcext:value-type="string">
            <text:p>1F</text:p>
          </table:table-cell>
          <table:table-cell table:formula="of:=DEC2HEX([.F74];8)" office:value-type="string" office:string-value="00000880" calcext:value-type="string">
            <text:p>00000880</text:p>
          </table:table-cell>
          <table:table-cell table:formula="of:=[.U74]*[.U$2]+[.T74]*[.T$2]+[.S74]*[.S$2]+[.R74]*[.R$2]+[.Q74]*[.Q$2]+[.P74]*[.P$2]+[.O74]*[.O$2]+[.N74]*[.N$2]+[.M74]*[.M$2]+[.L74]*[.L$2]+[.K74]*[.K$2]+[.J74]*[.J$2]+[.I74]*[.I$2]" office:value-type="float" office:value="2176" calcext:value-type="float">
            <text:p>2176</text:p>
          </table:table-cell>
          <table:table-cell table:formula="of:=DEC2HEX([.H74];8)" office:value-type="string" office:string-value="00040000" calcext:value-type="string">
            <text:p>00040000</text:p>
          </table:table-cell>
          <table:table-cell table:formula="of:=[.V74]*[.$V$2]+[.W74]*[.$W$2]+[.X74]*[.$X$2]+[.Y74]*[.$Y$2]+[.Z74]*[.$Z$2]+[.AA74]*[.$AA$2]+[.AB74]*[.$AB$2]+[.AC74]*[.$AC$2]+[.AD74]*[.$AD$2]+[.AE74]*[.$AE$2]+[.AF74]*[.$AF$2]+[.AG74]*[.$AG$2]+[.AH74]*[.$AH$2]+[.AI74]*[.$AI$2]+[.AJ74]*[.$AJ$2]+[.AK74]*[.$AK$2]+[.AL74]*[.$AL$2]+[.AM74]*[.$AM$2]+[.AN74]*[.$AN$2]+[.AO74]*[.$AO$2]+[.AP74]*[.$AP$2]+[.AQ74]*[.$AQ$2]+[.AR74]*[.$AR$2]+[.AS74]*[.$AS$2]+[.AT74]*[.$AT$2]+[.AU74]*[.$AU$2]+[.AV74]*[.$AV$2]+[.AW74]*[.$AW$2]+[.AX74]*[.$AX$2]+[.AY74]*[.$AY$2]+[.AZ74]*[.$AZ$2]+[.BA74]*[.$BA$2]" office:value-type="float" office:value="262144" calcext:value-type="float">
            <text:p>262144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10"/>
          <table:table-cell table:number-columns-repeated="9"/>
          <table:table-cell table:style-name="ce10"/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5];8)" office:value-type="string" office:string-value="00000000" calcext:value-type="string">
            <text:p>00000000</text:p>
          </table:table-cell>
          <table:table-cell table:formula="of:=[.U75]*[.U$2]+[.T75]*[.T$2]+[.S75]*[.S$2]+[.R75]*[.R$2]+[.Q75]*[.Q$2]+[.P75]*[.P$2]+[.O75]*[.O$2]+[.N75]*[.N$2]+[.M75]*[.M$2]+[.L75]*[.L$2]+[.K75]*[.K$2]+[.J75]*[.J$2]+[.I75]*[.I$2]" office:value-type="float" office:value="0" calcext:value-type="float">
            <text:p>0</text:p>
          </table:table-cell>
          <table:table-cell table:formula="of:=DEC2HEX([.H75];8)" office:value-type="string" office:string-value="00001000" calcext:value-type="string">
            <text:p>00001000</text:p>
          </table:table-cell>
          <table:table-cell table:formula="of:=[.V75]*[.$V$2]+[.W75]*[.$W$2]+[.X75]*[.$X$2]+[.Y75]*[.$Y$2]+[.Z75]*[.$Z$2]+[.AA75]*[.$AA$2]+[.AB75]*[.$AB$2]+[.AC75]*[.$AC$2]+[.AD75]*[.$AD$2]+[.AE75]*[.$AE$2]+[.AF75]*[.$AF$2]+[.AG75]*[.$AG$2]+[.AH75]*[.$AH$2]+[.AI75]*[.$AI$2]+[.AJ75]*[.$AJ$2]+[.AK75]*[.$AK$2]+[.AL75]*[.$AL$2]+[.AM75]*[.$AM$2]+[.AN75]*[.$AN$2]+[.AO75]*[.$AO$2]+[.AP75]*[.$AP$2]+[.AQ75]*[.$AQ$2]+[.AR75]*[.$AR$2]+[.AS75]*[.$AS$2]+[.AT75]*[.$AT$2]+[.AU75]*[.$AU$2]+[.AV75]*[.$AV$2]+[.AW75]*[.$AW$2]+[.AX75]*[.$AX$2]+[.AY75]*[.$AY$2]+[.AZ75]*[.$AZ$2]+[.BA75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76];8)" office:value-type="string" office:string-value="00000000" calcext:value-type="string">
            <text:p>00000000</text:p>
          </table:table-cell>
          <table:table-cell table:formula="of:=[.U76]*[.U$2]+[.T76]*[.T$2]+[.S76]*[.S$2]+[.R76]*[.R$2]+[.Q76]*[.Q$2]+[.P76]*[.P$2]+[.O76]*[.O$2]+[.N76]*[.N$2]+[.M76]*[.M$2]+[.L76]*[.L$2]+[.K76]*[.K$2]+[.J76]*[.J$2]+[.I76]*[.I$2]" office:value-type="float" office:value="0" calcext:value-type="float">
            <text:p>0</text:p>
          </table:table-cell>
          <table:table-cell table:formula="of:=DEC2HEX([.H76];8)" office:value-type="string" office:string-value="80000000" calcext:value-type="string">
            <text:p>80000000</text:p>
          </table:table-cell>
          <table:table-cell table:formula="of:=[.V76]*[.$V$2]+[.W76]*[.$W$2]+[.X76]*[.$X$2]+[.Y76]*[.$Y$2]+[.Z76]*[.$Z$2]+[.AA76]*[.$AA$2]+[.AB76]*[.$AB$2]+[.AC76]*[.$AC$2]+[.AD76]*[.$AD$2]+[.AE76]*[.$AE$2]+[.AF76]*[.$AF$2]+[.AG76]*[.$AG$2]+[.AH76]*[.$AH$2]+[.AI76]*[.$AI$2]+[.AJ76]*[.$AJ$2]+[.AK76]*[.$AK$2]+[.AL76]*[.$AL$2]+[.AM76]*[.$AM$2]+[.AN76]*[.$AN$2]+[.AO76]*[.$AO$2]+[.AP76]*[.$AP$2]+[.AQ76]*[.$AQ$2]+[.AR76]*[.$AR$2]+[.AS76]*[.$AS$2]+[.AT76]*[.$AT$2]+[.AU76]*[.$AU$2]+[.AV76]*[.$AV$2]+[.AW76]*[.$AW$2]+[.AX76]*[.$AX$2]+[.AY76]*[.$AY$2]+[.AZ76]*[.$AZ$2]+[.BA76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4" office:value-type="string" calcext:value-type="string">
            <text:p>MOVI REG,BYTE</text:p>
          </table:table-cell>
          <table:table-cell office:value-type="string" calcext:value-type="string">
            <text:p>REG_ADR_WR=ROM</text:p>
          </table:table-cell>
          <table:table-cell table:style-name="ce4" office:value-type="string" calcext:value-type="string">
            <text:p>0B</text:p>
          </table:table-cell>
          <table:table-cell table:formula="of:=DEC2HEX([.F77];8)" office:value-type="string" office:string-value="00000001" calcext:value-type="string">
            <text:p>00000001</text:p>
          </table:table-cell>
          <table:table-cell table:formula="of:=[.U77]*[.U$2]+[.T77]*[.T$2]+[.S77]*[.S$2]+[.R77]*[.R$2]+[.Q77]*[.Q$2]+[.P77]*[.P$2]+[.O77]*[.O$2]+[.N77]*[.N$2]+[.M77]*[.M$2]+[.L77]*[.L$2]+[.K77]*[.K$2]+[.J77]*[.J$2]+[.I77]*[.I$2]" office:value-type="float" office:value="1" calcext:value-type="float">
            <text:p>1</text:p>
          </table:table-cell>
          <table:table-cell table:formula="of:=DEC2HEX([.H77];8)" office:value-type="string" office:string-value="00040000" calcext:value-type="string">
            <text:p>00040000</text:p>
          </table:table-cell>
          <table:table-cell table:formula="of:=[.V77]*[.$V$2]+[.W77]*[.$W$2]+[.X77]*[.$X$2]+[.Y77]*[.$Y$2]+[.Z77]*[.$Z$2]+[.AA77]*[.$AA$2]+[.AB77]*[.$AB$2]+[.AC77]*[.$AC$2]+[.AD77]*[.$AD$2]+[.AE77]*[.$AE$2]+[.AF77]*[.$AF$2]+[.AG77]*[.$AG$2]+[.AH77]*[.$AH$2]+[.AI77]*[.$AI$2]+[.AJ77]*[.$AJ$2]+[.AK77]*[.$AK$2]+[.AL77]*[.$AL$2]+[.AM77]*[.$AM$2]+[.AN77]*[.$AN$2]+[.AO77]*[.$AO$2]+[.AP77]*[.$AP$2]+[.AQ77]*[.$AQ$2]+[.AR77]*[.$AR$2]+[.AS77]*[.$AS$2]+[.AT77]*[.$AT$2]+[.AU77]*[.$AU$2]+[.AV77]*[.$AV$2]+[.AW77]*[.$AW$2]+[.AX77]*[.$AX$2]+[.AY77]*[.$AY$2]+[.AZ77]*[.$AZ$2]+[.BA77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78];8)" office:value-type="string" office:string-value="00000000" calcext:value-type="string">
            <text:p>00000000</text:p>
          </table:table-cell>
          <table:table-cell table:formula="of:=[.U78]*[.U$2]+[.T78]*[.T$2]+[.S78]*[.S$2]+[.R78]*[.R$2]+[.Q78]*[.Q$2]+[.P78]*[.P$2]+[.O78]*[.O$2]+[.N78]*[.N$2]+[.M78]*[.M$2]+[.L78]*[.L$2]+[.K78]*[.K$2]+[.J78]*[.J$2]+[.I78]*[.I$2]" office:value-type="float" office:value="0" calcext:value-type="float">
            <text:p>0</text:p>
          </table:table-cell>
          <table:table-cell table:formula="of:=DEC2HEX([.H78];8)" office:value-type="string" office:string-value="00001000" calcext:value-type="string">
            <text:p>00001000</text:p>
          </table:table-cell>
          <table:table-cell table:formula="of:=[.V78]*[.$V$2]+[.W78]*[.$W$2]+[.X78]*[.$X$2]+[.Y78]*[.$Y$2]+[.Z78]*[.$Z$2]+[.AA78]*[.$AA$2]+[.AB78]*[.$AB$2]+[.AC78]*[.$AC$2]+[.AD78]*[.$AD$2]+[.AE78]*[.$AE$2]+[.AF78]*[.$AF$2]+[.AG78]*[.$AG$2]+[.AH78]*[.$AH$2]+[.AI78]*[.$AI$2]+[.AJ78]*[.$AJ$2]+[.AK78]*[.$AK$2]+[.AL78]*[.$AL$2]+[.AM78]*[.$AM$2]+[.AN78]*[.$AN$2]+[.AO78]*[.$AO$2]+[.AP78]*[.$AP$2]+[.AQ78]*[.$AQ$2]+[.AR78]*[.$AR$2]+[.AS78]*[.$AS$2]+[.AT78]*[.$AT$2]+[.AU78]*[.$AU$2]+[.AV78]*[.$AV$2]+[.AW78]*[.$AW$2]+[.AX78]*[.$AX$2]+[.AY78]*[.$AY$2]+[.AZ78]*[.$AZ$2]+[.BA78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=ROM</text:p>
          </table:table-cell>
          <table:table-cell/>
          <table:table-cell table:formula="of:=DEC2HEX([.F79];8)" office:value-type="string" office:string-value="00000010" calcext:value-type="string">
            <text:p>00000010</text:p>
          </table:table-cell>
          <table:table-cell table:formula="of:=[.U79]*[.U$2]+[.T79]*[.T$2]+[.S79]*[.S$2]+[.R79]*[.R$2]+[.Q79]*[.Q$2]+[.P79]*[.P$2]+[.O79]*[.O$2]+[.N79]*[.N$2]+[.M79]*[.M$2]+[.L79]*[.L$2]+[.K79]*[.K$2]+[.J79]*[.J$2]+[.I79]*[.I$2]" office:value-type="float" office:value="16" calcext:value-type="float">
            <text:p>16</text:p>
          </table:table-cell>
          <table:table-cell table:formula="of:=DEC2HEX([.H79];8)" office:value-type="string" office:string-value="00040000" calcext:value-type="string">
            <text:p>00040000</text:p>
          </table:table-cell>
          <table:table-cell table:formula="of:=[.V79]*[.$V$2]+[.W79]*[.$W$2]+[.X79]*[.$X$2]+[.Y79]*[.$Y$2]+[.Z79]*[.$Z$2]+[.AA79]*[.$AA$2]+[.AB79]*[.$AB$2]+[.AC79]*[.$AC$2]+[.AD79]*[.$AD$2]+[.AE79]*[.$AE$2]+[.AF79]*[.$AF$2]+[.AG79]*[.$AG$2]+[.AH79]*[.$AH$2]+[.AI79]*[.$AI$2]+[.AJ79]*[.$AJ$2]+[.AK79]*[.$AK$2]+[.AL79]*[.$AL$2]+[.AM79]*[.$AM$2]+[.AN79]*[.$AN$2]+[.AO79]*[.$AO$2]+[.AP79]*[.$AP$2]+[.AQ79]*[.$AQ$2]+[.AR79]*[.$AR$2]+[.AS79]*[.$AS$2]+[.AT79]*[.$AT$2]+[.AU79]*[.$AU$2]+[.AV79]*[.$AV$2]+[.AW79]*[.$AW$2]+[.AX79]*[.$AX$2]+[.AY79]*[.$AY$2]+[.AZ79]*[.$AZ$2]+[.BA79]*[.$BA$2]" office:value-type="float" office:value="262144" calcext:value-type="float">
            <text:p>262144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17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80];8)" office:value-type="string" office:string-value="00000000" calcext:value-type="string">
            <text:p>00000000</text:p>
          </table:table-cell>
          <table:table-cell table:formula="of:=[.U80]*[.U$2]+[.T80]*[.T$2]+[.S80]*[.S$2]+[.R80]*[.R$2]+[.Q80]*[.Q$2]+[.P80]*[.P$2]+[.O80]*[.O$2]+[.N80]*[.N$2]+[.M80]*[.M$2]+[.L80]*[.L$2]+[.K80]*[.K$2]+[.J80]*[.J$2]+[.I80]*[.I$2]" office:value-type="float" office:value="0" calcext:value-type="float">
            <text:p>0</text:p>
          </table:table-cell>
          <table:table-cell table:formula="of:=DEC2HEX([.H80];8)" office:value-type="string" office:string-value="00001000" calcext:value-type="string">
            <text:p>00001000</text:p>
          </table:table-cell>
          <table:table-cell table:formula="of:=[.V80]*[.$V$2]+[.W80]*[.$W$2]+[.X80]*[.$X$2]+[.Y80]*[.$Y$2]+[.Z80]*[.$Z$2]+[.AA80]*[.$AA$2]+[.AB80]*[.$AB$2]+[.AC80]*[.$AC$2]+[.AD80]*[.$AD$2]+[.AE80]*[.$AE$2]+[.AF80]*[.$AF$2]+[.AG80]*[.$AG$2]+[.AH80]*[.$AH$2]+[.AI80]*[.$AI$2]+[.AJ80]*[.$AJ$2]+[.AK80]*[.$AK$2]+[.AL80]*[.$AL$2]+[.AM80]*[.$AM$2]+[.AN80]*[.$AN$2]+[.AO80]*[.$AO$2]+[.AP80]*[.$AP$2]+[.AQ80]*[.$AQ$2]+[.AR80]*[.$AR$2]+[.AS80]*[.$AS$2]+[.AT80]*[.$AT$2]+[.AU80]*[.$AU$2]+[.AV80]*[.$AV$2]+[.AW80]*[.$AW$2]+[.AX80]*[.$AX$2]+[.AY80]*[.$AY$2]+[.AZ80]*[.$AZ$2]+[.BA80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1];8)" office:value-type="string" office:string-value="00000000" calcext:value-type="string">
            <text:p>00000000</text:p>
          </table:table-cell>
          <table:table-cell table:formula="of:=[.U81]*[.U$2]+[.T81]*[.T$2]+[.S81]*[.S$2]+[.R81]*[.R$2]+[.Q81]*[.Q$2]+[.P81]*[.P$2]+[.O81]*[.O$2]+[.N81]*[.N$2]+[.M81]*[.M$2]+[.L81]*[.L$2]+[.K81]*[.K$2]+[.J81]*[.J$2]+[.I81]*[.I$2]" office:value-type="float" office:value="0" calcext:value-type="float">
            <text:p>0</text:p>
          </table:table-cell>
          <table:table-cell table:formula="of:=DEC2HEX([.H81];8)" office:value-type="string" office:string-value="80000000" calcext:value-type="string">
            <text:p>80000000</text:p>
          </table:table-cell>
          <table:table-cell table:formula="of:=[.V81]*[.$V$2]+[.W81]*[.$W$2]+[.X81]*[.$X$2]+[.Y81]*[.$Y$2]+[.Z81]*[.$Z$2]+[.AA81]*[.$AA$2]+[.AB81]*[.$AB$2]+[.AC81]*[.$AC$2]+[.AD81]*[.$AD$2]+[.AE81]*[.$AE$2]+[.AF81]*[.$AF$2]+[.AG81]*[.$AG$2]+[.AH81]*[.$AH$2]+[.AI81]*[.$AI$2]+[.AJ81]*[.$AJ$2]+[.AK81]*[.$AK$2]+[.AL81]*[.$AL$2]+[.AM81]*[.$AM$2]+[.AN81]*[.$AN$2]+[.AO81]*[.$AO$2]+[.AP81]*[.$AP$2]+[.AQ81]*[.$AQ$2]+[.AR81]*[.$AR$2]+[.AS81]*[.$AS$2]+[.AT81]*[.$AT$2]+[.AU81]*[.$AU$2]+[.AV81]*[.$AV$2]+[.AW81]*[.$AW$2]+[.AX81]*[.$AX$2]+[.AY81]*[.$AY$2]+[.AZ81]*[.$AZ$2]+[.BA81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ADD B</text:p>
          </table:table-cell>
          <table:table-cell office:value-type="string" calcext:value-type="string">
            <text:p>A=A+B</text:p>
          </table:table-cell>
          <table:table-cell table:style-name="ce4" office:value-type="string" calcext:value-type="string">
            <text:p>80</text:p>
          </table:table-cell>
          <table:table-cell table:formula="of:=DEC2HEX([.F82];8)" office:value-type="string" office:string-value="00000000" calcext:value-type="string">
            <text:p>00000000</text:p>
          </table:table-cell>
          <table:table-cell table:formula="of:=[.U82]*[.U$2]+[.T82]*[.T$2]+[.S82]*[.S$2]+[.R82]*[.R$2]+[.Q82]*[.Q$2]+[.P82]*[.P$2]+[.O82]*[.O$2]+[.N82]*[.N$2]+[.M82]*[.M$2]+[.L82]*[.L$2]+[.K82]*[.K$2]+[.J82]*[.J$2]+[.I82]*[.I$2]" office:value-type="float" office:value="0" calcext:value-type="float">
            <text:p>0</text:p>
          </table:table-cell>
          <table:table-cell table:formula="of:=DEC2HEX([.H82];8)" office:value-type="string" office:string-value="000000E0" calcext:value-type="string">
            <text:p>000000E0</text:p>
          </table:table-cell>
          <table:table-cell table:formula="of:=[.V82]*[.$V$2]+[.W82]*[.$W$2]+[.X82]*[.$X$2]+[.Y82]*[.$Y$2]+[.Z82]*[.$Z$2]+[.AA82]*[.$AA$2]+[.AB82]*[.$AB$2]+[.AC82]*[.$AC$2]+[.AD82]*[.$AD$2]+[.AE82]*[.$AE$2]+[.AF82]*[.$AF$2]+[.AG82]*[.$AG$2]+[.AH82]*[.$AH$2]+[.AI82]*[.$AI$2]+[.AJ82]*[.$AJ$2]+[.AK82]*[.$AK$2]+[.AL82]*[.$AL$2]+[.AM82]*[.$AM$2]+[.AN82]*[.$AN$2]+[.AO82]*[.$AO$2]+[.AP82]*[.$AP$2]+[.AQ82]*[.$AQ$2]+[.AR82]*[.$AR$2]+[.AS82]*[.$AS$2]+[.AT82]*[.$AT$2]+[.AU82]*[.$AU$2]+[.AV82]*[.$AV$2]+[.AW82]*[.$AW$2]+[.AX82]*[.$AX$2]+[.AY82]*[.$AY$2]+[.AZ82]*[.$AZ$2]+[.BA82]*[.$BA$2]" office:value-type="float" office:value="224" calcext:value-type="float">
            <text:p>224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3];8)" office:value-type="string" office:string-value="00000000" calcext:value-type="string">
            <text:p>00000000</text:p>
          </table:table-cell>
          <table:table-cell table:formula="of:=[.U83]*[.U$2]+[.T83]*[.T$2]+[.S83]*[.S$2]+[.R83]*[.R$2]+[.Q83]*[.Q$2]+[.P83]*[.P$2]+[.O83]*[.O$2]+[.N83]*[.N$2]+[.M83]*[.M$2]+[.L83]*[.L$2]+[.K83]*[.K$2]+[.J83]*[.J$2]+[.I83]*[.I$2]" office:value-type="float" office:value="0" calcext:value-type="float">
            <text:p>0</text:p>
          </table:table-cell>
          <table:table-cell table:formula="of:=DEC2HEX([.H83];8)" office:value-type="string" office:string-value="80000000" calcext:value-type="string">
            <text:p>80000000</text:p>
          </table:table-cell>
          <table:table-cell table:formula="of:=[.V83]*[.$V$2]+[.W83]*[.$W$2]+[.X83]*[.$X$2]+[.Y83]*[.$Y$2]+[.Z83]*[.$Z$2]+[.AA83]*[.$AA$2]+[.AB83]*[.$AB$2]+[.AC83]*[.$AC$2]+[.AD83]*[.$AD$2]+[.AE83]*[.$AE$2]+[.AF83]*[.$AF$2]+[.AG83]*[.$AG$2]+[.AH83]*[.$AH$2]+[.AI83]*[.$AI$2]+[.AJ83]*[.$AJ$2]+[.AK83]*[.$AK$2]+[.AL83]*[.$AL$2]+[.AM83]*[.$AM$2]+[.AN83]*[.$AN$2]+[.AO83]*[.$AO$2]+[.AP83]*[.$AP$2]+[.AQ83]*[.$AQ$2]+[.AR83]*[.$AR$2]+[.AS83]*[.$AS$2]+[.AT83]*[.$AT$2]+[.AU83]*[.$AU$2]+[.AV83]*[.$AV$2]+[.AW83]*[.$AW$2]+[.AX83]*[.$AX$2]+[.AY83]*[.$AY$2]+[.AZ83]*[.$AZ$2]+[.BA83]*[.$BA$2]" office:value-type="float" office:value="2147483648" calcext:value-type="float">
            <text:p>2147483648</text:p>
          </table:table-cell>
          <table:table-cell table:number-columns-repeated="13"/>
          <table:table-cell table:style-name="ce14" office:value-type="float" office:value="1" calcext:value-type="float">
            <text:p>1</text:p>
          </table:table-cell>
          <table:table-cell table:number-columns-repeated="26"/>
          <table:table-cell table:style-name="ce10" table:number-columns-repeated="2"/>
          <table:table-cell table:number-columns-repeated="974"/>
        </table:table-row>
        <table:table-row table:style-name="ro1">
          <table:table-cell table:style-name="ce1" office:value-type="string" calcext:value-type="string">
            <text:p>3 cycles</text:p>
          </table:table-cell>
          <table:table-cell table:style-name="ce5" office:value-type="string" calcext:value-type="string">
            <text:p>ADC B</text:p>
          </table:table-cell>
          <table:table-cell table:style-name="ce1" office:value-type="string" calcext:value-type="string">
            <text:p>A=A+B+CY</text:p>
          </table:table-cell>
          <table:table-cell table:style-name="ce5" office:value-type="string" calcext:value-type="string">
            <text:p>88</text:p>
          </table:table-cell>
          <table:table-cell table:formula="of:=DEC2HEX([.F84];8)" office:value-type="string" office:string-value="00000000" calcext:value-type="string">
            <text:p>00000000</text:p>
          </table:table-cell>
          <table:table-cell table:formula="of:=[.U84]*[.U$2]+[.T84]*[.T$2]+[.S84]*[.S$2]+[.R84]*[.R$2]+[.Q84]*[.Q$2]+[.P84]*[.P$2]+[.O84]*[.O$2]+[.N84]*[.N$2]+[.M84]*[.M$2]+[.L84]*[.L$2]+[.K84]*[.K$2]+[.J84]*[.J$2]+[.I84]*[.I$2]" office:value-type="float" office:value="0" calcext:value-type="float">
            <text:p>0</text:p>
          </table:table-cell>
          <table:table-cell table:formula="of:=DEC2HEX([.H84];8)" office:value-type="string" office:string-value="000000E1" calcext:value-type="string">
            <text:p>000000E1</text:p>
          </table:table-cell>
          <table:table-cell table:formula="of:=[.V84]*[.$V$2]+[.W84]*[.$W$2]+[.X84]*[.$X$2]+[.Y84]*[.$Y$2]+[.Z84]*[.$Z$2]+[.AA84]*[.$AA$2]+[.AB84]*[.$AB$2]+[.AC84]*[.$AC$2]+[.AD84]*[.$AD$2]+[.AE84]*[.$AE$2]+[.AF84]*[.$AF$2]+[.AG84]*[.$AG$2]+[.AH84]*[.$AH$2]+[.AI84]*[.$AI$2]+[.AJ84]*[.$AJ$2]+[.AK84]*[.$AK$2]+[.AL84]*[.$AL$2]+[.AM84]*[.$AM$2]+[.AN84]*[.$AN$2]+[.AO84]*[.$AO$2]+[.AP84]*[.$AP$2]+[.AQ84]*[.$AQ$2]+[.AR84]*[.$AR$2]+[.AS84]*[.$AS$2]+[.AT84]*[.$AT$2]+[.AU84]*[.$AU$2]+[.AV84]*[.$AV$2]+[.AW84]*[.$AW$2]+[.AX84]*[.$AX$2]+[.AY84]*[.$AY$2]+[.AZ84]*[.$AZ$2]+[.BA84]*[.$BA$2]" office:value-type="float" office:value="225" calcext:value-type="float">
            <text:p>225</text:p>
          </table:table-cell>
          <table:table-cell table:number-columns-repeated="13"/>
          <table:table-cell table:style-name="ce1" table:number-columns-repeated="24"/>
          <table:table-cell table:number-columns-repeated="2" table:style-name="ce1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0" table:number-columns-repeated="2"/>
          <table:table-cell table:style-name="ce1" table:number-columns-repeated="2"/>
          <table:table-cell table:style-name="ce15" office:value-type="float" office:value="1" calcext:value-type="float">
            <text:p>1</text:p>
          </table:table-cell>
          <table:table-cell table:style-name="ce1" table:number-columns-repeated="971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ST</text:p>
          </table:table-cell>
          <table:table-cell table:style-name="ce1"/>
          <table:table-cell table:formula="of:=DEC2HEX([.F85];8)" office:value-type="string" office:string-value="00000000" calcext:value-type="string">
            <text:p>00000000</text:p>
          </table:table-cell>
          <table:table-cell table:formula="of:=[.U85]*[.U$2]+[.T85]*[.T$2]+[.S85]*[.S$2]+[.R85]*[.R$2]+[.Q85]*[.Q$2]+[.P85]*[.P$2]+[.O85]*[.O$2]+[.N85]*[.N$2]+[.M85]*[.M$2]+[.L85]*[.L$2]+[.K85]*[.K$2]+[.J85]*[.J$2]+[.I85]*[.I$2]" office:value-type="float" office:value="0" calcext:value-type="float">
            <text:p>0</text:p>
          </table:table-cell>
          <table:table-cell table:formula="of:=DEC2HEX([.H85];8)" office:value-type="string" office:string-value="80000000" calcext:value-type="string">
            <text:p>80000000</text:p>
          </table:table-cell>
          <table:table-cell table:formula="of:=[.V85]*[.$V$2]+[.W85]*[.$W$2]+[.X85]*[.$X$2]+[.Y85]*[.$Y$2]+[.Z85]*[.$Z$2]+[.AA85]*[.$AA$2]+[.AB85]*[.$AB$2]+[.AC85]*[.$AC$2]+[.AD85]*[.$AD$2]+[.AE85]*[.$AE$2]+[.AF85]*[.$AF$2]+[.AG85]*[.$AG$2]+[.AH85]*[.$AH$2]+[.AI85]*[.$AI$2]+[.AJ85]*[.$AJ$2]+[.AK85]*[.$AK$2]+[.AL85]*[.$AL$2]+[.AM85]*[.$AM$2]+[.AN85]*[.$AN$2]+[.AO85]*[.$AO$2]+[.AP85]*[.$AP$2]+[.AQ85]*[.$AQ$2]+[.AR85]*[.$AR$2]+[.AS85]*[.$AS$2]+[.AT85]*[.$AT$2]+[.AU85]*[.$AU$2]+[.AV85]*[.$AV$2]+[.AW85]*[.$AW$2]+[.AX85]*[.$AX$2]+[.AY85]*[.$AY$2]+[.AZ85]*[.$AZ$2]+[.BA85]*[.$BA$2]" office:value-type="float" office:value="2147483648" calcext:value-type="float">
            <text:p>2147483648</text:p>
          </table:table-cell>
          <table:table-cell table:number-columns-repeated="13"/>
          <table:table-cell table:style-name="ce15" office:value-type="float" office:value="1" calcext:value-type="float">
            <text:p>1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<text:s/>5 cycles</text:p>
          </table:table-cell>
          <table:table-cell table:style-name="ce4" office:value-type="string" calcext:value-type="string">
            <text:p>OUT &lt;XX&gt;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D3</text:p>
          </table:table-cell>
          <table:table-cell table:formula="of:=DEC2HEX([.F86];8)" office:value-type="string" office:string-value="00000000" calcext:value-type="string">
            <text:p>00000000</text:p>
          </table:table-cell>
          <table:table-cell table:formula="of:=[.U86]*[.U$2]+[.T86]*[.T$2]+[.S86]*[.S$2]+[.R86]*[.R$2]+[.Q86]*[.Q$2]+[.P86]*[.P$2]+[.O86]*[.O$2]+[.N86]*[.N$2]+[.M86]*[.M$2]+[.L86]*[.L$2]+[.K86]*[.K$2]+[.J86]*[.J$2]+[.I86]*[.I$2]" office:value-type="float" office:value="0" calcext:value-type="float">
            <text:p>0</text:p>
          </table:table-cell>
          <table:table-cell table:formula="of:=DEC2HEX([.H86];8)" office:value-type="string" office:string-value="00044000" calcext:value-type="string">
            <text:p>00044000</text:p>
          </table:table-cell>
          <table:table-cell table:formula="of:=[.V86]*[.$V$2]+[.W86]*[.$W$2]+[.X86]*[.$X$2]+[.Y86]*[.$Y$2]+[.Z86]*[.$Z$2]+[.AA86]*[.$AA$2]+[.AB86]*[.$AB$2]+[.AC86]*[.$AC$2]+[.AD86]*[.$AD$2]+[.AE86]*[.$AE$2]+[.AF86]*[.$AF$2]+[.AG86]*[.$AG$2]+[.AH86]*[.$AH$2]+[.AI86]*[.$AI$2]+[.AJ86]*[.$AJ$2]+[.AK86]*[.$AK$2]+[.AL86]*[.$AL$2]+[.AM86]*[.$AM$2]+[.AN86]*[.$AN$2]+[.AO86]*[.$AO$2]+[.AP86]*[.$AP$2]+[.AQ86]*[.$AQ$2]+[.AR86]*[.$AR$2]+[.AS86]*[.$AS$2]+[.AT86]*[.$AT$2]+[.AU86]*[.$AU$2]+[.AV86]*[.$AV$2]+[.AW86]*[.$AW$2]+[.AX86]*[.$AX$2]+[.AY86]*[.$AY$2]+[.AZ86]*[.$AZ$2]+[.BA86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7"/>
          <table:table-cell table:style-name="ce10"/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 table:number-columns-repeated="979"/>
        </table:table-row>
        <table:table-row table:style-name="ro1">
          <table:table-cell/>
          <table:table-cell table:style-name="ce4"/>
          <table:table-cell office:value-type="string" calcext:value-type="string">
            <text:p>A → MEM(IO)</text:p>
          </table:table-cell>
          <table:table-cell table:style-name="ce4"/>
          <table:table-cell table:formula="of:=DEC2HEX([.F87];8)" office:value-type="string" office:string-value="00000000" calcext:value-type="string">
            <text:p>00000000</text:p>
          </table:table-cell>
          <table:table-cell table:formula="of:=[.U87]*[.U$2]+[.T87]*[.T$2]+[.S87]*[.S$2]+[.R87]*[.R$2]+[.Q87]*[.Q$2]+[.P87]*[.P$2]+[.O87]*[.O$2]+[.N87]*[.N$2]+[.M87]*[.M$2]+[.L87]*[.L$2]+[.K87]*[.K$2]+[.J87]*[.J$2]+[.I87]*[.I$2]" office:value-type="float" office:value="0" calcext:value-type="float">
            <text:p>0</text:p>
          </table:table-cell>
          <table:table-cell table:formula="of:=DEC2HEX([.H87];8)" office:value-type="string" office:string-value="00200100" calcext:value-type="string">
            <text:p>00200100</text:p>
          </table:table-cell>
          <table:table-cell table:formula="of:=[.V87]*[.$V$2]+[.W87]*[.$W$2]+[.X87]*[.$X$2]+[.Y87]*[.$Y$2]+[.Z87]*[.$Z$2]+[.AA87]*[.$AA$2]+[.AB87]*[.$AB$2]+[.AC87]*[.$AC$2]+[.AD87]*[.$AD$2]+[.AE87]*[.$AE$2]+[.AF87]*[.$AF$2]+[.AG87]*[.$AG$2]+[.AH87]*[.$AH$2]+[.AI87]*[.$AI$2]+[.AJ87]*[.$AJ$2]+[.AK87]*[.$AK$2]+[.AL87]*[.$AL$2]+[.AM87]*[.$AM$2]+[.AN87]*[.$AN$2]+[.AO87]*[.$AO$2]+[.AP87]*[.$AP$2]+[.AQ87]*[.$AQ$2]+[.AR87]*[.$AR$2]+[.AS87]*[.$AS$2]+[.AT87]*[.$AT$2]+[.AU87]*[.$AU$2]+[.AV87]*[.$AV$2]+[.AW87]*[.$AW$2]+[.AX87]*[.$AX$2]+[.AY87]*[.$AY$2]+[.AZ87]*[.$AZ$2]+[.BA87]*[.$BA$2]" office:value-type="float" office:value="2097408" calcext:value-type="float">
            <text:p>2097408</text:p>
          </table:table-cell>
          <table:table-cell table:number-columns-repeated="13"/>
          <table:table-cell table:style-name="Default"/>
          <table:table-cell table:number-columns-repeated="7"/>
          <table:table-cell table:style-name="ce10"/>
          <table:table-cell/>
          <table:table-cell table:style-name="ce12" office:value-type="float" office:value="1" calcext:value-type="float">
            <text:p>1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/>
          <table:table-cell table:style-name="ce4"/>
          <table:table-cell office:value-type="string" calcext:value-type="string">
            <text:p>COUNT_INC</text:p>
          </table:table-cell>
          <table:table-cell table:style-name="ce4"/>
          <table:table-cell table:formula="of:=DEC2HEX([.F88];8)" office:value-type="string" office:string-value="00000000" calcext:value-type="string">
            <text:p>00000000</text:p>
          </table:table-cell>
          <table:table-cell table:formula="of:=[.U88]*[.U$2]+[.T88]*[.T$2]+[.S88]*[.S$2]+[.R88]*[.R$2]+[.Q88]*[.Q$2]+[.P88]*[.P$2]+[.O88]*[.O$2]+[.N88]*[.N$2]+[.M88]*[.M$2]+[.L88]*[.L$2]+[.K88]*[.K$2]+[.J88]*[.J$2]+[.I88]*[.I$2]" office:value-type="float" office:value="0" calcext:value-type="float">
            <text:p>0</text:p>
          </table:table-cell>
          <table:table-cell table:formula="of:=DEC2HEX([.H88];8)" office:value-type="string" office:string-value="00001000" calcext:value-type="string">
            <text:p>00001000</text:p>
          </table:table-cell>
          <table:table-cell table:formula="of:=[.V88]*[.$V$2]+[.W88]*[.$W$2]+[.X88]*[.$X$2]+[.Y88]*[.$Y$2]+[.Z88]*[.$Z$2]+[.AA88]*[.$AA$2]+[.AB88]*[.$AB$2]+[.AC88]*[.$AC$2]+[.AD88]*[.$AD$2]+[.AE88]*[.$AE$2]+[.AF88]*[.$AF$2]+[.AG88]*[.$AG$2]+[.AH88]*[.$AH$2]+[.AI88]*[.$AI$2]+[.AJ88]*[.$AJ$2]+[.AK88]*[.$AK$2]+[.AL88]*[.$AL$2]+[.AM88]*[.$AM$2]+[.AN88]*[.$AN$2]+[.AO88]*[.$AO$2]+[.AP88]*[.$AP$2]+[.AQ88]*[.$AQ$2]+[.AR88]*[.$AR$2]+[.AS88]*[.$AS$2]+[.AT88]*[.$AT$2]+[.AU88]*[.$AU$2]+[.AV88]*[.$AV$2]+[.AW88]*[.$AW$2]+[.AX88]*[.$AX$2]+[.AY88]*[.$AY$2]+[.AZ88]*[.$AZ$2]+[.BA88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7"/>
          <table:table-cell table:style-name="ce10"/>
          <table:table-cell table:number-columns-repeated="10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89];8)" office:value-type="string" office:string-value="00000000" calcext:value-type="string">
            <text:p>00000000</text:p>
          </table:table-cell>
          <table:table-cell table:formula="of:=[.U89]*[.U$2]+[.T89]*[.T$2]+[.S89]*[.S$2]+[.R89]*[.R$2]+[.Q89]*[.Q$2]+[.P89]*[.P$2]+[.O89]*[.O$2]+[.N89]*[.N$2]+[.M89]*[.M$2]+[.L89]*[.L$2]+[.K89]*[.K$2]+[.J89]*[.J$2]+[.I89]*[.I$2]" office:value-type="float" office:value="0" calcext:value-type="float">
            <text:p>0</text:p>
          </table:table-cell>
          <table:table-cell table:formula="of:=DEC2HEX([.H89];8)" office:value-type="string" office:string-value="80000000" calcext:value-type="string">
            <text:p>80000000</text:p>
          </table:table-cell>
          <table:table-cell table:formula="of:=[.V89]*[.$V$2]+[.W89]*[.$W$2]+[.X89]*[.$X$2]+[.Y89]*[.$Y$2]+[.Z89]*[.$Z$2]+[.AA89]*[.$AA$2]+[.AB89]*[.$AB$2]+[.AC89]*[.$AC$2]+[.AD89]*[.$AD$2]+[.AE89]*[.$AE$2]+[.AF89]*[.$AF$2]+[.AG89]*[.$AG$2]+[.AH89]*[.$AH$2]+[.AI89]*[.$AI$2]+[.AJ89]*[.$AJ$2]+[.AK89]*[.$AK$2]+[.AL89]*[.$AL$2]+[.AM89]*[.$AM$2]+[.AN89]*[.$AN$2]+[.AO89]*[.$AO$2]+[.AP89]*[.$AP$2]+[.AQ89]*[.$AQ$2]+[.AR89]*[.$AR$2]+[.AS89]*[.$AS$2]+[.AT89]*[.$AT$2]+[.AU89]*[.$AU$2]+[.AV89]*[.$AV$2]+[.AW89]*[.$AW$2]+[.AX89]*[.$AX$2]+[.AY89]*[.$AY$2]+[.AZ89]*[.$AZ$2]+[.BA89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4" office:value-type="string" calcext:value-type="string">
            <text:p>IN &lt;XX&gt;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D7</text:p>
          </table:table-cell>
          <table:table-cell table:formula="of:=DEC2HEX([.F90];8)" office:value-type="string" office:string-value="00000000" calcext:value-type="string">
            <text:p>00000000</text:p>
          </table:table-cell>
          <table:table-cell table:formula="of:=[.U90]*[.U$2]+[.T90]*[.T$2]+[.S90]*[.S$2]+[.R90]*[.R$2]+[.Q90]*[.Q$2]+[.P90]*[.P$2]+[.O90]*[.O$2]+[.N90]*[.N$2]+[.M90]*[.M$2]+[.L90]*[.L$2]+[.K90]*[.K$2]+[.J90]*[.J$2]+[.I90]*[.I$2]" office:value-type="float" office:value="0" calcext:value-type="float">
            <text:p>0</text:p>
          </table:table-cell>
          <table:table-cell table:formula="of:=DEC2HEX([.H90];8)" office:value-type="string" office:string-value="00044000" calcext:value-type="string">
            <text:p>00044000</text:p>
          </table:table-cell>
          <table:table-cell table:formula="of:=[.V90]*[.$V$2]+[.W90]*[.$W$2]+[.X90]*[.$X$2]+[.Y90]*[.$Y$2]+[.Z90]*[.$Z$2]+[.AA90]*[.$AA$2]+[.AB90]*[.$AB$2]+[.AC90]*[.$AC$2]+[.AD90]*[.$AD$2]+[.AE90]*[.$AE$2]+[.AF90]*[.$AF$2]+[.AG90]*[.$AG$2]+[.AH90]*[.$AH$2]+[.AI90]*[.$AI$2]+[.AJ90]*[.$AJ$2]+[.AK90]*[.$AK$2]+[.AL90]*[.$AL$2]+[.AM90]*[.$AM$2]+[.AN90]*[.$AN$2]+[.AO90]*[.$AO$2]+[.AP90]*[.$AP$2]+[.AQ90]*[.$AQ$2]+[.AR90]*[.$AR$2]+[.AS90]*[.$AS$2]+[.AT90]*[.$AT$2]+[.AU90]*[.$AU$2]+[.AV90]*[.$AV$2]+[.AW90]*[.$AW$2]+[.AX90]*[.$AX$2]+[.AY90]*[.$AY$2]+[.AZ90]*[.$AZ$2]+[.BA90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7"/>
          <table:table-cell table:style-name="ce10"/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MEM(IO)-&gt;A</text:p>
          </table:table-cell>
          <table:table-cell/>
          <table:table-cell table:formula="of:=DEC2HEX([.F91];8)" office:value-type="string" office:string-value="00000000" calcext:value-type="string">
            <text:p>00000000</text:p>
          </table:table-cell>
          <table:table-cell table:formula="of:=[.U91]*[.U$2]+[.T91]*[.T$2]+[.S91]*[.S$2]+[.R91]*[.R$2]+[.Q91]*[.Q$2]+[.P91]*[.P$2]+[.O91]*[.O$2]+[.N91]*[.N$2]+[.M91]*[.M$2]+[.L91]*[.L$2]+[.K91]*[.K$2]+[.J91]*[.J$2]+[.I91]*[.I$2]" office:value-type="float" office:value="0" calcext:value-type="float">
            <text:p>0</text:p>
          </table:table-cell>
          <table:table-cell table:formula="of:=DEC2HEX([.H91];8)" office:value-type="string" office:string-value="00100080" calcext:value-type="string">
            <text:p>00100080</text:p>
          </table:table-cell>
          <table:table-cell table:formula="of:=[.V91]*[.$V$2]+[.W91]*[.$W$2]+[.X91]*[.$X$2]+[.Y91]*[.$Y$2]+[.Z91]*[.$Z$2]+[.AA91]*[.$AA$2]+[.AB91]*[.$AB$2]+[.AC91]*[.$AC$2]+[.AD91]*[.$AD$2]+[.AE91]*[.$AE$2]+[.AF91]*[.$AF$2]+[.AG91]*[.$AG$2]+[.AH91]*[.$AH$2]+[.AI91]*[.$AI$2]+[.AJ91]*[.$AJ$2]+[.AK91]*[.$AK$2]+[.AL91]*[.$AL$2]+[.AM91]*[.$AM$2]+[.AN91]*[.$AN$2]+[.AO91]*[.$AO$2]+[.AP91]*[.$AP$2]+[.AQ91]*[.$AQ$2]+[.AR91]*[.$AR$2]+[.AS91]*[.$AS$2]+[.AT91]*[.$AT$2]+[.AU91]*[.$AU$2]+[.AV91]*[.$AV$2]+[.AW91]*[.$AW$2]+[.AX91]*[.$AX$2]+[.AY91]*[.$AY$2]+[.AZ91]*[.$AZ$2]+[.BA91]*[.$BA$2]" office:value-type="float" office:value="1048704" calcext:value-type="float">
            <text:p>1048704</text:p>
          </table:table-cell>
          <table:table-cell table:number-columns-repeated="24"/>
          <table:table-cell table:style-name="ce12" office:value-type="float" office:value="1" calcext:value-type="float">
            <text:p>1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92];8)" office:value-type="string" office:string-value="00000000" calcext:value-type="string">
            <text:p>00000000</text:p>
          </table:table-cell>
          <table:table-cell table:formula="of:=[.U92]*[.U$2]+[.T92]*[.T$2]+[.S92]*[.S$2]+[.R92]*[.R$2]+[.Q92]*[.Q$2]+[.P92]*[.P$2]+[.O92]*[.O$2]+[.N92]*[.N$2]+[.M92]*[.M$2]+[.L92]*[.L$2]+[.K92]*[.K$2]+[.J92]*[.J$2]+[.I92]*[.I$2]" office:value-type="float" office:value="0" calcext:value-type="float">
            <text:p>0</text:p>
          </table:table-cell>
          <table:table-cell table:formula="of:=DEC2HEX([.H92];8)" office:value-type="string" office:string-value="00001000" calcext:value-type="string">
            <text:p>00001000</text:p>
          </table:table-cell>
          <table:table-cell table:formula="of:=[.V92]*[.$V$2]+[.W92]*[.$W$2]+[.X92]*[.$X$2]+[.Y92]*[.$Y$2]+[.Z92]*[.$Z$2]+[.AA92]*[.$AA$2]+[.AB92]*[.$AB$2]+[.AC92]*[.$AC$2]+[.AD92]*[.$AD$2]+[.AE92]*[.$AE$2]+[.AF92]*[.$AF$2]+[.AG92]*[.$AG$2]+[.AH92]*[.$AH$2]+[.AI92]*[.$AI$2]+[.AJ92]*[.$AJ$2]+[.AK92]*[.$AK$2]+[.AL92]*[.$AL$2]+[.AM92]*[.$AM$2]+[.AN92]*[.$AN$2]+[.AO92]*[.$AO$2]+[.AP92]*[.$AP$2]+[.AQ92]*[.$AQ$2]+[.AR92]*[.$AR$2]+[.AS92]*[.$AS$2]+[.AT92]*[.$AT$2]+[.AU92]*[.$AU$2]+[.AV92]*[.$AV$2]+[.AW92]*[.$AW$2]+[.AX92]*[.$AX$2]+[.AY92]*[.$AY$2]+[.AZ92]*[.$AZ$2]+[.BA92]*[.$BA$2]" office:value-type="float" office:value="4096" calcext:value-type="float">
            <text:p>4096</text:p>
          </table:table-cell>
          <table:table-cell table:number-columns-repeated="32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3];8)" office:value-type="string" office:string-value="00000000" calcext:value-type="string">
            <text:p>00000000</text:p>
          </table:table-cell>
          <table:table-cell table:formula="of:=[.U93]*[.U$2]+[.T93]*[.T$2]+[.S93]*[.S$2]+[.R93]*[.R$2]+[.Q93]*[.Q$2]+[.P93]*[.P$2]+[.O93]*[.O$2]+[.N93]*[.N$2]+[.M93]*[.M$2]+[.L93]*[.L$2]+[.K93]*[.K$2]+[.J93]*[.J$2]+[.I93]*[.I$2]" office:value-type="float" office:value="0" calcext:value-type="float">
            <text:p>0</text:p>
          </table:table-cell>
          <table:table-cell table:formula="of:=DEC2HEX([.H93];8)" office:value-type="string" office:string-value="80000000" calcext:value-type="string">
            <text:p>80000000</text:p>
          </table:table-cell>
          <table:table-cell table:formula="of:=[.V93]*[.$V$2]+[.W93]*[.$W$2]+[.X93]*[.$X$2]+[.Y93]*[.$Y$2]+[.Z93]*[.$Z$2]+[.AA93]*[.$AA$2]+[.AB93]*[.$AB$2]+[.AC93]*[.$AC$2]+[.AD93]*[.$AD$2]+[.AE93]*[.$AE$2]+[.AF93]*[.$AF$2]+[.AG93]*[.$AG$2]+[.AH93]*[.$AH$2]+[.AI93]*[.$AI$2]+[.AJ93]*[.$AJ$2]+[.AK93]*[.$AK$2]+[.AL93]*[.$AL$2]+[.AM93]*[.$AM$2]+[.AN93]*[.$AN$2]+[.AO93]*[.$AO$2]+[.AP93]*[.$AP$2]+[.AQ93]*[.$AQ$2]+[.AR93]*[.$AR$2]+[.AS93]*[.$AS$2]+[.AT93]*[.$AT$2]+[.AU93]*[.$AU$2]+[.AV93]*[.$AV$2]+[.AW93]*[.$AW$2]+[.AX93]*[.$AX$2]+[.AY93]*[.$AY$2]+[.AZ93]*[.$AZ$2]+[.BA93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HLT</text:p>
          </table:table-cell>
          <table:table-cell office:value-type="string" calcext:value-type="string">
            <text:p>HLT=1</text:p>
          </table:table-cell>
          <table:table-cell table:style-name="ce4" office:value-type="string" calcext:value-type="string">
            <text:p>76</text:p>
          </table:table-cell>
          <table:table-cell table:formula="of:=DEC2HEX([.F94];8)" office:value-type="string" office:string-value="00000000" calcext:value-type="string">
            <text:p>00000000</text:p>
          </table:table-cell>
          <table:table-cell table:formula="of:=[.U94]*[.U$2]+[.T94]*[.T$2]+[.S94]*[.S$2]+[.R94]*[.R$2]+[.Q94]*[.Q$2]+[.P94]*[.P$2]+[.O94]*[.O$2]+[.N94]*[.N$2]+[.M94]*[.M$2]+[.L94]*[.L$2]+[.K94]*[.K$2]+[.J94]*[.J$2]+[.I94]*[.I$2]" office:value-type="float" office:value="0" calcext:value-type="float">
            <text:p>0</text:p>
          </table:table-cell>
          <table:table-cell table:formula="of:=DEC2HEX([.H94];8)" office:value-type="string" office:string-value="40000000" calcext:value-type="string">
            <text:p>40000000</text:p>
          </table:table-cell>
          <table:table-cell table:formula="of:=[.V94]*[.$V$2]+[.W94]*[.$W$2]+[.X94]*[.$X$2]+[.Y94]*[.$Y$2]+[.Z94]*[.$Z$2]+[.AA94]*[.$AA$2]+[.AB94]*[.$AB$2]+[.AC94]*[.$AC$2]+[.AD94]*[.$AD$2]+[.AE94]*[.$AE$2]+[.AF94]*[.$AF$2]+[.AG94]*[.$AG$2]+[.AH94]*[.$AH$2]+[.AI94]*[.$AI$2]+[.AJ94]*[.$AJ$2]+[.AK94]*[.$AK$2]+[.AL94]*[.$AL$2]+[.AM94]*[.$AM$2]+[.AN94]*[.$AN$2]+[.AO94]*[.$AO$2]+[.AP94]*[.$AP$2]+[.AQ94]*[.$AQ$2]+[.AR94]*[.$AR$2]+[.AS94]*[.$AS$2]+[.AT94]*[.$AT$2]+[.AU94]*[.$AU$2]+[.AV94]*[.$AV$2]+[.AW94]*[.$AW$2]+[.AX94]*[.$AX$2]+[.AY94]*[.$AY$2]+[.AZ94]*[.$AZ$2]+[.BA94]*[.$BA$2]" office:value-type="float" office:value="1073741824" calcext:value-type="float">
            <text:p>1073741824</text:p>
          </table:table-cell>
          <table:table-cell table:number-columns-repeated="13"/>
          <table:table-cell table:style-name="Default"/>
          <table:table-cell table:style-name="ce12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CLC</text:p>
          </table:table-cell>
          <table:table-cell office:value-type="string" calcext:value-type="string">
            <text:p>CY=0</text:p>
          </table:table-cell>
          <table:table-cell table:style-name="ce4" office:value-type="string" calcext:value-type="string">
            <text:p>09</text:p>
          </table:table-cell>
          <table:table-cell table:formula="of:=DEC2HEX([.F95];8)" office:value-type="string" office:string-value="00000000" calcext:value-type="string">
            <text:p>00000000</text:p>
          </table:table-cell>
          <table:table-cell table:formula="of:=[.U95]*[.U$2]+[.T95]*[.T$2]+[.S95]*[.S$2]+[.R95]*[.R$2]+[.Q95]*[.Q$2]+[.P95]*[.P$2]+[.O95]*[.O$2]+[.N95]*[.N$2]+[.M95]*[.M$2]+[.L95]*[.L$2]+[.K95]*[.K$2]+[.J95]*[.J$2]+[.I95]*[.I$2]" office:value-type="float" office:value="0" calcext:value-type="float">
            <text:p>0</text:p>
          </table:table-cell>
          <table:table-cell table:formula="of:=DEC2HEX([.H95];8)" office:value-type="string" office:string-value="00000800" calcext:value-type="string">
            <text:p>00000800</text:p>
          </table:table-cell>
          <table:table-cell table:formula="of:=[.V95]*[.$V$2]+[.W95]*[.$W$2]+[.X95]*[.$X$2]+[.Y95]*[.$Y$2]+[.Z95]*[.$Z$2]+[.AA95]*[.$AA$2]+[.AB95]*[.$AB$2]+[.AC95]*[.$AC$2]+[.AD95]*[.$AD$2]+[.AE95]*[.$AE$2]+[.AF95]*[.$AF$2]+[.AG95]*[.$AG$2]+[.AH95]*[.$AH$2]+[.AI95]*[.$AI$2]+[.AJ95]*[.$AJ$2]+[.AK95]*[.$AK$2]+[.AL95]*[.$AL$2]+[.AM95]*[.$AM$2]+[.AN95]*[.$AN$2]+[.AO95]*[.$AO$2]+[.AP95]*[.$AP$2]+[.AQ95]*[.$AQ$2]+[.AR95]*[.$AR$2]+[.AS95]*[.$AS$2]+[.AT95]*[.$AT$2]+[.AU95]*[.$AU$2]+[.AV95]*[.$AV$2]+[.AW95]*[.$AW$2]+[.AX95]*[.$AX$2]+[.AY95]*[.$AY$2]+[.AZ95]*[.$AZ$2]+[.BA95]*[.$BA$2]" office:value-type="float" office:value="2048" calcext:value-type="float">
            <text:p>2048</text:p>
          </table:table-cell>
          <table:table-cell table:number-columns-repeated="13"/>
          <table:table-cell table:style-name="Default"/>
          <table:table-cell table:number-columns-repeated="19"/>
          <table:table-cell table:style-name="ce12" office:value-type="float" office:value="1" calcext:value-type="float">
            <text:p>1</text:p>
          </table:table-cell>
          <table:table-cell table:number-columns-repeated="98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96];8)" office:value-type="string" office:string-value="00000000" calcext:value-type="string">
            <text:p>00000000</text:p>
          </table:table-cell>
          <table:table-cell table:formula="of:=[.U96]*[.U$2]+[.T96]*[.T$2]+[.S96]*[.S$2]+[.R96]*[.R$2]+[.Q96]*[.Q$2]+[.P96]*[.P$2]+[.O96]*[.O$2]+[.N96]*[.N$2]+[.M96]*[.M$2]+[.L96]*[.L$2]+[.K96]*[.K$2]+[.J96]*[.J$2]+[.I96]*[.I$2]" office:value-type="float" office:value="0" calcext:value-type="float">
            <text:p>0</text:p>
          </table:table-cell>
          <table:table-cell table:formula="of:=DEC2HEX([.H96];8)" office:value-type="string" office:string-value="80000000" calcext:value-type="string">
            <text:p>80000000</text:p>
          </table:table-cell>
          <table:table-cell table:formula="of:=[.V96]*[.$V$2]+[.W96]*[.$W$2]+[.X96]*[.$X$2]+[.Y96]*[.$Y$2]+[.Z96]*[.$Z$2]+[.AA96]*[.$AA$2]+[.AB96]*[.$AB$2]+[.AC96]*[.$AC$2]+[.AD96]*[.$AD$2]+[.AE96]*[.$AE$2]+[.AF96]*[.$AF$2]+[.AG96]*[.$AG$2]+[.AH96]*[.$AH$2]+[.AI96]*[.$AI$2]+[.AJ96]*[.$AJ$2]+[.AK96]*[.$AK$2]+[.AL96]*[.$AL$2]+[.AM96]*[.$AM$2]+[.AN96]*[.$AN$2]+[.AO96]*[.$AO$2]+[.AP96]*[.$AP$2]+[.AQ96]*[.$AQ$2]+[.AR96]*[.$AR$2]+[.AS96]*[.$AS$2]+[.AT96]*[.$AT$2]+[.AU96]*[.$AU$2]+[.AV96]*[.$AV$2]+[.AW96]*[.$AW$2]+[.AX96]*[.$AX$2]+[.AY96]*[.$AY$2]+[.AZ96]*[.$AZ$2]+[.BA96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 cycles</text:p>
          </table:table-cell>
          <table:table-cell table:style-name="ce4" office:value-type="string" calcext:value-type="string">
            <text:p>JMP M</text:p>
          </table:table-cell>
          <table:table-cell office:value-type="string" calcext:value-type="string">
            <text:p>LO ← ROM</text:p>
          </table:table-cell>
          <table:table-cell table:style-name="ce4" office:value-type="string" calcext:value-type="string">
            <text:p>C3</text:p>
          </table:table-cell>
          <table:table-cell table:formula="of:=DEC2HEX([.F97];8)" office:value-type="string" office:string-value="00000000" calcext:value-type="string">
            <text:p>00000000</text:p>
          </table:table-cell>
          <table:table-cell table:formula="of:=[.U97]*[.U$2]+[.T97]*[.T$2]+[.S97]*[.S$2]+[.R97]*[.R$2]+[.Q97]*[.Q$2]+[.P97]*[.P$2]+[.O97]*[.O$2]+[.N97]*[.N$2]+[.M97]*[.M$2]+[.L97]*[.L$2]+[.K97]*[.K$2]+[.J97]*[.J$2]+[.I97]*[.I$2]" office:value-type="float" office:value="0" calcext:value-type="float">
            <text:p>0</text:p>
          </table:table-cell>
          <table:table-cell table:formula="of:=DEC2HEX([.H97];8)" office:value-type="string" office:string-value="00044000" calcext:value-type="string">
            <text:p>00044000</text:p>
          </table:table-cell>
          <table:table-cell table:formula="of:=[.V97]*[.$V$2]+[.W97]*[.$W$2]+[.X97]*[.$X$2]+[.Y97]*[.$Y$2]+[.Z97]*[.$Z$2]+[.AA97]*[.$AA$2]+[.AB97]*[.$AB$2]+[.AC97]*[.$AC$2]+[.AD97]*[.$AD$2]+[.AE97]*[.$AE$2]+[.AF97]*[.$AF$2]+[.AG97]*[.$AG$2]+[.AH97]*[.$AH$2]+[.AI97]*[.$AI$2]+[.AJ97]*[.$AJ$2]+[.AK97]*[.$AK$2]+[.AL97]*[.$AL$2]+[.AM97]*[.$AM$2]+[.AN97]*[.$AN$2]+[.AO97]*[.$AO$2]+[.AP97]*[.$AP$2]+[.AQ97]*[.$AQ$2]+[.AR97]*[.$AR$2]+[.AS97]*[.$AS$2]+[.AT97]*[.$AT$2]+[.AU97]*[.$AU$2]+[.AV97]*[.$AV$2]+[.AW97]*[.$AW$2]+[.AX97]*[.$AX$2]+[.AY97]*[.$AY$2]+[.AZ97]*[.$AZ$2]+[.BA97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98];8)" office:value-type="string" office:string-value="00000000" calcext:value-type="string">
            <text:p>00000000</text:p>
          </table:table-cell>
          <table:table-cell table:formula="of:=[.U98]*[.U$2]+[.T98]*[.T$2]+[.S98]*[.S$2]+[.R98]*[.R$2]+[.Q98]*[.Q$2]+[.P98]*[.P$2]+[.O98]*[.O$2]+[.N98]*[.N$2]+[.M98]*[.M$2]+[.L98]*[.L$2]+[.K98]*[.K$2]+[.J98]*[.J$2]+[.I98]*[.I$2]" office:value-type="float" office:value="0" calcext:value-type="float">
            <text:p>0</text:p>
          </table:table-cell>
          <table:table-cell table:formula="of:=DEC2HEX([.H98];8)" office:value-type="string" office:string-value="00001000" calcext:value-type="string">
            <text:p>00001000</text:p>
          </table:table-cell>
          <table:table-cell table:formula="of:=[.V98]*[.$V$2]+[.W98]*[.$W$2]+[.X98]*[.$X$2]+[.Y98]*[.$Y$2]+[.Z98]*[.$Z$2]+[.AA98]*[.$AA$2]+[.AB98]*[.$AB$2]+[.AC98]*[.$AC$2]+[.AD98]*[.$AD$2]+[.AE98]*[.$AE$2]+[.AF98]*[.$AF$2]+[.AG98]*[.$AG$2]+[.AH98]*[.$AH$2]+[.AI98]*[.$AI$2]+[.AJ98]*[.$AJ$2]+[.AK98]*[.$AK$2]+[.AL98]*[.$AL$2]+[.AM98]*[.$AM$2]+[.AN98]*[.$AN$2]+[.AO98]*[.$AO$2]+[.AP98]*[.$AP$2]+[.AQ98]*[.$AQ$2]+[.AR98]*[.$AR$2]+[.AS98]*[.$AS$2]+[.AT98]*[.$AT$2]+[.AU98]*[.$AU$2]+[.AV98]*[.$AV$2]+[.AW98]*[.$AW$2]+[.AX98]*[.$AX$2]+[.AY98]*[.$AY$2]+[.AZ98]*[.$AZ$2]+[.BA98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99];8)" office:value-type="string" office:string-value="00000000" calcext:value-type="string">
            <text:p>00000000</text:p>
          </table:table-cell>
          <table:table-cell table:formula="of:=[.U99]*[.U$2]+[.T99]*[.T$2]+[.S99]*[.S$2]+[.R99]*[.R$2]+[.Q99]*[.Q$2]+[.P99]*[.P$2]+[.O99]*[.O$2]+[.N99]*[.N$2]+[.M99]*[.M$2]+[.L99]*[.L$2]+[.K99]*[.K$2]+[.J99]*[.J$2]+[.I99]*[.I$2]" office:value-type="float" office:value="0" calcext:value-type="float">
            <text:p>0</text:p>
          </table:table-cell>
          <table:table-cell table:formula="of:=DEC2HEX([.H99];8)" office:value-type="string" office:string-value="00048000" calcext:value-type="string">
            <text:p>00048000</text:p>
          </table:table-cell>
          <table:table-cell table:formula="of:=[.V99]*[.$V$2]+[.W99]*[.$W$2]+[.X99]*[.$X$2]+[.Y99]*[.$Y$2]+[.Z99]*[.$Z$2]+[.AA99]*[.$AA$2]+[.AB99]*[.$AB$2]+[.AC99]*[.$AC$2]+[.AD99]*[.$AD$2]+[.AE99]*[.$AE$2]+[.AF99]*[.$AF$2]+[.AG99]*[.$AG$2]+[.AH99]*[.$AH$2]+[.AI99]*[.$AI$2]+[.AJ99]*[.$AJ$2]+[.AK99]*[.$AK$2]+[.AL99]*[.$AL$2]+[.AM99]*[.$AM$2]+[.AN99]*[.$AN$2]+[.AO99]*[.$AO$2]+[.AP99]*[.$AP$2]+[.AQ99]*[.$AQ$2]+[.AR99]*[.$AR$2]+[.AS99]*[.$AS$2]+[.AT99]*[.$AT$2]+[.AU99]*[.$AU$2]+[.AV99]*[.$AV$2]+[.AW99]*[.$AW$2]+[.AX99]*[.$AX$2]+[.AY99]*[.$AY$2]+[.AZ99]*[.$AZ$2]+[.BA99]*[.$BA$2]" office:value-type="float" office:value="294912" calcext:value-type="float">
            <text:p>294912</text:p>
          </table:table-cell>
          <table:table-cell table:number-columns-repeated="13"/>
          <table:table-cell table:style-name="Default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LD_COUNT</text:p>
          </table:table-cell>
          <table:table-cell/>
          <table:table-cell table:formula="of:=DEC2HEX([.F100];8)" office:value-type="string" office:string-value="00000000" calcext:value-type="string">
            <text:p>00000000</text:p>
          </table:table-cell>
          <table:table-cell table:formula="of:=[.U100]*[.U$2]+[.T100]*[.T$2]+[.S100]*[.S$2]+[.R100]*[.R$2]+[.Q100]*[.Q$2]+[.P100]*[.P$2]+[.O100]*[.O$2]+[.N100]*[.N$2]+[.M100]*[.M$2]+[.L100]*[.L$2]+[.K100]*[.K$2]+[.J100]*[.J$2]+[.I100]*[.I$2]" office:value-type="float" office:value="0" calcext:value-type="float">
            <text:p>0</text:p>
          </table:table-cell>
          <table:table-cell table:formula="of:=DEC2HEX([.H100];8)" office:value-type="string" office:string-value="00080000" calcext:value-type="string">
            <text:p>00080000</text:p>
          </table:table-cell>
          <table:table-cell table:formula="of:=[.V100]*[.$V$2]+[.W100]*[.$W$2]+[.X100]*[.$X$2]+[.Y100]*[.$Y$2]+[.Z100]*[.$Z$2]+[.AA100]*[.$AA$2]+[.AB100]*[.$AB$2]+[.AC100]*[.$AC$2]+[.AD100]*[.$AD$2]+[.AE100]*[.$AE$2]+[.AF100]*[.$AF$2]+[.AG100]*[.$AG$2]+[.AH100]*[.$AH$2]+[.AI100]*[.$AI$2]+[.AJ100]*[.$AJ$2]+[.AK100]*[.$AK$2]+[.AL100]*[.$AL$2]+[.AM100]*[.$AM$2]+[.AN100]*[.$AN$2]+[.AO100]*[.$AO$2]+[.AP100]*[.$AP$2]+[.AQ100]*[.$AQ$2]+[.AR100]*[.$AR$2]+[.AS100]*[.$AS$2]+[.AT100]*[.$AT$2]+[.AU100]*[.$AU$2]+[.AV100]*[.$AV$2]+[.AW100]*[.$AW$2]+[.AX100]*[.$AX$2]+[.AY100]*[.$AY$2]+[.AZ100]*[.$AZ$2]+[.BA100]*[.$BA$2]" office:value-type="float" office:value="524288" calcext:value-type="float">
            <text:p>524288</text:p>
          </table:table-cell>
          <table:table-cell table:number-columns-repeated="25"/>
          <table:table-cell table:style-name="ce12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01];8)" office:value-type="string" office:string-value="00000000" calcext:value-type="string">
            <text:p>00000000</text:p>
          </table:table-cell>
          <table:table-cell table:formula="of:=[.U101]*[.U$2]+[.T101]*[.T$2]+[.S101]*[.S$2]+[.R101]*[.R$2]+[.Q101]*[.Q$2]+[.P101]*[.P$2]+[.O101]*[.O$2]+[.N101]*[.N$2]+[.M101]*[.M$2]+[.L101]*[.L$2]+[.K101]*[.K$2]+[.J101]*[.J$2]+[.I101]*[.I$2]" office:value-type="float" office:value="0" calcext:value-type="float">
            <text:p>0</text:p>
          </table:table-cell>
          <table:table-cell table:formula="of:=DEC2HEX([.H101];8)" office:value-type="string" office:string-value="80000000" calcext:value-type="string">
            <text:p>80000000</text:p>
          </table:table-cell>
          <table:table-cell table:formula="of:=[.V101]*[.$V$2]+[.W101]*[.$W$2]+[.X101]*[.$X$2]+[.Y101]*[.$Y$2]+[.Z101]*[.$Z$2]+[.AA101]*[.$AA$2]+[.AB101]*[.$AB$2]+[.AC101]*[.$AC$2]+[.AD101]*[.$AD$2]+[.AE101]*[.$AE$2]+[.AF101]*[.$AF$2]+[.AG101]*[.$AG$2]+[.AH101]*[.$AH$2]+[.AI101]*[.$AI$2]+[.AJ101]*[.$AJ$2]+[.AK101]*[.$AK$2]+[.AL101]*[.$AL$2]+[.AM101]*[.$AM$2]+[.AN101]*[.$AN$2]+[.AO101]*[.$AO$2]+[.AP101]*[.$AP$2]+[.AQ101]*[.$AQ$2]+[.AR101]*[.$AR$2]+[.AS101]*[.$AS$2]+[.AT101]*[.$AT$2]+[.AU101]*[.$AU$2]+[.AV101]*[.$AV$2]+[.AW101]*[.$AW$2]+[.AX101]*[.$AX$2]+[.AY101]*[.$AY$2]+[.AZ101]*[.$AZ$2]+[.BA101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6" office:value-type="string" calcext:value-type="string">
            <text:p>JZ M</text:p>
          </table:table-cell>
          <table:table-cell office:value-type="string" calcext:value-type="string">
            <text:p>LO ← ROM</text:p>
          </table:table-cell>
          <table:table-cell table:style-name="ce6" office:value-type="string" calcext:value-type="string">
            <text:p>CA</text:p>
          </table:table-cell>
          <table:table-cell table:formula="of:=DEC2HEX([.F102];8)" office:value-type="string" office:string-value="00000000" calcext:value-type="string">
            <text:p>00000000</text:p>
          </table:table-cell>
          <table:table-cell table:formula="of:=[.U102]*[.U$2]+[.T102]*[.T$2]+[.S102]*[.S$2]+[.R102]*[.R$2]+[.Q102]*[.Q$2]+[.P102]*[.P$2]+[.O102]*[.O$2]+[.N102]*[.N$2]+[.M102]*[.M$2]+[.L102]*[.L$2]+[.K102]*[.K$2]+[.J102]*[.J$2]+[.I102]*[.I$2]" office:value-type="float" office:value="0" calcext:value-type="float">
            <text:p>0</text:p>
          </table:table-cell>
          <table:table-cell table:formula="of:=DEC2HEX([.H102];8)" office:value-type="string" office:string-value="00044000" calcext:value-type="string">
            <text:p>00044000</text:p>
          </table:table-cell>
          <table:table-cell table:formula="of:=[.V102]*[.$V$2]+[.W102]*[.$W$2]+[.X102]*[.$X$2]+[.Y102]*[.$Y$2]+[.Z102]*[.$Z$2]+[.AA102]*[.$AA$2]+[.AB102]*[.$AB$2]+[.AC102]*[.$AC$2]+[.AD102]*[.$AD$2]+[.AE102]*[.$AE$2]+[.AF102]*[.$AF$2]+[.AG102]*[.$AG$2]+[.AH102]*[.$AH$2]+[.AI102]*[.$AI$2]+[.AJ102]*[.$AJ$2]+[.AK102]*[.$AK$2]+[.AL102]*[.$AL$2]+[.AM102]*[.$AM$2]+[.AN102]*[.$AN$2]+[.AO102]*[.$AO$2]+[.AP102]*[.$AP$2]+[.AQ102]*[.$AQ$2]+[.AR102]*[.$AR$2]+[.AS102]*[.$AS$2]+[.AT102]*[.$AT$2]+[.AU102]*[.$AU$2]+[.AV102]*[.$AV$2]+[.AW102]*[.$AW$2]+[.AX102]*[.$AX$2]+[.AY102]*[.$AY$2]+[.AZ102]*[.$AZ$2]+[.BA102]*[.$BA$2]" office:value-type="float" office:value="278528" calcext:value-type="float">
            <text:p>278528</text:p>
          </table:table-cell>
          <table:table-cell table:number-columns-repeated="14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3"/>
          <table:table-cell table:style-name="ce12" office:value-type="float" office:value="1" calcext:value-type="float">
            <text:p>1</text:p>
          </table:table-cell>
          <table:table-cell table:style-name="ce10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3];8)" office:value-type="string" office:string-value="00000000" calcext:value-type="string">
            <text:p>00000000</text:p>
          </table:table-cell>
          <table:table-cell table:formula="of:=[.U103]*[.U$2]+[.T103]*[.T$2]+[.S103]*[.S$2]+[.R103]*[.R$2]+[.Q103]*[.Q$2]+[.P103]*[.P$2]+[.O103]*[.O$2]+[.N103]*[.N$2]+[.M103]*[.M$2]+[.L103]*[.L$2]+[.K103]*[.K$2]+[.J103]*[.J$2]+[.I103]*[.I$2]" office:value-type="float" office:value="0" calcext:value-type="float">
            <text:p>0</text:p>
          </table:table-cell>
          <table:table-cell table:formula="of:=DEC2HEX([.H103];8)" office:value-type="string" office:string-value="00001000" calcext:value-type="string">
            <text:p>00001000</text:p>
          </table:table-cell>
          <table:table-cell table:formula="of:=[.V103]*[.$V$2]+[.W103]*[.$W$2]+[.X103]*[.$X$2]+[.Y103]*[.$Y$2]+[.Z103]*[.$Z$2]+[.AA103]*[.$AA$2]+[.AB103]*[.$AB$2]+[.AC103]*[.$AC$2]+[.AD103]*[.$AD$2]+[.AE103]*[.$AE$2]+[.AF103]*[.$AF$2]+[.AG103]*[.$AG$2]+[.AH103]*[.$AH$2]+[.AI103]*[.$AI$2]+[.AJ103]*[.$AJ$2]+[.AK103]*[.$AK$2]+[.AL103]*[.$AL$2]+[.AM103]*[.$AM$2]+[.AN103]*[.$AN$2]+[.AO103]*[.$AO$2]+[.AP103]*[.$AP$2]+[.AQ103]*[.$AQ$2]+[.AR103]*[.$AR$2]+[.AS103]*[.$AS$2]+[.AT103]*[.$AT$2]+[.AU103]*[.$AU$2]+[.AV103]*[.$AV$2]+[.AW103]*[.$AW$2]+[.AX103]*[.$AX$2]+[.AY103]*[.$AY$2]+[.AZ103]*[.$AZ$2]+[.BA103]*[.$BA$2]" office:value-type="float" office:value="4096" calcext:value-type="float">
            <text:p>4096</text:p>
          </table:table-cell>
          <table:table-cell table:number-columns-repeated="14"/>
          <table:table-cell table:style-name="ce10" table:number-columns-repeated="18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04];8)" office:value-type="string" office:string-value="00000000" calcext:value-type="string">
            <text:p>00000000</text:p>
          </table:table-cell>
          <table:table-cell table:formula="of:=[.U104]*[.U$2]+[.T104]*[.T$2]+[.S104]*[.S$2]+[.R104]*[.R$2]+[.Q104]*[.Q$2]+[.P104]*[.P$2]+[.O104]*[.O$2]+[.N104]*[.N$2]+[.M104]*[.M$2]+[.L104]*[.L$2]+[.K104]*[.K$2]+[.J104]*[.J$2]+[.I104]*[.I$2]" office:value-type="float" office:value="0" calcext:value-type="float">
            <text:p>0</text:p>
          </table:table-cell>
          <table:table-cell table:formula="of:=DEC2HEX([.H104];8)" office:value-type="string" office:string-value="00048000" calcext:value-type="string">
            <text:p>00048000</text:p>
          </table:table-cell>
          <table:table-cell table:formula="of:=[.V104]*[.$V$2]+[.W104]*[.$W$2]+[.X104]*[.$X$2]+[.Y104]*[.$Y$2]+[.Z104]*[.$Z$2]+[.AA104]*[.$AA$2]+[.AB104]*[.$AB$2]+[.AC104]*[.$AC$2]+[.AD104]*[.$AD$2]+[.AE104]*[.$AE$2]+[.AF104]*[.$AF$2]+[.AG104]*[.$AG$2]+[.AH104]*[.$AH$2]+[.AI104]*[.$AI$2]+[.AJ104]*[.$AJ$2]+[.AK104]*[.$AK$2]+[.AL104]*[.$AL$2]+[.AM104]*[.$AM$2]+[.AN104]*[.$AN$2]+[.AO104]*[.$AO$2]+[.AP104]*[.$AP$2]+[.AQ104]*[.$AQ$2]+[.AR104]*[.$AR$2]+[.AS104]*[.$AS$2]+[.AT104]*[.$AT$2]+[.AU104]*[.$AU$2]+[.AV104]*[.$AV$2]+[.AW104]*[.$AW$2]+[.AX104]*[.$AX$2]+[.AY104]*[.$AY$2]+[.AZ104]*[.$AZ$2]+[.BA104]*[.$BA$2]" office:value-type="float" office:value="294912" calcext:value-type="float">
            <text:p>294912</text:p>
          </table:table-cell>
          <table:table-cell table:number-columns-repeated="14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style-name="ce10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05];8)" office:value-type="string" office:string-value="00000000" calcext:value-type="string">
            <text:p>00000000</text:p>
          </table:table-cell>
          <table:table-cell table:formula="of:=[.U105]*[.U$2]+[.T105]*[.T$2]+[.S105]*[.S$2]+[.R105]*[.R$2]+[.Q105]*[.Q$2]+[.P105]*[.P$2]+[.O105]*[.O$2]+[.N105]*[.N$2]+[.M105]*[.M$2]+[.L105]*[.L$2]+[.K105]*[.K$2]+[.J105]*[.J$2]+[.I105]*[.I$2]" office:value-type="float" office:value="0" calcext:value-type="float">
            <text:p>0</text:p>
          </table:table-cell>
          <table:table-cell table:formula="of:=DEC2HEX([.H105];8)" office:value-type="string" office:string-value="00001000" calcext:value-type="string">
            <text:p>00001000</text:p>
          </table:table-cell>
          <table:table-cell table:formula="of:=[.V105]*[.$V$2]+[.W105]*[.$W$2]+[.X105]*[.$X$2]+[.Y105]*[.$Y$2]+[.Z105]*[.$Z$2]+[.AA105]*[.$AA$2]+[.AB105]*[.$AB$2]+[.AC105]*[.$AC$2]+[.AD105]*[.$AD$2]+[.AE105]*[.$AE$2]+[.AF105]*[.$AF$2]+[.AG105]*[.$AG$2]+[.AH105]*[.$AH$2]+[.AI105]*[.$AI$2]+[.AJ105]*[.$AJ$2]+[.AK105]*[.$AK$2]+[.AL105]*[.$AL$2]+[.AM105]*[.$AM$2]+[.AN105]*[.$AN$2]+[.AO105]*[.$AO$2]+[.AP105]*[.$AP$2]+[.AQ105]*[.$AQ$2]+[.AR105]*[.$AR$2]+[.AS105]*[.$AS$2]+[.AT105]*[.$AT$2]+[.AU105]*[.$AU$2]+[.AV105]*[.$AV$2]+[.AW105]*[.$AW$2]+[.AX105]*[.$AX$2]+[.AY105]*[.$AY$2]+[.AZ105]*[.$AZ$2]+[.BA105]*[.$BA$2]" office:value-type="float" office:value="4096" calcext:value-type="float">
            <text:p>4096</text:p>
          </table:table-cell>
          <table:table-cell table:number-columns-repeated="14"/>
          <table:table-cell table:style-name="ce10" table:number-columns-repeated="18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06];8)" office:value-type="string" office:string-value="00000000" calcext:value-type="string">
            <text:p>00000000</text:p>
          </table:table-cell>
          <table:table-cell table:formula="of:=[.U106]*[.U$2]+[.T106]*[.T$2]+[.S106]*[.S$2]+[.R106]*[.R$2]+[.Q106]*[.Q$2]+[.P106]*[.P$2]+[.O106]*[.O$2]+[.N106]*[.N$2]+[.M106]*[.M$2]+[.L106]*[.L$2]+[.K106]*[.K$2]+[.J106]*[.J$2]+[.I106]*[.I$2]" office:value-type="float" office:value="0" calcext:value-type="float">
            <text:p>0</text:p>
          </table:table-cell>
          <table:table-cell table:formula="of:=DEC2HEX([.H106];8)" office:value-type="string" office:string-value="20000000" calcext:value-type="string">
            <text:p>20000000</text:p>
          </table:table-cell>
          <table:table-cell table:formula="of:=[.V106]*[.$V$2]+[.W106]*[.$W$2]+[.X106]*[.$X$2]+[.Y106]*[.$Y$2]+[.Z106]*[.$Z$2]+[.AA106]*[.$AA$2]+[.AB106]*[.$AB$2]+[.AC106]*[.$AC$2]+[.AD106]*[.$AD$2]+[.AE106]*[.$AE$2]+[.AF106]*[.$AF$2]+[.AG106]*[.$AG$2]+[.AH106]*[.$AH$2]+[.AI106]*[.$AI$2]+[.AJ106]*[.$AJ$2]+[.AK106]*[.$AK$2]+[.AL106]*[.$AL$2]+[.AM106]*[.$AM$2]+[.AN106]*[.$AN$2]+[.AO106]*[.$AO$2]+[.AP106]*[.$AP$2]+[.AQ106]*[.$AQ$2]+[.AR106]*[.$AR$2]+[.AS106]*[.$AS$2]+[.AT106]*[.$AT$2]+[.AU106]*[.$AU$2]+[.AV106]*[.$AV$2]+[.AW106]*[.$AW$2]+[.AX106]*[.$AX$2]+[.AY106]*[.$AY$2]+[.AZ106]*[.$AZ$2]+[.BA106]*[.$BA$2]" office:value-type="float" office:value="536870912" calcext:value-type="float">
            <text:p>536870912</text:p>
          </table:table-cell>
          <table:table-cell table:number-columns-repeated="14"/>
          <table:table-cell table:style-name="ce10"/>
          <table:table-cell table:style-name="ce12" office:value-type="float" office:value="1" calcext:value-type="float">
            <text:p>1</text:p>
          </table:table-cell>
          <table:table-cell table:style-name="ce10" table:number-columns-repeated="2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07];8)" office:value-type="string" office:string-value="00000000" calcext:value-type="string">
            <text:p>00000000</text:p>
          </table:table-cell>
          <table:table-cell table:formula="of:=[.U107]*[.U$2]+[.T107]*[.T$2]+[.S107]*[.S$2]+[.R107]*[.R$2]+[.Q107]*[.Q$2]+[.P107]*[.P$2]+[.O107]*[.O$2]+[.N107]*[.N$2]+[.M107]*[.M$2]+[.L107]*[.L$2]+[.K107]*[.K$2]+[.J107]*[.J$2]+[.I107]*[.I$2]" office:value-type="float" office:value="0" calcext:value-type="float">
            <text:p>0</text:p>
          </table:table-cell>
          <table:table-cell table:formula="of:=DEC2HEX([.H107];8)" office:value-type="string" office:string-value="00080000" calcext:value-type="string">
            <text:p>00080000</text:p>
          </table:table-cell>
          <table:table-cell table:formula="of:=[.V107]*[.$V$2]+[.W107]*[.$W$2]+[.X107]*[.$X$2]+[.Y107]*[.$Y$2]+[.Z107]*[.$Z$2]+[.AA107]*[.$AA$2]+[.AB107]*[.$AB$2]+[.AC107]*[.$AC$2]+[.AD107]*[.$AD$2]+[.AE107]*[.$AE$2]+[.AF107]*[.$AF$2]+[.AG107]*[.$AG$2]+[.AH107]*[.$AH$2]+[.AI107]*[.$AI$2]+[.AJ107]*[.$AJ$2]+[.AK107]*[.$AK$2]+[.AL107]*[.$AL$2]+[.AM107]*[.$AM$2]+[.AN107]*[.$AN$2]+[.AO107]*[.$AO$2]+[.AP107]*[.$AP$2]+[.AQ107]*[.$AQ$2]+[.AR107]*[.$AR$2]+[.AS107]*[.$AS$2]+[.AT107]*[.$AT$2]+[.AU107]*[.$AU$2]+[.AV107]*[.$AV$2]+[.AW107]*[.$AW$2]+[.AX107]*[.$AX$2]+[.AY107]*[.$AY$2]+[.AZ107]*[.$AZ$2]+[.BA107]*[.$BA$2]" office:value-type="float" office:value="524288" calcext:value-type="float">
            <text:p>524288</text:p>
          </table:table-cell>
          <table:table-cell table:number-columns-repeated="14"/>
          <table:table-cell table:style-name="ce10" table:number-columns-repeated="11"/>
          <table:table-cell table:style-name="ce12" office:value-type="float" office:value="1" calcext:value-type="float">
            <text:p>1</text:p>
          </table:table-cell>
          <table:table-cell table:style-name="ce10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08];8)" office:value-type="string" office:string-value="00000000" calcext:value-type="string">
            <text:p>00000000</text:p>
          </table:table-cell>
          <table:table-cell table:formula="of:=[.U108]*[.U$2]+[.T108]*[.T$2]+[.S108]*[.S$2]+[.R108]*[.R$2]+[.Q108]*[.Q$2]+[.P108]*[.P$2]+[.O108]*[.O$2]+[.N108]*[.N$2]+[.M108]*[.M$2]+[.L108]*[.L$2]+[.K108]*[.K$2]+[.J108]*[.J$2]+[.I108]*[.I$2]" office:value-type="float" office:value="0" calcext:value-type="float">
            <text:p>0</text:p>
          </table:table-cell>
          <table:table-cell table:formula="of:=DEC2HEX([.H108];8)" office:value-type="string" office:string-value="80000000" calcext:value-type="string">
            <text:p>80000000</text:p>
          </table:table-cell>
          <table:table-cell table:formula="of:=[.V108]*[.$V$2]+[.W108]*[.$W$2]+[.X108]*[.$X$2]+[.Y108]*[.$Y$2]+[.Z108]*[.$Z$2]+[.AA108]*[.$AA$2]+[.AB108]*[.$AB$2]+[.AC108]*[.$AC$2]+[.AD108]*[.$AD$2]+[.AE108]*[.$AE$2]+[.AF108]*[.$AF$2]+[.AG108]*[.$AG$2]+[.AH108]*[.$AH$2]+[.AI108]*[.$AI$2]+[.AJ108]*[.$AJ$2]+[.AK108]*[.$AK$2]+[.AL108]*[.$AL$2]+[.AM108]*[.$AM$2]+[.AN108]*[.$AN$2]+[.AO108]*[.$AO$2]+[.AP108]*[.$AP$2]+[.AQ108]*[.$AQ$2]+[.AR108]*[.$AR$2]+[.AS108]*[.$AS$2]+[.AT108]*[.$AT$2]+[.AU108]*[.$AU$2]+[.AV108]*[.$AV$2]+[.AW108]*[.$AW$2]+[.AX108]*[.$AX$2]+[.AY108]*[.$AY$2]+[.AZ108]*[.$AZ$2]+[.BA10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6" office:value-type="string" calcext:value-type="string">
            <text:p>JLT M</text:p>
          </table:table-cell>
          <table:table-cell office:value-type="string" calcext:value-type="string">
            <text:p>LO ← ROM</text:p>
          </table:table-cell>
          <table:table-cell table:style-name="ce6" office:value-type="string" calcext:value-type="string">
            <text:p>e1</text:p>
          </table:table-cell>
          <table:table-cell table:formula="of:=DEC2HEX([.F109];8)" office:value-type="string" office:string-value="00000000" calcext:value-type="string">
            <text:p>00000000</text:p>
          </table:table-cell>
          <table:table-cell table:formula="of:=[.U109]*[.U$2]+[.T109]*[.T$2]+[.S109]*[.S$2]+[.R109]*[.R$2]+[.Q109]*[.Q$2]+[.P109]*[.P$2]+[.O109]*[.O$2]+[.N109]*[.N$2]+[.M109]*[.M$2]+[.L109]*[.L$2]+[.K109]*[.K$2]+[.J109]*[.J$2]+[.I109]*[.I$2]" office:value-type="float" office:value="0" calcext:value-type="float">
            <text:p>0</text:p>
          </table:table-cell>
          <table:table-cell table:formula="of:=DEC2HEX([.H109];8)" office:value-type="string" office:string-value="00044000" calcext:value-type="string">
            <text:p>00044000</text:p>
          </table:table-cell>
          <table:table-cell table:formula="of:=[.V109]*[.$V$2]+[.W109]*[.$W$2]+[.X109]*[.$X$2]+[.Y109]*[.$Y$2]+[.Z109]*[.$Z$2]+[.AA109]*[.$AA$2]+[.AB109]*[.$AB$2]+[.AC109]*[.$AC$2]+[.AD109]*[.$AD$2]+[.AE109]*[.$AE$2]+[.AF109]*[.$AF$2]+[.AG109]*[.$AG$2]+[.AH109]*[.$AH$2]+[.AI109]*[.$AI$2]+[.AJ109]*[.$AJ$2]+[.AK109]*[.$AK$2]+[.AL109]*[.$AL$2]+[.AM109]*[.$AM$2]+[.AN109]*[.$AN$2]+[.AO109]*[.$AO$2]+[.AP109]*[.$AP$2]+[.AQ109]*[.$AQ$2]+[.AR109]*[.$AR$2]+[.AS109]*[.$AS$2]+[.AT109]*[.$AT$2]+[.AU109]*[.$AU$2]+[.AV109]*[.$AV$2]+[.AW109]*[.$AW$2]+[.AX109]*[.$AX$2]+[.AY109]*[.$AY$2]+[.AZ109]*[.$AZ$2]+[.BA109]*[.$BA$2]" office:value-type="float" office:value="278528" calcext:value-type="float">
            <text:p>278528</text:p>
          </table:table-cell>
          <table:table-cell table:number-columns-repeated="14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3"/>
          <table:table-cell table:style-name="ce12" office:value-type="float" office:value="1" calcext:value-type="float">
            <text:p>1</text:p>
          </table:table-cell>
          <table:table-cell table:style-name="ce10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0];8)" office:value-type="string" office:string-value="00000000" calcext:value-type="string">
            <text:p>00000000</text:p>
          </table:table-cell>
          <table:table-cell table:formula="of:=[.U110]*[.U$2]+[.T110]*[.T$2]+[.S110]*[.S$2]+[.R110]*[.R$2]+[.Q110]*[.Q$2]+[.P110]*[.P$2]+[.O110]*[.O$2]+[.N110]*[.N$2]+[.M110]*[.M$2]+[.L110]*[.L$2]+[.K110]*[.K$2]+[.J110]*[.J$2]+[.I110]*[.I$2]" office:value-type="float" office:value="0" calcext:value-type="float">
            <text:p>0</text:p>
          </table:table-cell>
          <table:table-cell table:formula="of:=DEC2HEX([.H110];8)" office:value-type="string" office:string-value="00001000" calcext:value-type="string">
            <text:p>00001000</text:p>
          </table:table-cell>
          <table:table-cell table:formula="of:=[.V110]*[.$V$2]+[.W110]*[.$W$2]+[.X110]*[.$X$2]+[.Y110]*[.$Y$2]+[.Z110]*[.$Z$2]+[.AA110]*[.$AA$2]+[.AB110]*[.$AB$2]+[.AC110]*[.$AC$2]+[.AD110]*[.$AD$2]+[.AE110]*[.$AE$2]+[.AF110]*[.$AF$2]+[.AG110]*[.$AG$2]+[.AH110]*[.$AH$2]+[.AI110]*[.$AI$2]+[.AJ110]*[.$AJ$2]+[.AK110]*[.$AK$2]+[.AL110]*[.$AL$2]+[.AM110]*[.$AM$2]+[.AN110]*[.$AN$2]+[.AO110]*[.$AO$2]+[.AP110]*[.$AP$2]+[.AQ110]*[.$AQ$2]+[.AR110]*[.$AR$2]+[.AS110]*[.$AS$2]+[.AT110]*[.$AT$2]+[.AU110]*[.$AU$2]+[.AV110]*[.$AV$2]+[.AW110]*[.$AW$2]+[.AX110]*[.$AX$2]+[.AY110]*[.$AY$2]+[.AZ110]*[.$AZ$2]+[.BA110]*[.$BA$2]" office:value-type="float" office:value="4096" calcext:value-type="float">
            <text:p>4096</text:p>
          </table:table-cell>
          <table:table-cell table:number-columns-repeated="14"/>
          <table:table-cell table:style-name="ce10" table:number-columns-repeated="18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11];8)" office:value-type="string" office:string-value="00000000" calcext:value-type="string">
            <text:p>00000000</text:p>
          </table:table-cell>
          <table:table-cell table:formula="of:=[.U111]*[.U$2]+[.T111]*[.T$2]+[.S111]*[.S$2]+[.R111]*[.R$2]+[.Q111]*[.Q$2]+[.P111]*[.P$2]+[.O111]*[.O$2]+[.N111]*[.N$2]+[.M111]*[.M$2]+[.L111]*[.L$2]+[.K111]*[.K$2]+[.J111]*[.J$2]+[.I111]*[.I$2]" office:value-type="float" office:value="0" calcext:value-type="float">
            <text:p>0</text:p>
          </table:table-cell>
          <table:table-cell table:formula="of:=DEC2HEX([.H111];8)" office:value-type="string" office:string-value="00048000" calcext:value-type="string">
            <text:p>00048000</text:p>
          </table:table-cell>
          <table:table-cell table:formula="of:=[.V111]*[.$V$2]+[.W111]*[.$W$2]+[.X111]*[.$X$2]+[.Y111]*[.$Y$2]+[.Z111]*[.$Z$2]+[.AA111]*[.$AA$2]+[.AB111]*[.$AB$2]+[.AC111]*[.$AC$2]+[.AD111]*[.$AD$2]+[.AE111]*[.$AE$2]+[.AF111]*[.$AF$2]+[.AG111]*[.$AG$2]+[.AH111]*[.$AH$2]+[.AI111]*[.$AI$2]+[.AJ111]*[.$AJ$2]+[.AK111]*[.$AK$2]+[.AL111]*[.$AL$2]+[.AM111]*[.$AM$2]+[.AN111]*[.$AN$2]+[.AO111]*[.$AO$2]+[.AP111]*[.$AP$2]+[.AQ111]*[.$AQ$2]+[.AR111]*[.$AR$2]+[.AS111]*[.$AS$2]+[.AT111]*[.$AT$2]+[.AU111]*[.$AU$2]+[.AV111]*[.$AV$2]+[.AW111]*[.$AW$2]+[.AX111]*[.$AX$2]+[.AY111]*[.$AY$2]+[.AZ111]*[.$AZ$2]+[.BA111]*[.$BA$2]" office:value-type="float" office:value="294912" calcext:value-type="float">
            <text:p>294912</text:p>
          </table:table-cell>
          <table:table-cell table:number-columns-repeated="14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style-name="ce10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2];8)" office:value-type="string" office:string-value="00000000" calcext:value-type="string">
            <text:p>00000000</text:p>
          </table:table-cell>
          <table:table-cell table:formula="of:=[.U112]*[.U$2]+[.T112]*[.T$2]+[.S112]*[.S$2]+[.R112]*[.R$2]+[.Q112]*[.Q$2]+[.P112]*[.P$2]+[.O112]*[.O$2]+[.N112]*[.N$2]+[.M112]*[.M$2]+[.L112]*[.L$2]+[.K112]*[.K$2]+[.J112]*[.J$2]+[.I112]*[.I$2]" office:value-type="float" office:value="0" calcext:value-type="float">
            <text:p>0</text:p>
          </table:table-cell>
          <table:table-cell table:formula="of:=DEC2HEX([.H112];8)" office:value-type="string" office:string-value="00001000" calcext:value-type="string">
            <text:p>00001000</text:p>
          </table:table-cell>
          <table:table-cell table:formula="of:=[.V112]*[.$V$2]+[.W112]*[.$W$2]+[.X112]*[.$X$2]+[.Y112]*[.$Y$2]+[.Z112]*[.$Z$2]+[.AA112]*[.$AA$2]+[.AB112]*[.$AB$2]+[.AC112]*[.$AC$2]+[.AD112]*[.$AD$2]+[.AE112]*[.$AE$2]+[.AF112]*[.$AF$2]+[.AG112]*[.$AG$2]+[.AH112]*[.$AH$2]+[.AI112]*[.$AI$2]+[.AJ112]*[.$AJ$2]+[.AK112]*[.$AK$2]+[.AL112]*[.$AL$2]+[.AM112]*[.$AM$2]+[.AN112]*[.$AN$2]+[.AO112]*[.$AO$2]+[.AP112]*[.$AP$2]+[.AQ112]*[.$AQ$2]+[.AR112]*[.$AR$2]+[.AS112]*[.$AS$2]+[.AT112]*[.$AT$2]+[.AU112]*[.$AU$2]+[.AV112]*[.$AV$2]+[.AW112]*[.$AW$2]+[.AX112]*[.$AX$2]+[.AY112]*[.$AY$2]+[.AZ112]*[.$AZ$2]+[.BA112]*[.$BA$2]" office:value-type="float" office:value="4096" calcext:value-type="float">
            <text:p>4096</text:p>
          </table:table-cell>
          <table:table-cell table:number-columns-repeated="14"/>
          <table:table-cell table:style-name="ce10" table:number-columns-repeated="18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13];8)" office:value-type="string" office:string-value="00000000" calcext:value-type="string">
            <text:p>00000000</text:p>
          </table:table-cell>
          <table:table-cell table:formula="of:=[.U113]*[.U$2]+[.T113]*[.T$2]+[.S113]*[.S$2]+[.R113]*[.R$2]+[.Q113]*[.Q$2]+[.P113]*[.P$2]+[.O113]*[.O$2]+[.N113]*[.N$2]+[.M113]*[.M$2]+[.L113]*[.L$2]+[.K113]*[.K$2]+[.J113]*[.J$2]+[.I113]*[.I$2]" office:value-type="float" office:value="0" calcext:value-type="float">
            <text:p>0</text:p>
          </table:table-cell>
          <table:table-cell table:formula="of:=DEC2HEX([.H113];8)" office:value-type="string" office:string-value="10000000" calcext:value-type="string">
            <text:p>10000000</text:p>
          </table:table-cell>
          <table:table-cell table:formula="of:=[.V113]*[.$V$2]+[.W113]*[.$W$2]+[.X113]*[.$X$2]+[.Y113]*[.$Y$2]+[.Z113]*[.$Z$2]+[.AA113]*[.$AA$2]+[.AB113]*[.$AB$2]+[.AC113]*[.$AC$2]+[.AD113]*[.$AD$2]+[.AE113]*[.$AE$2]+[.AF113]*[.$AF$2]+[.AG113]*[.$AG$2]+[.AH113]*[.$AH$2]+[.AI113]*[.$AI$2]+[.AJ113]*[.$AJ$2]+[.AK113]*[.$AK$2]+[.AL113]*[.$AL$2]+[.AM113]*[.$AM$2]+[.AN113]*[.$AN$2]+[.AO113]*[.$AO$2]+[.AP113]*[.$AP$2]+[.AQ113]*[.$AQ$2]+[.AR113]*[.$AR$2]+[.AS113]*[.$AS$2]+[.AT113]*[.$AT$2]+[.AU113]*[.$AU$2]+[.AV113]*[.$AV$2]+[.AW113]*[.$AW$2]+[.AX113]*[.$AX$2]+[.AY113]*[.$AY$2]+[.AZ113]*[.$AZ$2]+[.BA113]*[.$BA$2]" office:value-type="float" office:value="268435456" calcext:value-type="float">
            <text:p>268435456</text:p>
          </table:table-cell>
          <table:table-cell table:number-columns-repeated="14"/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style-name="ce10" table:number-columns-repeated="28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14];8)" office:value-type="string" office:string-value="00000000" calcext:value-type="string">
            <text:p>00000000</text:p>
          </table:table-cell>
          <table:table-cell table:formula="of:=[.U114]*[.U$2]+[.T114]*[.T$2]+[.S114]*[.S$2]+[.R114]*[.R$2]+[.Q114]*[.Q$2]+[.P114]*[.P$2]+[.O114]*[.O$2]+[.N114]*[.N$2]+[.M114]*[.M$2]+[.L114]*[.L$2]+[.K114]*[.K$2]+[.J114]*[.J$2]+[.I114]*[.I$2]" office:value-type="float" office:value="0" calcext:value-type="float">
            <text:p>0</text:p>
          </table:table-cell>
          <table:table-cell table:formula="of:=DEC2HEX([.H114];8)" office:value-type="string" office:string-value="00080000" calcext:value-type="string">
            <text:p>00080000</text:p>
          </table:table-cell>
          <table:table-cell table:formula="of:=[.V114]*[.$V$2]+[.W114]*[.$W$2]+[.X114]*[.$X$2]+[.Y114]*[.$Y$2]+[.Z114]*[.$Z$2]+[.AA114]*[.$AA$2]+[.AB114]*[.$AB$2]+[.AC114]*[.$AC$2]+[.AD114]*[.$AD$2]+[.AE114]*[.$AE$2]+[.AF114]*[.$AF$2]+[.AG114]*[.$AG$2]+[.AH114]*[.$AH$2]+[.AI114]*[.$AI$2]+[.AJ114]*[.$AJ$2]+[.AK114]*[.$AK$2]+[.AL114]*[.$AL$2]+[.AM114]*[.$AM$2]+[.AN114]*[.$AN$2]+[.AO114]*[.$AO$2]+[.AP114]*[.$AP$2]+[.AQ114]*[.$AQ$2]+[.AR114]*[.$AR$2]+[.AS114]*[.$AS$2]+[.AT114]*[.$AT$2]+[.AU114]*[.$AU$2]+[.AV114]*[.$AV$2]+[.AW114]*[.$AW$2]+[.AX114]*[.$AX$2]+[.AY114]*[.$AY$2]+[.AZ114]*[.$AZ$2]+[.BA114]*[.$BA$2]" office:value-type="float" office:value="524288" calcext:value-type="float">
            <text:p>524288</text:p>
          </table:table-cell>
          <table:table-cell table:number-columns-repeated="14"/>
          <table:table-cell table:style-name="ce10" table:number-columns-repeated="11"/>
          <table:table-cell table:style-name="ce12" office:value-type="float" office:value="1" calcext:value-type="float">
            <text:p>1</text:p>
          </table:table-cell>
          <table:table-cell table:style-name="ce10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15];8)" office:value-type="string" office:string-value="00000000" calcext:value-type="string">
            <text:p>00000000</text:p>
          </table:table-cell>
          <table:table-cell table:formula="of:=[.U115]*[.U$2]+[.T115]*[.T$2]+[.S115]*[.S$2]+[.R115]*[.R$2]+[.Q115]*[.Q$2]+[.P115]*[.P$2]+[.O115]*[.O$2]+[.N115]*[.N$2]+[.M115]*[.M$2]+[.L115]*[.L$2]+[.K115]*[.K$2]+[.J115]*[.J$2]+[.I115]*[.I$2]" office:value-type="float" office:value="0" calcext:value-type="float">
            <text:p>0</text:p>
          </table:table-cell>
          <table:table-cell table:formula="of:=DEC2HEX([.H115];8)" office:value-type="string" office:string-value="80000000" calcext:value-type="string">
            <text:p>80000000</text:p>
          </table:table-cell>
          <table:table-cell table:formula="of:=[.V115]*[.$V$2]+[.W115]*[.$W$2]+[.X115]*[.$X$2]+[.Y115]*[.$Y$2]+[.Z115]*[.$Z$2]+[.AA115]*[.$AA$2]+[.AB115]*[.$AB$2]+[.AC115]*[.$AC$2]+[.AD115]*[.$AD$2]+[.AE115]*[.$AE$2]+[.AF115]*[.$AF$2]+[.AG115]*[.$AG$2]+[.AH115]*[.$AH$2]+[.AI115]*[.$AI$2]+[.AJ115]*[.$AJ$2]+[.AK115]*[.$AK$2]+[.AL115]*[.$AL$2]+[.AM115]*[.$AM$2]+[.AN115]*[.$AN$2]+[.AO115]*[.$AO$2]+[.AP115]*[.$AP$2]+[.AQ115]*[.$AQ$2]+[.AR115]*[.$AR$2]+[.AS115]*[.$AS$2]+[.AT115]*[.$AT$2]+[.AU115]*[.$AU$2]+[.AV115]*[.$AV$2]+[.AW115]*[.$AW$2]+[.AX115]*[.$AX$2]+[.AY115]*[.$AY$2]+[.AZ115]*[.$AZ$2]+[.BA115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6" office:value-type="string" calcext:value-type="string">
            <text:p>JGT M</text:p>
          </table:table-cell>
          <table:table-cell office:value-type="string" calcext:value-type="string">
            <text:p>LO ← ROM</text:p>
          </table:table-cell>
          <table:table-cell table:style-name="ce6" office:value-type="string" calcext:value-type="string">
            <text:p>e8</text:p>
          </table:table-cell>
          <table:table-cell table:formula="of:=DEC2HEX([.F116];8)" office:value-type="string" office:string-value="00000000" calcext:value-type="string">
            <text:p>00000000</text:p>
          </table:table-cell>
          <table:table-cell table:formula="of:=[.U116]*[.U$2]+[.T116]*[.T$2]+[.S116]*[.S$2]+[.R116]*[.R$2]+[.Q116]*[.Q$2]+[.P116]*[.P$2]+[.O116]*[.O$2]+[.N116]*[.N$2]+[.M116]*[.M$2]+[.L116]*[.L$2]+[.K116]*[.K$2]+[.J116]*[.J$2]+[.I116]*[.I$2]" office:value-type="float" office:value="0" calcext:value-type="float">
            <text:p>0</text:p>
          </table:table-cell>
          <table:table-cell table:formula="of:=DEC2HEX([.H116];8)" office:value-type="string" office:string-value="00044000" calcext:value-type="string">
            <text:p>00044000</text:p>
          </table:table-cell>
          <table:table-cell table:formula="of:=[.V116]*[.$V$2]+[.W116]*[.$W$2]+[.X116]*[.$X$2]+[.Y116]*[.$Y$2]+[.Z116]*[.$Z$2]+[.AA116]*[.$AA$2]+[.AB116]*[.$AB$2]+[.AC116]*[.$AC$2]+[.AD116]*[.$AD$2]+[.AE116]*[.$AE$2]+[.AF116]*[.$AF$2]+[.AG116]*[.$AG$2]+[.AH116]*[.$AH$2]+[.AI116]*[.$AI$2]+[.AJ116]*[.$AJ$2]+[.AK116]*[.$AK$2]+[.AL116]*[.$AL$2]+[.AM116]*[.$AM$2]+[.AN116]*[.$AN$2]+[.AO116]*[.$AO$2]+[.AP116]*[.$AP$2]+[.AQ116]*[.$AQ$2]+[.AR116]*[.$AR$2]+[.AS116]*[.$AS$2]+[.AT116]*[.$AT$2]+[.AU116]*[.$AU$2]+[.AV116]*[.$AV$2]+[.AW116]*[.$AW$2]+[.AX116]*[.$AX$2]+[.AY116]*[.$AY$2]+[.AZ116]*[.$AZ$2]+[.BA116]*[.$BA$2]" office:value-type="float" office:value="278528" calcext:value-type="float">
            <text:p>278528</text:p>
          </table:table-cell>
          <table:table-cell table:number-columns-repeated="14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3"/>
          <table:table-cell table:style-name="ce12" office:value-type="float" office:value="1" calcext:value-type="float">
            <text:p>1</text:p>
          </table:table-cell>
          <table:table-cell table:style-name="ce10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7];8)" office:value-type="string" office:string-value="00000000" calcext:value-type="string">
            <text:p>00000000</text:p>
          </table:table-cell>
          <table:table-cell table:formula="of:=[.U117]*[.U$2]+[.T117]*[.T$2]+[.S117]*[.S$2]+[.R117]*[.R$2]+[.Q117]*[.Q$2]+[.P117]*[.P$2]+[.O117]*[.O$2]+[.N117]*[.N$2]+[.M117]*[.M$2]+[.L117]*[.L$2]+[.K117]*[.K$2]+[.J117]*[.J$2]+[.I117]*[.I$2]" office:value-type="float" office:value="0" calcext:value-type="float">
            <text:p>0</text:p>
          </table:table-cell>
          <table:table-cell table:formula="of:=DEC2HEX([.H117];8)" office:value-type="string" office:string-value="00001000" calcext:value-type="string">
            <text:p>00001000</text:p>
          </table:table-cell>
          <table:table-cell table:formula="of:=[.V117]*[.$V$2]+[.W117]*[.$W$2]+[.X117]*[.$X$2]+[.Y117]*[.$Y$2]+[.Z117]*[.$Z$2]+[.AA117]*[.$AA$2]+[.AB117]*[.$AB$2]+[.AC117]*[.$AC$2]+[.AD117]*[.$AD$2]+[.AE117]*[.$AE$2]+[.AF117]*[.$AF$2]+[.AG117]*[.$AG$2]+[.AH117]*[.$AH$2]+[.AI117]*[.$AI$2]+[.AJ117]*[.$AJ$2]+[.AK117]*[.$AK$2]+[.AL117]*[.$AL$2]+[.AM117]*[.$AM$2]+[.AN117]*[.$AN$2]+[.AO117]*[.$AO$2]+[.AP117]*[.$AP$2]+[.AQ117]*[.$AQ$2]+[.AR117]*[.$AR$2]+[.AS117]*[.$AS$2]+[.AT117]*[.$AT$2]+[.AU117]*[.$AU$2]+[.AV117]*[.$AV$2]+[.AW117]*[.$AW$2]+[.AX117]*[.$AX$2]+[.AY117]*[.$AY$2]+[.AZ117]*[.$AZ$2]+[.BA117]*[.$BA$2]" office:value-type="float" office:value="4096" calcext:value-type="float">
            <text:p>4096</text:p>
          </table:table-cell>
          <table:table-cell table:number-columns-repeated="14"/>
          <table:table-cell table:style-name="ce10" table:number-columns-repeated="18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18];8)" office:value-type="string" office:string-value="00000000" calcext:value-type="string">
            <text:p>00000000</text:p>
          </table:table-cell>
          <table:table-cell table:formula="of:=[.U118]*[.U$2]+[.T118]*[.T$2]+[.S118]*[.S$2]+[.R118]*[.R$2]+[.Q118]*[.Q$2]+[.P118]*[.P$2]+[.O118]*[.O$2]+[.N118]*[.N$2]+[.M118]*[.M$2]+[.L118]*[.L$2]+[.K118]*[.K$2]+[.J118]*[.J$2]+[.I118]*[.I$2]" office:value-type="float" office:value="0" calcext:value-type="float">
            <text:p>0</text:p>
          </table:table-cell>
          <table:table-cell table:formula="of:=DEC2HEX([.H118];8)" office:value-type="string" office:string-value="00048000" calcext:value-type="string">
            <text:p>00048000</text:p>
          </table:table-cell>
          <table:table-cell table:formula="of:=[.V118]*[.$V$2]+[.W118]*[.$W$2]+[.X118]*[.$X$2]+[.Y118]*[.$Y$2]+[.Z118]*[.$Z$2]+[.AA118]*[.$AA$2]+[.AB118]*[.$AB$2]+[.AC118]*[.$AC$2]+[.AD118]*[.$AD$2]+[.AE118]*[.$AE$2]+[.AF118]*[.$AF$2]+[.AG118]*[.$AG$2]+[.AH118]*[.$AH$2]+[.AI118]*[.$AI$2]+[.AJ118]*[.$AJ$2]+[.AK118]*[.$AK$2]+[.AL118]*[.$AL$2]+[.AM118]*[.$AM$2]+[.AN118]*[.$AN$2]+[.AO118]*[.$AO$2]+[.AP118]*[.$AP$2]+[.AQ118]*[.$AQ$2]+[.AR118]*[.$AR$2]+[.AS118]*[.$AS$2]+[.AT118]*[.$AT$2]+[.AU118]*[.$AU$2]+[.AV118]*[.$AV$2]+[.AW118]*[.$AW$2]+[.AX118]*[.$AX$2]+[.AY118]*[.$AY$2]+[.AZ118]*[.$AZ$2]+[.BA118]*[.$BA$2]" office:value-type="float" office:value="294912" calcext:value-type="float">
            <text:p>294912</text:p>
          </table:table-cell>
          <table:table-cell table:number-columns-repeated="14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style-name="ce10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19];8)" office:value-type="string" office:string-value="00000000" calcext:value-type="string">
            <text:p>00000000</text:p>
          </table:table-cell>
          <table:table-cell table:formula="of:=[.U119]*[.U$2]+[.T119]*[.T$2]+[.S119]*[.S$2]+[.R119]*[.R$2]+[.Q119]*[.Q$2]+[.P119]*[.P$2]+[.O119]*[.O$2]+[.N119]*[.N$2]+[.M119]*[.M$2]+[.L119]*[.L$2]+[.K119]*[.K$2]+[.J119]*[.J$2]+[.I119]*[.I$2]" office:value-type="float" office:value="0" calcext:value-type="float">
            <text:p>0</text:p>
          </table:table-cell>
          <table:table-cell table:formula="of:=DEC2HEX([.H119];8)" office:value-type="string" office:string-value="00001000" calcext:value-type="string">
            <text:p>00001000</text:p>
          </table:table-cell>
          <table:table-cell table:formula="of:=[.V119]*[.$V$2]+[.W119]*[.$W$2]+[.X119]*[.$X$2]+[.Y119]*[.$Y$2]+[.Z119]*[.$Z$2]+[.AA119]*[.$AA$2]+[.AB119]*[.$AB$2]+[.AC119]*[.$AC$2]+[.AD119]*[.$AD$2]+[.AE119]*[.$AE$2]+[.AF119]*[.$AF$2]+[.AG119]*[.$AG$2]+[.AH119]*[.$AH$2]+[.AI119]*[.$AI$2]+[.AJ119]*[.$AJ$2]+[.AK119]*[.$AK$2]+[.AL119]*[.$AL$2]+[.AM119]*[.$AM$2]+[.AN119]*[.$AN$2]+[.AO119]*[.$AO$2]+[.AP119]*[.$AP$2]+[.AQ119]*[.$AQ$2]+[.AR119]*[.$AR$2]+[.AS119]*[.$AS$2]+[.AT119]*[.$AT$2]+[.AU119]*[.$AU$2]+[.AV119]*[.$AV$2]+[.AW119]*[.$AW$2]+[.AX119]*[.$AX$2]+[.AY119]*[.$AY$2]+[.AZ119]*[.$AZ$2]+[.BA119]*[.$BA$2]" office:value-type="float" office:value="4096" calcext:value-type="float">
            <text:p>4096</text:p>
          </table:table-cell>
          <table:table-cell table:number-columns-repeated="14"/>
          <table:table-cell table:style-name="ce10" table:number-columns-repeated="18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20];8)" office:value-type="string" office:string-value="00000000" calcext:value-type="string">
            <text:p>00000000</text:p>
          </table:table-cell>
          <table:table-cell table:formula="of:=[.U120]*[.U$2]+[.T120]*[.T$2]+[.S120]*[.S$2]+[.R120]*[.R$2]+[.Q120]*[.Q$2]+[.P120]*[.P$2]+[.O120]*[.O$2]+[.N120]*[.N$2]+[.M120]*[.M$2]+[.L120]*[.L$2]+[.K120]*[.K$2]+[.J120]*[.J$2]+[.I120]*[.I$2]" office:value-type="float" office:value="0" calcext:value-type="float">
            <text:p>0</text:p>
          </table:table-cell>
          <table:table-cell table:formula="of:=DEC2HEX([.H120];8)" office:value-type="string" office:string-value="08000000" calcext:value-type="string">
            <text:p>08000000</text:p>
          </table:table-cell>
          <table:table-cell table:formula="of:=[.V120]*[.$V$2]+[.W120]*[.$W$2]+[.X120]*[.$X$2]+[.Y120]*[.$Y$2]+[.Z120]*[.$Z$2]+[.AA120]*[.$AA$2]+[.AB120]*[.$AB$2]+[.AC120]*[.$AC$2]+[.AD120]*[.$AD$2]+[.AE120]*[.$AE$2]+[.AF120]*[.$AF$2]+[.AG120]*[.$AG$2]+[.AH120]*[.$AH$2]+[.AI120]*[.$AI$2]+[.AJ120]*[.$AJ$2]+[.AK120]*[.$AK$2]+[.AL120]*[.$AL$2]+[.AM120]*[.$AM$2]+[.AN120]*[.$AN$2]+[.AO120]*[.$AO$2]+[.AP120]*[.$AP$2]+[.AQ120]*[.$AQ$2]+[.AR120]*[.$AR$2]+[.AS120]*[.$AS$2]+[.AT120]*[.$AT$2]+[.AU120]*[.$AU$2]+[.AV120]*[.$AV$2]+[.AW120]*[.$AW$2]+[.AX120]*[.$AX$2]+[.AY120]*[.$AY$2]+[.AZ120]*[.$AZ$2]+[.BA120]*[.$BA$2]" office:value-type="float" office:value="134217728" calcext:value-type="float">
            <text:p>134217728</text:p>
          </table:table-cell>
          <table:table-cell table:number-columns-repeated="14"/>
          <table:table-cell table:style-name="ce10" table:number-columns-repeated="3"/>
          <table:table-cell table:style-name="ce12" office:value-type="float" office:value="1" calcext:value-type="float">
            <text:p>1</text:p>
          </table:table-cell>
          <table:table-cell table:style-name="ce10" table:number-columns-repeated="27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21];8)" office:value-type="string" office:string-value="00000000" calcext:value-type="string">
            <text:p>00000000</text:p>
          </table:table-cell>
          <table:table-cell table:formula="of:=[.U121]*[.U$2]+[.T121]*[.T$2]+[.S121]*[.S$2]+[.R121]*[.R$2]+[.Q121]*[.Q$2]+[.P121]*[.P$2]+[.O121]*[.O$2]+[.N121]*[.N$2]+[.M121]*[.M$2]+[.L121]*[.L$2]+[.K121]*[.K$2]+[.J121]*[.J$2]+[.I121]*[.I$2]" office:value-type="float" office:value="0" calcext:value-type="float">
            <text:p>0</text:p>
          </table:table-cell>
          <table:table-cell table:formula="of:=DEC2HEX([.H121];8)" office:value-type="string" office:string-value="00080000" calcext:value-type="string">
            <text:p>00080000</text:p>
          </table:table-cell>
          <table:table-cell table:formula="of:=[.V121]*[.$V$2]+[.W121]*[.$W$2]+[.X121]*[.$X$2]+[.Y121]*[.$Y$2]+[.Z121]*[.$Z$2]+[.AA121]*[.$AA$2]+[.AB121]*[.$AB$2]+[.AC121]*[.$AC$2]+[.AD121]*[.$AD$2]+[.AE121]*[.$AE$2]+[.AF121]*[.$AF$2]+[.AG121]*[.$AG$2]+[.AH121]*[.$AH$2]+[.AI121]*[.$AI$2]+[.AJ121]*[.$AJ$2]+[.AK121]*[.$AK$2]+[.AL121]*[.$AL$2]+[.AM121]*[.$AM$2]+[.AN121]*[.$AN$2]+[.AO121]*[.$AO$2]+[.AP121]*[.$AP$2]+[.AQ121]*[.$AQ$2]+[.AR121]*[.$AR$2]+[.AS121]*[.$AS$2]+[.AT121]*[.$AT$2]+[.AU121]*[.$AU$2]+[.AV121]*[.$AV$2]+[.AW121]*[.$AW$2]+[.AX121]*[.$AX$2]+[.AY121]*[.$AY$2]+[.AZ121]*[.$AZ$2]+[.BA121]*[.$BA$2]" office:value-type="float" office:value="524288" calcext:value-type="float">
            <text:p>524288</text:p>
          </table:table-cell>
          <table:table-cell table:number-columns-repeated="14"/>
          <table:table-cell table:style-name="ce10" table:number-columns-repeated="11"/>
          <table:table-cell table:style-name="ce12" office:value-type="float" office:value="1" calcext:value-type="float">
            <text:p>1</text:p>
          </table:table-cell>
          <table:table-cell table:style-name="ce10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22];8)" office:value-type="string" office:string-value="00000000" calcext:value-type="string">
            <text:p>00000000</text:p>
          </table:table-cell>
          <table:table-cell table:formula="of:=[.U122]*[.U$2]+[.T122]*[.T$2]+[.S122]*[.S$2]+[.R122]*[.R$2]+[.Q122]*[.Q$2]+[.P122]*[.P$2]+[.O122]*[.O$2]+[.N122]*[.N$2]+[.M122]*[.M$2]+[.L122]*[.L$2]+[.K122]*[.K$2]+[.J122]*[.J$2]+[.I122]*[.I$2]" office:value-type="float" office:value="0" calcext:value-type="float">
            <text:p>0</text:p>
          </table:table-cell>
          <table:table-cell table:formula="of:=DEC2HEX([.H122];8)" office:value-type="string" office:string-value="80000000" calcext:value-type="string">
            <text:p>80000000</text:p>
          </table:table-cell>
          <table:table-cell table:formula="of:=[.V122]*[.$V$2]+[.W122]*[.$W$2]+[.X122]*[.$X$2]+[.Y122]*[.$Y$2]+[.Z122]*[.$Z$2]+[.AA122]*[.$AA$2]+[.AB122]*[.$AB$2]+[.AC122]*[.$AC$2]+[.AD122]*[.$AD$2]+[.AE122]*[.$AE$2]+[.AF122]*[.$AF$2]+[.AG122]*[.$AG$2]+[.AH122]*[.$AH$2]+[.AI122]*[.$AI$2]+[.AJ122]*[.$AJ$2]+[.AK122]*[.$AK$2]+[.AL122]*[.$AL$2]+[.AM122]*[.$AM$2]+[.AN122]*[.$AN$2]+[.AO122]*[.$AO$2]+[.AP122]*[.$AP$2]+[.AQ122]*[.$AQ$2]+[.AR122]*[.$AR$2]+[.AS122]*[.$AS$2]+[.AT122]*[.$AT$2]+[.AU122]*[.$AU$2]+[.AV122]*[.$AV$2]+[.AW122]*[.$AW$2]+[.AX122]*[.$AX$2]+[.AY122]*[.$AY$2]+[.AZ122]*[.$AZ$2]+[.BA122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1"/>
          <table:table-cell table:style-name="ce2" table:number-columns-repeated="971"/>
        </table:table-row>
        <table:table-row table:style-name="ro1">
          <table:table-cell table:style-name="ce2" office:value-type="string" calcext:value-type="string">
            <text:p>7 cycles</text:p>
          </table:table-cell>
          <table:table-cell table:style-name="ce6" office:value-type="string" calcext:value-type="string">
            <text:p>JNZ M</text:p>
          </table:table-cell>
          <table:table-cell office:value-type="string" calcext:value-type="string">
            <text:p>LO ← ROM</text:p>
          </table:table-cell>
          <table:table-cell table:style-name="ce6" office:value-type="string" calcext:value-type="string">
            <text:p>f0</text:p>
          </table:table-cell>
          <table:table-cell table:formula="of:=DEC2HEX([.F123];8)" office:value-type="string" office:string-value="00000000" calcext:value-type="string">
            <text:p>00000000</text:p>
          </table:table-cell>
          <table:table-cell table:formula="of:=[.U123]*[.U$2]+[.T123]*[.T$2]+[.S123]*[.S$2]+[.R123]*[.R$2]+[.Q123]*[.Q$2]+[.P123]*[.P$2]+[.O123]*[.O$2]+[.N123]*[.N$2]+[.M123]*[.M$2]+[.L123]*[.L$2]+[.K123]*[.K$2]+[.J123]*[.J$2]+[.I123]*[.I$2]" office:value-type="float" office:value="0" calcext:value-type="float">
            <text:p>0</text:p>
          </table:table-cell>
          <table:table-cell table:formula="of:=DEC2HEX([.H123];8)" office:value-type="string" office:string-value="00044000" calcext:value-type="string">
            <text:p>00044000</text:p>
          </table:table-cell>
          <table:table-cell table:formula="of:=[.V123]*[.$V$2]+[.W123]*[.$W$2]+[.X123]*[.$X$2]+[.Y123]*[.$Y$2]+[.Z123]*[.$Z$2]+[.AA123]*[.$AA$2]+[.AB123]*[.$AB$2]+[.AC123]*[.$AC$2]+[.AD123]*[.$AD$2]+[.AE123]*[.$AE$2]+[.AF123]*[.$AF$2]+[.AG123]*[.$AG$2]+[.AH123]*[.$AH$2]+[.AI123]*[.$AI$2]+[.AJ123]*[.$AJ$2]+[.AK123]*[.$AK$2]+[.AL123]*[.$AL$2]+[.AM123]*[.$AM$2]+[.AN123]*[.$AN$2]+[.AO123]*[.$AO$2]+[.AP123]*[.$AP$2]+[.AQ123]*[.$AQ$2]+[.AR123]*[.$AR$2]+[.AS123]*[.$AS$2]+[.AT123]*[.$AT$2]+[.AU123]*[.$AU$2]+[.AV123]*[.$AV$2]+[.AW123]*[.$AW$2]+[.AX123]*[.$AX$2]+[.AY123]*[.$AY$2]+[.AZ123]*[.$AZ$2]+[.BA123]*[.$BA$2]" office:value-type="float" office:value="278528" calcext:value-type="float">
            <text:p>278528</text:p>
          </table:table-cell>
          <table:table-cell table:number-columns-repeated="14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3"/>
          <table:table-cell table:style-name="ce12" office:value-type="float" office:value="1" calcext:value-type="float">
            <text:p>1</text:p>
          </table:table-cell>
          <table:table-cell table:style-name="ce10" table:number-columns-repeated="14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24];8)" office:value-type="string" office:string-value="00000000" calcext:value-type="string">
            <text:p>00000000</text:p>
          </table:table-cell>
          <table:table-cell table:formula="of:=[.U124]*[.U$2]+[.T124]*[.T$2]+[.S124]*[.S$2]+[.R124]*[.R$2]+[.Q124]*[.Q$2]+[.P124]*[.P$2]+[.O124]*[.O$2]+[.N124]*[.N$2]+[.M124]*[.M$2]+[.L124]*[.L$2]+[.K124]*[.K$2]+[.J124]*[.J$2]+[.I124]*[.I$2]" office:value-type="float" office:value="0" calcext:value-type="float">
            <text:p>0</text:p>
          </table:table-cell>
          <table:table-cell table:formula="of:=DEC2HEX([.H124];8)" office:value-type="string" office:string-value="00001000" calcext:value-type="string">
            <text:p>00001000</text:p>
          </table:table-cell>
          <table:table-cell table:formula="of:=[.V124]*[.$V$2]+[.W124]*[.$W$2]+[.X124]*[.$X$2]+[.Y124]*[.$Y$2]+[.Z124]*[.$Z$2]+[.AA124]*[.$AA$2]+[.AB124]*[.$AB$2]+[.AC124]*[.$AC$2]+[.AD124]*[.$AD$2]+[.AE124]*[.$AE$2]+[.AF124]*[.$AF$2]+[.AG124]*[.$AG$2]+[.AH124]*[.$AH$2]+[.AI124]*[.$AI$2]+[.AJ124]*[.$AJ$2]+[.AK124]*[.$AK$2]+[.AL124]*[.$AL$2]+[.AM124]*[.$AM$2]+[.AN124]*[.$AN$2]+[.AO124]*[.$AO$2]+[.AP124]*[.$AP$2]+[.AQ124]*[.$AQ$2]+[.AR124]*[.$AR$2]+[.AS124]*[.$AS$2]+[.AT124]*[.$AT$2]+[.AU124]*[.$AU$2]+[.AV124]*[.$AV$2]+[.AW124]*[.$AW$2]+[.AX124]*[.$AX$2]+[.AY124]*[.$AY$2]+[.AZ124]*[.$AZ$2]+[.BA124]*[.$BA$2]" office:value-type="float" office:value="4096" calcext:value-type="float">
            <text:p>4096</text:p>
          </table:table-cell>
          <table:table-cell table:number-columns-repeated="14"/>
          <table:table-cell table:style-name="ce10" table:number-columns-repeated="18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HI ← ROM</text:p>
          </table:table-cell>
          <table:table-cell table:style-name="ce2"/>
          <table:table-cell table:formula="of:=DEC2HEX([.F125];8)" office:value-type="string" office:string-value="00000000" calcext:value-type="string">
            <text:p>00000000</text:p>
          </table:table-cell>
          <table:table-cell table:formula="of:=[.U125]*[.U$2]+[.T125]*[.T$2]+[.S125]*[.S$2]+[.R125]*[.R$2]+[.Q125]*[.Q$2]+[.P125]*[.P$2]+[.O125]*[.O$2]+[.N125]*[.N$2]+[.M125]*[.M$2]+[.L125]*[.L$2]+[.K125]*[.K$2]+[.J125]*[.J$2]+[.I125]*[.I$2]" office:value-type="float" office:value="0" calcext:value-type="float">
            <text:p>0</text:p>
          </table:table-cell>
          <table:table-cell table:formula="of:=DEC2HEX([.H125];8)" office:value-type="string" office:string-value="00048000" calcext:value-type="string">
            <text:p>00048000</text:p>
          </table:table-cell>
          <table:table-cell table:formula="of:=[.V125]*[.$V$2]+[.W125]*[.$W$2]+[.X125]*[.$X$2]+[.Y125]*[.$Y$2]+[.Z125]*[.$Z$2]+[.AA125]*[.$AA$2]+[.AB125]*[.$AB$2]+[.AC125]*[.$AC$2]+[.AD125]*[.$AD$2]+[.AE125]*[.$AE$2]+[.AF125]*[.$AF$2]+[.AG125]*[.$AG$2]+[.AH125]*[.$AH$2]+[.AI125]*[.$AI$2]+[.AJ125]*[.$AJ$2]+[.AK125]*[.$AK$2]+[.AL125]*[.$AL$2]+[.AM125]*[.$AM$2]+[.AN125]*[.$AN$2]+[.AO125]*[.$AO$2]+[.AP125]*[.$AP$2]+[.AQ125]*[.$AQ$2]+[.AR125]*[.$AR$2]+[.AS125]*[.$AS$2]+[.AT125]*[.$AT$2]+[.AU125]*[.$AU$2]+[.AV125]*[.$AV$2]+[.AW125]*[.$AW$2]+[.AX125]*[.$AX$2]+[.AY125]*[.$AY$2]+[.AZ125]*[.$AZ$2]+[.BA125]*[.$BA$2]" office:value-type="float" office:value="294912" calcext:value-type="float">
            <text:p>294912</text:p>
          </table:table-cell>
          <table:table-cell table:number-columns-repeated="14"/>
          <table:table-cell table:style-name="ce10" table:number-columns-repeated="12"/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style-name="ce10" table:number-columns-repeated="15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COUNT_INC</text:p>
          </table:table-cell>
          <table:table-cell table:style-name="ce2"/>
          <table:table-cell table:formula="of:=DEC2HEX([.F126];8)" office:value-type="string" office:string-value="00000000" calcext:value-type="string">
            <text:p>00000000</text:p>
          </table:table-cell>
          <table:table-cell table:formula="of:=[.U126]*[.U$2]+[.T126]*[.T$2]+[.S126]*[.S$2]+[.R126]*[.R$2]+[.Q126]*[.Q$2]+[.P126]*[.P$2]+[.O126]*[.O$2]+[.N126]*[.N$2]+[.M126]*[.M$2]+[.L126]*[.L$2]+[.K126]*[.K$2]+[.J126]*[.J$2]+[.I126]*[.I$2]" office:value-type="float" office:value="0" calcext:value-type="float">
            <text:p>0</text:p>
          </table:table-cell>
          <table:table-cell table:formula="of:=DEC2HEX([.H126];8)" office:value-type="string" office:string-value="00001000" calcext:value-type="string">
            <text:p>00001000</text:p>
          </table:table-cell>
          <table:table-cell table:formula="of:=[.V126]*[.$V$2]+[.W126]*[.$W$2]+[.X126]*[.$X$2]+[.Y126]*[.$Y$2]+[.Z126]*[.$Z$2]+[.AA126]*[.$AA$2]+[.AB126]*[.$AB$2]+[.AC126]*[.$AC$2]+[.AD126]*[.$AD$2]+[.AE126]*[.$AE$2]+[.AF126]*[.$AF$2]+[.AG126]*[.$AG$2]+[.AH126]*[.$AH$2]+[.AI126]*[.$AI$2]+[.AJ126]*[.$AJ$2]+[.AK126]*[.$AK$2]+[.AL126]*[.$AL$2]+[.AM126]*[.$AM$2]+[.AN126]*[.$AN$2]+[.AO126]*[.$AO$2]+[.AP126]*[.$AP$2]+[.AQ126]*[.$AQ$2]+[.AR126]*[.$AR$2]+[.AS126]*[.$AS$2]+[.AT126]*[.$AT$2]+[.AU126]*[.$AU$2]+[.AV126]*[.$AV$2]+[.AW126]*[.$AW$2]+[.AX126]*[.$AX$2]+[.AY126]*[.$AY$2]+[.AZ126]*[.$AZ$2]+[.BA126]*[.$BA$2]" office:value-type="float" office:value="4096" calcext:value-type="float">
            <text:p>4096</text:p>
          </table:table-cell>
          <table:table-cell table:number-columns-repeated="14"/>
          <table:table-cell table:style-name="ce10" table:number-columns-repeated="18"/>
          <table:table-cell table:style-name="ce12" office:value-type="float" office:value="1" calcext:value-type="float">
            <text:p>1</text:p>
          </table:table-cell>
          <table:table-cell table:style-name="ce10" table:number-columns-repeated="12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?RST</text:p>
          </table:table-cell>
          <table:table-cell table:style-name="ce2"/>
          <table:table-cell table:formula="of:=DEC2HEX([.F127];8)" office:value-type="string" office:string-value="00000000" calcext:value-type="string">
            <text:p>00000000</text:p>
          </table:table-cell>
          <table:table-cell table:formula="of:=[.U127]*[.U$2]+[.T127]*[.T$2]+[.S127]*[.S$2]+[.R127]*[.R$2]+[.Q127]*[.Q$2]+[.P127]*[.P$2]+[.O127]*[.O$2]+[.N127]*[.N$2]+[.M127]*[.M$2]+[.L127]*[.L$2]+[.K127]*[.K$2]+[.J127]*[.J$2]+[.I127]*[.I$2]" office:value-type="float" office:value="0" calcext:value-type="float">
            <text:p>0</text:p>
          </table:table-cell>
          <table:table-cell table:formula="of:=DEC2HEX([.H127];8)" office:value-type="string" office:string-value="04000000" calcext:value-type="string">
            <text:p>04000000</text:p>
          </table:table-cell>
          <table:table-cell table:formula="of:=[.V127]*[.$V$2]+[.W127]*[.$W$2]+[.X127]*[.$X$2]+[.Y127]*[.$Y$2]+[.Z127]*[.$Z$2]+[.AA127]*[.$AA$2]+[.AB127]*[.$AB$2]+[.AC127]*[.$AC$2]+[.AD127]*[.$AD$2]+[.AE127]*[.$AE$2]+[.AF127]*[.$AF$2]+[.AG127]*[.$AG$2]+[.AH127]*[.$AH$2]+[.AI127]*[.$AI$2]+[.AJ127]*[.$AJ$2]+[.AK127]*[.$AK$2]+[.AL127]*[.$AL$2]+[.AM127]*[.$AM$2]+[.AN127]*[.$AN$2]+[.AO127]*[.$AO$2]+[.AP127]*[.$AP$2]+[.AQ127]*[.$AQ$2]+[.AR127]*[.$AR$2]+[.AS127]*[.$AS$2]+[.AT127]*[.$AT$2]+[.AU127]*[.$AU$2]+[.AV127]*[.$AV$2]+[.AW127]*[.$AW$2]+[.AX127]*[.$AX$2]+[.AY127]*[.$AY$2]+[.AZ127]*[.$AZ$2]+[.BA127]*[.$BA$2]" office:value-type="float" office:value="67108864" calcext:value-type="float">
            <text:p>67108864</text:p>
          </table:table-cell>
          <table:table-cell table:number-columns-repeated="14"/>
          <table:table-cell table:style-name="ce10" table:number-columns-repeated="4"/>
          <table:table-cell table:style-name="ce12" office:value-type="float" office:value="1" calcext:value-type="float">
            <text:p>1</text:p>
          </table:table-cell>
          <table:table-cell table:style-name="ce10" table:number-columns-repeated="26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office:value-type="string" calcext:value-type="string">
            <text:p>LD_COUNT</text:p>
          </table:table-cell>
          <table:table-cell table:style-name="ce2"/>
          <table:table-cell table:formula="of:=DEC2HEX([.F128];8)" office:value-type="string" office:string-value="00000000" calcext:value-type="string">
            <text:p>00000000</text:p>
          </table:table-cell>
          <table:table-cell table:formula="of:=[.U128]*[.U$2]+[.T128]*[.T$2]+[.S128]*[.S$2]+[.R128]*[.R$2]+[.Q128]*[.Q$2]+[.P128]*[.P$2]+[.O128]*[.O$2]+[.N128]*[.N$2]+[.M128]*[.M$2]+[.L128]*[.L$2]+[.K128]*[.K$2]+[.J128]*[.J$2]+[.I128]*[.I$2]" office:value-type="float" office:value="0" calcext:value-type="float">
            <text:p>0</text:p>
          </table:table-cell>
          <table:table-cell table:formula="of:=DEC2HEX([.H128];8)" office:value-type="string" office:string-value="00080000" calcext:value-type="string">
            <text:p>00080000</text:p>
          </table:table-cell>
          <table:table-cell table:formula="of:=[.V128]*[.$V$2]+[.W128]*[.$W$2]+[.X128]*[.$X$2]+[.Y128]*[.$Y$2]+[.Z128]*[.$Z$2]+[.AA128]*[.$AA$2]+[.AB128]*[.$AB$2]+[.AC128]*[.$AC$2]+[.AD128]*[.$AD$2]+[.AE128]*[.$AE$2]+[.AF128]*[.$AF$2]+[.AG128]*[.$AG$2]+[.AH128]*[.$AH$2]+[.AI128]*[.$AI$2]+[.AJ128]*[.$AJ$2]+[.AK128]*[.$AK$2]+[.AL128]*[.$AL$2]+[.AM128]*[.$AM$2]+[.AN128]*[.$AN$2]+[.AO128]*[.$AO$2]+[.AP128]*[.$AP$2]+[.AQ128]*[.$AQ$2]+[.AR128]*[.$AR$2]+[.AS128]*[.$AS$2]+[.AT128]*[.$AT$2]+[.AU128]*[.$AU$2]+[.AV128]*[.$AV$2]+[.AW128]*[.$AW$2]+[.AX128]*[.$AX$2]+[.AY128]*[.$AY$2]+[.AZ128]*[.$AZ$2]+[.BA128]*[.$BA$2]" office:value-type="float" office:value="524288" calcext:value-type="float">
            <text:p>524288</text:p>
          </table:table-cell>
          <table:table-cell table:number-columns-repeated="14"/>
          <table:table-cell table:style-name="ce10" table:number-columns-repeated="11"/>
          <table:table-cell table:style-name="ce12" office:value-type="float" office:value="1" calcext:value-type="float">
            <text:p>1</text:p>
          </table:table-cell>
          <table:table-cell table:style-name="ce10" table:number-columns-repeated="19"/>
          <table:table-cell table:style-name="ce2" table:number-columns-repeated="971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ST</text:p>
          </table:table-cell>
          <table:table-cell table:style-name="ce2"/>
          <table:table-cell table:formula="of:=DEC2HEX([.F129];8)" office:value-type="string" office:string-value="00000000" calcext:value-type="string">
            <text:p>00000000</text:p>
          </table:table-cell>
          <table:table-cell table:formula="of:=[.U129]*[.U$2]+[.T129]*[.T$2]+[.S129]*[.S$2]+[.R129]*[.R$2]+[.Q129]*[.Q$2]+[.P129]*[.P$2]+[.O129]*[.O$2]+[.N129]*[.N$2]+[.M129]*[.M$2]+[.L129]*[.L$2]+[.K129]*[.K$2]+[.J129]*[.J$2]+[.I129]*[.I$2]" office:value-type="float" office:value="0" calcext:value-type="float">
            <text:p>0</text:p>
          </table:table-cell>
          <table:table-cell table:formula="of:=DEC2HEX([.H129];8)" office:value-type="string" office:string-value="80000000" calcext:value-type="string">
            <text:p>80000000</text:p>
          </table:table-cell>
          <table:table-cell table:formula="of:=[.V129]*[.$V$2]+[.W129]*[.$W$2]+[.X129]*[.$X$2]+[.Y129]*[.$Y$2]+[.Z129]*[.$Z$2]+[.AA129]*[.$AA$2]+[.AB129]*[.$AB$2]+[.AC129]*[.$AC$2]+[.AD129]*[.$AD$2]+[.AE129]*[.$AE$2]+[.AF129]*[.$AF$2]+[.AG129]*[.$AG$2]+[.AH129]*[.$AH$2]+[.AI129]*[.$AI$2]+[.AJ129]*[.$AJ$2]+[.AK129]*[.$AK$2]+[.AL129]*[.$AL$2]+[.AM129]*[.$AM$2]+[.AN129]*[.$AN$2]+[.AO129]*[.$AO$2]+[.AP129]*[.$AP$2]+[.AQ129]*[.$AQ$2]+[.AR129]*[.$AR$2]+[.AS129]*[.$AS$2]+[.AT129]*[.$AT$2]+[.AU129]*[.$AU$2]+[.AV129]*[.$AV$2]+[.AW129]*[.$AW$2]+[.AX129]*[.$AX$2]+[.AY129]*[.$AY$2]+[.AZ129]*[.$AZ$2]+[.BA129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0" table:number-columns-repeated="31"/>
          <table:table-cell table:style-name="ce2" table:number-columns-repeated="971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INC A</text:p>
          </table:table-cell>
          <table:table-cell office:value-type="string" calcext:value-type="string">
            <text:p>A=A+1</text:p>
          </table:table-cell>
          <table:table-cell table:style-name="ce4" office:value-type="string" calcext:value-type="string">
            <text:p>3C</text:p>
          </table:table-cell>
          <table:table-cell table:formula="of:=DEC2HEX([.F130];8)" office:value-type="string" office:string-value="00000000" calcext:value-type="string">
            <text:p>00000000</text:p>
          </table:table-cell>
          <table:table-cell table:formula="of:=[.U130]*[.U$2]+[.T130]*[.T$2]+[.S130]*[.S$2]+[.R130]*[.R$2]+[.Q130]*[.Q$2]+[.P130]*[.P$2]+[.O130]*[.O$2]+[.N130]*[.N$2]+[.M130]*[.M$2]+[.L130]*[.L$2]+[.K130]*[.K$2]+[.J130]*[.J$2]+[.I130]*[.I$2]" office:value-type="float" office:value="0" calcext:value-type="float">
            <text:p>0</text:p>
          </table:table-cell>
          <table:table-cell table:formula="of:=DEC2HEX([.H130];8)" office:value-type="string" office:string-value="000000E4" calcext:value-type="string">
            <text:p>000000E4</text:p>
          </table:table-cell>
          <table:table-cell table:formula="of:=[.V130]*[.$V$2]+[.W130]*[.$W$2]+[.X130]*[.$X$2]+[.Y130]*[.$Y$2]+[.Z130]*[.$Z$2]+[.AA130]*[.$AA$2]+[.AB130]*[.$AB$2]+[.AC130]*[.$AC$2]+[.AD130]*[.$AD$2]+[.AE130]*[.$AE$2]+[.AF130]*[.$AF$2]+[.AG130]*[.$AG$2]+[.AH130]*[.$AH$2]+[.AI130]*[.$AI$2]+[.AJ130]*[.$AJ$2]+[.AK130]*[.$AK$2]+[.AL130]*[.$AL$2]+[.AM130]*[.$AM$2]+[.AN130]*[.$AN$2]+[.AO130]*[.$AO$2]+[.AP130]*[.$AP$2]+[.AQ130]*[.$AQ$2]+[.AR130]*[.$AR$2]+[.AS130]*[.$AS$2]+[.AT130]*[.$AT$2]+[.AU130]*[.$AU$2]+[.AV130]*[.$AV$2]+[.AW130]*[.$AW$2]+[.AX130]*[.$AX$2]+[.AY130]*[.$AY$2]+[.AZ130]*[.$AZ$2]+[.BA130]*[.$BA$2]" office:value-type="float" office:value="228" calcext:value-type="float">
            <text:p>228</text:p>
          </table:table-cell>
          <table:table-cell table:number-columns-repeated="13"/>
          <table:table-cell table:style-name="Default"/>
          <table:table-cell table:number-columns-repeated="22"/>
          <table:table-cell table:style-name="ce10"/>
          <table:table-cell table:number-columns-repeated="2" table:style-name="ce1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7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1];8)" office:value-type="string" office:string-value="00000000" calcext:value-type="string">
            <text:p>00000000</text:p>
          </table:table-cell>
          <table:table-cell table:formula="of:=[.U131]*[.U$2]+[.T131]*[.T$2]+[.S131]*[.S$2]+[.R131]*[.R$2]+[.Q131]*[.Q$2]+[.P131]*[.P$2]+[.O131]*[.O$2]+[.N131]*[.N$2]+[.M131]*[.M$2]+[.L131]*[.L$2]+[.K131]*[.K$2]+[.J131]*[.J$2]+[.I131]*[.I$2]" office:value-type="float" office:value="0" calcext:value-type="float">
            <text:p>0</text:p>
          </table:table-cell>
          <table:table-cell table:formula="of:=DEC2HEX([.H131];8)" office:value-type="string" office:string-value="80000000" calcext:value-type="string">
            <text:p>80000000</text:p>
          </table:table-cell>
          <table:table-cell table:formula="of:=[.V131]*[.$V$2]+[.W131]*[.$W$2]+[.X131]*[.$X$2]+[.Y131]*[.$Y$2]+[.Z131]*[.$Z$2]+[.AA131]*[.$AA$2]+[.AB131]*[.$AB$2]+[.AC131]*[.$AC$2]+[.AD131]*[.$AD$2]+[.AE131]*[.$AE$2]+[.AF131]*[.$AF$2]+[.AG131]*[.$AG$2]+[.AH131]*[.$AH$2]+[.AI131]*[.$AI$2]+[.AJ131]*[.$AJ$2]+[.AK131]*[.$AK$2]+[.AL131]*[.$AL$2]+[.AM131]*[.$AM$2]+[.AN131]*[.$AN$2]+[.AO131]*[.$AO$2]+[.AP131]*[.$AP$2]+[.AQ131]*[.$AQ$2]+[.AR131]*[.$AR$2]+[.AS131]*[.$AS$2]+[.AT131]*[.$AT$2]+[.AU131]*[.$AU$2]+[.AV131]*[.$AV$2]+[.AW131]*[.$AW$2]+[.AX131]*[.$AX$2]+[.AY131]*[.$AY$2]+[.AZ131]*[.$AZ$2]+[.BA131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SUB B</text:p>
          </table:table-cell>
          <table:table-cell office:value-type="string" calcext:value-type="string">
            <text:p>A=A-B</text:p>
          </table:table-cell>
          <table:table-cell table:style-name="ce4" office:value-type="string" calcext:value-type="string">
            <text:p>90</text:p>
          </table:table-cell>
          <table:table-cell table:formula="of:=DEC2HEX([.F132];8)" office:value-type="string" office:string-value="00000000" calcext:value-type="string">
            <text:p>00000000</text:p>
          </table:table-cell>
          <table:table-cell table:formula="of:=[.U132]*[.U$2]+[.T132]*[.T$2]+[.S132]*[.S$2]+[.R132]*[.R$2]+[.Q132]*[.Q$2]+[.P132]*[.P$2]+[.O132]*[.O$2]+[.N132]*[.N$2]+[.M132]*[.M$2]+[.L132]*[.L$2]+[.K132]*[.K$2]+[.J132]*[.J$2]+[.I132]*[.I$2]" office:value-type="float" office:value="0" calcext:value-type="float">
            <text:p>0</text:p>
          </table:table-cell>
          <table:table-cell table:formula="of:=DEC2HEX([.H132];8)" office:value-type="string" office:string-value="000000E8" calcext:value-type="string">
            <text:p>000000E8</text:p>
          </table:table-cell>
          <table:table-cell table:formula="of:=[.V132]*[.$V$2]+[.W132]*[.$W$2]+[.X132]*[.$X$2]+[.Y132]*[.$Y$2]+[.Z132]*[.$Z$2]+[.AA132]*[.$AA$2]+[.AB132]*[.$AB$2]+[.AC132]*[.$AC$2]+[.AD132]*[.$AD$2]+[.AE132]*[.$AE$2]+[.AF132]*[.$AF$2]+[.AG132]*[.$AG$2]+[.AH132]*[.$AH$2]+[.AI132]*[.$AI$2]+[.AJ132]*[.$AJ$2]+[.AK132]*[.$AK$2]+[.AL132]*[.$AL$2]+[.AM132]*[.$AM$2]+[.AN132]*[.$AN$2]+[.AO132]*[.$AO$2]+[.AP132]*[.$AP$2]+[.AQ132]*[.$AQ$2]+[.AR132]*[.$AR$2]+[.AS132]*[.$AS$2]+[.AT132]*[.$AT$2]+[.AU132]*[.$AU$2]+[.AV132]*[.$AV$2]+[.AW132]*[.$AW$2]+[.AX132]*[.$AX$2]+[.AY132]*[.$AY$2]+[.AZ132]*[.$AZ$2]+[.BA132]*[.$BA$2]" office:value-type="float" office:value="232" calcext:value-type="float">
            <text:p>232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0"/>
          <table:table-cell table:style-name="ce14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3];8)" office:value-type="string" office:string-value="00000000" calcext:value-type="string">
            <text:p>00000000</text:p>
          </table:table-cell>
          <table:table-cell table:formula="of:=[.U133]*[.U$2]+[.T133]*[.T$2]+[.S133]*[.S$2]+[.R133]*[.R$2]+[.Q133]*[.Q$2]+[.P133]*[.P$2]+[.O133]*[.O$2]+[.N133]*[.N$2]+[.M133]*[.M$2]+[.L133]*[.L$2]+[.K133]*[.K$2]+[.J133]*[.J$2]+[.I133]*[.I$2]" office:value-type="float" office:value="0" calcext:value-type="float">
            <text:p>0</text:p>
          </table:table-cell>
          <table:table-cell table:formula="of:=DEC2HEX([.H133];8)" office:value-type="string" office:string-value="80000000" calcext:value-type="string">
            <text:p>80000000</text:p>
          </table:table-cell>
          <table:table-cell table:formula="of:=[.V133]*[.$V$2]+[.W133]*[.$W$2]+[.X133]*[.$X$2]+[.Y133]*[.$Y$2]+[.Z133]*[.$Z$2]+[.AA133]*[.$AA$2]+[.AB133]*[.$AB$2]+[.AC133]*[.$AC$2]+[.AD133]*[.$AD$2]+[.AE133]*[.$AE$2]+[.AF133]*[.$AF$2]+[.AG133]*[.$AG$2]+[.AH133]*[.$AH$2]+[.AI133]*[.$AI$2]+[.AJ133]*[.$AJ$2]+[.AK133]*[.$AK$2]+[.AL133]*[.$AL$2]+[.AM133]*[.$AM$2]+[.AN133]*[.$AN$2]+[.AO133]*[.$AO$2]+[.AP133]*[.$AP$2]+[.AQ133]*[.$AQ$2]+[.AR133]*[.$AR$2]+[.AS133]*[.$AS$2]+[.AT133]*[.$AT$2]+[.AU133]*[.$AU$2]+[.AV133]*[.$AV$2]+[.AW133]*[.$AW$2]+[.AX133]*[.$AX$2]+[.AY133]*[.$AY$2]+[.AZ133]*[.$AZ$2]+[.BA133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SBC B</text:p>
          </table:table-cell>
          <table:table-cell office:value-type="string" calcext:value-type="string">
            <text:p>A=A-B-CY</text:p>
          </table:table-cell>
          <table:table-cell table:style-name="ce4" office:value-type="string" calcext:value-type="string">
            <text:p>98</text:p>
          </table:table-cell>
          <table:table-cell table:formula="of:=DEC2HEX([.F134];8)" office:value-type="string" office:string-value="00000000" calcext:value-type="string">
            <text:p>00000000</text:p>
          </table:table-cell>
          <table:table-cell table:formula="of:=[.U134]*[.U$2]+[.T134]*[.T$2]+[.S134]*[.S$2]+[.R134]*[.R$2]+[.Q134]*[.Q$2]+[.P134]*[.P$2]+[.O134]*[.O$2]+[.N134]*[.N$2]+[.M134]*[.M$2]+[.L134]*[.L$2]+[.K134]*[.K$2]+[.J134]*[.J$2]+[.I134]*[.I$2]" office:value-type="float" office:value="0" calcext:value-type="float">
            <text:p>0</text:p>
          </table:table-cell>
          <table:table-cell table:formula="of:=DEC2HEX([.H134];8)" office:value-type="string" office:string-value="000000E9" calcext:value-type="string">
            <text:p>000000E9</text:p>
          </table:table-cell>
          <table:table-cell table:formula="of:=[.V134]*[.$V$2]+[.W134]*[.$W$2]+[.X134]*[.$X$2]+[.Y134]*[.$Y$2]+[.Z134]*[.$Z$2]+[.AA134]*[.$AA$2]+[.AB134]*[.$AB$2]+[.AC134]*[.$AC$2]+[.AD134]*[.$AD$2]+[.AE134]*[.$AE$2]+[.AF134]*[.$AF$2]+[.AG134]*[.$AG$2]+[.AH134]*[.$AH$2]+[.AI134]*[.$AI$2]+[.AJ134]*[.$AJ$2]+[.AK134]*[.$AK$2]+[.AL134]*[.$AL$2]+[.AM134]*[.$AM$2]+[.AN134]*[.$AN$2]+[.AO134]*[.$AO$2]+[.AP134]*[.$AP$2]+[.AQ134]*[.$AQ$2]+[.AR134]*[.$AR$2]+[.AS134]*[.$AS$2]+[.AT134]*[.$AT$2]+[.AU134]*[.$AU$2]+[.AV134]*[.$AV$2]+[.AW134]*[.$AW$2]+[.AX134]*[.$AX$2]+[.AY134]*[.$AY$2]+[.AZ134]*[.$AZ$2]+[.BA134]*[.$BA$2]" office:value-type="float" office:value="233" calcext:value-type="float">
            <text:p>233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4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0"/>
          <table:table-cell table:style-name="ce14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71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5];8)" office:value-type="string" office:string-value="00000000" calcext:value-type="string">
            <text:p>00000000</text:p>
          </table:table-cell>
          <table:table-cell table:formula="of:=[.U135]*[.U$2]+[.T135]*[.T$2]+[.S135]*[.S$2]+[.R135]*[.R$2]+[.Q135]*[.Q$2]+[.P135]*[.P$2]+[.O135]*[.O$2]+[.N135]*[.N$2]+[.M135]*[.M$2]+[.L135]*[.L$2]+[.K135]*[.K$2]+[.J135]*[.J$2]+[.I135]*[.I$2]" office:value-type="float" office:value="0" calcext:value-type="float">
            <text:p>0</text:p>
          </table:table-cell>
          <table:table-cell table:formula="of:=DEC2HEX([.H135];8)" office:value-type="string" office:string-value="80000000" calcext:value-type="string">
            <text:p>80000000</text:p>
          </table:table-cell>
          <table:table-cell table:formula="of:=[.V135]*[.$V$2]+[.W135]*[.$W$2]+[.X135]*[.$X$2]+[.Y135]*[.$Y$2]+[.Z135]*[.$Z$2]+[.AA135]*[.$AA$2]+[.AB135]*[.$AB$2]+[.AC135]*[.$AC$2]+[.AD135]*[.$AD$2]+[.AE135]*[.$AE$2]+[.AF135]*[.$AF$2]+[.AG135]*[.$AG$2]+[.AH135]*[.$AH$2]+[.AI135]*[.$AI$2]+[.AJ135]*[.$AJ$2]+[.AK135]*[.$AK$2]+[.AL135]*[.$AL$2]+[.AM135]*[.$AM$2]+[.AN135]*[.$AN$2]+[.AO135]*[.$AO$2]+[.AP135]*[.$AP$2]+[.AQ135]*[.$AQ$2]+[.AR135]*[.$AR$2]+[.AS135]*[.$AS$2]+[.AT135]*[.$AT$2]+[.AU135]*[.$AU$2]+[.AV135]*[.$AV$2]+[.AW135]*[.$AW$2]+[.AX135]*[.$AX$2]+[.AY135]*[.$AY$2]+[.AZ135]*[.$AZ$2]+[.BA135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ORA B</text:p>
          </table:table-cell>
          <table:table-cell office:value-type="string" calcext:value-type="string">
            <text:p>A=A|B</text:p>
          </table:table-cell>
          <table:table-cell table:style-name="ce4" office:value-type="string" calcext:value-type="string">
            <text:p>B0</text:p>
          </table:table-cell>
          <table:table-cell table:formula="of:=DEC2HEX([.F136];8)" office:value-type="string" office:string-value="00000000" calcext:value-type="string">
            <text:p>00000000</text:p>
          </table:table-cell>
          <table:table-cell table:formula="of:=[.U136]*[.U$2]+[.T136]*[.T$2]+[.S136]*[.S$2]+[.R136]*[.R$2]+[.Q136]*[.Q$2]+[.P136]*[.P$2]+[.O136]*[.O$2]+[.N136]*[.N$2]+[.M136]*[.M$2]+[.L136]*[.L$2]+[.K136]*[.K$2]+[.J136]*[.J$2]+[.I136]*[.I$2]" office:value-type="float" office:value="0" calcext:value-type="float">
            <text:p>0</text:p>
          </table:table-cell>
          <table:table-cell table:formula="of:=DEC2HEX([.H136];8)" office:value-type="string" office:string-value="000000D0" calcext:value-type="string">
            <text:p>000000D0</text:p>
          </table:table-cell>
          <table:table-cell table:formula="of:=[.V136]*[.$V$2]+[.W136]*[.$W$2]+[.X136]*[.$X$2]+[.Y136]*[.$Y$2]+[.Z136]*[.$Z$2]+[.AA136]*[.$AA$2]+[.AB136]*[.$AB$2]+[.AC136]*[.$AC$2]+[.AD136]*[.$AD$2]+[.AE136]*[.$AE$2]+[.AF136]*[.$AF$2]+[.AG136]*[.$AG$2]+[.AH136]*[.$AH$2]+[.AI136]*[.$AI$2]+[.AJ136]*[.$AJ$2]+[.AK136]*[.$AK$2]+[.AL136]*[.$AL$2]+[.AM136]*[.$AM$2]+[.AN136]*[.$AN$2]+[.AO136]*[.$AO$2]+[.AP136]*[.$AP$2]+[.AQ136]*[.$AQ$2]+[.AR136]*[.$AR$2]+[.AS136]*[.$AS$2]+[.AT136]*[.$AT$2]+[.AU136]*[.$AU$2]+[.AV136]*[.$AV$2]+[.AW136]*[.$AW$2]+[.AX136]*[.$AX$2]+[.AY136]*[.$AY$2]+[.AZ136]*[.$AZ$2]+[.BA136]*[.$BA$2]" office:value-type="float" office:value="208" calcext:value-type="float">
            <text:p>208</text:p>
          </table:table-cell>
          <table:table-cell table:number-columns-repeated="13"/>
          <table:table-cell table:style-name="Default"/>
          <table:table-cell table:number-columns-repeated="23"/>
          <table:table-cell table:style-name="ce1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7];8)" office:value-type="string" office:string-value="00000000" calcext:value-type="string">
            <text:p>00000000</text:p>
          </table:table-cell>
          <table:table-cell table:formula="of:=[.U137]*[.U$2]+[.T137]*[.T$2]+[.S137]*[.S$2]+[.R137]*[.R$2]+[.Q137]*[.Q$2]+[.P137]*[.P$2]+[.O137]*[.O$2]+[.N137]*[.N$2]+[.M137]*[.M$2]+[.L137]*[.L$2]+[.K137]*[.K$2]+[.J137]*[.J$2]+[.I137]*[.I$2]" office:value-type="float" office:value="0" calcext:value-type="float">
            <text:p>0</text:p>
          </table:table-cell>
          <table:table-cell table:formula="of:=DEC2HEX([.H137];8)" office:value-type="string" office:string-value="80000000" calcext:value-type="string">
            <text:p>80000000</text:p>
          </table:table-cell>
          <table:table-cell table:formula="of:=[.V137]*[.$V$2]+[.W137]*[.$W$2]+[.X137]*[.$X$2]+[.Y137]*[.$Y$2]+[.Z137]*[.$Z$2]+[.AA137]*[.$AA$2]+[.AB137]*[.$AB$2]+[.AC137]*[.$AC$2]+[.AD137]*[.$AD$2]+[.AE137]*[.$AE$2]+[.AF137]*[.$AF$2]+[.AG137]*[.$AG$2]+[.AH137]*[.$AH$2]+[.AI137]*[.$AI$2]+[.AJ137]*[.$AJ$2]+[.AK137]*[.$AK$2]+[.AL137]*[.$AL$2]+[.AM137]*[.$AM$2]+[.AN137]*[.$AN$2]+[.AO137]*[.$AO$2]+[.AP137]*[.$AP$2]+[.AQ137]*[.$AQ$2]+[.AR137]*[.$AR$2]+[.AS137]*[.$AS$2]+[.AT137]*[.$AT$2]+[.AU137]*[.$AU$2]+[.AV137]*[.$AV$2]+[.AW137]*[.$AW$2]+[.AX137]*[.$AX$2]+[.AY137]*[.$AY$2]+[.AZ137]*[.$AZ$2]+[.BA137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 cycles</text:p>
          </table:table-cell>
          <table:table-cell table:style-name="ce4" office:value-type="string" calcext:value-type="string">
            <text:p>ANA B</text:p>
          </table:table-cell>
          <table:table-cell office:value-type="string" calcext:value-type="string">
            <text:p>A=A&amp;B</text:p>
          </table:table-cell>
          <table:table-cell table:style-name="ce4" office:value-type="string" calcext:value-type="string">
            <text:p>A0</text:p>
          </table:table-cell>
          <table:table-cell table:formula="of:=DEC2HEX([.F138];8)" office:value-type="string" office:string-value="00000000" calcext:value-type="string">
            <text:p>00000000</text:p>
          </table:table-cell>
          <table:table-cell table:formula="of:=[.U138]*[.U$2]+[.T138]*[.T$2]+[.S138]*[.S$2]+[.R138]*[.R$2]+[.Q138]*[.Q$2]+[.P138]*[.P$2]+[.O138]*[.O$2]+[.N138]*[.N$2]+[.M138]*[.M$2]+[.L138]*[.L$2]+[.K138]*[.K$2]+[.J138]*[.J$2]+[.I138]*[.I$2]" office:value-type="float" office:value="0" calcext:value-type="float">
            <text:p>0</text:p>
          </table:table-cell>
          <table:table-cell table:formula="of:=DEC2HEX([.H138];8)" office:value-type="string" office:string-value="000000C8" calcext:value-type="string">
            <text:p>000000C8</text:p>
          </table:table-cell>
          <table:table-cell table:formula="of:=[.V138]*[.$V$2]+[.W138]*[.$W$2]+[.X138]*[.$X$2]+[.Y138]*[.$Y$2]+[.Z138]*[.$Z$2]+[.AA138]*[.$AA$2]+[.AB138]*[.$AB$2]+[.AC138]*[.$AC$2]+[.AD138]*[.$AD$2]+[.AE138]*[.$AE$2]+[.AF138]*[.$AF$2]+[.AG138]*[.$AG$2]+[.AH138]*[.$AH$2]+[.AI138]*[.$AI$2]+[.AJ138]*[.$AJ$2]+[.AK138]*[.$AK$2]+[.AL138]*[.$AL$2]+[.AM138]*[.$AM$2]+[.AN138]*[.$AN$2]+[.AO138]*[.$AO$2]+[.AP138]*[.$AP$2]+[.AQ138]*[.$AQ$2]+[.AR138]*[.$AR$2]+[.AS138]*[.$AS$2]+[.AT138]*[.$AT$2]+[.AU138]*[.$AU$2]+[.AV138]*[.$AV$2]+[.AW138]*[.$AW$2]+[.AX138]*[.$AX$2]+[.AY138]*[.$AY$2]+[.AZ138]*[.$AZ$2]+[.BA138]*[.$BA$2]" office:value-type="float" office:value="200" calcext:value-type="float">
            <text:p>200</text:p>
          </table:table-cell>
          <table:table-cell table:number-columns-repeated="13"/>
          <table:table-cell table:style-name="Default"/>
          <table:table-cell table:number-columns-repeated="23"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74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39];8)" office:value-type="string" office:string-value="00000000" calcext:value-type="string">
            <text:p>00000000</text:p>
          </table:table-cell>
          <table:table-cell table:formula="of:=[.U139]*[.U$2]+[.T139]*[.T$2]+[.S139]*[.S$2]+[.R139]*[.R$2]+[.Q139]*[.Q$2]+[.P139]*[.P$2]+[.O139]*[.O$2]+[.N139]*[.N$2]+[.M139]*[.M$2]+[.L139]*[.L$2]+[.K139]*[.K$2]+[.J139]*[.J$2]+[.I139]*[.I$2]" office:value-type="float" office:value="0" calcext:value-type="float">
            <text:p>0</text:p>
          </table:table-cell>
          <table:table-cell table:formula="of:=DEC2HEX([.H139];8)" office:value-type="string" office:string-value="80000000" calcext:value-type="string">
            <text:p>80000000</text:p>
          </table:table-cell>
          <table:table-cell table:formula="of:=[.V139]*[.$V$2]+[.W139]*[.$W$2]+[.X139]*[.$X$2]+[.Y139]*[.$Y$2]+[.Z139]*[.$Z$2]+[.AA139]*[.$AA$2]+[.AB139]*[.$AB$2]+[.AC139]*[.$AC$2]+[.AD139]*[.$AD$2]+[.AE139]*[.$AE$2]+[.AF139]*[.$AF$2]+[.AG139]*[.$AG$2]+[.AH139]*[.$AH$2]+[.AI139]*[.$AI$2]+[.AJ139]*[.$AJ$2]+[.AK139]*[.$AK$2]+[.AL139]*[.$AL$2]+[.AM139]*[.$AM$2]+[.AN139]*[.$AN$2]+[.AO139]*[.$AO$2]+[.AP139]*[.$AP$2]+[.AQ139]*[.$AQ$2]+[.AR139]*[.$AR$2]+[.AS139]*[.$AS$2]+[.AT139]*[.$AT$2]+[.AU139]*[.$AU$2]+[.AV139]*[.$AV$2]+[.AW139]*[.$AW$2]+[.AX139]*[.$AX$2]+[.AY139]*[.$AY$2]+[.AZ139]*[.$AZ$2]+[.BA139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A</text:p>
          </table:table-cell>
          <table:table-cell office:value-type="string" calcext:value-type="string">
            <text:p>SP_RAM,M(SP)=A</text:p>
          </table:table-cell>
          <table:table-cell table:style-name="ce4" office:value-type="string" calcext:value-type="string">
            <text:p>57</text:p>
          </table:table-cell>
          <table:table-cell table:formula="of:=DEC2HEX([.F140];8)" office:value-type="string" office:string-value="00000020" calcext:value-type="string">
            <text:p>00000020</text:p>
          </table:table-cell>
          <table:table-cell table:formula="of:=[.U140]*[.U$2]+[.T140]*[.T$2]+[.S140]*[.S$2]+[.R140]*[.R$2]+[.Q140]*[.Q$2]+[.P140]*[.P$2]+[.O140]*[.O$2]+[.N140]*[.N$2]+[.M140]*[.M$2]+[.L140]*[.L$2]+[.K140]*[.K$2]+[.J140]*[.J$2]+[.I140]*[.I$2]" office:value-type="float" office:value="32" calcext:value-type="float">
            <text:p>32</text:p>
          </table:table-cell>
          <table:table-cell table:formula="of:=DEC2HEX([.H140];8)" office:value-type="string" office:string-value="00010100" calcext:value-type="string">
            <text:p>00010100</text:p>
          </table:table-cell>
          <table:table-cell table:formula="of:=[.V140]*[.$V$2]+[.W140]*[.$W$2]+[.X140]*[.$X$2]+[.Y140]*[.$Y$2]+[.Z140]*[.$Z$2]+[.AA140]*[.$AA$2]+[.AB140]*[.$AB$2]+[.AC140]*[.$AC$2]+[.AD140]*[.$AD$2]+[.AE140]*[.$AE$2]+[.AF140]*[.$AF$2]+[.AG140]*[.$AG$2]+[.AH140]*[.$AH$2]+[.AI140]*[.$AI$2]+[.AJ140]*[.$AJ$2]+[.AK140]*[.$AK$2]+[.AL140]*[.$AL$2]+[.AM140]*[.$AM$2]+[.AN140]*[.$AN$2]+[.AO140]*[.$AO$2]+[.AP140]*[.$AP$2]+[.AQ140]*[.$AQ$2]+[.AR140]*[.$AR$2]+[.AS140]*[.$AS$2]+[.AT140]*[.$AT$2]+[.AU140]*[.$AU$2]+[.AV140]*[.$AV$2]+[.AW140]*[.$AW$2]+[.AX140]*[.$AX$2]+[.AY140]*[.$AY$2]+[.AZ140]*[.$AZ$2]+[.BA140]*[.$BA$2]" office:value-type="float" office:value="65792" calcext:value-type="float">
            <text:p>65792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1];8)" office:value-type="string" office:string-value="00000100" calcext:value-type="string">
            <text:p>00000100</text:p>
          </table:table-cell>
          <table:table-cell table:formula="of:=[.U141]*[.U$2]+[.T141]*[.T$2]+[.S141]*[.S$2]+[.R141]*[.R$2]+[.Q141]*[.Q$2]+[.P141]*[.P$2]+[.O141]*[.O$2]+[.N141]*[.N$2]+[.M141]*[.M$2]+[.L141]*[.L$2]+[.K141]*[.K$2]+[.J141]*[.J$2]+[.I141]*[.I$2]" office:value-type="float" office:value="256" calcext:value-type="float">
            <text:p>256</text:p>
          </table:table-cell>
          <table:table-cell table:formula="of:=DEC2HEX([.H141];8)" office:value-type="string" office:string-value="00000000" calcext:value-type="string">
            <text:p>00000000</text:p>
          </table:table-cell>
          <table:table-cell table:formula="of:=[.V141]*[.$V$2]+[.W141]*[.$W$2]+[.X141]*[.$X$2]+[.Y141]*[.$Y$2]+[.Z141]*[.$Z$2]+[.AA141]*[.$AA$2]+[.AB141]*[.$AB$2]+[.AC141]*[.$AC$2]+[.AD141]*[.$AD$2]+[.AE141]*[.$AE$2]+[.AF141]*[.$AF$2]+[.AG141]*[.$AG$2]+[.AH141]*[.$AH$2]+[.AI141]*[.$AI$2]+[.AJ141]*[.$AJ$2]+[.AK141]*[.$AK$2]+[.AL141]*[.$AL$2]+[.AM141]*[.$AM$2]+[.AN141]*[.$AN$2]+[.AO141]*[.$AO$2]+[.AP141]*[.$AP$2]+[.AQ141]*[.$AQ$2]+[.AR141]*[.$AR$2]+[.AS141]*[.$AS$2]+[.AT141]*[.$AT$2]+[.AU141]*[.$AU$2]+[.AV141]*[.$AV$2]+[.AW141]*[.$AW$2]+[.AX141]*[.$AX$2]+[.AY141]*[.$AY$2]+[.AZ141]*[.$AZ$2]+[.BA141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2];8)" office:value-type="string" office:string-value="00000000" calcext:value-type="string">
            <text:p>00000000</text:p>
          </table:table-cell>
          <table:table-cell table:formula="of:=[.U142]*[.U$2]+[.T142]*[.T$2]+[.S142]*[.S$2]+[.R142]*[.R$2]+[.Q142]*[.Q$2]+[.P142]*[.P$2]+[.O142]*[.O$2]+[.N142]*[.N$2]+[.M142]*[.M$2]+[.L142]*[.L$2]+[.K142]*[.K$2]+[.J142]*[.J$2]+[.I142]*[.I$2]" office:value-type="float" office:value="0" calcext:value-type="float">
            <text:p>0</text:p>
          </table:table-cell>
          <table:table-cell table:formula="of:=DEC2HEX([.H142];8)" office:value-type="string" office:string-value="80000000" calcext:value-type="string">
            <text:p>80000000</text:p>
          </table:table-cell>
          <table:table-cell table:formula="of:=[.V142]*[.$V$2]+[.W142]*[.$W$2]+[.X142]*[.$X$2]+[.Y142]*[.$Y$2]+[.Z142]*[.$Z$2]+[.AA142]*[.$AA$2]+[.AB142]*[.$AB$2]+[.AC142]*[.$AC$2]+[.AD142]*[.$AD$2]+[.AE142]*[.$AE$2]+[.AF142]*[.$AF$2]+[.AG142]*[.$AG$2]+[.AH142]*[.$AH$2]+[.AI142]*[.$AI$2]+[.AJ142]*[.$AJ$2]+[.AK142]*[.$AK$2]+[.AL142]*[.$AL$2]+[.AM142]*[.$AM$2]+[.AN142]*[.$AN$2]+[.AO142]*[.$AO$2]+[.AP142]*[.$AP$2]+[.AQ142]*[.$AQ$2]+[.AR142]*[.$AR$2]+[.AS142]*[.$AS$2]+[.AT142]*[.$AT$2]+[.AU142]*[.$AU$2]+[.AV142]*[.$AV$2]+[.AW142]*[.$AW$2]+[.AX142]*[.$AX$2]+[.AY142]*[.$AY$2]+[.AZ142]*[.$AZ$2]+[.BA142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B</text:p>
          </table:table-cell>
          <table:table-cell office:value-type="string" calcext:value-type="string">
            <text:p>SP_RAM,M(SP)=B</text:p>
          </table:table-cell>
          <table:table-cell table:style-name="ce4" office:value-type="string" calcext:value-type="string">
            <text:p>5A</text:p>
          </table:table-cell>
          <table:table-cell table:formula="of:=DEC2HEX([.F143];8)" office:value-type="string" office:string-value="00000020" calcext:value-type="string">
            <text:p>00000020</text:p>
          </table:table-cell>
          <table:table-cell table:formula="of:=[.U143]*[.U$2]+[.T143]*[.T$2]+[.S143]*[.S$2]+[.R143]*[.R$2]+[.Q143]*[.Q$2]+[.P143]*[.P$2]+[.O143]*[.O$2]+[.N143]*[.N$2]+[.M143]*[.M$2]+[.L143]*[.L$2]+[.K143]*[.K$2]+[.J143]*[.J$2]+[.I143]*[.I$2]" office:value-type="float" office:value="32" calcext:value-type="float">
            <text:p>32</text:p>
          </table:table-cell>
          <table:table-cell table:formula="of:=DEC2HEX([.H143];8)" office:value-type="string" office:string-value="00010400" calcext:value-type="string">
            <text:p>00010400</text:p>
          </table:table-cell>
          <table:table-cell table:formula="of:=[.V143]*[.$V$2]+[.W143]*[.$W$2]+[.X143]*[.$X$2]+[.Y143]*[.$Y$2]+[.Z143]*[.$Z$2]+[.AA143]*[.$AA$2]+[.AB143]*[.$AB$2]+[.AC143]*[.$AC$2]+[.AD143]*[.$AD$2]+[.AE143]*[.$AE$2]+[.AF143]*[.$AF$2]+[.AG143]*[.$AG$2]+[.AH143]*[.$AH$2]+[.AI143]*[.$AI$2]+[.AJ143]*[.$AJ$2]+[.AK143]*[.$AK$2]+[.AL143]*[.$AL$2]+[.AM143]*[.$AM$2]+[.AN143]*[.$AN$2]+[.AO143]*[.$AO$2]+[.AP143]*[.$AP$2]+[.AQ143]*[.$AQ$2]+[.AR143]*[.$AR$2]+[.AS143]*[.$AS$2]+[.AT143]*[.$AT$2]+[.AU143]*[.$AU$2]+[.AV143]*[.$AV$2]+[.AW143]*[.$AW$2]+[.AX143]*[.$AX$2]+[.AY143]*[.$AY$2]+[.AZ143]*[.$AZ$2]+[.BA143]*[.$BA$2]" office:value-type="float" office:value="66560" calcext:value-type="float">
            <text:p>66560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4];8)" office:value-type="string" office:string-value="00000100" calcext:value-type="string">
            <text:p>00000100</text:p>
          </table:table-cell>
          <table:table-cell table:formula="of:=[.U144]*[.U$2]+[.T144]*[.T$2]+[.S144]*[.S$2]+[.R144]*[.R$2]+[.Q144]*[.Q$2]+[.P144]*[.P$2]+[.O144]*[.O$2]+[.N144]*[.N$2]+[.M144]*[.M$2]+[.L144]*[.L$2]+[.K144]*[.K$2]+[.J144]*[.J$2]+[.I144]*[.I$2]" office:value-type="float" office:value="256" calcext:value-type="float">
            <text:p>256</text:p>
          </table:table-cell>
          <table:table-cell table:formula="of:=DEC2HEX([.H144];8)" office:value-type="string" office:string-value="00000000" calcext:value-type="string">
            <text:p>00000000</text:p>
          </table:table-cell>
          <table:table-cell table:formula="of:=[.V144]*[.$V$2]+[.W144]*[.$W$2]+[.X144]*[.$X$2]+[.Y144]*[.$Y$2]+[.Z144]*[.$Z$2]+[.AA144]*[.$AA$2]+[.AB144]*[.$AB$2]+[.AC144]*[.$AC$2]+[.AD144]*[.$AD$2]+[.AE144]*[.$AE$2]+[.AF144]*[.$AF$2]+[.AG144]*[.$AG$2]+[.AH144]*[.$AH$2]+[.AI144]*[.$AI$2]+[.AJ144]*[.$AJ$2]+[.AK144]*[.$AK$2]+[.AL144]*[.$AL$2]+[.AM144]*[.$AM$2]+[.AN144]*[.$AN$2]+[.AO144]*[.$AO$2]+[.AP144]*[.$AP$2]+[.AQ144]*[.$AQ$2]+[.AR144]*[.$AR$2]+[.AS144]*[.$AS$2]+[.AT144]*[.$AT$2]+[.AU144]*[.$AU$2]+[.AV144]*[.$AV$2]+[.AW144]*[.$AW$2]+[.AX144]*[.$AX$2]+[.AY144]*[.$AY$2]+[.AZ144]*[.$AZ$2]+[.BA144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5];8)" office:value-type="string" office:string-value="00000000" calcext:value-type="string">
            <text:p>00000000</text:p>
          </table:table-cell>
          <table:table-cell table:formula="of:=[.U145]*[.U$2]+[.T145]*[.T$2]+[.S145]*[.S$2]+[.R145]*[.R$2]+[.Q145]*[.Q$2]+[.P145]*[.P$2]+[.O145]*[.O$2]+[.N145]*[.N$2]+[.M145]*[.M$2]+[.L145]*[.L$2]+[.K145]*[.K$2]+[.J145]*[.J$2]+[.I145]*[.I$2]" office:value-type="float" office:value="0" calcext:value-type="float">
            <text:p>0</text:p>
          </table:table-cell>
          <table:table-cell table:formula="of:=DEC2HEX([.H145];8)" office:value-type="string" office:string-value="80000000" calcext:value-type="string">
            <text:p>80000000</text:p>
          </table:table-cell>
          <table:table-cell table:formula="of:=[.V145]*[.$V$2]+[.W145]*[.$W$2]+[.X145]*[.$X$2]+[.Y145]*[.$Y$2]+[.Z145]*[.$Z$2]+[.AA145]*[.$AA$2]+[.AB145]*[.$AB$2]+[.AC145]*[.$AC$2]+[.AD145]*[.$AD$2]+[.AE145]*[.$AE$2]+[.AF145]*[.$AF$2]+[.AG145]*[.$AG$2]+[.AH145]*[.$AH$2]+[.AI145]*[.$AI$2]+[.AJ145]*[.$AJ$2]+[.AK145]*[.$AK$2]+[.AL145]*[.$AL$2]+[.AM145]*[.$AM$2]+[.AN145]*[.$AN$2]+[.AO145]*[.$AO$2]+[.AP145]*[.$AP$2]+[.AQ145]*[.$AQ$2]+[.AR145]*[.$AR$2]+[.AS145]*[.$AS$2]+[.AT145]*[.$AT$2]+[.AU145]*[.$AU$2]+[.AV145]*[.$AV$2]+[.AW145]*[.$AW$2]+[.AX145]*[.$AX$2]+[.AY145]*[.$AY$2]+[.AZ145]*[.$AZ$2]+[.BA145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H</text:p>
          </table:table-cell>
          <table:table-cell office:value-type="string" calcext:value-type="string">
            <text:p>SP_RAM,M(SP)=H</text:p>
          </table:table-cell>
          <table:table-cell table:style-name="ce4" office:value-type="string" calcext:value-type="string">
            <text:p>5D</text:p>
          </table:table-cell>
          <table:table-cell table:formula="of:=DEC2HEX([.F146];8)" office:value-type="string" office:string-value="00000020" calcext:value-type="string">
            <text:p>00000020</text:p>
          </table:table-cell>
          <table:table-cell table:formula="of:=[.U146]*[.U$2]+[.T146]*[.T$2]+[.S146]*[.S$2]+[.R146]*[.R$2]+[.Q146]*[.Q$2]+[.P146]*[.P$2]+[.O146]*[.O$2]+[.N146]*[.N$2]+[.M146]*[.M$2]+[.L146]*[.L$2]+[.K146]*[.K$2]+[.J146]*[.J$2]+[.I146]*[.I$2]" office:value-type="float" office:value="32" calcext:value-type="float">
            <text:p>32</text:p>
          </table:table-cell>
          <table:table-cell table:formula="of:=DEC2HEX([.H146];8)" office:value-type="string" office:string-value="00410000" calcext:value-type="string">
            <text:p>00410000</text:p>
          </table:table-cell>
          <table:table-cell table:formula="of:=[.V146]*[.$V$2]+[.W146]*[.$W$2]+[.X146]*[.$X$2]+[.Y146]*[.$Y$2]+[.Z146]*[.$Z$2]+[.AA146]*[.$AA$2]+[.AB146]*[.$AB$2]+[.AC146]*[.$AC$2]+[.AD146]*[.$AD$2]+[.AE146]*[.$AE$2]+[.AF146]*[.$AF$2]+[.AG146]*[.$AG$2]+[.AH146]*[.$AH$2]+[.AI146]*[.$AI$2]+[.AJ146]*[.$AJ$2]+[.AK146]*[.$AK$2]+[.AL146]*[.$AL$2]+[.AM146]*[.$AM$2]+[.AN146]*[.$AN$2]+[.AO146]*[.$AO$2]+[.AP146]*[.$AP$2]+[.AQ146]*[.$AQ$2]+[.AR146]*[.$AR$2]+[.AS146]*[.$AS$2]+[.AT146]*[.$AT$2]+[.AU146]*[.$AU$2]+[.AV146]*[.$AV$2]+[.AW146]*[.$AW$2]+[.AX146]*[.$AX$2]+[.AY146]*[.$AY$2]+[.AZ146]*[.$AZ$2]+[.BA146]*[.$BA$2]" office:value-type="float" office:value="4259840" calcext:value-type="float">
            <text:p>4259840</text:p>
          </table:table-cell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47];8)" office:value-type="string" office:string-value="00000100" calcext:value-type="string">
            <text:p>00000100</text:p>
          </table:table-cell>
          <table:table-cell table:formula="of:=[.U147]*[.U$2]+[.T147]*[.T$2]+[.S147]*[.S$2]+[.R147]*[.R$2]+[.Q147]*[.Q$2]+[.P147]*[.P$2]+[.O147]*[.O$2]+[.N147]*[.N$2]+[.M147]*[.M$2]+[.L147]*[.L$2]+[.K147]*[.K$2]+[.J147]*[.J$2]+[.I147]*[.I$2]" office:value-type="float" office:value="256" calcext:value-type="float">
            <text:p>256</text:p>
          </table:table-cell>
          <table:table-cell table:formula="of:=DEC2HEX([.H147];8)" office:value-type="string" office:string-value="00000000" calcext:value-type="string">
            <text:p>00000000</text:p>
          </table:table-cell>
          <table:table-cell table:formula="of:=[.V147]*[.$V$2]+[.W147]*[.$W$2]+[.X147]*[.$X$2]+[.Y147]*[.$Y$2]+[.Z147]*[.$Z$2]+[.AA147]*[.$AA$2]+[.AB147]*[.$AB$2]+[.AC147]*[.$AC$2]+[.AD147]*[.$AD$2]+[.AE147]*[.$AE$2]+[.AF147]*[.$AF$2]+[.AG147]*[.$AG$2]+[.AH147]*[.$AH$2]+[.AI147]*[.$AI$2]+[.AJ147]*[.$AJ$2]+[.AK147]*[.$AK$2]+[.AL147]*[.$AL$2]+[.AM147]*[.$AM$2]+[.AN147]*[.$AN$2]+[.AO147]*[.$AO$2]+[.AP147]*[.$AP$2]+[.AQ147]*[.$AQ$2]+[.AR147]*[.$AR$2]+[.AS147]*[.$AS$2]+[.AT147]*[.$AT$2]+[.AU147]*[.$AU$2]+[.AV147]*[.$AV$2]+[.AW147]*[.$AW$2]+[.AX147]*[.$AX$2]+[.AY147]*[.$AY$2]+[.AZ147]*[.$AZ$2]+[.BA147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48];8)" office:value-type="string" office:string-value="00000000" calcext:value-type="string">
            <text:p>00000000</text:p>
          </table:table-cell>
          <table:table-cell table:formula="of:=[.U148]*[.U$2]+[.T148]*[.T$2]+[.S148]*[.S$2]+[.R148]*[.R$2]+[.Q148]*[.Q$2]+[.P148]*[.P$2]+[.O148]*[.O$2]+[.N148]*[.N$2]+[.M148]*[.M$2]+[.L148]*[.L$2]+[.K148]*[.K$2]+[.J148]*[.J$2]+[.I148]*[.I$2]" office:value-type="float" office:value="0" calcext:value-type="float">
            <text:p>0</text:p>
          </table:table-cell>
          <table:table-cell table:formula="of:=DEC2HEX([.H148];8)" office:value-type="string" office:string-value="80000000" calcext:value-type="string">
            <text:p>80000000</text:p>
          </table:table-cell>
          <table:table-cell table:formula="of:=[.V148]*[.$V$2]+[.W148]*[.$W$2]+[.X148]*[.$X$2]+[.Y148]*[.$Y$2]+[.Z148]*[.$Z$2]+[.AA148]*[.$AA$2]+[.AB148]*[.$AB$2]+[.AC148]*[.$AC$2]+[.AD148]*[.$AD$2]+[.AE148]*[.$AE$2]+[.AF148]*[.$AF$2]+[.AG148]*[.$AG$2]+[.AH148]*[.$AH$2]+[.AI148]*[.$AI$2]+[.AJ148]*[.$AJ$2]+[.AK148]*[.$AK$2]+[.AL148]*[.$AL$2]+[.AM148]*[.$AM$2]+[.AN148]*[.$AN$2]+[.AO148]*[.$AO$2]+[.AP148]*[.$AP$2]+[.AQ148]*[.$AQ$2]+[.AR148]*[.$AR$2]+[.AS148]*[.$AS$2]+[.AT148]*[.$AT$2]+[.AU148]*[.$AU$2]+[.AV148]*[.$AV$2]+[.AW148]*[.$AW$2]+[.AX148]*[.$AX$2]+[.AY148]*[.$AY$2]+[.AZ148]*[.$AZ$2]+[.BA148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L</text:p>
          </table:table-cell>
          <table:table-cell office:value-type="string" calcext:value-type="string">
            <text:p>SP_RAM,M(SP)=L</text:p>
          </table:table-cell>
          <table:table-cell table:style-name="ce4" office:value-type="string" calcext:value-type="string">
            <text:p>60</text:p>
          </table:table-cell>
          <table:table-cell table:formula="of:=DEC2HEX([.F149];8)" office:value-type="string" office:string-value="00000020" calcext:value-type="string">
            <text:p>00000020</text:p>
          </table:table-cell>
          <table:table-cell table:formula="of:=[.U149]*[.U$2]+[.T149]*[.T$2]+[.S149]*[.S$2]+[.R149]*[.R$2]+[.Q149]*[.Q$2]+[.P149]*[.P$2]+[.O149]*[.O$2]+[.N149]*[.N$2]+[.M149]*[.M$2]+[.L149]*[.L$2]+[.K149]*[.K$2]+[.J149]*[.J$2]+[.I149]*[.I$2]" office:value-type="float" office:value="32" calcext:value-type="float">
            <text:p>32</text:p>
          </table:table-cell>
          <table:table-cell table:formula="of:=DEC2HEX([.H149];8)" office:value-type="string" office:string-value="00810000" calcext:value-type="string">
            <text:p>00810000</text:p>
          </table:table-cell>
          <table:table-cell table:formula="of:=[.V149]*[.$V$2]+[.W149]*[.$W$2]+[.X149]*[.$X$2]+[.Y149]*[.$Y$2]+[.Z149]*[.$Z$2]+[.AA149]*[.$AA$2]+[.AB149]*[.$AB$2]+[.AC149]*[.$AC$2]+[.AD149]*[.$AD$2]+[.AE149]*[.$AE$2]+[.AF149]*[.$AF$2]+[.AG149]*[.$AG$2]+[.AH149]*[.$AH$2]+[.AI149]*[.$AI$2]+[.AJ149]*[.$AJ$2]+[.AK149]*[.$AK$2]+[.AL149]*[.$AL$2]+[.AM149]*[.$AM$2]+[.AN149]*[.$AN$2]+[.AO149]*[.$AO$2]+[.AP149]*[.$AP$2]+[.AQ149]*[.$AQ$2]+[.AR149]*[.$AR$2]+[.AS149]*[.$AS$2]+[.AT149]*[.$AT$2]+[.AU149]*[.$AU$2]+[.AV149]*[.$AV$2]+[.AW149]*[.$AW$2]+[.AX149]*[.$AX$2]+[.AY149]*[.$AY$2]+[.AZ149]*[.$AZ$2]+[.BA149]*[.$BA$2]" office:value-type="float" office:value="8454144" calcext:value-type="float">
            <text:p>8454144</text:p>
          </table:table-cell>
          <table:table-cell table:style-name="ce10"/>
          <table:table-cell/>
          <table:table-cell table:style-name="ce10" table:number-columns-repeated="2"/>
          <table:table-cell table:number-columns-repeated="2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0];8)" office:value-type="string" office:string-value="00000100" calcext:value-type="string">
            <text:p>00000100</text:p>
          </table:table-cell>
          <table:table-cell table:formula="of:=[.U150]*[.U$2]+[.T150]*[.T$2]+[.S150]*[.S$2]+[.R150]*[.R$2]+[.Q150]*[.Q$2]+[.P150]*[.P$2]+[.O150]*[.O$2]+[.N150]*[.N$2]+[.M150]*[.M$2]+[.L150]*[.L$2]+[.K150]*[.K$2]+[.J150]*[.J$2]+[.I150]*[.I$2]" office:value-type="float" office:value="256" calcext:value-type="float">
            <text:p>256</text:p>
          </table:table-cell>
          <table:table-cell table:formula="of:=DEC2HEX([.H150];8)" office:value-type="string" office:string-value="00000000" calcext:value-type="string">
            <text:p>00000000</text:p>
          </table:table-cell>
          <table:table-cell table:formula="of:=[.V150]*[.$V$2]+[.W150]*[.$W$2]+[.X150]*[.$X$2]+[.Y150]*[.$Y$2]+[.Z150]*[.$Z$2]+[.AA150]*[.$AA$2]+[.AB150]*[.$AB$2]+[.AC150]*[.$AC$2]+[.AD150]*[.$AD$2]+[.AE150]*[.$AE$2]+[.AF150]*[.$AF$2]+[.AG150]*[.$AG$2]+[.AH150]*[.$AH$2]+[.AI150]*[.$AI$2]+[.AJ150]*[.$AJ$2]+[.AK150]*[.$AK$2]+[.AL150]*[.$AL$2]+[.AM150]*[.$AM$2]+[.AN150]*[.$AN$2]+[.AO150]*[.$AO$2]+[.AP150]*[.$AP$2]+[.AQ150]*[.$AQ$2]+[.AR150]*[.$AR$2]+[.AS150]*[.$AS$2]+[.AT150]*[.$AT$2]+[.AU150]*[.$AU$2]+[.AV150]*[.$AV$2]+[.AW150]*[.$AW$2]+[.AX150]*[.$AX$2]+[.AY150]*[.$AY$2]+[.AZ150]*[.$AZ$2]+[.BA150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1];8)" office:value-type="string" office:string-value="00000000" calcext:value-type="string">
            <text:p>00000000</text:p>
          </table:table-cell>
          <table:table-cell table:formula="of:=[.U151]*[.U$2]+[.T151]*[.T$2]+[.S151]*[.S$2]+[.R151]*[.R$2]+[.Q151]*[.Q$2]+[.P151]*[.P$2]+[.O151]*[.O$2]+[.N151]*[.N$2]+[.M151]*[.M$2]+[.L151]*[.L$2]+[.K151]*[.K$2]+[.J151]*[.J$2]+[.I151]*[.I$2]" office:value-type="float" office:value="0" calcext:value-type="float">
            <text:p>0</text:p>
          </table:table-cell>
          <table:table-cell table:formula="of:=DEC2HEX([.H151];8)" office:value-type="string" office:string-value="80000000" calcext:value-type="string">
            <text:p>80000000</text:p>
          </table:table-cell>
          <table:table-cell table:formula="of:=[.V151]*[.$V$2]+[.W151]*[.$W$2]+[.X151]*[.$X$2]+[.Y151]*[.$Y$2]+[.Z151]*[.$Z$2]+[.AA151]*[.$AA$2]+[.AB151]*[.$AB$2]+[.AC151]*[.$AC$2]+[.AD151]*[.$AD$2]+[.AE151]*[.$AE$2]+[.AF151]*[.$AF$2]+[.AG151]*[.$AG$2]+[.AH151]*[.$AH$2]+[.AI151]*[.$AI$2]+[.AJ151]*[.$AJ$2]+[.AK151]*[.$AK$2]+[.AL151]*[.$AL$2]+[.AM151]*[.$AM$2]+[.AN151]*[.$AN$2]+[.AO151]*[.$AO$2]+[.AP151]*[.$AP$2]+[.AQ151]*[.$AQ$2]+[.AR151]*[.$AR$2]+[.AS151]*[.$AS$2]+[.AT151]*[.$AT$2]+[.AU151]*[.$AU$2]+[.AV151]*[.$AV$2]+[.AW151]*[.$AW$2]+[.AX151]*[.$AX$2]+[.AY151]*[.$AY$2]+[.AZ151]*[.$AZ$2]+[.BA151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SPH</text:p>
          </table:table-cell>
          <table:table-cell office:value-type="string" calcext:value-type="string">
            <text:p>SP_RAM,M(SP)=SPH</text:p>
          </table:table-cell>
          <table:table-cell table:style-name="ce4" office:value-type="string" calcext:value-type="string">
            <text:p>63</text:p>
          </table:table-cell>
          <table:table-cell table:formula="of:=DEC2HEX([.F152];8)" office:value-type="string" office:string-value="00001060" calcext:value-type="string">
            <text:p>00001060</text:p>
          </table:table-cell>
          <table:table-cell table:formula="of:=[.U152]*[.U$2]+[.T152]*[.T$2]+[.S152]*[.S$2]+[.R152]*[.R$2]+[.Q152]*[.Q$2]+[.P152]*[.P$2]+[.O152]*[.O$2]+[.N152]*[.N$2]+[.M152]*[.M$2]+[.L152]*[.L$2]+[.K152]*[.K$2]+[.J152]*[.J$2]+[.I152]*[.I$2]" office:value-type="float" office:value="4192" calcext:value-type="float">
            <text:p>4192</text:p>
          </table:table-cell>
          <table:table-cell table:formula="of:=DEC2HEX([.H152];8)" office:value-type="string" office:string-value="00010000" calcext:value-type="string">
            <text:p>00010000</text:p>
          </table:table-cell>
          <table:table-cell table:formula="of:=[.V152]*[.$V$2]+[.W152]*[.$W$2]+[.X152]*[.$X$2]+[.Y152]*[.$Y$2]+[.Z152]*[.$Z$2]+[.AA152]*[.$AA$2]+[.AB152]*[.$AB$2]+[.AC152]*[.$AC$2]+[.AD152]*[.$AD$2]+[.AE152]*[.$AE$2]+[.AF152]*[.$AF$2]+[.AG152]*[.$AG$2]+[.AH152]*[.$AH$2]+[.AI152]*[.$AI$2]+[.AJ152]*[.$AJ$2]+[.AK152]*[.$AK$2]+[.AL152]*[.$AL$2]+[.AM152]*[.$AM$2]+[.AN152]*[.$AN$2]+[.AO152]*[.$AO$2]+[.AP152]*[.$AP$2]+[.AQ152]*[.$AQ$2]+[.AR152]*[.$AR$2]+[.AS152]*[.$AS$2]+[.AT152]*[.$AT$2]+[.AU152]*[.$AU$2]+[.AV152]*[.$AV$2]+[.AW152]*[.$AW$2]+[.AX152]*[.$AX$2]+[.AY152]*[.$AY$2]+[.AZ152]*[.$AZ$2]+[.BA152]*[.$BA$2]" office:value-type="float" office:value="65536" calcext:value-type="float">
            <text:p>6553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3];8)" office:value-type="string" office:string-value="00000100" calcext:value-type="string">
            <text:p>00000100</text:p>
          </table:table-cell>
          <table:table-cell table:formula="of:=[.U153]*[.U$2]+[.T153]*[.T$2]+[.S153]*[.S$2]+[.R153]*[.R$2]+[.Q153]*[.Q$2]+[.P153]*[.P$2]+[.O153]*[.O$2]+[.N153]*[.N$2]+[.M153]*[.M$2]+[.L153]*[.L$2]+[.K153]*[.K$2]+[.J153]*[.J$2]+[.I153]*[.I$2]" office:value-type="float" office:value="256" calcext:value-type="float">
            <text:p>256</text:p>
          </table:table-cell>
          <table:table-cell table:formula="of:=DEC2HEX([.H153];8)" office:value-type="string" office:string-value="00000000" calcext:value-type="string">
            <text:p>00000000</text:p>
          </table:table-cell>
          <table:table-cell table:formula="of:=[.V153]*[.$V$2]+[.W153]*[.$W$2]+[.X153]*[.$X$2]+[.Y153]*[.$Y$2]+[.Z153]*[.$Z$2]+[.AA153]*[.$AA$2]+[.AB153]*[.$AB$2]+[.AC153]*[.$AC$2]+[.AD153]*[.$AD$2]+[.AE153]*[.$AE$2]+[.AF153]*[.$AF$2]+[.AG153]*[.$AG$2]+[.AH153]*[.$AH$2]+[.AI153]*[.$AI$2]+[.AJ153]*[.$AJ$2]+[.AK153]*[.$AK$2]+[.AL153]*[.$AL$2]+[.AM153]*[.$AM$2]+[.AN153]*[.$AN$2]+[.AO153]*[.$AO$2]+[.AP153]*[.$AP$2]+[.AQ153]*[.$AQ$2]+[.AR153]*[.$AR$2]+[.AS153]*[.$AS$2]+[.AT153]*[.$AT$2]+[.AU153]*[.$AU$2]+[.AV153]*[.$AV$2]+[.AW153]*[.$AW$2]+[.AX153]*[.$AX$2]+[.AY153]*[.$AY$2]+[.AZ153]*[.$AZ$2]+[.BA153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4];8)" office:value-type="string" office:string-value="00000000" calcext:value-type="string">
            <text:p>00000000</text:p>
          </table:table-cell>
          <table:table-cell table:formula="of:=[.U154]*[.U$2]+[.T154]*[.T$2]+[.S154]*[.S$2]+[.R154]*[.R$2]+[.Q154]*[.Q$2]+[.P154]*[.P$2]+[.O154]*[.O$2]+[.N154]*[.N$2]+[.M154]*[.M$2]+[.L154]*[.L$2]+[.K154]*[.K$2]+[.J154]*[.J$2]+[.I154]*[.I$2]" office:value-type="float" office:value="0" calcext:value-type="float">
            <text:p>0</text:p>
          </table:table-cell>
          <table:table-cell table:formula="of:=DEC2HEX([.H154];8)" office:value-type="string" office:string-value="80000000" calcext:value-type="string">
            <text:p>80000000</text:p>
          </table:table-cell>
          <table:table-cell table:formula="of:=[.V154]*[.$V$2]+[.W154]*[.$W$2]+[.X154]*[.$X$2]+[.Y154]*[.$Y$2]+[.Z154]*[.$Z$2]+[.AA154]*[.$AA$2]+[.AB154]*[.$AB$2]+[.AC154]*[.$AC$2]+[.AD154]*[.$AD$2]+[.AE154]*[.$AE$2]+[.AF154]*[.$AF$2]+[.AG154]*[.$AG$2]+[.AH154]*[.$AH$2]+[.AI154]*[.$AI$2]+[.AJ154]*[.$AJ$2]+[.AK154]*[.$AK$2]+[.AL154]*[.$AL$2]+[.AM154]*[.$AM$2]+[.AN154]*[.$AN$2]+[.AO154]*[.$AO$2]+[.AP154]*[.$AP$2]+[.AQ154]*[.$AQ$2]+[.AR154]*[.$AR$2]+[.AS154]*[.$AS$2]+[.AT154]*[.$AT$2]+[.AU154]*[.$AU$2]+[.AV154]*[.$AV$2]+[.AW154]*[.$AW$2]+[.AX154]*[.$AX$2]+[.AY154]*[.$AY$2]+[.AZ154]*[.$AZ$2]+[.BA154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SPL</text:p>
          </table:table-cell>
          <table:table-cell office:value-type="string" calcext:value-type="string">
            <text:p>SP_RAM,M(SP)=SPL</text:p>
          </table:table-cell>
          <table:table-cell table:style-name="ce4" office:value-type="string" calcext:value-type="string">
            <text:p>69</text:p>
          </table:table-cell>
          <table:table-cell table:formula="of:=DEC2HEX([.F155];8)" office:value-type="string" office:string-value="00001820" calcext:value-type="string">
            <text:p>00001820</text:p>
          </table:table-cell>
          <table:table-cell table:formula="of:=[.U155]*[.U$2]+[.T155]*[.T$2]+[.S155]*[.S$2]+[.R155]*[.R$2]+[.Q155]*[.Q$2]+[.P155]*[.P$2]+[.O155]*[.O$2]+[.N155]*[.N$2]+[.M155]*[.M$2]+[.L155]*[.L$2]+[.K155]*[.K$2]+[.J155]*[.J$2]+[.I155]*[.I$2]" office:value-type="float" office:value="6176" calcext:value-type="float">
            <text:p>6176</text:p>
          </table:table-cell>
          <table:table-cell table:formula="of:=DEC2HEX([.H155];8)" office:value-type="string" office:string-value="00010000" calcext:value-type="string">
            <text:p>00010000</text:p>
          </table:table-cell>
          <table:table-cell table:formula="of:=[.V155]*[.$V$2]+[.W155]*[.$W$2]+[.X155]*[.$X$2]+[.Y155]*[.$Y$2]+[.Z155]*[.$Z$2]+[.AA155]*[.$AA$2]+[.AB155]*[.$AB$2]+[.AC155]*[.$AC$2]+[.AD155]*[.$AD$2]+[.AE155]*[.$AE$2]+[.AF155]*[.$AF$2]+[.AG155]*[.$AG$2]+[.AH155]*[.$AH$2]+[.AI155]*[.$AI$2]+[.AJ155]*[.$AJ$2]+[.AK155]*[.$AK$2]+[.AL155]*[.$AL$2]+[.AM155]*[.$AM$2]+[.AN155]*[.$AN$2]+[.AO155]*[.$AO$2]+[.AP155]*[.$AP$2]+[.AQ155]*[.$AQ$2]+[.AR155]*[.$AR$2]+[.AS155]*[.$AS$2]+[.AT155]*[.$AT$2]+[.AU155]*[.$AU$2]+[.AV155]*[.$AV$2]+[.AW155]*[.$AW$2]+[.AX155]*[.$AX$2]+[.AY155]*[.$AY$2]+[.AZ155]*[.$AZ$2]+[.BA155]*[.$BA$2]" office:value-type="float" office:value="65536" calcext:value-type="float">
            <text:p>65536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/>
          <table:table-cell table:style-name="ce10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6];8)" office:value-type="string" office:string-value="00000100" calcext:value-type="string">
            <text:p>00000100</text:p>
          </table:table-cell>
          <table:table-cell table:formula="of:=[.U156]*[.U$2]+[.T156]*[.T$2]+[.S156]*[.S$2]+[.R156]*[.R$2]+[.Q156]*[.Q$2]+[.P156]*[.P$2]+[.O156]*[.O$2]+[.N156]*[.N$2]+[.M156]*[.M$2]+[.L156]*[.L$2]+[.K156]*[.K$2]+[.J156]*[.J$2]+[.I156]*[.I$2]" office:value-type="float" office:value="256" calcext:value-type="float">
            <text:p>256</text:p>
          </table:table-cell>
          <table:table-cell table:formula="of:=DEC2HEX([.H156];8)" office:value-type="string" office:string-value="00000000" calcext:value-type="string">
            <text:p>00000000</text:p>
          </table:table-cell>
          <table:table-cell table:formula="of:=[.V156]*[.$V$2]+[.W156]*[.$W$2]+[.X156]*[.$X$2]+[.Y156]*[.$Y$2]+[.Z156]*[.$Z$2]+[.AA156]*[.$AA$2]+[.AB156]*[.$AB$2]+[.AC156]*[.$AC$2]+[.AD156]*[.$AD$2]+[.AE156]*[.$AE$2]+[.AF156]*[.$AF$2]+[.AG156]*[.$AG$2]+[.AH156]*[.$AH$2]+[.AI156]*[.$AI$2]+[.AJ156]*[.$AJ$2]+[.AK156]*[.$AK$2]+[.AL156]*[.$AL$2]+[.AM156]*[.$AM$2]+[.AN156]*[.$AN$2]+[.AO156]*[.$AO$2]+[.AP156]*[.$AP$2]+[.AQ156]*[.$AQ$2]+[.AR156]*[.$AR$2]+[.AS156]*[.$AS$2]+[.AT156]*[.$AT$2]+[.AU156]*[.$AU$2]+[.AV156]*[.$AV$2]+[.AW156]*[.$AW$2]+[.AX156]*[.$AX$2]+[.AY156]*[.$AY$2]+[.AZ156]*[.$AZ$2]+[.BA156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57];8)" office:value-type="string" office:string-value="00000000" calcext:value-type="string">
            <text:p>00000000</text:p>
          </table:table-cell>
          <table:table-cell table:formula="of:=[.U157]*[.U$2]+[.T157]*[.T$2]+[.S157]*[.S$2]+[.R157]*[.R$2]+[.Q157]*[.Q$2]+[.P157]*[.P$2]+[.O157]*[.O$2]+[.N157]*[.N$2]+[.M157]*[.M$2]+[.L157]*[.L$2]+[.K157]*[.K$2]+[.J157]*[.J$2]+[.I157]*[.I$2]" office:value-type="float" office:value="0" calcext:value-type="float">
            <text:p>0</text:p>
          </table:table-cell>
          <table:table-cell table:formula="of:=DEC2HEX([.H157];8)" office:value-type="string" office:string-value="80000000" calcext:value-type="string">
            <text:p>80000000</text:p>
          </table:table-cell>
          <table:table-cell table:formula="of:=[.V157]*[.$V$2]+[.W157]*[.$W$2]+[.X157]*[.$X$2]+[.Y157]*[.$Y$2]+[.Z157]*[.$Z$2]+[.AA157]*[.$AA$2]+[.AB157]*[.$AB$2]+[.AC157]*[.$AC$2]+[.AD157]*[.$AD$2]+[.AE157]*[.$AE$2]+[.AF157]*[.$AF$2]+[.AG157]*[.$AG$2]+[.AH157]*[.$AH$2]+[.AI157]*[.$AI$2]+[.AJ157]*[.$AJ$2]+[.AK157]*[.$AK$2]+[.AL157]*[.$AL$2]+[.AM157]*[.$AM$2]+[.AN157]*[.$AN$2]+[.AO157]*[.$AO$2]+[.AP157]*[.$AP$2]+[.AQ157]*[.$AQ$2]+[.AR157]*[.$AR$2]+[.AS157]*[.$AS$2]+[.AT157]*[.$AT$2]+[.AU157]*[.$AU$2]+[.AV157]*[.$AV$2]+[.AW157]*[.$AW$2]+[.AX157]*[.$AX$2]+[.AY157]*[.$AY$2]+[.AZ157]*[.$AZ$2]+[.BA157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USH F</text:p>
          </table:table-cell>
          <table:table-cell office:value-type="string" calcext:value-type="string">
            <text:p>SP_RAM,M(SP)=F</text:p>
          </table:table-cell>
          <table:table-cell table:style-name="ce4" office:value-type="string" calcext:value-type="string">
            <text:p>6C</text:p>
          </table:table-cell>
          <table:table-cell table:formula="of:=DEC2HEX([.F158];8)" office:value-type="string" office:string-value="00000020" calcext:value-type="string">
            <text:p>00000020</text:p>
          </table:table-cell>
          <table:table-cell table:formula="of:=[.U158]*[.U$2]+[.T158]*[.T$2]+[.S158]*[.S$2]+[.R158]*[.R$2]+[.Q158]*[.Q$2]+[.P158]*[.P$2]+[.O158]*[.O$2]+[.N158]*[.N$2]+[.M158]*[.M$2]+[.L158]*[.L$2]+[.K158]*[.K$2]+[.J158]*[.J$2]+[.I158]*[.I$2]" office:value-type="float" office:value="32" calcext:value-type="float">
            <text:p>32</text:p>
          </table:table-cell>
          <table:table-cell table:formula="of:=DEC2HEX([.H158];8)" office:value-type="string" office:string-value="01010000" calcext:value-type="string">
            <text:p>01010000</text:p>
          </table:table-cell>
          <table:table-cell table:formula="of:=[.V158]*[.$V$2]+[.W158]*[.$W$2]+[.X158]*[.$X$2]+[.Y158]*[.$Y$2]+[.Z158]*[.$Z$2]+[.AA158]*[.$AA$2]+[.AB158]*[.$AB$2]+[.AC158]*[.$AC$2]+[.AD158]*[.$AD$2]+[.AE158]*[.$AE$2]+[.AF158]*[.$AF$2]+[.AG158]*[.$AG$2]+[.AH158]*[.$AH$2]+[.AI158]*[.$AI$2]+[.AJ158]*[.$AJ$2]+[.AK158]*[.$AK$2]+[.AL158]*[.$AL$2]+[.AM158]*[.$AM$2]+[.AN158]*[.$AN$2]+[.AO158]*[.$AO$2]+[.AP158]*[.$AP$2]+[.AQ158]*[.$AQ$2]+[.AR158]*[.$AR$2]+[.AS158]*[.$AS$2]+[.AT158]*[.$AT$2]+[.AU158]*[.$AU$2]+[.AV158]*[.$AV$2]+[.AW158]*[.$AW$2]+[.AX158]*[.$AX$2]+[.AY158]*[.$AY$2]+[.AZ158]*[.$AZ$2]+[.BA158]*[.$BA$2]" office:value-type="float" office:value="16842752" calcext:value-type="float">
            <text:p>16842752</text:p>
          </table:table-cell>
          <table:table-cell table:style-name="ce10" table:number-columns-repeated="2"/>
          <table:table-cell table:number-columns-repeated="4"/>
          <table:table-cell table:style-name="ce10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59];8)" office:value-type="string" office:string-value="00000100" calcext:value-type="string">
            <text:p>00000100</text:p>
          </table:table-cell>
          <table:table-cell table:formula="of:=[.U159]*[.U$2]+[.T159]*[.T$2]+[.S159]*[.S$2]+[.R159]*[.R$2]+[.Q159]*[.Q$2]+[.P159]*[.P$2]+[.O159]*[.O$2]+[.N159]*[.N$2]+[.M159]*[.M$2]+[.L159]*[.L$2]+[.K159]*[.K$2]+[.J159]*[.J$2]+[.I159]*[.I$2]" office:value-type="float" office:value="256" calcext:value-type="float">
            <text:p>256</text:p>
          </table:table-cell>
          <table:table-cell table:formula="of:=DEC2HEX([.H159];8)" office:value-type="string" office:string-value="00000000" calcext:value-type="string">
            <text:p>00000000</text:p>
          </table:table-cell>
          <table:table-cell table:formula="of:=[.V159]*[.$V$2]+[.W159]*[.$W$2]+[.X159]*[.$X$2]+[.Y159]*[.$Y$2]+[.Z159]*[.$Z$2]+[.AA159]*[.$AA$2]+[.AB159]*[.$AB$2]+[.AC159]*[.$AC$2]+[.AD159]*[.$AD$2]+[.AE159]*[.$AE$2]+[.AF159]*[.$AF$2]+[.AG159]*[.$AG$2]+[.AH159]*[.$AH$2]+[.AI159]*[.$AI$2]+[.AJ159]*[.$AJ$2]+[.AK159]*[.$AK$2]+[.AL159]*[.$AL$2]+[.AM159]*[.$AM$2]+[.AN159]*[.$AN$2]+[.AO159]*[.$AO$2]+[.AP159]*[.$AP$2]+[.AQ159]*[.$AQ$2]+[.AR159]*[.$AR$2]+[.AS159]*[.$AS$2]+[.AT159]*[.$AT$2]+[.AU159]*[.$AU$2]+[.AV159]*[.$AV$2]+[.AW159]*[.$AW$2]+[.AX159]*[.$AX$2]+[.AY159]*[.$AY$2]+[.AZ159]*[.$AZ$2]+[.BA159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0];8)" office:value-type="string" office:string-value="00000000" calcext:value-type="string">
            <text:p>00000000</text:p>
          </table:table-cell>
          <table:table-cell table:formula="of:=[.U160]*[.U$2]+[.T160]*[.T$2]+[.S160]*[.S$2]+[.R160]*[.R$2]+[.Q160]*[.Q$2]+[.P160]*[.P$2]+[.O160]*[.O$2]+[.N160]*[.N$2]+[.M160]*[.M$2]+[.L160]*[.L$2]+[.K160]*[.K$2]+[.J160]*[.J$2]+[.I160]*[.I$2]" office:value-type="float" office:value="0" calcext:value-type="float">
            <text:p>0</text:p>
          </table:table-cell>
          <table:table-cell table:formula="of:=DEC2HEX([.H160];8)" office:value-type="string" office:string-value="80000000" calcext:value-type="string">
            <text:p>80000000</text:p>
          </table:table-cell>
          <table:table-cell table:formula="of:=[.V160]*[.$V$2]+[.W160]*[.$W$2]+[.X160]*[.$X$2]+[.Y160]*[.$Y$2]+[.Z160]*[.$Z$2]+[.AA160]*[.$AA$2]+[.AB160]*[.$AB$2]+[.AC160]*[.$AC$2]+[.AD160]*[.$AD$2]+[.AE160]*[.$AE$2]+[.AF160]*[.$AF$2]+[.AG160]*[.$AG$2]+[.AH160]*[.$AH$2]+[.AI160]*[.$AI$2]+[.AJ160]*[.$AJ$2]+[.AK160]*[.$AK$2]+[.AL160]*[.$AL$2]+[.AM160]*[.$AM$2]+[.AN160]*[.$AN$2]+[.AO160]*[.$AO$2]+[.AP160]*[.$AP$2]+[.AQ160]*[.$AQ$2]+[.AR160]*[.$AR$2]+[.AS160]*[.$AS$2]+[.AT160]*[.$AT$2]+[.AU160]*[.$AU$2]+[.AV160]*[.$AV$2]+[.AW160]*[.$AW$2]+[.AX160]*[.$AX$2]+[.AY160]*[.$AY$2]+[.AZ160]*[.$AZ$2]+[.BA160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4" office:value-type="string" calcext:value-type="string">
            <text:p>PUSH REG</text:p>
          </table:table-cell>
          <table:table-cell office:value-type="string" calcext:value-type="string">
            <text:p>REG_ADR_WR=ROM</text:p>
          </table:table-cell>
          <table:table-cell table:style-name="ce4" office:value-type="string" calcext:value-type="string">
            <text:p>71</text:p>
          </table:table-cell>
          <table:table-cell table:formula="of:=DEC2HEX([.F161];8)" office:value-type="string" office:string-value="00000001" calcext:value-type="string">
            <text:p>00000001</text:p>
          </table:table-cell>
          <table:table-cell table:formula="of:=[.U161]*[.U$2]+[.T161]*[.T$2]+[.S161]*[.S$2]+[.R161]*[.R$2]+[.Q161]*[.Q$2]+[.P161]*[.P$2]+[.O161]*[.O$2]+[.N161]*[.N$2]+[.M161]*[.M$2]+[.L161]*[.L$2]+[.K161]*[.K$2]+[.J161]*[.J$2]+[.I161]*[.I$2]" office:value-type="float" office:value="1" calcext:value-type="float">
            <text:p>1</text:p>
          </table:table-cell>
          <table:table-cell table:formula="of:=DEC2HEX([.H161];8)" office:value-type="string" office:string-value="00040000" calcext:value-type="string">
            <text:p>00040000</text:p>
          </table:table-cell>
          <table:table-cell table:formula="of:=[.V161]*[.$V$2]+[.W161]*[.$W$2]+[.X161]*[.$X$2]+[.Y161]*[.$Y$2]+[.Z161]*[.$Z$2]+[.AA161]*[.$AA$2]+[.AB161]*[.$AB$2]+[.AC161]*[.$AC$2]+[.AD161]*[.$AD$2]+[.AE161]*[.$AE$2]+[.AF161]*[.$AF$2]+[.AG161]*[.$AG$2]+[.AH161]*[.$AH$2]+[.AI161]*[.$AI$2]+[.AJ161]*[.$AJ$2]+[.AK161]*[.$AK$2]+[.AL161]*[.$AL$2]+[.AM161]*[.$AM$2]+[.AN161]*[.$AN$2]+[.AO161]*[.$AO$2]+[.AP161]*[.$AP$2]+[.AQ161]*[.$AQ$2]+[.AR161]*[.$AR$2]+[.AS161]*[.$AS$2]+[.AT161]*[.$AT$2]+[.AU161]*[.$AU$2]+[.AV161]*[.$AV$2]+[.AW161]*[.$AW$2]+[.AX161]*[.$AX$2]+[.AY161]*[.$AY$2]+[.AZ161]*[.$AZ$2]+[.BA161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style-name="Default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,SP_RAM,M(SP)=REG</text:p>
          </table:table-cell>
          <table:table-cell/>
          <table:table-cell table:formula="of:=DEC2HEX([.F162];8)" office:value-type="string" office:string-value="00000028" calcext:value-type="string">
            <text:p>00000028</text:p>
          </table:table-cell>
          <table:table-cell table:formula="of:=[.U162]*[.U$2]+[.T162]*[.T$2]+[.S162]*[.S$2]+[.R162]*[.R$2]+[.Q162]*[.Q$2]+[.P162]*[.P$2]+[.O162]*[.O$2]+[.N162]*[.N$2]+[.M162]*[.M$2]+[.L162]*[.L$2]+[.K162]*[.K$2]+[.J162]*[.J$2]+[.I162]*[.I$2]" office:value-type="float" office:value="40" calcext:value-type="float">
            <text:p>40</text:p>
          </table:table-cell>
          <table:table-cell table:formula="of:=DEC2HEX([.H162];8)" office:value-type="string" office:string-value="00011000" calcext:value-type="string">
            <text:p>00011000</text:p>
          </table:table-cell>
          <table:table-cell table:formula="of:=[.V162]*[.$V$2]+[.W162]*[.$W$2]+[.X162]*[.$X$2]+[.Y162]*[.$Y$2]+[.Z162]*[.$Z$2]+[.AA162]*[.$AA$2]+[.AB162]*[.$AB$2]+[.AC162]*[.$AC$2]+[.AD162]*[.$AD$2]+[.AE162]*[.$AE$2]+[.AF162]*[.$AF$2]+[.AG162]*[.$AG$2]+[.AH162]*[.$AH$2]+[.AI162]*[.$AI$2]+[.AJ162]*[.$AJ$2]+[.AK162]*[.$AK$2]+[.AL162]*[.$AL$2]+[.AM162]*[.$AM$2]+[.AN162]*[.$AN$2]+[.AO162]*[.$AO$2]+[.AP162]*[.$AP$2]+[.AQ162]*[.$AQ$2]+[.AR162]*[.$AR$2]+[.AS162]*[.$AS$2]+[.AT162]*[.$AT$2]+[.AU162]*[.$AU$2]+[.AV162]*[.$AV$2]+[.AW162]*[.$AW$2]+[.AX162]*[.$AX$2]+[.AY162]*[.$AY$2]+[.AZ162]*[.$AZ$2]+[.BA162]*[.$BA$2]" office:value-type="float" office:value="69632" calcext:value-type="float">
            <text:p>69632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63];8)" office:value-type="string" office:string-value="00000100" calcext:value-type="string">
            <text:p>00000100</text:p>
          </table:table-cell>
          <table:table-cell table:formula="of:=[.U163]*[.U$2]+[.T163]*[.T$2]+[.S163]*[.S$2]+[.R163]*[.R$2]+[.Q163]*[.Q$2]+[.P163]*[.P$2]+[.O163]*[.O$2]+[.N163]*[.N$2]+[.M163]*[.M$2]+[.L163]*[.L$2]+[.K163]*[.K$2]+[.J163]*[.J$2]+[.I163]*[.I$2]" office:value-type="float" office:value="256" calcext:value-type="float">
            <text:p>256</text:p>
          </table:table-cell>
          <table:table-cell table:formula="of:=DEC2HEX([.H163];8)" office:value-type="string" office:string-value="00000000" calcext:value-type="string">
            <text:p>00000000</text:p>
          </table:table-cell>
          <table:table-cell table:formula="of:=[.V163]*[.$V$2]+[.W163]*[.$W$2]+[.X163]*[.$X$2]+[.Y163]*[.$Y$2]+[.Z163]*[.$Z$2]+[.AA163]*[.$AA$2]+[.AB163]*[.$AB$2]+[.AC163]*[.$AC$2]+[.AD163]*[.$AD$2]+[.AE163]*[.$AE$2]+[.AF163]*[.$AF$2]+[.AG163]*[.$AG$2]+[.AH163]*[.$AH$2]+[.AI163]*[.$AI$2]+[.AJ163]*[.$AJ$2]+[.AK163]*[.$AK$2]+[.AL163]*[.$AL$2]+[.AM163]*[.$AM$2]+[.AN163]*[.$AN$2]+[.AO163]*[.$AO$2]+[.AP163]*[.$AP$2]+[.AQ163]*[.$AQ$2]+[.AR163]*[.$AR$2]+[.AS163]*[.$AS$2]+[.AT163]*[.$AT$2]+[.AU163]*[.$AU$2]+[.AV163]*[.$AV$2]+[.AW163]*[.$AW$2]+[.AX163]*[.$AX$2]+[.AY163]*[.$AY$2]+[.AZ163]*[.$AZ$2]+[.BA163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/>
          <table:table-cell/>
          <table:table-cell table:style-name="ce12"/>
          <table:table-cell table:number-columns-repeated="3"/>
          <table:table-cell table:style-name="Default"/>
          <table:table-cell table:number-columns-repeated="14"/>
          <table:table-cell table:style-name="ce12"/>
          <table:table-cell table:number-columns-repeated="3"/>
          <table:table-cell table:style-name="ce12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64];8)" office:value-type="string" office:string-value="00000000" calcext:value-type="string">
            <text:p>00000000</text:p>
          </table:table-cell>
          <table:table-cell table:formula="of:=[.U164]*[.U$2]+[.T164]*[.T$2]+[.S164]*[.S$2]+[.R164]*[.R$2]+[.Q164]*[.Q$2]+[.P164]*[.P$2]+[.O164]*[.O$2]+[.N164]*[.N$2]+[.M164]*[.M$2]+[.L164]*[.L$2]+[.K164]*[.K$2]+[.J164]*[.J$2]+[.I164]*[.I$2]" office:value-type="float" office:value="0" calcext:value-type="float">
            <text:p>0</text:p>
          </table:table-cell>
          <table:table-cell table:formula="of:=DEC2HEX([.H164];8)" office:value-type="string" office:string-value="80000000" calcext:value-type="string">
            <text:p>80000000</text:p>
          </table:table-cell>
          <table:table-cell table:formula="of:=[.V164]*[.$V$2]+[.W164]*[.$W$2]+[.X164]*[.$X$2]+[.Y164]*[.$Y$2]+[.Z164]*[.$Z$2]+[.AA164]*[.$AA$2]+[.AB164]*[.$AB$2]+[.AC164]*[.$AC$2]+[.AD164]*[.$AD$2]+[.AE164]*[.$AE$2]+[.AF164]*[.$AF$2]+[.AG164]*[.$AG$2]+[.AH164]*[.$AH$2]+[.AI164]*[.$AI$2]+[.AJ164]*[.$AJ$2]+[.AK164]*[.$AK$2]+[.AL164]*[.$AL$2]+[.AM164]*[.$AM$2]+[.AN164]*[.$AN$2]+[.AO164]*[.$AO$2]+[.AP164]*[.$AP$2]+[.AQ164]*[.$AQ$2]+[.AR164]*[.$AR$2]+[.AS164]*[.$AS$2]+[.AT164]*[.$AT$2]+[.AU164]*[.$AU$2]+[.AV164]*[.$AV$2]+[.AW164]*[.$AW$2]+[.AX164]*[.$AX$2]+[.AY164]*[.$AY$2]+[.AZ164]*[.$AZ$2]+[.BA164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 cycles</text:p>
          </table:table-cell>
          <table:table-cell table:style-name="ce4" office:value-type="string" calcext:value-type="string">
            <text:p>PUSH M,xxxx</text:p>
          </table:table-cell>
          <table:table-cell office:value-type="string" calcext:value-type="string">
            <text:p>REG_ADDR_WR=ROM(*)</text:p>
          </table:table-cell>
          <table:table-cell table:style-name="ce4" office:value-type="string" calcext:value-type="string">
            <text:p>A2</text:p>
          </table:table-cell>
          <table:table-cell table:formula="of:=DEC2HEX([.F165];8)" office:value-type="string" office:string-value="00000001" calcext:value-type="string">
            <text:p>00000001</text:p>
          </table:table-cell>
          <table:table-cell table:formula="of:=[.U165]*[.U$2]+[.T165]*[.T$2]+[.S165]*[.S$2]+[.R165]*[.R$2]+[.Q165]*[.Q$2]+[.P165]*[.P$2]+[.O165]*[.O$2]+[.N165]*[.N$2]+[.M165]*[.M$2]+[.L165]*[.L$2]+[.K165]*[.K$2]+[.J165]*[.J$2]+[.I165]*[.I$2]" office:value-type="float" office:value="1" calcext:value-type="float">
            <text:p>1</text:p>
          </table:table-cell>
          <table:table-cell table:formula="of:=DEC2HEX([.H165];8)" office:value-type="string" office:string-value="00040000" calcext:value-type="string">
            <text:p>00040000</text:p>
          </table:table-cell>
          <table:table-cell table:formula="of:=[.V165]*[.$V$2]+[.W165]*[.$W$2]+[.X165]*[.$X$2]+[.Y165]*[.$Y$2]+[.Z165]*[.$Z$2]+[.AA165]*[.$AA$2]+[.AB165]*[.$AB$2]+[.AC165]*[.$AC$2]+[.AD165]*[.$AD$2]+[.AE165]*[.$AE$2]+[.AF165]*[.$AF$2]+[.AG165]*[.$AG$2]+[.AH165]*[.$AH$2]+[.AI165]*[.$AI$2]+[.AJ165]*[.$AJ$2]+[.AK165]*[.$AK$2]+[.AL165]*[.$AL$2]+[.AM165]*[.$AM$2]+[.AN165]*[.$AN$2]+[.AO165]*[.$AO$2]+[.AP165]*[.$AP$2]+[.AQ165]*[.$AQ$2]+[.AR165]*[.$AR$2]+[.AS165]*[.$AS$2]+[.AT165]*[.$AT$2]+[.AU165]*[.$AU$2]+[.AV165]*[.$AV$2]+[.AW165]*[.$AW$2]+[.AX165]*[.$AX$2]+[.AY165]*[.$AY$2]+[.AZ165]*[.$AZ$2]+[.BA165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style-name="Default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6];8)" office:value-type="string" office:string-value="00000000" calcext:value-type="string">
            <text:p>00000000</text:p>
          </table:table-cell>
          <table:table-cell table:formula="of:=[.U166]*[.U$2]+[.T166]*[.T$2]+[.S166]*[.S$2]+[.R166]*[.R$2]+[.Q166]*[.Q$2]+[.P166]*[.P$2]+[.O166]*[.O$2]+[.N166]*[.N$2]+[.M166]*[.M$2]+[.L166]*[.L$2]+[.K166]*[.K$2]+[.J166]*[.J$2]+[.I166]*[.I$2]" office:value-type="float" office:value="0" calcext:value-type="float">
            <text:p>0</text:p>
          </table:table-cell>
          <table:table-cell table:formula="of:=DEC2HEX([.H166];8)" office:value-type="string" office:string-value="00001000" calcext:value-type="string">
            <text:p>00001000</text:p>
          </table:table-cell>
          <table:table-cell table:formula="of:=[.V166]*[.$V$2]+[.W166]*[.$W$2]+[.X166]*[.$X$2]+[.Y166]*[.$Y$2]+[.Z166]*[.$Z$2]+[.AA166]*[.$AA$2]+[.AB166]*[.$AB$2]+[.AC166]*[.$AC$2]+[.AD166]*[.$AD$2]+[.AE166]*[.$AE$2]+[.AF166]*[.$AF$2]+[.AG166]*[.$AG$2]+[.AH166]*[.$AH$2]+[.AI166]*[.$AI$2]+[.AJ166]*[.$AJ$2]+[.AK166]*[.$AK$2]+[.AL166]*[.$AL$2]+[.AM166]*[.$AM$2]+[.AN166]*[.$AN$2]+[.AO166]*[.$AO$2]+[.AP166]*[.$AP$2]+[.AQ166]*[.$AQ$2]+[.AR166]*[.$AR$2]+[.AS166]*[.$AS$2]+[.AT166]*[.$AT$2]+[.AU166]*[.$AU$2]+[.AV166]*[.$AV$2]+[.AW166]*[.$AW$2]+[.AX166]*[.$AX$2]+[.AY166]*[.$AY$2]+[.AZ166]*[.$AZ$2]+[.BA166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167];8)" office:value-type="string" office:string-value="00000000" calcext:value-type="string">
            <text:p>00000000</text:p>
          </table:table-cell>
          <table:table-cell table:formula="of:=[.U167]*[.U$2]+[.T167]*[.T$2]+[.S167]*[.S$2]+[.R167]*[.R$2]+[.Q167]*[.Q$2]+[.P167]*[.P$2]+[.O167]*[.O$2]+[.N167]*[.N$2]+[.M167]*[.M$2]+[.L167]*[.L$2]+[.K167]*[.K$2]+[.J167]*[.J$2]+[.I167]*[.I$2]" office:value-type="float" office:value="0" calcext:value-type="float">
            <text:p>0</text:p>
          </table:table-cell>
          <table:table-cell table:formula="of:=DEC2HEX([.H167];8)" office:value-type="string" office:string-value="00044000" calcext:value-type="string">
            <text:p>00044000</text:p>
          </table:table-cell>
          <table:table-cell table:formula="of:=[.V167]*[.$V$2]+[.W167]*[.$W$2]+[.X167]*[.$X$2]+[.Y167]*[.$Y$2]+[.Z167]*[.$Z$2]+[.AA167]*[.$AA$2]+[.AB167]*[.$AB$2]+[.AC167]*[.$AC$2]+[.AD167]*[.$AD$2]+[.AE167]*[.$AE$2]+[.AF167]*[.$AF$2]+[.AG167]*[.$AG$2]+[.AH167]*[.$AH$2]+[.AI167]*[.$AI$2]+[.AJ167]*[.$AJ$2]+[.AK167]*[.$AK$2]+[.AL167]*[.$AL$2]+[.AM167]*[.$AM$2]+[.AN167]*[.$AN$2]+[.AO167]*[.$AO$2]+[.AP167]*[.$AP$2]+[.AQ167]*[.$AQ$2]+[.AR167]*[.$AR$2]+[.AS167]*[.$AS$2]+[.AT167]*[.$AT$2]+[.AU167]*[.$AU$2]+[.AV167]*[.$AV$2]+[.AW167]*[.$AW$2]+[.AX167]*[.$AX$2]+[.AY167]*[.$AY$2]+[.AZ167]*[.$AZ$2]+[.BA167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68];8)" office:value-type="string" office:string-value="00000000" calcext:value-type="string">
            <text:p>00000000</text:p>
          </table:table-cell>
          <table:table-cell table:formula="of:=[.U168]*[.U$2]+[.T168]*[.T$2]+[.S168]*[.S$2]+[.R168]*[.R$2]+[.Q168]*[.Q$2]+[.P168]*[.P$2]+[.O168]*[.O$2]+[.N168]*[.N$2]+[.M168]*[.M$2]+[.L168]*[.L$2]+[.K168]*[.K$2]+[.J168]*[.J$2]+[.I168]*[.I$2]" office:value-type="float" office:value="0" calcext:value-type="float">
            <text:p>0</text:p>
          </table:table-cell>
          <table:table-cell table:formula="of:=DEC2HEX([.H168];8)" office:value-type="string" office:string-value="00001000" calcext:value-type="string">
            <text:p>00001000</text:p>
          </table:table-cell>
          <table:table-cell table:formula="of:=[.V168]*[.$V$2]+[.W168]*[.$W$2]+[.X168]*[.$X$2]+[.Y168]*[.$Y$2]+[.Z168]*[.$Z$2]+[.AA168]*[.$AA$2]+[.AB168]*[.$AB$2]+[.AC168]*[.$AC$2]+[.AD168]*[.$AD$2]+[.AE168]*[.$AE$2]+[.AF168]*[.$AF$2]+[.AG168]*[.$AG$2]+[.AH168]*[.$AH$2]+[.AI168]*[.$AI$2]+[.AJ168]*[.$AJ$2]+[.AK168]*[.$AK$2]+[.AL168]*[.$AL$2]+[.AM168]*[.$AM$2]+[.AN168]*[.$AN$2]+[.AO168]*[.$AO$2]+[.AP168]*[.$AP$2]+[.AQ168]*[.$AQ$2]+[.AR168]*[.$AR$2]+[.AS168]*[.$AS$2]+[.AT168]*[.$AT$2]+[.AU168]*[.$AU$2]+[.AV168]*[.$AV$2]+[.AW168]*[.$AW$2]+[.AX168]*[.$AX$2]+[.AY168]*[.$AY$2]+[.AZ168]*[.$AZ$2]+[.BA168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169];8)" office:value-type="string" office:string-value="00000000" calcext:value-type="string">
            <text:p>00000000</text:p>
          </table:table-cell>
          <table:table-cell table:formula="of:=[.U169]*[.U$2]+[.T169]*[.T$2]+[.S169]*[.S$2]+[.R169]*[.R$2]+[.Q169]*[.Q$2]+[.P169]*[.P$2]+[.O169]*[.O$2]+[.N169]*[.N$2]+[.M169]*[.M$2]+[.L169]*[.L$2]+[.K169]*[.K$2]+[.J169]*[.J$2]+[.I169]*[.I$2]" office:value-type="float" office:value="0" calcext:value-type="float">
            <text:p>0</text:p>
          </table:table-cell>
          <table:table-cell table:formula="of:=DEC2HEX([.H169];8)" office:value-type="string" office:string-value="00048000" calcext:value-type="string">
            <text:p>00048000</text:p>
          </table:table-cell>
          <table:table-cell table:formula="of:=[.V169]*[.$V$2]+[.W169]*[.$W$2]+[.X169]*[.$X$2]+[.Y169]*[.$Y$2]+[.Z169]*[.$Z$2]+[.AA169]*[.$AA$2]+[.AB169]*[.$AB$2]+[.AC169]*[.$AC$2]+[.AD169]*[.$AD$2]+[.AE169]*[.$AE$2]+[.AF169]*[.$AF$2]+[.AG169]*[.$AG$2]+[.AH169]*[.$AH$2]+[.AI169]*[.$AI$2]+[.AJ169]*[.$AJ$2]+[.AK169]*[.$AK$2]+[.AL169]*[.$AL$2]+[.AM169]*[.$AM$2]+[.AN169]*[.$AN$2]+[.AO169]*[.$AO$2]+[.AP169]*[.$AP$2]+[.AQ169]*[.$AQ$2]+[.AR169]*[.$AR$2]+[.AS169]*[.$AS$2]+[.AT169]*[.$AT$2]+[.AU169]*[.$AU$2]+[.AV169]*[.$AV$2]+[.AW169]*[.$AW$2]+[.AX169]*[.$AX$2]+[.AY169]*[.$AY$2]+[.AZ169]*[.$AZ$2]+[.BA169]*[.$BA$2]" office:value-type="float" office:value="294912" calcext:value-type="float">
            <text:p>294912</text:p>
          </table:table-cell>
          <table:table-cell table:number-columns-repeated="13"/>
          <table:table-cell table:style-name="Default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170];8)" office:value-type="string" office:string-value="00000000" calcext:value-type="string">
            <text:p>00000000</text:p>
          </table:table-cell>
          <table:table-cell table:formula="of:=[.U170]*[.U$2]+[.T170]*[.T$2]+[.S170]*[.S$2]+[.R170]*[.R$2]+[.Q170]*[.Q$2]+[.P170]*[.P$2]+[.O170]*[.O$2]+[.N170]*[.N$2]+[.M170]*[.M$2]+[.L170]*[.L$2]+[.K170]*[.K$2]+[.J170]*[.J$2]+[.I170]*[.I$2]" office:value-type="float" office:value="0" calcext:value-type="float">
            <text:p>0</text:p>
          </table:table-cell>
          <table:table-cell table:formula="of:=DEC2HEX([.H170];8)" office:value-type="string" office:string-value="00001000" calcext:value-type="string">
            <text:p>00001000</text:p>
          </table:table-cell>
          <table:table-cell table:formula="of:=[.V170]*[.$V$2]+[.W170]*[.$W$2]+[.X170]*[.$X$2]+[.Y170]*[.$Y$2]+[.Z170]*[.$Z$2]+[.AA170]*[.$AA$2]+[.AB170]*[.$AB$2]+[.AC170]*[.$AC$2]+[.AD170]*[.$AD$2]+[.AE170]*[.$AE$2]+[.AF170]*[.$AF$2]+[.AG170]*[.$AG$2]+[.AH170]*[.$AH$2]+[.AI170]*[.$AI$2]+[.AJ170]*[.$AJ$2]+[.AK170]*[.$AK$2]+[.AL170]*[.$AL$2]+[.AM170]*[.$AM$2]+[.AN170]*[.$AN$2]+[.AO170]*[.$AO$2]+[.AP170]*[.$AP$2]+[.AQ170]*[.$AQ$2]+[.AR170]*[.$AR$2]+[.AS170]*[.$AS$2]+[.AT170]*[.$AT$2]+[.AU170]*[.$AU$2]+[.AV170]*[.$AV$2]+[.AW170]*[.$AW$2]+[.AX170]*[.$AX$2]+[.AY170]*[.$AY$2]+[.AZ170]*[.$AZ$2]+[.BA170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_WR,RAM_RD</text:p>
          </table:table-cell>
          <table:table-cell/>
          <table:table-cell table:formula="of:=DEC2HEX([.F171];8)" office:value-type="string" office:string-value="00000010" calcext:value-type="string">
            <text:p>00000010</text:p>
          </table:table-cell>
          <table:table-cell table:formula="of:=[.U171]*[.U$2]+[.T171]*[.T$2]+[.S171]*[.S$2]+[.R171]*[.R$2]+[.Q171]*[.Q$2]+[.P171]*[.P$2]+[.O171]*[.O$2]+[.N171]*[.N$2]+[.M171]*[.M$2]+[.L171]*[.L$2]+[.K171]*[.K$2]+[.J171]*[.J$2]+[.I171]*[.I$2]" office:value-type="float" office:value="16" calcext:value-type="float">
            <text:p>16</text:p>
          </table:table-cell>
          <table:table-cell table:formula="of:=DEC2HEX([.H171];8)" office:value-type="string" office:string-value="00020000" calcext:value-type="string">
            <text:p>00020000</text:p>
          </table:table-cell>
          <table:table-cell table:formula="of:=[.V171]*[.$V$2]+[.W171]*[.$W$2]+[.X171]*[.$X$2]+[.Y171]*[.$Y$2]+[.Z171]*[.$Z$2]+[.AA171]*[.$AA$2]+[.AB171]*[.$AB$2]+[.AC171]*[.$AC$2]+[.AD171]*[.$AD$2]+[.AE171]*[.$AE$2]+[.AF171]*[.$AF$2]+[.AG171]*[.$AG$2]+[.AH171]*[.$AH$2]+[.AI171]*[.$AI$2]+[.AJ171]*[.$AJ$2]+[.AK171]*[.$AK$2]+[.AL171]*[.$AL$2]+[.AM171]*[.$AM$2]+[.AN171]*[.$AN$2]+[.AO171]*[.$AO$2]+[.AP171]*[.$AP$2]+[.AQ171]*[.$AQ$2]+[.AR171]*[.$AR$2]+[.AS171]*[.$AS$2]+[.AT171]*[.$AT$2]+[.AU171]*[.$AU$2]+[.AV171]*[.$AV$2]+[.AW171]*[.$AW$2]+[.AX171]*[.$AX$2]+[.AY171]*[.$AY$2]+[.AZ171]*[.$AZ$2]+[.BA171]*[.$BA$2]" office:value-type="float" office:value="131072" calcext:value-type="float">
            <text:p>131072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_RD,SP_RAM,RAM_WR</text:p>
          </table:table-cell>
          <table:table-cell/>
          <table:table-cell table:formula="of:=DEC2HEX([.F172];8)" office:value-type="string" office:string-value="00000028" calcext:value-type="string">
            <text:p>00000028</text:p>
          </table:table-cell>
          <table:table-cell table:formula="of:=[.U172]*[.U$2]+[.T172]*[.T$2]+[.S172]*[.S$2]+[.R172]*[.R$2]+[.Q172]*[.Q$2]+[.P172]*[.P$2]+[.O172]*[.O$2]+[.N172]*[.N$2]+[.M172]*[.M$2]+[.L172]*[.L$2]+[.K172]*[.K$2]+[.J172]*[.J$2]+[.I172]*[.I$2]" office:value-type="float" office:value="40" calcext:value-type="float">
            <text:p>40</text:p>
          </table:table-cell>
          <table:table-cell table:formula="of:=DEC2HEX([.H172];8)" office:value-type="string" office:string-value="00010000" calcext:value-type="string">
            <text:p>00010000</text:p>
          </table:table-cell>
          <table:table-cell table:formula="of:=[.V172]*[.$V$2]+[.W172]*[.$W$2]+[.X172]*[.$X$2]+[.Y172]*[.$Y$2]+[.Z172]*[.$Z$2]+[.AA172]*[.$AA$2]+[.AB172]*[.$AB$2]+[.AC172]*[.$AC$2]+[.AD172]*[.$AD$2]+[.AE172]*[.$AE$2]+[.AF172]*[.$AF$2]+[.AG172]*[.$AG$2]+[.AH172]*[.$AH$2]+[.AI172]*[.$AI$2]+[.AJ172]*[.$AJ$2]+[.AK172]*[.$AK$2]+[.AL172]*[.$AL$2]+[.AM172]*[.$AM$2]+[.AN172]*[.$AN$2]+[.AO172]*[.$AO$2]+[.AP172]*[.$AP$2]+[.AQ172]*[.$AQ$2]+[.AR172]*[.$AR$2]+[.AS172]*[.$AS$2]+[.AT172]*[.$AT$2]+[.AU172]*[.$AU$2]+[.AV172]*[.$AV$2]+[.AW172]*[.$AW$2]+[.AX172]*[.$AX$2]+[.AY172]*[.$AY$2]+[.AZ172]*[.$AZ$2]+[.BA172]*[.$BA$2]" office:value-type="float" office:value="65536" calcext:value-type="float">
            <text:p>65536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73];8)" office:value-type="string" office:string-value="00000100" calcext:value-type="string">
            <text:p>00000100</text:p>
          </table:table-cell>
          <table:table-cell table:formula="of:=[.U173]*[.U$2]+[.T173]*[.T$2]+[.S173]*[.S$2]+[.R173]*[.R$2]+[.Q173]*[.Q$2]+[.P173]*[.P$2]+[.O173]*[.O$2]+[.N173]*[.N$2]+[.M173]*[.M$2]+[.L173]*[.L$2]+[.K173]*[.K$2]+[.J173]*[.J$2]+[.I173]*[.I$2]" office:value-type="float" office:value="256" calcext:value-type="float">
            <text:p>256</text:p>
          </table:table-cell>
          <table:table-cell table:formula="of:=DEC2HEX([.H173];8)" office:value-type="string" office:string-value="00000000" calcext:value-type="string">
            <text:p>00000000</text:p>
          </table:table-cell>
          <table:table-cell table:formula="of:=[.V173]*[.$V$2]+[.W173]*[.$W$2]+[.X173]*[.$X$2]+[.Y173]*[.$Y$2]+[.Z173]*[.$Z$2]+[.AA173]*[.$AA$2]+[.AB173]*[.$AB$2]+[.AC173]*[.$AC$2]+[.AD173]*[.$AD$2]+[.AE173]*[.$AE$2]+[.AF173]*[.$AF$2]+[.AG173]*[.$AG$2]+[.AH173]*[.$AH$2]+[.AI173]*[.$AI$2]+[.AJ173]*[.$AJ$2]+[.AK173]*[.$AK$2]+[.AL173]*[.$AL$2]+[.AM173]*[.$AM$2]+[.AN173]*[.$AN$2]+[.AO173]*[.$AO$2]+[.AP173]*[.$AP$2]+[.AQ173]*[.$AQ$2]+[.AR173]*[.$AR$2]+[.AS173]*[.$AS$2]+[.AT173]*[.$AT$2]+[.AU173]*[.$AU$2]+[.AV173]*[.$AV$2]+[.AW173]*[.$AW$2]+[.AX173]*[.$AX$2]+[.AY173]*[.$AY$2]+[.AZ173]*[.$AZ$2]+[.BA173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0"/>
          <table:table-cell/>
          <table:table-cell table:style-name="ce10"/>
          <table:table-cell table:number-columns-repeated="3"/>
          <table:table-cell table:style-name="Default"/>
          <table:table-cell table:number-columns-repeated="14"/>
          <table:table-cell table:style-name="ce10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74];8)" office:value-type="string" office:string-value="00000000" calcext:value-type="string">
            <text:p>00000000</text:p>
          </table:table-cell>
          <table:table-cell table:formula="of:=[.U174]*[.U$2]+[.T174]*[.T$2]+[.S174]*[.S$2]+[.R174]*[.R$2]+[.Q174]*[.Q$2]+[.P174]*[.P$2]+[.O174]*[.O$2]+[.N174]*[.N$2]+[.M174]*[.M$2]+[.L174]*[.L$2]+[.K174]*[.K$2]+[.J174]*[.J$2]+[.I174]*[.I$2]" office:value-type="float" office:value="0" calcext:value-type="float">
            <text:p>0</text:p>
          </table:table-cell>
          <table:table-cell table:formula="of:=DEC2HEX([.H174];8)" office:value-type="string" office:string-value="80000000" calcext:value-type="string">
            <text:p>80000000</text:p>
          </table:table-cell>
          <table:table-cell table:formula="of:=[.V174]*[.$V$2]+[.W174]*[.$W$2]+[.X174]*[.$X$2]+[.Y174]*[.$Y$2]+[.Z174]*[.$Z$2]+[.AA174]*[.$AA$2]+[.AB174]*[.$AB$2]+[.AC174]*[.$AC$2]+[.AD174]*[.$AD$2]+[.AE174]*[.$AE$2]+[.AF174]*[.$AF$2]+[.AG174]*[.$AG$2]+[.AH174]*[.$AH$2]+[.AI174]*[.$AI$2]+[.AJ174]*[.$AJ$2]+[.AK174]*[.$AK$2]+[.AL174]*[.$AL$2]+[.AM174]*[.$AM$2]+[.AN174]*[.$AN$2]+[.AO174]*[.$AO$2]+[.AP174]*[.$AP$2]+[.AQ174]*[.$AQ$2]+[.AR174]*[.$AR$2]+[.AS174]*[.$AS$2]+[.AT174]*[.$AT$2]+[.AU174]*[.$AU$2]+[.AV174]*[.$AV$2]+[.AW174]*[.$AW$2]+[.AX174]*[.$AX$2]+[.AY174]*[.$AY$2]+[.AZ174]*[.$AZ$2]+[.BA174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omments :</text:p>
          </table:table-cell>
          <table:table-cell office:value-type="string" calcext:value-type="string">
            <text:p>(*) <text:s/>Use here R0= value 0 <text:s/>(R0-R7 = tmp reg only used by uproc)</text:p>
          </table:table-cell>
          <table:table-cell table:number-columns-repeated="2"/>
          <table:table-cell table:formula="of:=DEC2HEX([.F175];8)" office:value-type="string" office:string-value="00000000" calcext:value-type="string">
            <text:p>00000000</text:p>
          </table:table-cell>
          <table:table-cell table:formula="of:=[.U175]*[.U$2]+[.T175]*[.T$2]+[.S175]*[.S$2]+[.R175]*[.R$2]+[.Q175]*[.Q$2]+[.P175]*[.P$2]+[.O175]*[.O$2]+[.N175]*[.N$2]+[.M175]*[.M$2]+[.L175]*[.L$2]+[.K175]*[.K$2]+[.J175]*[.J$2]+[.I175]*[.I$2]" office:value-type="float" office:value="0" calcext:value-type="float">
            <text:p>0</text:p>
          </table:table-cell>
          <table:table-cell table:formula="of:=DEC2HEX([.H175];8)" office:value-type="string" office:string-value="00000000" calcext:value-type="string">
            <text:p>00000000</text:p>
          </table:table-cell>
          <table:table-cell table:formula="of:=[.V175]*[.$V$2]+[.W175]*[.$W$2]+[.X175]*[.$X$2]+[.Y175]*[.$Y$2]+[.Z175]*[.$Z$2]+[.AA175]*[.$AA$2]+[.AB175]*[.$AB$2]+[.AC175]*[.$AC$2]+[.AD175]*[.$AD$2]+[.AE175]*[.$AE$2]+[.AF175]*[.$AF$2]+[.AG175]*[.$AG$2]+[.AH175]*[.$AH$2]+[.AI175]*[.$AI$2]+[.AJ175]*[.$AJ$2]+[.AK175]*[.$AK$2]+[.AL175]*[.$AL$2]+[.AM175]*[.$AM$2]+[.AN175]*[.$AN$2]+[.AO175]*[.$AO$2]+[.AP175]*[.$AP$2]+[.AQ175]*[.$AQ$2]+[.AR175]*[.$AR$2]+[.AS175]*[.$AS$2]+[.AT175]*[.$AT$2]+[.AU175]*[.$AU$2]+[.AV175]*[.$AV$2]+[.AW175]*[.$AW$2]+[.AX175]*[.$AX$2]+[.AY175]*[.$AY$2]+[.AZ175]*[.$AZ$2]+[.BA175]*[.$BA$2]" office:value-type="float" office:value="0" calcext:value-type="float">
            <text:p>0</text:p>
          </table:table-cell>
          <table:table-cell table:number-columns-repeated="13"/>
          <table:table-cell table:style-name="Default"/>
          <table:table-cell table:number-columns-repeated="11"/>
          <table:table-cell table:style-name="ce10"/>
          <table:table-cell table:number-columns-repeated="990"/>
        </table:table-row>
        <table:table-row table:style-name="ro1" table:number-rows-repeated="2">
          <table:table-cell table:number-columns-repeated="21"/>
          <table:table-cell table:style-name="Default"/>
          <table:table-cell table:number-columns-repeated="11"/>
          <table:table-cell table:style-name="ce10"/>
          <table:table-cell table:number-columns-repeated="990"/>
        </table:table-row>
        <table:table-row table:style-name="ro1">
          <table:table-cell table:style-name="ce3" office:value-type="string" calcext:value-type="string">
            <text:p>IN DEVELOPMENT</text:p>
          </table:table-cell>
          <table:table-cell table:style-name="ce3"/>
          <table:table-cell table:number-columns-repeated="2"/>
          <table:table-cell table:style-name="Default"/>
          <table:table-cell/>
          <table:table-cell table:style-name="Default"/>
          <table:table-cell table:number-columns-repeated="14"/>
          <table:table-cell table:style-name="Default"/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A</text:p>
          </table:table-cell>
          <table:table-cell office:value-type="string" calcext:value-type="string">
            <text:p>SP_RAM,A=M(SP)</text:p>
          </table:table-cell>
          <table:table-cell table:style-name="ce4" office:value-type="string" calcext:value-type="string">
            <text:p>???</text:p>
          </table:table-cell>
          <table:table-cell table:formula="of:=DEC2HEX([.F179];8)" office:value-type="string" office:string-value="00000020" calcext:value-type="string">
            <text:p>00000020</text:p>
          </table:table-cell>
          <table:table-cell table:formula="of:=[.U179]*[.U$2]+[.T179]*[.T$2]+[.S179]*[.S$2]+[.R179]*[.R$2]+[.Q179]*[.Q$2]+[.P179]*[.P$2]+[.O179]*[.O$2]+[.N179]*[.N$2]+[.M179]*[.M$2]+[.L179]*[.L$2]+[.K179]*[.K$2]+[.J179]*[.J$2]+[.I179]*[.I$2]" office:value-type="float" office:value="32" calcext:value-type="float">
            <text:p>32</text:p>
          </table:table-cell>
          <table:table-cell table:formula="of:=DEC2HEX([.H179];8)" office:value-type="string" office:string-value="00020080" calcext:value-type="string">
            <text:p>00020080</text:p>
          </table:table-cell>
          <table:table-cell table:formula="of:=[.V179]*[.$V$2]+[.W179]*[.$W$2]+[.X179]*[.$X$2]+[.Y179]*[.$Y$2]+[.Z179]*[.$Z$2]+[.AA179]*[.$AA$2]+[.AB179]*[.$AB$2]+[.AC179]*[.$AC$2]+[.AD179]*[.$AD$2]+[.AE179]*[.$AE$2]+[.AF179]*[.$AF$2]+[.AG179]*[.$AG$2]+[.AH179]*[.$AH$2]+[.AI179]*[.$AI$2]+[.AJ179]*[.$AJ$2]+[.AK179]*[.$AK$2]+[.AL179]*[.$AL$2]+[.AM179]*[.$AM$2]+[.AN179]*[.$AN$2]+[.AO179]*[.$AO$2]+[.AP179]*[.$AP$2]+[.AQ179]*[.$AQ$2]+[.AR179]*[.$AR$2]+[.AS179]*[.$AS$2]+[.AT179]*[.$AT$2]+[.AU179]*[.$AU$2]+[.AV179]*[.$AV$2]+[.AW179]*[.$AW$2]+[.AX179]*[.$AX$2]+[.AY179]*[.$AY$2]+[.AZ179]*[.$AZ$2]+[.BA179]*[.$BA$2]" office:value-type="float" office:value="131200" calcext:value-type="float">
            <text:p>131200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style-name="ce10"/>
          <table:table-cell table:number-columns-repeated="7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SP_INC</text:p>
          </table:table-cell>
          <table:table-cell/>
          <table:table-cell table:formula="of:=DEC2HEX([.F180];8)" office:value-type="string" office:string-value="00000000" calcext:value-type="string">
            <text:p>00000000</text:p>
          </table:table-cell>
          <table:table-cell table:formula="of:=[.U180]*[.U$2]+[.T180]*[.T$2]+[.S180]*[.S$2]+[.R180]*[.R$2]+[.Q180]*[.Q$2]+[.P180]*[.P$2]+[.O180]*[.O$2]+[.N180]*[.N$2]+[.M180]*[.M$2]+[.L180]*[.L$2]+[.K180]*[.K$2]+[.J180]*[.J$2]+[.I180]*[.I$2]" office:value-type="float" office:value="0" calcext:value-type="float">
            <text:p>0</text:p>
          </table:table-cell>
          <table:table-cell table:formula="of:=DEC2HEX([.H180];8)" office:value-type="string" office:string-value="00000000" calcext:value-type="string">
            <text:p>00000000</text:p>
          </table:table-cell>
          <table:table-cell table:formula="of:=[.V180]*[.$V$2]+[.W180]*[.$W$2]+[.X180]*[.$X$2]+[.Y180]*[.$Y$2]+[.Z180]*[.$Z$2]+[.AA180]*[.$AA$2]+[.AB180]*[.$AB$2]+[.AC180]*[.$AC$2]+[.AD180]*[.$AD$2]+[.AE180]*[.$AE$2]+[.AF180]*[.$AF$2]+[.AG180]*[.$AG$2]+[.AH180]*[.$AH$2]+[.AI180]*[.$AI$2]+[.AJ180]*[.$AJ$2]+[.AK180]*[.$AK$2]+[.AL180]*[.$AL$2]+[.AM180]*[.$AM$2]+[.AN180]*[.$AN$2]+[.AO180]*[.$AO$2]+[.AP180]*[.$AP$2]+[.AQ180]*[.$AQ$2]+[.AR180]*[.$AR$2]+[.AS180]*[.$AS$2]+[.AT180]*[.$AT$2]+[.AU180]*[.$AU$2]+[.AV180]*[.$AV$2]+[.AW180]*[.$AW$2]+[.AX180]*[.$AX$2]+[.AY180]*[.$AY$2]+[.AZ180]*[.$AZ$2]+[.BA180]*[.$BA$2]" office:value-type="float" office:value="0" calcext:value-type="float">
            <text:p>0</text:p>
          </table:table-cell>
          <table:table-cell table:number-columns-repeated="4"/>
          <table:table-cell table:style-name="ce10"/>
          <table:table-cell table:number-columns-repeated="8"/>
          <table:table-cell table:style-name="Default"/>
          <table:table-cell table:number-columns-repeated="14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1];8)" office:value-type="string" office:string-value="00000000" calcext:value-type="string">
            <text:p>00000000</text:p>
          </table:table-cell>
          <table:table-cell table:formula="of:=[.U181]*[.U$2]+[.T181]*[.T$2]+[.S181]*[.S$2]+[.R181]*[.R$2]+[.Q181]*[.Q$2]+[.P181]*[.P$2]+[.O181]*[.O$2]+[.N181]*[.N$2]+[.M181]*[.M$2]+[.L181]*[.L$2]+[.K181]*[.K$2]+[.J181]*[.J$2]+[.I181]*[.I$2]" office:value-type="float" office:value="0" calcext:value-type="float">
            <text:p>0</text:p>
          </table:table-cell>
          <table:table-cell table:formula="of:=DEC2HEX([.H181];8)" office:value-type="string" office:string-value="80000000" calcext:value-type="string">
            <text:p>80000000</text:p>
          </table:table-cell>
          <table:table-cell table:formula="of:=[.V181]*[.$V$2]+[.W181]*[.$W$2]+[.X181]*[.$X$2]+[.Y181]*[.$Y$2]+[.Z181]*[.$Z$2]+[.AA181]*[.$AA$2]+[.AB181]*[.$AB$2]+[.AC181]*[.$AC$2]+[.AD181]*[.$AD$2]+[.AE181]*[.$AE$2]+[.AF181]*[.$AF$2]+[.AG181]*[.$AG$2]+[.AH181]*[.$AH$2]+[.AI181]*[.$AI$2]+[.AJ181]*[.$AJ$2]+[.AK181]*[.$AK$2]+[.AL181]*[.$AL$2]+[.AM181]*[.$AM$2]+[.AN181]*[.$AN$2]+[.AO181]*[.$AO$2]+[.AP181]*[.$AP$2]+[.AQ181]*[.$AQ$2]+[.AR181]*[.$AR$2]+[.AS181]*[.$AS$2]+[.AT181]*[.$AT$2]+[.AU181]*[.$AU$2]+[.AV181]*[.$AV$2]+[.AW181]*[.$AW$2]+[.AX181]*[.$AX$2]+[.AY181]*[.$AY$2]+[.AZ181]*[.$AZ$2]+[.BA181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B</text:p>
          </table:table-cell>
          <table:table-cell office:value-type="string" calcext:value-type="string">
            <text:p>SP_RAM,M(SP)=B</text:p>
          </table:table-cell>
          <table:table-cell table:style-name="ce4"/>
          <table:table-cell table:formula="of:=DEC2HEX([.F182];8)" office:value-type="string" office:string-value="00000020" calcext:value-type="string">
            <text:p>00000020</text:p>
          </table:table-cell>
          <table:table-cell table:formula="of:=[.U182]*[.U$2]+[.T182]*[.T$2]+[.S182]*[.S$2]+[.R182]*[.R$2]+[.Q182]*[.Q$2]+[.P182]*[.P$2]+[.O182]*[.O$2]+[.N182]*[.N$2]+[.M182]*[.M$2]+[.L182]*[.L$2]+[.K182]*[.K$2]+[.J182]*[.J$2]+[.I182]*[.I$2]" office:value-type="float" office:value="32" calcext:value-type="float">
            <text:p>32</text:p>
          </table:table-cell>
          <table:table-cell table:formula="of:=DEC2HEX([.H182];8)" office:value-type="string" office:string-value="00010400" calcext:value-type="string">
            <text:p>00010400</text:p>
          </table:table-cell>
          <table:table-cell table:formula="of:=[.V182]*[.$V$2]+[.W182]*[.$W$2]+[.X182]*[.$X$2]+[.Y182]*[.$Y$2]+[.Z182]*[.$Z$2]+[.AA182]*[.$AA$2]+[.AB182]*[.$AB$2]+[.AC182]*[.$AC$2]+[.AD182]*[.$AD$2]+[.AE182]*[.$AE$2]+[.AF182]*[.$AF$2]+[.AG182]*[.$AG$2]+[.AH182]*[.$AH$2]+[.AI182]*[.$AI$2]+[.AJ182]*[.$AJ$2]+[.AK182]*[.$AK$2]+[.AL182]*[.$AL$2]+[.AM182]*[.$AM$2]+[.AN182]*[.$AN$2]+[.AO182]*[.$AO$2]+[.AP182]*[.$AP$2]+[.AQ182]*[.$AQ$2]+[.AR182]*[.$AR$2]+[.AS182]*[.$AS$2]+[.AT182]*[.$AT$2]+[.AU182]*[.$AU$2]+[.AV182]*[.$AV$2]+[.AW182]*[.$AW$2]+[.AX182]*[.$AX$2]+[.AY182]*[.$AY$2]+[.AZ182]*[.$AZ$2]+[.BA182]*[.$BA$2]" office:value-type="float" office:value="66560" calcext:value-type="float">
            <text:p>66560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83];8)" office:value-type="string" office:string-value="00000100" calcext:value-type="string">
            <text:p>00000100</text:p>
          </table:table-cell>
          <table:table-cell table:formula="of:=[.U183]*[.U$2]+[.T183]*[.T$2]+[.S183]*[.S$2]+[.R183]*[.R$2]+[.Q183]*[.Q$2]+[.P183]*[.P$2]+[.O183]*[.O$2]+[.N183]*[.N$2]+[.M183]*[.M$2]+[.L183]*[.L$2]+[.K183]*[.K$2]+[.J183]*[.J$2]+[.I183]*[.I$2]" office:value-type="float" office:value="256" calcext:value-type="float">
            <text:p>256</text:p>
          </table:table-cell>
          <table:table-cell table:formula="of:=DEC2HEX([.H183];8)" office:value-type="string" office:string-value="00000000" calcext:value-type="string">
            <text:p>00000000</text:p>
          </table:table-cell>
          <table:table-cell table:formula="of:=[.V183]*[.$V$2]+[.W183]*[.$W$2]+[.X183]*[.$X$2]+[.Y183]*[.$Y$2]+[.Z183]*[.$Z$2]+[.AA183]*[.$AA$2]+[.AB183]*[.$AB$2]+[.AC183]*[.$AC$2]+[.AD183]*[.$AD$2]+[.AE183]*[.$AE$2]+[.AF183]*[.$AF$2]+[.AG183]*[.$AG$2]+[.AH183]*[.$AH$2]+[.AI183]*[.$AI$2]+[.AJ183]*[.$AJ$2]+[.AK183]*[.$AK$2]+[.AL183]*[.$AL$2]+[.AM183]*[.$AM$2]+[.AN183]*[.$AN$2]+[.AO183]*[.$AO$2]+[.AP183]*[.$AP$2]+[.AQ183]*[.$AQ$2]+[.AR183]*[.$AR$2]+[.AS183]*[.$AS$2]+[.AT183]*[.$AT$2]+[.AU183]*[.$AU$2]+[.AV183]*[.$AV$2]+[.AW183]*[.$AW$2]+[.AX183]*[.$AX$2]+[.AY183]*[.$AY$2]+[.AZ183]*[.$AZ$2]+[.BA183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4];8)" office:value-type="string" office:string-value="00000000" calcext:value-type="string">
            <text:p>00000000</text:p>
          </table:table-cell>
          <table:table-cell table:formula="of:=[.U184]*[.U$2]+[.T184]*[.T$2]+[.S184]*[.S$2]+[.R184]*[.R$2]+[.Q184]*[.Q$2]+[.P184]*[.P$2]+[.O184]*[.O$2]+[.N184]*[.N$2]+[.M184]*[.M$2]+[.L184]*[.L$2]+[.K184]*[.K$2]+[.J184]*[.J$2]+[.I184]*[.I$2]" office:value-type="float" office:value="0" calcext:value-type="float">
            <text:p>0</text:p>
          </table:table-cell>
          <table:table-cell table:formula="of:=DEC2HEX([.H184];8)" office:value-type="string" office:string-value="80000000" calcext:value-type="string">
            <text:p>80000000</text:p>
          </table:table-cell>
          <table:table-cell table:formula="of:=[.V184]*[.$V$2]+[.W184]*[.$W$2]+[.X184]*[.$X$2]+[.Y184]*[.$Y$2]+[.Z184]*[.$Z$2]+[.AA184]*[.$AA$2]+[.AB184]*[.$AB$2]+[.AC184]*[.$AC$2]+[.AD184]*[.$AD$2]+[.AE184]*[.$AE$2]+[.AF184]*[.$AF$2]+[.AG184]*[.$AG$2]+[.AH184]*[.$AH$2]+[.AI184]*[.$AI$2]+[.AJ184]*[.$AJ$2]+[.AK184]*[.$AK$2]+[.AL184]*[.$AL$2]+[.AM184]*[.$AM$2]+[.AN184]*[.$AN$2]+[.AO184]*[.$AO$2]+[.AP184]*[.$AP$2]+[.AQ184]*[.$AQ$2]+[.AR184]*[.$AR$2]+[.AS184]*[.$AS$2]+[.AT184]*[.$AT$2]+[.AU184]*[.$AU$2]+[.AV184]*[.$AV$2]+[.AW184]*[.$AW$2]+[.AX184]*[.$AX$2]+[.AY184]*[.$AY$2]+[.AZ184]*[.$AZ$2]+[.BA184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H</text:p>
          </table:table-cell>
          <table:table-cell office:value-type="string" calcext:value-type="string">
            <text:p>SP_RAM,M(SP)=H</text:p>
          </table:table-cell>
          <table:table-cell table:style-name="ce4"/>
          <table:table-cell table:formula="of:=DEC2HEX([.F185];8)" office:value-type="string" office:string-value="00000020" calcext:value-type="string">
            <text:p>00000020</text:p>
          </table:table-cell>
          <table:table-cell table:formula="of:=[.U185]*[.U$2]+[.T185]*[.T$2]+[.S185]*[.S$2]+[.R185]*[.R$2]+[.Q185]*[.Q$2]+[.P185]*[.P$2]+[.O185]*[.O$2]+[.N185]*[.N$2]+[.M185]*[.M$2]+[.L185]*[.L$2]+[.K185]*[.K$2]+[.J185]*[.J$2]+[.I185]*[.I$2]" office:value-type="float" office:value="32" calcext:value-type="float">
            <text:p>32</text:p>
          </table:table-cell>
          <table:table-cell table:formula="of:=DEC2HEX([.H185];8)" office:value-type="string" office:string-value="00410000" calcext:value-type="string">
            <text:p>00410000</text:p>
          </table:table-cell>
          <table:table-cell table:formula="of:=[.V185]*[.$V$2]+[.W185]*[.$W$2]+[.X185]*[.$X$2]+[.Y185]*[.$Y$2]+[.Z185]*[.$Z$2]+[.AA185]*[.$AA$2]+[.AB185]*[.$AB$2]+[.AC185]*[.$AC$2]+[.AD185]*[.$AD$2]+[.AE185]*[.$AE$2]+[.AF185]*[.$AF$2]+[.AG185]*[.$AG$2]+[.AH185]*[.$AH$2]+[.AI185]*[.$AI$2]+[.AJ185]*[.$AJ$2]+[.AK185]*[.$AK$2]+[.AL185]*[.$AL$2]+[.AM185]*[.$AM$2]+[.AN185]*[.$AN$2]+[.AO185]*[.$AO$2]+[.AP185]*[.$AP$2]+[.AQ185]*[.$AQ$2]+[.AR185]*[.$AR$2]+[.AS185]*[.$AS$2]+[.AT185]*[.$AT$2]+[.AU185]*[.$AU$2]+[.AV185]*[.$AV$2]+[.AW185]*[.$AW$2]+[.AX185]*[.$AX$2]+[.AY185]*[.$AY$2]+[.AZ185]*[.$AZ$2]+[.BA185]*[.$BA$2]" office:value-type="float" office:value="4259840" calcext:value-type="float">
            <text:p>4259840</text:p>
          </table:table-cell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86];8)" office:value-type="string" office:string-value="00000100" calcext:value-type="string">
            <text:p>00000100</text:p>
          </table:table-cell>
          <table:table-cell table:formula="of:=[.U186]*[.U$2]+[.T186]*[.T$2]+[.S186]*[.S$2]+[.R186]*[.R$2]+[.Q186]*[.Q$2]+[.P186]*[.P$2]+[.O186]*[.O$2]+[.N186]*[.N$2]+[.M186]*[.M$2]+[.L186]*[.L$2]+[.K186]*[.K$2]+[.J186]*[.J$2]+[.I186]*[.I$2]" office:value-type="float" office:value="256" calcext:value-type="float">
            <text:p>256</text:p>
          </table:table-cell>
          <table:table-cell table:formula="of:=DEC2HEX([.H186];8)" office:value-type="string" office:string-value="00000000" calcext:value-type="string">
            <text:p>00000000</text:p>
          </table:table-cell>
          <table:table-cell table:formula="of:=[.V186]*[.$V$2]+[.W186]*[.$W$2]+[.X186]*[.$X$2]+[.Y186]*[.$Y$2]+[.Z186]*[.$Z$2]+[.AA186]*[.$AA$2]+[.AB186]*[.$AB$2]+[.AC186]*[.$AC$2]+[.AD186]*[.$AD$2]+[.AE186]*[.$AE$2]+[.AF186]*[.$AF$2]+[.AG186]*[.$AG$2]+[.AH186]*[.$AH$2]+[.AI186]*[.$AI$2]+[.AJ186]*[.$AJ$2]+[.AK186]*[.$AK$2]+[.AL186]*[.$AL$2]+[.AM186]*[.$AM$2]+[.AN186]*[.$AN$2]+[.AO186]*[.$AO$2]+[.AP186]*[.$AP$2]+[.AQ186]*[.$AQ$2]+[.AR186]*[.$AR$2]+[.AS186]*[.$AS$2]+[.AT186]*[.$AT$2]+[.AU186]*[.$AU$2]+[.AV186]*[.$AV$2]+[.AW186]*[.$AW$2]+[.AX186]*[.$AX$2]+[.AY186]*[.$AY$2]+[.AZ186]*[.$AZ$2]+[.BA186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87];8)" office:value-type="string" office:string-value="00000000" calcext:value-type="string">
            <text:p>00000000</text:p>
          </table:table-cell>
          <table:table-cell table:formula="of:=[.U187]*[.U$2]+[.T187]*[.T$2]+[.S187]*[.S$2]+[.R187]*[.R$2]+[.Q187]*[.Q$2]+[.P187]*[.P$2]+[.O187]*[.O$2]+[.N187]*[.N$2]+[.M187]*[.M$2]+[.L187]*[.L$2]+[.K187]*[.K$2]+[.J187]*[.J$2]+[.I187]*[.I$2]" office:value-type="float" office:value="0" calcext:value-type="float">
            <text:p>0</text:p>
          </table:table-cell>
          <table:table-cell table:formula="of:=DEC2HEX([.H187];8)" office:value-type="string" office:string-value="80000000" calcext:value-type="string">
            <text:p>80000000</text:p>
          </table:table-cell>
          <table:table-cell table:formula="of:=[.V187]*[.$V$2]+[.W187]*[.$W$2]+[.X187]*[.$X$2]+[.Y187]*[.$Y$2]+[.Z187]*[.$Z$2]+[.AA187]*[.$AA$2]+[.AB187]*[.$AB$2]+[.AC187]*[.$AC$2]+[.AD187]*[.$AD$2]+[.AE187]*[.$AE$2]+[.AF187]*[.$AF$2]+[.AG187]*[.$AG$2]+[.AH187]*[.$AH$2]+[.AI187]*[.$AI$2]+[.AJ187]*[.$AJ$2]+[.AK187]*[.$AK$2]+[.AL187]*[.$AL$2]+[.AM187]*[.$AM$2]+[.AN187]*[.$AN$2]+[.AO187]*[.$AO$2]+[.AP187]*[.$AP$2]+[.AQ187]*[.$AQ$2]+[.AR187]*[.$AR$2]+[.AS187]*[.$AS$2]+[.AT187]*[.$AT$2]+[.AU187]*[.$AU$2]+[.AV187]*[.$AV$2]+[.AW187]*[.$AW$2]+[.AX187]*[.$AX$2]+[.AY187]*[.$AY$2]+[.AZ187]*[.$AZ$2]+[.BA187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L</text:p>
          </table:table-cell>
          <table:table-cell office:value-type="string" calcext:value-type="string">
            <text:p>SP_RAM,M(SP)=L</text:p>
          </table:table-cell>
          <table:table-cell table:style-name="ce4"/>
          <table:table-cell table:formula="of:=DEC2HEX([.F188];8)" office:value-type="string" office:string-value="00000020" calcext:value-type="string">
            <text:p>00000020</text:p>
          </table:table-cell>
          <table:table-cell table:formula="of:=[.U188]*[.U$2]+[.T188]*[.T$2]+[.S188]*[.S$2]+[.R188]*[.R$2]+[.Q188]*[.Q$2]+[.P188]*[.P$2]+[.O188]*[.O$2]+[.N188]*[.N$2]+[.M188]*[.M$2]+[.L188]*[.L$2]+[.K188]*[.K$2]+[.J188]*[.J$2]+[.I188]*[.I$2]" office:value-type="float" office:value="32" calcext:value-type="float">
            <text:p>32</text:p>
          </table:table-cell>
          <table:table-cell table:formula="of:=DEC2HEX([.H188];8)" office:value-type="string" office:string-value="00810000" calcext:value-type="string">
            <text:p>00810000</text:p>
          </table:table-cell>
          <table:table-cell table:formula="of:=[.V188]*[.$V$2]+[.W188]*[.$W$2]+[.X188]*[.$X$2]+[.Y188]*[.$Y$2]+[.Z188]*[.$Z$2]+[.AA188]*[.$AA$2]+[.AB188]*[.$AB$2]+[.AC188]*[.$AC$2]+[.AD188]*[.$AD$2]+[.AE188]*[.$AE$2]+[.AF188]*[.$AF$2]+[.AG188]*[.$AG$2]+[.AH188]*[.$AH$2]+[.AI188]*[.$AI$2]+[.AJ188]*[.$AJ$2]+[.AK188]*[.$AK$2]+[.AL188]*[.$AL$2]+[.AM188]*[.$AM$2]+[.AN188]*[.$AN$2]+[.AO188]*[.$AO$2]+[.AP188]*[.$AP$2]+[.AQ188]*[.$AQ$2]+[.AR188]*[.$AR$2]+[.AS188]*[.$AS$2]+[.AT188]*[.$AT$2]+[.AU188]*[.$AU$2]+[.AV188]*[.$AV$2]+[.AW188]*[.$AW$2]+[.AX188]*[.$AX$2]+[.AY188]*[.$AY$2]+[.AZ188]*[.$AZ$2]+[.BA188]*[.$BA$2]" office:value-type="float" office:value="8454144" calcext:value-type="float">
            <text:p>8454144</text:p>
          </table:table-cell>
          <table:table-cell table:style-name="ce10"/>
          <table:table-cell/>
          <table:table-cell table:style-name="ce10" table:number-columns-repeated="2"/>
          <table:table-cell table:number-columns-repeated="2"/>
          <table:table-cell table:style-name="ce10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7"/>
          <table:table-cell table:style-name="ce12" office:value-type="float" office:value="1" calcext:value-type="float">
            <text:p>1</text:p>
          </table:table-cell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5"/>
          <table:table-cell table:style-name="ce10"/>
          <table:table-cell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89];8)" office:value-type="string" office:string-value="00000100" calcext:value-type="string">
            <text:p>00000100</text:p>
          </table:table-cell>
          <table:table-cell table:formula="of:=[.U189]*[.U$2]+[.T189]*[.T$2]+[.S189]*[.S$2]+[.R189]*[.R$2]+[.Q189]*[.Q$2]+[.P189]*[.P$2]+[.O189]*[.O$2]+[.N189]*[.N$2]+[.M189]*[.M$2]+[.L189]*[.L$2]+[.K189]*[.K$2]+[.J189]*[.J$2]+[.I189]*[.I$2]" office:value-type="float" office:value="256" calcext:value-type="float">
            <text:p>256</text:p>
          </table:table-cell>
          <table:table-cell table:formula="of:=DEC2HEX([.H189];8)" office:value-type="string" office:string-value="00000000" calcext:value-type="string">
            <text:p>00000000</text:p>
          </table:table-cell>
          <table:table-cell table:formula="of:=[.V189]*[.$V$2]+[.W189]*[.$W$2]+[.X189]*[.$X$2]+[.Y189]*[.$Y$2]+[.Z189]*[.$Z$2]+[.AA189]*[.$AA$2]+[.AB189]*[.$AB$2]+[.AC189]*[.$AC$2]+[.AD189]*[.$AD$2]+[.AE189]*[.$AE$2]+[.AF189]*[.$AF$2]+[.AG189]*[.$AG$2]+[.AH189]*[.$AH$2]+[.AI189]*[.$AI$2]+[.AJ189]*[.$AJ$2]+[.AK189]*[.$AK$2]+[.AL189]*[.$AL$2]+[.AM189]*[.$AM$2]+[.AN189]*[.$AN$2]+[.AO189]*[.$AO$2]+[.AP189]*[.$AP$2]+[.AQ189]*[.$AQ$2]+[.AR189]*[.$AR$2]+[.AS189]*[.$AS$2]+[.AT189]*[.$AT$2]+[.AU189]*[.$AU$2]+[.AV189]*[.$AV$2]+[.AW189]*[.$AW$2]+[.AX189]*[.$AX$2]+[.AY189]*[.$AY$2]+[.AZ189]*[.$AZ$2]+[.BA189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4"/>
          <table:table-cell table:style-name="ce10"/>
          <table:table-cell table:number-columns-repeated="3"/>
          <table:table-cell table:style-name="ce10"/>
          <table:table-cell table:number-columns-repeated="3"/>
          <table:table-cell table:style-name="ce10"/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90];8)" office:value-type="string" office:string-value="00000000" calcext:value-type="string">
            <text:p>00000000</text:p>
          </table:table-cell>
          <table:table-cell table:formula="of:=[.U190]*[.U$2]+[.T190]*[.T$2]+[.S190]*[.S$2]+[.R190]*[.R$2]+[.Q190]*[.Q$2]+[.P190]*[.P$2]+[.O190]*[.O$2]+[.N190]*[.N$2]+[.M190]*[.M$2]+[.L190]*[.L$2]+[.K190]*[.K$2]+[.J190]*[.J$2]+[.I190]*[.I$2]" office:value-type="float" office:value="0" calcext:value-type="float">
            <text:p>0</text:p>
          </table:table-cell>
          <table:table-cell table:formula="of:=DEC2HEX([.H190];8)" office:value-type="string" office:string-value="80000000" calcext:value-type="string">
            <text:p>80000000</text:p>
          </table:table-cell>
          <table:table-cell table:formula="of:=[.V190]*[.$V$2]+[.W190]*[.$W$2]+[.X190]*[.$X$2]+[.Y190]*[.$Y$2]+[.Z190]*[.$Z$2]+[.AA190]*[.$AA$2]+[.AB190]*[.$AB$2]+[.AC190]*[.$AC$2]+[.AD190]*[.$AD$2]+[.AE190]*[.$AE$2]+[.AF190]*[.$AF$2]+[.AG190]*[.$AG$2]+[.AH190]*[.$AH$2]+[.AI190]*[.$AI$2]+[.AJ190]*[.$AJ$2]+[.AK190]*[.$AK$2]+[.AL190]*[.$AL$2]+[.AM190]*[.$AM$2]+[.AN190]*[.$AN$2]+[.AO190]*[.$AO$2]+[.AP190]*[.$AP$2]+[.AQ190]*[.$AQ$2]+[.AR190]*[.$AR$2]+[.AS190]*[.$AS$2]+[.AT190]*[.$AT$2]+[.AU190]*[.$AU$2]+[.AV190]*[.$AV$2]+[.AW190]*[.$AW$2]+[.AX190]*[.$AX$2]+[.AY190]*[.$AY$2]+[.AZ190]*[.$AZ$2]+[.BA190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SPH</text:p>
          </table:table-cell>
          <table:table-cell office:value-type="string" calcext:value-type="string">
            <text:p>SP_RAM,M(SP)=SPH</text:p>
          </table:table-cell>
          <table:table-cell table:style-name="ce4"/>
          <table:table-cell table:formula="of:=DEC2HEX([.F191];8)" office:value-type="string" office:string-value="00001060" calcext:value-type="string">
            <text:p>00001060</text:p>
          </table:table-cell>
          <table:table-cell table:formula="of:=[.U191]*[.U$2]+[.T191]*[.T$2]+[.S191]*[.S$2]+[.R191]*[.R$2]+[.Q191]*[.Q$2]+[.P191]*[.P$2]+[.O191]*[.O$2]+[.N191]*[.N$2]+[.M191]*[.M$2]+[.L191]*[.L$2]+[.K191]*[.K$2]+[.J191]*[.J$2]+[.I191]*[.I$2]" office:value-type="float" office:value="4192" calcext:value-type="float">
            <text:p>4192</text:p>
          </table:table-cell>
          <table:table-cell table:formula="of:=DEC2HEX([.H191];8)" office:value-type="string" office:string-value="00010000" calcext:value-type="string">
            <text:p>00010000</text:p>
          </table:table-cell>
          <table:table-cell table:formula="of:=[.V191]*[.$V$2]+[.W191]*[.$W$2]+[.X191]*[.$X$2]+[.Y191]*[.$Y$2]+[.Z191]*[.$Z$2]+[.AA191]*[.$AA$2]+[.AB191]*[.$AB$2]+[.AC191]*[.$AC$2]+[.AD191]*[.$AD$2]+[.AE191]*[.$AE$2]+[.AF191]*[.$AF$2]+[.AG191]*[.$AG$2]+[.AH191]*[.$AH$2]+[.AI191]*[.$AI$2]+[.AJ191]*[.$AJ$2]+[.AK191]*[.$AK$2]+[.AL191]*[.$AL$2]+[.AM191]*[.$AM$2]+[.AN191]*[.$AN$2]+[.AO191]*[.$AO$2]+[.AP191]*[.$AP$2]+[.AQ191]*[.$AQ$2]+[.AR191]*[.$AR$2]+[.AS191]*[.$AS$2]+[.AT191]*[.$AT$2]+[.AU191]*[.$AU$2]+[.AV191]*[.$AV$2]+[.AW191]*[.$AW$2]+[.AX191]*[.$AX$2]+[.AY191]*[.$AY$2]+[.AZ191]*[.$AZ$2]+[.BA191]*[.$BA$2]" office:value-type="float" office:value="65536" calcext:value-type="float">
            <text:p>6553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92];8)" office:value-type="string" office:string-value="00000100" calcext:value-type="string">
            <text:p>00000100</text:p>
          </table:table-cell>
          <table:table-cell table:formula="of:=[.U192]*[.U$2]+[.T192]*[.T$2]+[.S192]*[.S$2]+[.R192]*[.R$2]+[.Q192]*[.Q$2]+[.P192]*[.P$2]+[.O192]*[.O$2]+[.N192]*[.N$2]+[.M192]*[.M$2]+[.L192]*[.L$2]+[.K192]*[.K$2]+[.J192]*[.J$2]+[.I192]*[.I$2]" office:value-type="float" office:value="256" calcext:value-type="float">
            <text:p>256</text:p>
          </table:table-cell>
          <table:table-cell table:formula="of:=DEC2HEX([.H192];8)" office:value-type="string" office:string-value="00000000" calcext:value-type="string">
            <text:p>00000000</text:p>
          </table:table-cell>
          <table:table-cell table:formula="of:=[.V192]*[.$V$2]+[.W192]*[.$W$2]+[.X192]*[.$X$2]+[.Y192]*[.$Y$2]+[.Z192]*[.$Z$2]+[.AA192]*[.$AA$2]+[.AB192]*[.$AB$2]+[.AC192]*[.$AC$2]+[.AD192]*[.$AD$2]+[.AE192]*[.$AE$2]+[.AF192]*[.$AF$2]+[.AG192]*[.$AG$2]+[.AH192]*[.$AH$2]+[.AI192]*[.$AI$2]+[.AJ192]*[.$AJ$2]+[.AK192]*[.$AK$2]+[.AL192]*[.$AL$2]+[.AM192]*[.$AM$2]+[.AN192]*[.$AN$2]+[.AO192]*[.$AO$2]+[.AP192]*[.$AP$2]+[.AQ192]*[.$AQ$2]+[.AR192]*[.$AR$2]+[.AS192]*[.$AS$2]+[.AT192]*[.$AT$2]+[.AU192]*[.$AU$2]+[.AV192]*[.$AV$2]+[.AW192]*[.$AW$2]+[.AX192]*[.$AX$2]+[.AY192]*[.$AY$2]+[.AZ192]*[.$AZ$2]+[.BA192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93];8)" office:value-type="string" office:string-value="00000000" calcext:value-type="string">
            <text:p>00000000</text:p>
          </table:table-cell>
          <table:table-cell table:formula="of:=[.U193]*[.U$2]+[.T193]*[.T$2]+[.S193]*[.S$2]+[.R193]*[.R$2]+[.Q193]*[.Q$2]+[.P193]*[.P$2]+[.O193]*[.O$2]+[.N193]*[.N$2]+[.M193]*[.M$2]+[.L193]*[.L$2]+[.K193]*[.K$2]+[.J193]*[.J$2]+[.I193]*[.I$2]" office:value-type="float" office:value="0" calcext:value-type="float">
            <text:p>0</text:p>
          </table:table-cell>
          <table:table-cell table:formula="of:=DEC2HEX([.H193];8)" office:value-type="string" office:string-value="80000000" calcext:value-type="string">
            <text:p>80000000</text:p>
          </table:table-cell>
          <table:table-cell table:formula="of:=[.V193]*[.$V$2]+[.W193]*[.$W$2]+[.X193]*[.$X$2]+[.Y193]*[.$Y$2]+[.Z193]*[.$Z$2]+[.AA193]*[.$AA$2]+[.AB193]*[.$AB$2]+[.AC193]*[.$AC$2]+[.AD193]*[.$AD$2]+[.AE193]*[.$AE$2]+[.AF193]*[.$AF$2]+[.AG193]*[.$AG$2]+[.AH193]*[.$AH$2]+[.AI193]*[.$AI$2]+[.AJ193]*[.$AJ$2]+[.AK193]*[.$AK$2]+[.AL193]*[.$AL$2]+[.AM193]*[.$AM$2]+[.AN193]*[.$AN$2]+[.AO193]*[.$AO$2]+[.AP193]*[.$AP$2]+[.AQ193]*[.$AQ$2]+[.AR193]*[.$AR$2]+[.AS193]*[.$AS$2]+[.AT193]*[.$AT$2]+[.AU193]*[.$AU$2]+[.AV193]*[.$AV$2]+[.AW193]*[.$AW$2]+[.AX193]*[.$AX$2]+[.AY193]*[.$AY$2]+[.AZ193]*[.$AZ$2]+[.BA193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SPL</text:p>
          </table:table-cell>
          <table:table-cell office:value-type="string" calcext:value-type="string">
            <text:p>SP_RAM,M(SP)=SPL</text:p>
          </table:table-cell>
          <table:table-cell table:style-name="ce4"/>
          <table:table-cell table:formula="of:=DEC2HEX([.F194];8)" office:value-type="string" office:string-value="00001820" calcext:value-type="string">
            <text:p>00001820</text:p>
          </table:table-cell>
          <table:table-cell table:formula="of:=[.U194]*[.U$2]+[.T194]*[.T$2]+[.S194]*[.S$2]+[.R194]*[.R$2]+[.Q194]*[.Q$2]+[.P194]*[.P$2]+[.O194]*[.O$2]+[.N194]*[.N$2]+[.M194]*[.M$2]+[.L194]*[.L$2]+[.K194]*[.K$2]+[.J194]*[.J$2]+[.I194]*[.I$2]" office:value-type="float" office:value="6176" calcext:value-type="float">
            <text:p>6176</text:p>
          </table:table-cell>
          <table:table-cell table:formula="of:=DEC2HEX([.H194];8)" office:value-type="string" office:string-value="00010000" calcext:value-type="string">
            <text:p>00010000</text:p>
          </table:table-cell>
          <table:table-cell table:formula="of:=[.V194]*[.$V$2]+[.W194]*[.$W$2]+[.X194]*[.$X$2]+[.Y194]*[.$Y$2]+[.Z194]*[.$Z$2]+[.AA194]*[.$AA$2]+[.AB194]*[.$AB$2]+[.AC194]*[.$AC$2]+[.AD194]*[.$AD$2]+[.AE194]*[.$AE$2]+[.AF194]*[.$AF$2]+[.AG194]*[.$AG$2]+[.AH194]*[.$AH$2]+[.AI194]*[.$AI$2]+[.AJ194]*[.$AJ$2]+[.AK194]*[.$AK$2]+[.AL194]*[.$AL$2]+[.AM194]*[.$AM$2]+[.AN194]*[.$AN$2]+[.AO194]*[.$AO$2]+[.AP194]*[.$AP$2]+[.AQ194]*[.$AQ$2]+[.AR194]*[.$AR$2]+[.AS194]*[.$AS$2]+[.AT194]*[.$AT$2]+[.AU194]*[.$AU$2]+[.AV194]*[.$AV$2]+[.AW194]*[.$AW$2]+[.AX194]*[.$AX$2]+[.AY194]*[.$AY$2]+[.AZ194]*[.$AZ$2]+[.BA194]*[.$BA$2]" office:value-type="float" office:value="65536" calcext:value-type="float">
            <text:p>65536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/>
          <table:table-cell table:style-name="ce10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4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95];8)" office:value-type="string" office:string-value="00000100" calcext:value-type="string">
            <text:p>00000100</text:p>
          </table:table-cell>
          <table:table-cell table:formula="of:=[.U195]*[.U$2]+[.T195]*[.T$2]+[.S195]*[.S$2]+[.R195]*[.R$2]+[.Q195]*[.Q$2]+[.P195]*[.P$2]+[.O195]*[.O$2]+[.N195]*[.N$2]+[.M195]*[.M$2]+[.L195]*[.L$2]+[.K195]*[.K$2]+[.J195]*[.J$2]+[.I195]*[.I$2]" office:value-type="float" office:value="256" calcext:value-type="float">
            <text:p>256</text:p>
          </table:table-cell>
          <table:table-cell table:formula="of:=DEC2HEX([.H195];8)" office:value-type="string" office:string-value="00000000" calcext:value-type="string">
            <text:p>00000000</text:p>
          </table:table-cell>
          <table:table-cell table:formula="of:=[.V195]*[.$V$2]+[.W195]*[.$W$2]+[.X195]*[.$X$2]+[.Y195]*[.$Y$2]+[.Z195]*[.$Z$2]+[.AA195]*[.$AA$2]+[.AB195]*[.$AB$2]+[.AC195]*[.$AC$2]+[.AD195]*[.$AD$2]+[.AE195]*[.$AE$2]+[.AF195]*[.$AF$2]+[.AG195]*[.$AG$2]+[.AH195]*[.$AH$2]+[.AI195]*[.$AI$2]+[.AJ195]*[.$AJ$2]+[.AK195]*[.$AK$2]+[.AL195]*[.$AL$2]+[.AM195]*[.$AM$2]+[.AN195]*[.$AN$2]+[.AO195]*[.$AO$2]+[.AP195]*[.$AP$2]+[.AQ195]*[.$AQ$2]+[.AR195]*[.$AR$2]+[.AS195]*[.$AS$2]+[.AT195]*[.$AT$2]+[.AU195]*[.$AU$2]+[.AV195]*[.$AV$2]+[.AW195]*[.$AW$2]+[.AX195]*[.$AX$2]+[.AY195]*[.$AY$2]+[.AZ195]*[.$AZ$2]+[.BA195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96];8)" office:value-type="string" office:string-value="00000000" calcext:value-type="string">
            <text:p>00000000</text:p>
          </table:table-cell>
          <table:table-cell table:formula="of:=[.U196]*[.U$2]+[.T196]*[.T$2]+[.S196]*[.S$2]+[.R196]*[.R$2]+[.Q196]*[.Q$2]+[.P196]*[.P$2]+[.O196]*[.O$2]+[.N196]*[.N$2]+[.M196]*[.M$2]+[.L196]*[.L$2]+[.K196]*[.K$2]+[.J196]*[.J$2]+[.I196]*[.I$2]" office:value-type="float" office:value="0" calcext:value-type="float">
            <text:p>0</text:p>
          </table:table-cell>
          <table:table-cell table:formula="of:=DEC2HEX([.H196];8)" office:value-type="string" office:string-value="80000000" calcext:value-type="string">
            <text:p>80000000</text:p>
          </table:table-cell>
          <table:table-cell table:formula="of:=[.V196]*[.$V$2]+[.W196]*[.$W$2]+[.X196]*[.$X$2]+[.Y196]*[.$Y$2]+[.Z196]*[.$Z$2]+[.AA196]*[.$AA$2]+[.AB196]*[.$AB$2]+[.AC196]*[.$AC$2]+[.AD196]*[.$AD$2]+[.AE196]*[.$AE$2]+[.AF196]*[.$AF$2]+[.AG196]*[.$AG$2]+[.AH196]*[.$AH$2]+[.AI196]*[.$AI$2]+[.AJ196]*[.$AJ$2]+[.AK196]*[.$AK$2]+[.AL196]*[.$AL$2]+[.AM196]*[.$AM$2]+[.AN196]*[.$AN$2]+[.AO196]*[.$AO$2]+[.AP196]*[.$AP$2]+[.AQ196]*[.$AQ$2]+[.AR196]*[.$AR$2]+[.AS196]*[.$AS$2]+[.AT196]*[.$AT$2]+[.AU196]*[.$AU$2]+[.AV196]*[.$AV$2]+[.AW196]*[.$AW$2]+[.AX196]*[.$AX$2]+[.AY196]*[.$AY$2]+[.AZ196]*[.$AZ$2]+[.BA196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 cycles</text:p>
          </table:table-cell>
          <table:table-cell table:style-name="ce4" office:value-type="string" calcext:value-type="string">
            <text:p>POP F</text:p>
          </table:table-cell>
          <table:table-cell office:value-type="string" calcext:value-type="string">
            <text:p>SP_RAM,M(SP)=F</text:p>
          </table:table-cell>
          <table:table-cell table:style-name="ce4"/>
          <table:table-cell table:formula="of:=DEC2HEX([.F197];8)" office:value-type="string" office:string-value="00000020" calcext:value-type="string">
            <text:p>00000020</text:p>
          </table:table-cell>
          <table:table-cell table:formula="of:=[.U197]*[.U$2]+[.T197]*[.T$2]+[.S197]*[.S$2]+[.R197]*[.R$2]+[.Q197]*[.Q$2]+[.P197]*[.P$2]+[.O197]*[.O$2]+[.N197]*[.N$2]+[.M197]*[.M$2]+[.L197]*[.L$2]+[.K197]*[.K$2]+[.J197]*[.J$2]+[.I197]*[.I$2]" office:value-type="float" office:value="32" calcext:value-type="float">
            <text:p>32</text:p>
          </table:table-cell>
          <table:table-cell table:formula="of:=DEC2HEX([.H197];8)" office:value-type="string" office:string-value="01010000" calcext:value-type="string">
            <text:p>01010000</text:p>
          </table:table-cell>
          <table:table-cell table:formula="of:=[.V197]*[.$V$2]+[.W197]*[.$W$2]+[.X197]*[.$X$2]+[.Y197]*[.$Y$2]+[.Z197]*[.$Z$2]+[.AA197]*[.$AA$2]+[.AB197]*[.$AB$2]+[.AC197]*[.$AC$2]+[.AD197]*[.$AD$2]+[.AE197]*[.$AE$2]+[.AF197]*[.$AF$2]+[.AG197]*[.$AG$2]+[.AH197]*[.$AH$2]+[.AI197]*[.$AI$2]+[.AJ197]*[.$AJ$2]+[.AK197]*[.$AK$2]+[.AL197]*[.$AL$2]+[.AM197]*[.$AM$2]+[.AN197]*[.$AN$2]+[.AO197]*[.$AO$2]+[.AP197]*[.$AP$2]+[.AQ197]*[.$AQ$2]+[.AR197]*[.$AR$2]+[.AS197]*[.$AS$2]+[.AT197]*[.$AT$2]+[.AU197]*[.$AU$2]+[.AV197]*[.$AV$2]+[.AW197]*[.$AW$2]+[.AX197]*[.$AX$2]+[.AY197]*[.$AY$2]+[.AZ197]*[.$AZ$2]+[.BA197]*[.$BA$2]" office:value-type="float" office:value="16842752" calcext:value-type="float">
            <text:p>16842752</text:p>
          </table:table-cell>
          <table:table-cell table:style-name="ce10" table:number-columns-repeated="2"/>
          <table:table-cell table:number-columns-repeated="4"/>
          <table:table-cell table:style-name="ce10"/>
          <table:table-cell table:style-name="ce11"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6"/>
          <table:table-cell table:style-name="ce12" office:value-type="float" office:value="1" calcext:value-type="float">
            <text:p>1</text:p>
          </table:table-cell>
          <table:table-cell table:number-columns-repeated="7"/>
          <table:table-cell table:style-name="ce11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198];8)" office:value-type="string" office:string-value="00000100" calcext:value-type="string">
            <text:p>00000100</text:p>
          </table:table-cell>
          <table:table-cell table:formula="of:=[.U198]*[.U$2]+[.T198]*[.T$2]+[.S198]*[.S$2]+[.R198]*[.R$2]+[.Q198]*[.Q$2]+[.P198]*[.P$2]+[.O198]*[.O$2]+[.N198]*[.N$2]+[.M198]*[.M$2]+[.L198]*[.L$2]+[.K198]*[.K$2]+[.J198]*[.J$2]+[.I198]*[.I$2]" office:value-type="float" office:value="256" calcext:value-type="float">
            <text:p>256</text:p>
          </table:table-cell>
          <table:table-cell table:formula="of:=DEC2HEX([.H198];8)" office:value-type="string" office:string-value="00000000" calcext:value-type="string">
            <text:p>00000000</text:p>
          </table:table-cell>
          <table:table-cell table:formula="of:=[.V198]*[.$V$2]+[.W198]*[.$W$2]+[.X198]*[.$X$2]+[.Y198]*[.$Y$2]+[.Z198]*[.$Z$2]+[.AA198]*[.$AA$2]+[.AB198]*[.$AB$2]+[.AC198]*[.$AC$2]+[.AD198]*[.$AD$2]+[.AE198]*[.$AE$2]+[.AF198]*[.$AF$2]+[.AG198]*[.$AG$2]+[.AH198]*[.$AH$2]+[.AI198]*[.$AI$2]+[.AJ198]*[.$AJ$2]+[.AK198]*[.$AK$2]+[.AL198]*[.$AL$2]+[.AM198]*[.$AM$2]+[.AN198]*[.$AN$2]+[.AO198]*[.$AO$2]+[.AP198]*[.$AP$2]+[.AQ198]*[.$AQ$2]+[.AR198]*[.$AR$2]+[.AS198]*[.$AS$2]+[.AT198]*[.$AT$2]+[.AU198]*[.$AU$2]+[.AV198]*[.$AV$2]+[.AW198]*[.$AW$2]+[.AX198]*[.$AX$2]+[.AY198]*[.$AY$2]+[.AZ198]*[.$AZ$2]+[.BA198]*[.$BA$2]" office:value-type="float" office:value="0" calcext:value-type="float">
            <text:p>0</text:p>
          </table:table-cell>
          <table:table-cell table:number-columns-repeated="4"/>
          <table:table-cell table:style-name="ce1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199];8)" office:value-type="string" office:string-value="00000000" calcext:value-type="string">
            <text:p>00000000</text:p>
          </table:table-cell>
          <table:table-cell table:formula="of:=[.U199]*[.U$2]+[.T199]*[.T$2]+[.S199]*[.S$2]+[.R199]*[.R$2]+[.Q199]*[.Q$2]+[.P199]*[.P$2]+[.O199]*[.O$2]+[.N199]*[.N$2]+[.M199]*[.M$2]+[.L199]*[.L$2]+[.K199]*[.K$2]+[.J199]*[.J$2]+[.I199]*[.I$2]" office:value-type="float" office:value="0" calcext:value-type="float">
            <text:p>0</text:p>
          </table:table-cell>
          <table:table-cell table:formula="of:=DEC2HEX([.H199];8)" office:value-type="string" office:string-value="80000000" calcext:value-type="string">
            <text:p>80000000</text:p>
          </table:table-cell>
          <table:table-cell table:formula="of:=[.V199]*[.$V$2]+[.W199]*[.$W$2]+[.X199]*[.$X$2]+[.Y199]*[.$Y$2]+[.Z199]*[.$Z$2]+[.AA199]*[.$AA$2]+[.AB199]*[.$AB$2]+[.AC199]*[.$AC$2]+[.AD199]*[.$AD$2]+[.AE199]*[.$AE$2]+[.AF199]*[.$AF$2]+[.AG199]*[.$AG$2]+[.AH199]*[.$AH$2]+[.AI199]*[.$AI$2]+[.AJ199]*[.$AJ$2]+[.AK199]*[.$AK$2]+[.AL199]*[.$AL$2]+[.AM199]*[.$AM$2]+[.AN199]*[.$AN$2]+[.AO199]*[.$AO$2]+[.AP199]*[.$AP$2]+[.AQ199]*[.$AQ$2]+[.AR199]*[.$AR$2]+[.AS199]*[.$AS$2]+[.AT199]*[.$AT$2]+[.AU199]*[.$AU$2]+[.AV199]*[.$AV$2]+[.AW199]*[.$AW$2]+[.AX199]*[.$AX$2]+[.AY199]*[.$AY$2]+[.AZ199]*[.$AZ$2]+[.BA199]*[.$BA$2]" office:value-type="float" office:value="2147483648" calcext:value-type="float">
            <text:p>2147483648</text:p>
          </table:table-cell>
          <table:table-cell table:number-columns-repeated="13"/>
          <table:table-cell table:style-name="ce11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 cycles</text:p>
          </table:table-cell>
          <table:table-cell table:style-name="ce4" office:value-type="string" calcext:value-type="string">
            <text:p>POP REG</text:p>
          </table:table-cell>
          <table:table-cell office:value-type="string" calcext:value-type="string">
            <text:p>REG_ADR_WR=ROM</text:p>
          </table:table-cell>
          <table:table-cell table:style-name="ce4"/>
          <table:table-cell table:formula="of:=DEC2HEX([.F200];8)" office:value-type="string" office:string-value="00000001" calcext:value-type="string">
            <text:p>00000001</text:p>
          </table:table-cell>
          <table:table-cell table:formula="of:=[.U200]*[.U$2]+[.T200]*[.T$2]+[.S200]*[.S$2]+[.R200]*[.R$2]+[.Q200]*[.Q$2]+[.P200]*[.P$2]+[.O200]*[.O$2]+[.N200]*[.N$2]+[.M200]*[.M$2]+[.L200]*[.L$2]+[.K200]*[.K$2]+[.J200]*[.J$2]+[.I200]*[.I$2]" office:value-type="float" office:value="1" calcext:value-type="float">
            <text:p>1</text:p>
          </table:table-cell>
          <table:table-cell table:formula="of:=DEC2HEX([.H200];8)" office:value-type="string" office:string-value="00040000" calcext:value-type="string">
            <text:p>00040000</text:p>
          </table:table-cell>
          <table:table-cell table:formula="of:=[.V200]*[.$V$2]+[.W200]*[.$W$2]+[.X200]*[.$X$2]+[.Y200]*[.$Y$2]+[.Z200]*[.$Z$2]+[.AA200]*[.$AA$2]+[.AB200]*[.$AB$2]+[.AC200]*[.$AC$2]+[.AD200]*[.$AD$2]+[.AE200]*[.$AE$2]+[.AF200]*[.$AF$2]+[.AG200]*[.$AG$2]+[.AH200]*[.$AH$2]+[.AI200]*[.$AI$2]+[.AJ200]*[.$AJ$2]+[.AK200]*[.$AK$2]+[.AL200]*[.$AL$2]+[.AM200]*[.$AM$2]+[.AN200]*[.$AN$2]+[.AO200]*[.$AO$2]+[.AP200]*[.$AP$2]+[.AQ200]*[.$AQ$2]+[.AR200]*[.$AR$2]+[.AS200]*[.$AS$2]+[.AT200]*[.$AT$2]+[.AU200]*[.$AU$2]+[.AV200]*[.$AV$2]+[.AW200]*[.$AW$2]+[.AX200]*[.$AX$2]+[.AY200]*[.$AY$2]+[.AZ200]*[.$AZ$2]+[.BA200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style-name="Default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,SP_RAM,M(SP)=REG</text:p>
          </table:table-cell>
          <table:table-cell/>
          <table:table-cell table:formula="of:=DEC2HEX([.F201];8)" office:value-type="string" office:string-value="00000028" calcext:value-type="string">
            <text:p>00000028</text:p>
          </table:table-cell>
          <table:table-cell table:formula="of:=[.U201]*[.U$2]+[.T201]*[.T$2]+[.S201]*[.S$2]+[.R201]*[.R$2]+[.Q201]*[.Q$2]+[.P201]*[.P$2]+[.O201]*[.O$2]+[.N201]*[.N$2]+[.M201]*[.M$2]+[.L201]*[.L$2]+[.K201]*[.K$2]+[.J201]*[.J$2]+[.I201]*[.I$2]" office:value-type="float" office:value="40" calcext:value-type="float">
            <text:p>40</text:p>
          </table:table-cell>
          <table:table-cell table:formula="of:=DEC2HEX([.H201];8)" office:value-type="string" office:string-value="00011000" calcext:value-type="string">
            <text:p>00011000</text:p>
          </table:table-cell>
          <table:table-cell table:formula="of:=[.V201]*[.$V$2]+[.W201]*[.$W$2]+[.X201]*[.$X$2]+[.Y201]*[.$Y$2]+[.Z201]*[.$Z$2]+[.AA201]*[.$AA$2]+[.AB201]*[.$AB$2]+[.AC201]*[.$AC$2]+[.AD201]*[.$AD$2]+[.AE201]*[.$AE$2]+[.AF201]*[.$AF$2]+[.AG201]*[.$AG$2]+[.AH201]*[.$AH$2]+[.AI201]*[.$AI$2]+[.AJ201]*[.$AJ$2]+[.AK201]*[.$AK$2]+[.AL201]*[.$AL$2]+[.AM201]*[.$AM$2]+[.AN201]*[.$AN$2]+[.AO201]*[.$AO$2]+[.AP201]*[.$AP$2]+[.AQ201]*[.$AQ$2]+[.AR201]*[.$AR$2]+[.AS201]*[.$AS$2]+[.AT201]*[.$AT$2]+[.AU201]*[.$AU$2]+[.AV201]*[.$AV$2]+[.AW201]*[.$AW$2]+[.AX201]*[.$AX$2]+[.AY201]*[.$AY$2]+[.AZ201]*[.$AZ$2]+[.BA201]*[.$BA$2]" office:value-type="float" office:value="69632" calcext:value-type="float">
            <text:p>69632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202];8)" office:value-type="string" office:string-value="00000100" calcext:value-type="string">
            <text:p>00000100</text:p>
          </table:table-cell>
          <table:table-cell table:formula="of:=[.U202]*[.U$2]+[.T202]*[.T$2]+[.S202]*[.S$2]+[.R202]*[.R$2]+[.Q202]*[.Q$2]+[.P202]*[.P$2]+[.O202]*[.O$2]+[.N202]*[.N$2]+[.M202]*[.M$2]+[.L202]*[.L$2]+[.K202]*[.K$2]+[.J202]*[.J$2]+[.I202]*[.I$2]" office:value-type="float" office:value="256" calcext:value-type="float">
            <text:p>256</text:p>
          </table:table-cell>
          <table:table-cell table:formula="of:=DEC2HEX([.H202];8)" office:value-type="string" office:string-value="00000000" calcext:value-type="string">
            <text:p>00000000</text:p>
          </table:table-cell>
          <table:table-cell table:formula="of:=[.V202]*[.$V$2]+[.W202]*[.$W$2]+[.X202]*[.$X$2]+[.Y202]*[.$Y$2]+[.Z202]*[.$Z$2]+[.AA202]*[.$AA$2]+[.AB202]*[.$AB$2]+[.AC202]*[.$AC$2]+[.AD202]*[.$AD$2]+[.AE202]*[.$AE$2]+[.AF202]*[.$AF$2]+[.AG202]*[.$AG$2]+[.AH202]*[.$AH$2]+[.AI202]*[.$AI$2]+[.AJ202]*[.$AJ$2]+[.AK202]*[.$AK$2]+[.AL202]*[.$AL$2]+[.AM202]*[.$AM$2]+[.AN202]*[.$AN$2]+[.AO202]*[.$AO$2]+[.AP202]*[.$AP$2]+[.AQ202]*[.$AQ$2]+[.AR202]*[.$AR$2]+[.AS202]*[.$AS$2]+[.AT202]*[.$AT$2]+[.AU202]*[.$AU$2]+[.AV202]*[.$AV$2]+[.AW202]*[.$AW$2]+[.AX202]*[.$AX$2]+[.AY202]*[.$AY$2]+[.AZ202]*[.$AZ$2]+[.BA202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/>
          <table:table-cell/>
          <table:table-cell table:style-name="ce12"/>
          <table:table-cell table:number-columns-repeated="3"/>
          <table:table-cell table:style-name="Default"/>
          <table:table-cell table:number-columns-repeated="14"/>
          <table:table-cell table:style-name="ce12"/>
          <table:table-cell table:number-columns-repeated="3"/>
          <table:table-cell table:style-name="ce12"/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03];8)" office:value-type="string" office:string-value="00000000" calcext:value-type="string">
            <text:p>00000000</text:p>
          </table:table-cell>
          <table:table-cell table:formula="of:=[.U203]*[.U$2]+[.T203]*[.T$2]+[.S203]*[.S$2]+[.R203]*[.R$2]+[.Q203]*[.Q$2]+[.P203]*[.P$2]+[.O203]*[.O$2]+[.N203]*[.N$2]+[.M203]*[.M$2]+[.L203]*[.L$2]+[.K203]*[.K$2]+[.J203]*[.J$2]+[.I203]*[.I$2]" office:value-type="float" office:value="0" calcext:value-type="float">
            <text:p>0</text:p>
          </table:table-cell>
          <table:table-cell table:formula="of:=DEC2HEX([.H203];8)" office:value-type="string" office:string-value="80000000" calcext:value-type="string">
            <text:p>80000000</text:p>
          </table:table-cell>
          <table:table-cell table:formula="of:=[.V203]*[.$V$2]+[.W203]*[.$W$2]+[.X203]*[.$X$2]+[.Y203]*[.$Y$2]+[.Z203]*[.$Z$2]+[.AA203]*[.$AA$2]+[.AB203]*[.$AB$2]+[.AC203]*[.$AC$2]+[.AD203]*[.$AD$2]+[.AE203]*[.$AE$2]+[.AF203]*[.$AF$2]+[.AG203]*[.$AG$2]+[.AH203]*[.$AH$2]+[.AI203]*[.$AI$2]+[.AJ203]*[.$AJ$2]+[.AK203]*[.$AK$2]+[.AL203]*[.$AL$2]+[.AM203]*[.$AM$2]+[.AN203]*[.$AN$2]+[.AO203]*[.$AO$2]+[.AP203]*[.$AP$2]+[.AQ203]*[.$AQ$2]+[.AR203]*[.$AR$2]+[.AS203]*[.$AS$2]+[.AT203]*[.$AT$2]+[.AU203]*[.$AU$2]+[.AV203]*[.$AV$2]+[.AW203]*[.$AW$2]+[.AX203]*[.$AX$2]+[.AY203]*[.$AY$2]+[.AZ203]*[.$AZ$2]+[.BA203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1 cycles</text:p>
          </table:table-cell>
          <table:table-cell table:style-name="ce4" office:value-type="string" calcext:value-type="string">
            <text:p>POP M,xxxx</text:p>
          </table:table-cell>
          <table:table-cell office:value-type="string" calcext:value-type="string">
            <text:p>REG_ADDR_WR=ROM</text:p>
          </table:table-cell>
          <table:table-cell table:style-name="ce4"/>
          <table:table-cell table:formula="of:=DEC2HEX([.F204];8)" office:value-type="string" office:string-value="00000001" calcext:value-type="string">
            <text:p>00000001</text:p>
          </table:table-cell>
          <table:table-cell table:formula="of:=[.U204]*[.U$2]+[.T204]*[.T$2]+[.S204]*[.S$2]+[.R204]*[.R$2]+[.Q204]*[.Q$2]+[.P204]*[.P$2]+[.O204]*[.O$2]+[.N204]*[.N$2]+[.M204]*[.M$2]+[.L204]*[.L$2]+[.K204]*[.K$2]+[.J204]*[.J$2]+[.I204]*[.I$2]" office:value-type="float" office:value="1" calcext:value-type="float">
            <text:p>1</text:p>
          </table:table-cell>
          <table:table-cell table:formula="of:=DEC2HEX([.H204];8)" office:value-type="string" office:string-value="00040000" calcext:value-type="string">
            <text:p>00040000</text:p>
          </table:table-cell>
          <table:table-cell table:formula="of:=[.V204]*[.$V$2]+[.W204]*[.$W$2]+[.X204]*[.$X$2]+[.Y204]*[.$Y$2]+[.Z204]*[.$Z$2]+[.AA204]*[.$AA$2]+[.AB204]*[.$AB$2]+[.AC204]*[.$AC$2]+[.AD204]*[.$AD$2]+[.AE204]*[.$AE$2]+[.AF204]*[.$AF$2]+[.AG204]*[.$AG$2]+[.AH204]*[.$AH$2]+[.AI204]*[.$AI$2]+[.AJ204]*[.$AJ$2]+[.AK204]*[.$AK$2]+[.AL204]*[.$AL$2]+[.AM204]*[.$AM$2]+[.AN204]*[.$AN$2]+[.AO204]*[.$AO$2]+[.AP204]*[.$AP$2]+[.AQ204]*[.$AQ$2]+[.AR204]*[.$AR$2]+[.AS204]*[.$AS$2]+[.AT204]*[.$AT$2]+[.AU204]*[.$AU$2]+[.AV204]*[.$AV$2]+[.AW204]*[.$AW$2]+[.AX204]*[.$AX$2]+[.AY204]*[.$AY$2]+[.AZ204]*[.$AZ$2]+[.BA204]*[.$BA$2]" office:value-type="float" office:value="262144" calcext:value-type="float">
            <text:p>262144</text:p>
          </table:table-cell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style-name="Default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05];8)" office:value-type="string" office:string-value="00000000" calcext:value-type="string">
            <text:p>00000000</text:p>
          </table:table-cell>
          <table:table-cell table:formula="of:=[.U205]*[.U$2]+[.T205]*[.T$2]+[.S205]*[.S$2]+[.R205]*[.R$2]+[.Q205]*[.Q$2]+[.P205]*[.P$2]+[.O205]*[.O$2]+[.N205]*[.N$2]+[.M205]*[.M$2]+[.L205]*[.L$2]+[.K205]*[.K$2]+[.J205]*[.J$2]+[.I205]*[.I$2]" office:value-type="float" office:value="0" calcext:value-type="float">
            <text:p>0</text:p>
          </table:table-cell>
          <table:table-cell table:formula="of:=DEC2HEX([.H205];8)" office:value-type="string" office:string-value="00001000" calcext:value-type="string">
            <text:p>00001000</text:p>
          </table:table-cell>
          <table:table-cell table:formula="of:=[.V205]*[.$V$2]+[.W205]*[.$W$2]+[.X205]*[.$X$2]+[.Y205]*[.$Y$2]+[.Z205]*[.$Z$2]+[.AA205]*[.$AA$2]+[.AB205]*[.$AB$2]+[.AC205]*[.$AC$2]+[.AD205]*[.$AD$2]+[.AE205]*[.$AE$2]+[.AF205]*[.$AF$2]+[.AG205]*[.$AG$2]+[.AH205]*[.$AH$2]+[.AI205]*[.$AI$2]+[.AJ205]*[.$AJ$2]+[.AK205]*[.$AK$2]+[.AL205]*[.$AL$2]+[.AM205]*[.$AM$2]+[.AN205]*[.$AN$2]+[.AO205]*[.$AO$2]+[.AP205]*[.$AP$2]+[.AQ205]*[.$AQ$2]+[.AR205]*[.$AR$2]+[.AS205]*[.$AS$2]+[.AT205]*[.$AT$2]+[.AU205]*[.$AU$2]+[.AV205]*[.$AV$2]+[.AW205]*[.$AW$2]+[.AX205]*[.$AX$2]+[.AY205]*[.$AY$2]+[.AZ205]*[.$AZ$2]+[.BA205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LO ← ROM</text:p>
          </table:table-cell>
          <table:table-cell/>
          <table:table-cell table:formula="of:=DEC2HEX([.F206];8)" office:value-type="string" office:string-value="00000000" calcext:value-type="string">
            <text:p>00000000</text:p>
          </table:table-cell>
          <table:table-cell table:formula="of:=[.U206]*[.U$2]+[.T206]*[.T$2]+[.S206]*[.S$2]+[.R206]*[.R$2]+[.Q206]*[.Q$2]+[.P206]*[.P$2]+[.O206]*[.O$2]+[.N206]*[.N$2]+[.M206]*[.M$2]+[.L206]*[.L$2]+[.K206]*[.K$2]+[.J206]*[.J$2]+[.I206]*[.I$2]" office:value-type="float" office:value="0" calcext:value-type="float">
            <text:p>0</text:p>
          </table:table-cell>
          <table:table-cell table:formula="of:=DEC2HEX([.H206];8)" office:value-type="string" office:string-value="00044000" calcext:value-type="string">
            <text:p>00044000</text:p>
          </table:table-cell>
          <table:table-cell table:formula="of:=[.V206]*[.$V$2]+[.W206]*[.$W$2]+[.X206]*[.$X$2]+[.Y206]*[.$Y$2]+[.Z206]*[.$Z$2]+[.AA206]*[.$AA$2]+[.AB206]*[.$AB$2]+[.AC206]*[.$AC$2]+[.AD206]*[.$AD$2]+[.AE206]*[.$AE$2]+[.AF206]*[.$AF$2]+[.AG206]*[.$AG$2]+[.AH206]*[.$AH$2]+[.AI206]*[.$AI$2]+[.AJ206]*[.$AJ$2]+[.AK206]*[.$AK$2]+[.AL206]*[.$AL$2]+[.AM206]*[.$AM$2]+[.AN206]*[.$AN$2]+[.AO206]*[.$AO$2]+[.AP206]*[.$AP$2]+[.AQ206]*[.$AQ$2]+[.AR206]*[.$AR$2]+[.AS206]*[.$AS$2]+[.AT206]*[.$AT$2]+[.AU206]*[.$AU$2]+[.AV206]*[.$AV$2]+[.AW206]*[.$AW$2]+[.AX206]*[.$AX$2]+[.AY206]*[.$AY$2]+[.AZ206]*[.$AZ$2]+[.BA206]*[.$BA$2]" office:value-type="float" office:value="278528" calcext:value-type="float">
            <text:p>278528</text:p>
          </table:table-cell>
          <table:table-cell table:number-columns-repeated="13"/>
          <table:table-cell table:style-name="Default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ce12" office:value-type="float" office:value="1" calcext:value-type="float">
            <text:p>1</text:p>
          </table:table-cell>
          <table:table-cell table:number-columns-repeated="985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07];8)" office:value-type="string" office:string-value="00000000" calcext:value-type="string">
            <text:p>00000000</text:p>
          </table:table-cell>
          <table:table-cell table:formula="of:=[.U207]*[.U$2]+[.T207]*[.T$2]+[.S207]*[.S$2]+[.R207]*[.R$2]+[.Q207]*[.Q$2]+[.P207]*[.P$2]+[.O207]*[.O$2]+[.N207]*[.N$2]+[.M207]*[.M$2]+[.L207]*[.L$2]+[.K207]*[.K$2]+[.J207]*[.J$2]+[.I207]*[.I$2]" office:value-type="float" office:value="0" calcext:value-type="float">
            <text:p>0</text:p>
          </table:table-cell>
          <table:table-cell table:formula="of:=DEC2HEX([.H207];8)" office:value-type="string" office:string-value="00001000" calcext:value-type="string">
            <text:p>00001000</text:p>
          </table:table-cell>
          <table:table-cell table:formula="of:=[.V207]*[.$V$2]+[.W207]*[.$W$2]+[.X207]*[.$X$2]+[.Y207]*[.$Y$2]+[.Z207]*[.$Z$2]+[.AA207]*[.$AA$2]+[.AB207]*[.$AB$2]+[.AC207]*[.$AC$2]+[.AD207]*[.$AD$2]+[.AE207]*[.$AE$2]+[.AF207]*[.$AF$2]+[.AG207]*[.$AG$2]+[.AH207]*[.$AH$2]+[.AI207]*[.$AI$2]+[.AJ207]*[.$AJ$2]+[.AK207]*[.$AK$2]+[.AL207]*[.$AL$2]+[.AM207]*[.$AM$2]+[.AN207]*[.$AN$2]+[.AO207]*[.$AO$2]+[.AP207]*[.$AP$2]+[.AQ207]*[.$AQ$2]+[.AR207]*[.$AR$2]+[.AS207]*[.$AS$2]+[.AT207]*[.$AT$2]+[.AU207]*[.$AU$2]+[.AV207]*[.$AV$2]+[.AW207]*[.$AW$2]+[.AX207]*[.$AX$2]+[.AY207]*[.$AY$2]+[.AZ207]*[.$AZ$2]+[.BA207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HI ← ROM</text:p>
          </table:table-cell>
          <table:table-cell/>
          <table:table-cell table:formula="of:=DEC2HEX([.F208];8)" office:value-type="string" office:string-value="00000000" calcext:value-type="string">
            <text:p>00000000</text:p>
          </table:table-cell>
          <table:table-cell table:formula="of:=[.U208]*[.U$2]+[.T208]*[.T$2]+[.S208]*[.S$2]+[.R208]*[.R$2]+[.Q208]*[.Q$2]+[.P208]*[.P$2]+[.O208]*[.O$2]+[.N208]*[.N$2]+[.M208]*[.M$2]+[.L208]*[.L$2]+[.K208]*[.K$2]+[.J208]*[.J$2]+[.I208]*[.I$2]" office:value-type="float" office:value="0" calcext:value-type="float">
            <text:p>0</text:p>
          </table:table-cell>
          <table:table-cell table:formula="of:=DEC2HEX([.H208];8)" office:value-type="string" office:string-value="00048000" calcext:value-type="string">
            <text:p>00048000</text:p>
          </table:table-cell>
          <table:table-cell table:formula="of:=[.V208]*[.$V$2]+[.W208]*[.$W$2]+[.X208]*[.$X$2]+[.Y208]*[.$Y$2]+[.Z208]*[.$Z$2]+[.AA208]*[.$AA$2]+[.AB208]*[.$AB$2]+[.AC208]*[.$AC$2]+[.AD208]*[.$AD$2]+[.AE208]*[.$AE$2]+[.AF208]*[.$AF$2]+[.AG208]*[.$AG$2]+[.AH208]*[.$AH$2]+[.AI208]*[.$AI$2]+[.AJ208]*[.$AJ$2]+[.AK208]*[.$AK$2]+[.AL208]*[.$AL$2]+[.AM208]*[.$AM$2]+[.AN208]*[.$AN$2]+[.AO208]*[.$AO$2]+[.AP208]*[.$AP$2]+[.AQ208]*[.$AQ$2]+[.AR208]*[.$AR$2]+[.AS208]*[.$AS$2]+[.AT208]*[.$AT$2]+[.AU208]*[.$AU$2]+[.AV208]*[.$AV$2]+[.AW208]*[.$AW$2]+[.AX208]*[.$AX$2]+[.AY208]*[.$AY$2]+[.AZ208]*[.$AZ$2]+[.BA208]*[.$BA$2]" office:value-type="float" office:value="294912" calcext:value-type="float">
            <text:p>294912</text:p>
          </table:table-cell>
          <table:table-cell table:number-columns-repeated="13"/>
          <table:table-cell table:style-name="Default"/>
          <table:table-cell table:number-columns-repeated="12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table:number-columns-repeated="2"/>
          <table:table-cell office:value-type="string" calcext:value-type="string">
            <text:p>COUNT_INC</text:p>
          </table:table-cell>
          <table:table-cell/>
          <table:table-cell table:formula="of:=DEC2HEX([.F209];8)" office:value-type="string" office:string-value="00000000" calcext:value-type="string">
            <text:p>00000000</text:p>
          </table:table-cell>
          <table:table-cell table:formula="of:=[.U209]*[.U$2]+[.T209]*[.T$2]+[.S209]*[.S$2]+[.R209]*[.R$2]+[.Q209]*[.Q$2]+[.P209]*[.P$2]+[.O209]*[.O$2]+[.N209]*[.N$2]+[.M209]*[.M$2]+[.L209]*[.L$2]+[.K209]*[.K$2]+[.J209]*[.J$2]+[.I209]*[.I$2]" office:value-type="float" office:value="0" calcext:value-type="float">
            <text:p>0</text:p>
          </table:table-cell>
          <table:table-cell table:formula="of:=DEC2HEX([.H209];8)" office:value-type="string" office:string-value="00001000" calcext:value-type="string">
            <text:p>00001000</text:p>
          </table:table-cell>
          <table:table-cell table:formula="of:=[.V209]*[.$V$2]+[.W209]*[.$W$2]+[.X209]*[.$X$2]+[.Y209]*[.$Y$2]+[.Z209]*[.$Z$2]+[.AA209]*[.$AA$2]+[.AB209]*[.$AB$2]+[.AC209]*[.$AC$2]+[.AD209]*[.$AD$2]+[.AE209]*[.$AE$2]+[.AF209]*[.$AF$2]+[.AG209]*[.$AG$2]+[.AH209]*[.$AH$2]+[.AI209]*[.$AI$2]+[.AJ209]*[.$AJ$2]+[.AK209]*[.$AK$2]+[.AL209]*[.$AL$2]+[.AM209]*[.$AM$2]+[.AN209]*[.$AN$2]+[.AO209]*[.$AO$2]+[.AP209]*[.$AP$2]+[.AQ209]*[.$AQ$2]+[.AR209]*[.$AR$2]+[.AS209]*[.$AS$2]+[.AT209]*[.$AT$2]+[.AU209]*[.$AU$2]+[.AV209]*[.$AV$2]+[.AW209]*[.$AW$2]+[.AX209]*[.$AX$2]+[.AY209]*[.$AY$2]+[.AZ209]*[.$AZ$2]+[.BA209]*[.$BA$2]" office:value-type="float" office:value="4096" calcext:value-type="float">
            <text:p>4096</text:p>
          </table:table-cell>
          <table:table-cell table:number-columns-repeated="13"/>
          <table:table-cell table:style-name="Default"/>
          <table:table-cell table:number-columns-repeated="18"/>
          <table:table-cell table:style-name="ce12" office:value-type="float" office:value="1" calcext:value-type="float">
            <text:p>1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REG_WR,RAM_RD</text:p>
          </table:table-cell>
          <table:table-cell/>
          <table:table-cell table:formula="of:=DEC2HEX([.F210];8)" office:value-type="string" office:string-value="00000010" calcext:value-type="string">
            <text:p>00000010</text:p>
          </table:table-cell>
          <table:table-cell table:formula="of:=[.U210]*[.U$2]+[.T210]*[.T$2]+[.S210]*[.S$2]+[.R210]*[.R$2]+[.Q210]*[.Q$2]+[.P210]*[.P$2]+[.O210]*[.O$2]+[.N210]*[.N$2]+[.M210]*[.M$2]+[.L210]*[.L$2]+[.K210]*[.K$2]+[.J210]*[.J$2]+[.I210]*[.I$2]" office:value-type="float" office:value="16" calcext:value-type="float">
            <text:p>16</text:p>
          </table:table-cell>
          <table:table-cell table:formula="of:=DEC2HEX([.H210];8)" office:value-type="string" office:string-value="00020000" calcext:value-type="string">
            <text:p>00020000</text:p>
          </table:table-cell>
          <table:table-cell table:formula="of:=[.V210]*[.$V$2]+[.W210]*[.$W$2]+[.X210]*[.$X$2]+[.Y210]*[.$Y$2]+[.Z210]*[.$Z$2]+[.AA210]*[.$AA$2]+[.AB210]*[.$AB$2]+[.AC210]*[.$AC$2]+[.AD210]*[.$AD$2]+[.AE210]*[.$AE$2]+[.AF210]*[.$AF$2]+[.AG210]*[.$AG$2]+[.AH210]*[.$AH$2]+[.AI210]*[.$AI$2]+[.AJ210]*[.$AJ$2]+[.AK210]*[.$AK$2]+[.AL210]*[.$AL$2]+[.AM210]*[.$AM$2]+[.AN210]*[.$AN$2]+[.AO210]*[.$AO$2]+[.AP210]*[.$AP$2]+[.AQ210]*[.$AQ$2]+[.AR210]*[.$AR$2]+[.AS210]*[.$AS$2]+[.AT210]*[.$AT$2]+[.AU210]*[.$AU$2]+[.AV210]*[.$AV$2]+[.AW210]*[.$AW$2]+[.AX210]*[.$AX$2]+[.AY210]*[.$AY$2]+[.AZ210]*[.$AZ$2]+[.BA210]*[.$BA$2]" office:value-type="float" office:value="131072" calcext:value-type="float">
            <text:p>131072</text:p>
          </table:table-cell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988"/>
        </table:table-row>
        <table:table-row table:style-name="ro1">
          <table:table-cell table:number-columns-repeated="2"/>
          <table:table-cell office:value-type="string" calcext:value-type="string">
            <text:p>REG_RD,SP_RAM,RAM_WR</text:p>
          </table:table-cell>
          <table:table-cell/>
          <table:table-cell table:formula="of:=DEC2HEX([.F211];8)" office:value-type="string" office:string-value="00000028" calcext:value-type="string">
            <text:p>00000028</text:p>
          </table:table-cell>
          <table:table-cell table:formula="of:=[.U211]*[.U$2]+[.T211]*[.T$2]+[.S211]*[.S$2]+[.R211]*[.R$2]+[.Q211]*[.Q$2]+[.P211]*[.P$2]+[.O211]*[.O$2]+[.N211]*[.N$2]+[.M211]*[.M$2]+[.L211]*[.L$2]+[.K211]*[.K$2]+[.J211]*[.J$2]+[.I211]*[.I$2]" office:value-type="float" office:value="40" calcext:value-type="float">
            <text:p>40</text:p>
          </table:table-cell>
          <table:table-cell table:formula="of:=DEC2HEX([.H211];8)" office:value-type="string" office:string-value="00010000" calcext:value-type="string">
            <text:p>00010000</text:p>
          </table:table-cell>
          <table:table-cell table:formula="of:=[.V211]*[.$V$2]+[.W211]*[.$W$2]+[.X211]*[.$X$2]+[.Y211]*[.$Y$2]+[.Z211]*[.$Z$2]+[.AA211]*[.$AA$2]+[.AB211]*[.$AB$2]+[.AC211]*[.$AC$2]+[.AD211]*[.$AD$2]+[.AE211]*[.$AE$2]+[.AF211]*[.$AF$2]+[.AG211]*[.$AG$2]+[.AH211]*[.$AH$2]+[.AI211]*[.$AI$2]+[.AJ211]*[.$AJ$2]+[.AK211]*[.$AK$2]+[.AL211]*[.$AL$2]+[.AM211]*[.$AM$2]+[.AN211]*[.$AN$2]+[.AO211]*[.$AO$2]+[.AP211]*[.$AP$2]+[.AQ211]*[.$AQ$2]+[.AR211]*[.$AR$2]+[.AS211]*[.$AS$2]+[.AT211]*[.$AT$2]+[.AU211]*[.$AU$2]+[.AV211]*[.$AV$2]+[.AW211]*[.$AW$2]+[.AX211]*[.$AX$2]+[.AY211]*[.$AY$2]+[.AZ211]*[.$AZ$2]+[.BA211]*[.$BA$2]" office:value-type="float" office:value="65536" calcext:value-type="float">
            <text:p>65536</text:p>
          </table:table-cell>
          <table:table-cell table:number-columns-repeated="7"/>
          <table:table-cell table:style-name="ce12" office:value-type="float" office:value="1" calcext:value-type="float">
            <text:p>1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4"/>
          <table:table-cell table:style-name="ce12"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SP_DEC</text:p>
          </table:table-cell>
          <table:table-cell/>
          <table:table-cell table:formula="of:=DEC2HEX([.F212];8)" office:value-type="string" office:string-value="00000100" calcext:value-type="string">
            <text:p>00000100</text:p>
          </table:table-cell>
          <table:table-cell table:formula="of:=[.U212]*[.U$2]+[.T212]*[.T$2]+[.S212]*[.S$2]+[.R212]*[.R$2]+[.Q212]*[.Q$2]+[.P212]*[.P$2]+[.O212]*[.O$2]+[.N212]*[.N$2]+[.M212]*[.M$2]+[.L212]*[.L$2]+[.K212]*[.K$2]+[.J212]*[.J$2]+[.I212]*[.I$2]" office:value-type="float" office:value="256" calcext:value-type="float">
            <text:p>256</text:p>
          </table:table-cell>
          <table:table-cell table:formula="of:=DEC2HEX([.H212];8)" office:value-type="string" office:string-value="00000000" calcext:value-type="string">
            <text:p>00000000</text:p>
          </table:table-cell>
          <table:table-cell table:formula="of:=[.V212]*[.$V$2]+[.W212]*[.$W$2]+[.X212]*[.$X$2]+[.Y212]*[.$Y$2]+[.Z212]*[.$Z$2]+[.AA212]*[.$AA$2]+[.AB212]*[.$AB$2]+[.AC212]*[.$AC$2]+[.AD212]*[.$AD$2]+[.AE212]*[.$AE$2]+[.AF212]*[.$AF$2]+[.AG212]*[.$AG$2]+[.AH212]*[.$AH$2]+[.AI212]*[.$AI$2]+[.AJ212]*[.$AJ$2]+[.AK212]*[.$AK$2]+[.AL212]*[.$AL$2]+[.AM212]*[.$AM$2]+[.AN212]*[.$AN$2]+[.AO212]*[.$AO$2]+[.AP212]*[.$AP$2]+[.AQ212]*[.$AQ$2]+[.AR212]*[.$AR$2]+[.AS212]*[.$AS$2]+[.AT212]*[.$AT$2]+[.AU212]*[.$AU$2]+[.AV212]*[.$AV$2]+[.AW212]*[.$AW$2]+[.AX212]*[.$AX$2]+[.AY212]*[.$AY$2]+[.AZ212]*[.$AZ$2]+[.BA212]*[.$BA$2]" office:value-type="float" office:value="0" calcext:value-type="float">
            <text:p>0</text:p>
          </table:table-cell>
          <table:table-cell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"/>
          <table:table-cell table:style-name="ce10"/>
          <table:table-cell/>
          <table:table-cell table:style-name="ce10"/>
          <table:table-cell table:number-columns-repeated="3"/>
          <table:table-cell table:style-name="Default"/>
          <table:table-cell table:number-columns-repeated="14"/>
          <table:table-cell table:style-name="ce10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RST</text:p>
          </table:table-cell>
          <table:table-cell/>
          <table:table-cell table:formula="of:=DEC2HEX([.F213];8)" office:value-type="string" office:string-value="00000000" calcext:value-type="string">
            <text:p>00000000</text:p>
          </table:table-cell>
          <table:table-cell table:formula="of:=[.U213]*[.U$2]+[.T213]*[.T$2]+[.S213]*[.S$2]+[.R213]*[.R$2]+[.Q213]*[.Q$2]+[.P213]*[.P$2]+[.O213]*[.O$2]+[.N213]*[.N$2]+[.M213]*[.M$2]+[.L213]*[.L$2]+[.K213]*[.K$2]+[.J213]*[.J$2]+[.I213]*[.I$2]" office:value-type="float" office:value="0" calcext:value-type="float">
            <text:p>0</text:p>
          </table:table-cell>
          <table:table-cell table:formula="of:=DEC2HEX([.H213];8)" office:value-type="string" office:string-value="80000000" calcext:value-type="string">
            <text:p>80000000</text:p>
          </table:table-cell>
          <table:table-cell table:formula="of:=[.V213]*[.$V$2]+[.W213]*[.$W$2]+[.X213]*[.$X$2]+[.Y213]*[.$Y$2]+[.Z213]*[.$Z$2]+[.AA213]*[.$AA$2]+[.AB213]*[.$AB$2]+[.AC213]*[.$AC$2]+[.AD213]*[.$AD$2]+[.AE213]*[.$AE$2]+[.AF213]*[.$AF$2]+[.AG213]*[.$AG$2]+[.AH213]*[.$AH$2]+[.AI213]*[.$AI$2]+[.AJ213]*[.$AJ$2]+[.AK213]*[.$AK$2]+[.AL213]*[.$AL$2]+[.AM213]*[.$AM$2]+[.AN213]*[.$AN$2]+[.AO213]*[.$AO$2]+[.AP213]*[.$AP$2]+[.AQ213]*[.$AQ$2]+[.AR213]*[.$AR$2]+[.AS213]*[.$AS$2]+[.AT213]*[.$AT$2]+[.AU213]*[.$AU$2]+[.AV213]*[.$AV$2]+[.AW213]*[.$AW$2]+[.AX213]*[.$AX$2]+[.AY213]*[.$AY$2]+[.AZ213]*[.$AZ$2]+[.BA213]*[.$BA$2]" office:value-type="float" office:value="2147483648" calcext:value-type="float">
            <text:p>2147483648</text:p>
          </table:table-cell>
          <table:table-cell table:number-columns-repeated="13"/>
          <table:table-cell table:style-name="ce12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CALL</text:p>
          </table:table-cell>
          <table:table-cell office:value-type="string" calcext:value-type="string">
            <text:p>???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  <table:table-cell table:style-name="Default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>
            <text:p>RET</text:p>
          </table:table-cell>
          <table:table-cell office:value-type="string" calcext:value-type="string">
            <text:p>???</text:p>
          </table:table-cell>
          <table:table-cell/>
          <table:table-cell table:style-name="Default"/>
          <table:table-cell/>
          <table:table-cell table:style-name="Default"/>
          <table:table-cell table:number-columns-repeated="14"/>
          <table:table-cell table:style-name="Default"/>
          <table:table-cell table:number-columns-repeated="100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 style:data-style-name="N2" text:time-value="19:50:38.728535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9T20:19:34.452245533</meta:creation-date>
    <dc:date>2016-08-15T20:46:42.235000615</dc:date>
    <meta:editing-duration>P1DT12H14M36S</meta:editing-duration>
    <meta:editing-cycles>291</meta:editing-cycles>
    <meta:generator>LibreOffice/4.3.3.2$Linux_X86_64 LibreOffice_project/430m0$Build-2</meta:generator>
    <meta:document-statistic meta:table-count="1" meta:cell-count="1646" meta:object-count="0"/>
  </office:meta>
</office:document-meta>
</file>